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19" office:value-type="float" office:value="19" calcext:value-type="float">
            <text:p>19</text:p>
          </table:table-cell>
          <table:table-cell table:style-name="ce2" table:formula="of:=TRUE()" office:value-type="boolean" office:boolean-value="true" calcext:value-type="boolean">
            <text:p>TRUE</text:p>
          </table:table-cell>
          <table:table-cell table:formula="of:=COUNTIF([.D:.D]; 1)"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formula="of:=IF([.A2]&gt;=[.C1]; [.B2]; [.C1])" office:value-type="float" office:value="19" calcext:value-type="float">
            <text:p>19</text:p>
          </table:table-cell>
          <table:table-cell table:formula="of:=IF([.C2]&lt;&gt;[.C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formula="of:=IF([.A3]&gt;=[.C2]; [.B3]; [.C2])" office:value-type="float" office:value="69" calcext:value-type="float">
            <text:p>69</text:p>
          </table:table-cell>
          <table:table-cell table:formula="of:=IF([.C3]&lt;&gt;[.C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table:formula="of:=IF([.A4]&gt;=[.C3]; [.B4]; [.C3])" office:value-type="float" office:value="69" calcext:value-type="float">
            <text:p>69</text:p>
          </table:table-cell>
          <table:table-cell table:formula="of:=IF([.C4]&lt;&gt;[.C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table:formula="of:=IF([.A5]&gt;=[.C4]; [.B5]; [.C4])" office:value-type="float" office:value="69" calcext:value-type="float">
            <text:p>69</text:p>
          </table:table-cell>
          <table:table-cell table:formula="of:=IF([.C5]&lt;&gt;[.C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table:formula="of:=IF([.A6]&gt;=[.C5]; [.B6]; [.C5])" office:value-type="float" office:value="69" calcext:value-type="float">
            <text:p>69</text:p>
          </table:table-cell>
          <table:table-cell table:formula="of:=IF([.C6]&lt;&gt;[.C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table:formula="of:=IF([.A7]&gt;=[.C6]; [.B7]; [.C6])" office:value-type="float" office:value="69" calcext:value-type="float">
            <text:p>69</text:p>
          </table:table-cell>
          <table:table-cell table:formula="of:=IF([.C7]&lt;&gt;[.C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  <table:table-cell table:formula="of:=IF([.A8]&gt;=[.C7]; [.B8]; [.C7])" office:value-type="float" office:value="69" calcext:value-type="float">
            <text:p>69</text:p>
          </table:table-cell>
          <table:table-cell table:formula="of:=IF([.C8]&lt;&gt;[.C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table:formula="of:=IF([.A9]&gt;=[.C8]; [.B9]; [.C8])" office:value-type="float" office:value="143" calcext:value-type="float">
            <text:p>143</text:p>
          </table:table-cell>
          <table:table-cell table:formula="of:=IF([.C9]&lt;&gt;[.C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table:formula="of:=IF([.A10]&gt;=[.C9]; [.B10]; [.C9])" office:value-type="float" office:value="143" calcext:value-type="float">
            <text:p>143</text:p>
          </table:table-cell>
          <table:table-cell table:formula="of:=IF([.C10]&lt;&gt;[.C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6" calcext:value-type="float">
            <text:p>146</text:p>
          </table:table-cell>
          <table:table-cell table:formula="of:=IF([.A11]&gt;=[.C10]; [.B11]; [.C10])" office:value-type="float" office:value="143" calcext:value-type="float">
            <text:p>143</text:p>
          </table:table-cell>
          <table:table-cell table:formula="of:=IF([.C11]&lt;&gt;[.C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8" calcext:value-type="float">
            <text:p>148</text:p>
          </table:table-cell>
          <table:table-cell table:formula="of:=IF([.A12]&gt;=[.C11]; [.B12]; [.C11])" office:value-type="float" office:value="143" calcext:value-type="float">
            <text:p>143</text:p>
          </table:table-cell>
          <table:table-cell table:formula="of:=IF([.C12]&lt;&gt;[.C1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86" calcext:value-type="float">
            <text:p>186</text:p>
          </table:table-cell>
          <table:table-cell table:formula="of:=IF([.A13]&gt;=[.C12]; [.B13]; [.C12])" office:value-type="float" office:value="143" calcext:value-type="float">
            <text:p>143</text:p>
          </table:table-cell>
          <table:table-cell table:formula="of:=IF([.C13]&lt;&gt;[.C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9" calcext:value-type="float">
            <text:p>189</text:p>
          </table:table-cell>
          <table:table-cell table:formula="of:=IF([.A14]&gt;=[.C13]; [.B14]; [.C13])" office:value-type="float" office:value="143" calcext:value-type="float">
            <text:p>143</text:p>
          </table:table-cell>
          <table:table-cell table:formula="of:=IF([.C14]&lt;&gt;[.C1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97" calcext:value-type="float">
            <text:p>197</text:p>
          </table:table-cell>
          <table:table-cell table:formula="of:=IF([.A15]&gt;=[.C14]; [.B15]; [.C14])" office:value-type="float" office:value="197" calcext:value-type="float">
            <text:p>197</text:p>
          </table:table-cell>
          <table:table-cell table:formula="of:=IF([.C15]&lt;&gt;[.C1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8" calcext:value-type="float">
            <text:p>198</text:p>
          </table:table-cell>
          <table:table-cell table:formula="of:=IF([.A16]&gt;=[.C15]; [.B16]; [.C15])" office:value-type="float" office:value="197" calcext:value-type="float">
            <text:p>197</text:p>
          </table:table-cell>
          <table:table-cell table:formula="of:=IF([.C16]&lt;&gt;[.C1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3" calcext:value-type="float">
            <text:p>203</text:p>
          </table:table-cell>
          <table:table-cell table:formula="of:=IF([.A17]&gt;=[.C16]; [.B17]; [.C16])" office:value-type="float" office:value="197" calcext:value-type="float">
            <text:p>197</text:p>
          </table:table-cell>
          <table:table-cell table:formula="of:=IF([.C17]&lt;&gt;[.C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table:formula="of:=IF([.A18]&gt;=[.C17]; [.B18]; [.C17])" office:value-type="float" office:value="197" calcext:value-type="float">
            <text:p>197</text:p>
          </table:table-cell>
          <table:table-cell table:formula="of:=IF([.C18]&lt;&gt;[.C1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8" calcext:value-type="float">
            <text:p>228</text:p>
          </table:table-cell>
          <table:table-cell table:formula="of:=IF([.A19]&gt;=[.C18]; [.B19]; [.C18])" office:value-type="float" office:value="197" calcext:value-type="float">
            <text:p>197</text:p>
          </table:table-cell>
          <table:table-cell table:formula="of:=IF([.C19]&lt;&gt;[.C1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49" calcext:value-type="float">
            <text:p>249</text:p>
          </table:table-cell>
          <table:table-cell table:formula="of:=IF([.A20]&gt;=[.C19]; [.B20]; [.C19])" office:value-type="float" office:value="249" calcext:value-type="float">
            <text:p>249</text:p>
          </table:table-cell>
          <table:table-cell table:formula="of:=IF([.C20]&lt;&gt;[.C1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1" calcext:value-type="float">
            <text:p>251</text:p>
          </table:table-cell>
          <table:table-cell table:formula="of:=IF([.A21]&gt;=[.C20]; [.B21]; [.C20])" office:value-type="float" office:value="249" calcext:value-type="float">
            <text:p>249</text:p>
          </table:table-cell>
          <table:table-cell table:formula="of:=IF([.C21]&lt;&gt;[.C2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7" calcext:value-type="float">
            <text:p>257</text:p>
          </table:table-cell>
          <table:table-cell table:formula="of:=IF([.A22]&gt;=[.C21]; [.B22]; [.C21])" office:value-type="float" office:value="249" calcext:value-type="float">
            <text:p>249</text:p>
          </table:table-cell>
          <table:table-cell table:formula="of:=IF([.C22]&lt;&gt;[.C2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9" calcext:value-type="float">
            <text:p>259</text:p>
          </table:table-cell>
          <table:table-cell table:formula="of:=IF([.A23]&gt;=[.C22]; [.B23]; [.C22])" office:value-type="float" office:value="249" calcext:value-type="float">
            <text:p>249</text:p>
          </table:table-cell>
          <table:table-cell table:formula="of:=IF([.C23]&lt;&gt;[.C2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9" calcext:value-type="float">
            <text:p>259</text:p>
          </table:table-cell>
          <table:table-cell table:formula="of:=IF([.A24]&gt;=[.C23]; [.B24]; [.C23])" office:value-type="float" office:value="249" calcext:value-type="float">
            <text:p>249</text:p>
          </table:table-cell>
          <table:table-cell table:formula="of:=IF([.C24]&lt;&gt;[.C2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92" calcext:value-type="float">
            <text:p>292</text:p>
          </table:table-cell>
          <table:table-cell table:formula="of:=IF([.A25]&gt;=[.C24]; [.B25]; [.C24])" office:value-type="float" office:value="292" calcext:value-type="float">
            <text:p>292</text:p>
          </table:table-cell>
          <table:table-cell table:formula="of:=IF([.C25]&lt;&gt;[.C2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18" calcext:value-type="float">
            <text:p>318</text:p>
          </table:table-cell>
          <table:table-cell table:formula="of:=IF([.A26]&gt;=[.C25]; [.B26]; [.C25])" office:value-type="float" office:value="292" calcext:value-type="float">
            <text:p>292</text:p>
          </table:table-cell>
          <table:table-cell table:formula="of:=IF([.C26]&lt;&gt;[.C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54" calcext:value-type="float">
            <text:p>354</text:p>
          </table:table-cell>
          <table:table-cell table:formula="of:=IF([.A27]&gt;=[.C26]; [.B27]; [.C26])" office:value-type="float" office:value="354" calcext:value-type="float">
            <text:p>354</text:p>
          </table:table-cell>
          <table:table-cell table:formula="of:=IF([.C27]&lt;&gt;[.C2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78" calcext:value-type="float">
            <text:p>378</text:p>
          </table:table-cell>
          <table:table-cell table:formula="of:=IF([.A28]&gt;=[.C27]; [.B28]; [.C27])" office:value-type="float" office:value="354" calcext:value-type="float">
            <text:p>354</text:p>
          </table:table-cell>
          <table:table-cell table:formula="of:=IF([.C28]&lt;&gt;[.C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79" calcext:value-type="float">
            <text:p>379</text:p>
          </table:table-cell>
          <table:table-cell table:formula="of:=IF([.A29]&gt;=[.C28]; [.B29]; [.C28])" office:value-type="float" office:value="354" calcext:value-type="float">
            <text:p>354</text:p>
          </table:table-cell>
          <table:table-cell table:formula="of:=IF([.C29]&lt;&gt;[.C2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79" calcext:value-type="float">
            <text:p>379</text:p>
          </table:table-cell>
          <table:table-cell table:formula="of:=IF([.A30]&gt;=[.C29]; [.B30]; [.C29])" office:value-type="float" office:value="354" calcext:value-type="float">
            <text:p>354</text:p>
          </table:table-cell>
          <table:table-cell table:formula="of:=IF([.C30]&lt;&gt;[.C2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88" calcext:value-type="float">
            <text:p>388</text:p>
          </table:table-cell>
          <table:table-cell table:formula="of:=IF([.A31]&gt;=[.C30]; [.B31]; [.C30])" office:value-type="float" office:value="354" calcext:value-type="float">
            <text:p>354</text:p>
          </table:table-cell>
          <table:table-cell table:formula="of:=IF([.C31]&lt;&gt;[.C3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97" calcext:value-type="float">
            <text:p>397</text:p>
          </table:table-cell>
          <table:table-cell table:formula="of:=IF([.A32]&gt;=[.C31]; [.B32]; [.C31])" office:value-type="float" office:value="354" calcext:value-type="float">
            <text:p>354</text:p>
          </table:table-cell>
          <table:table-cell table:formula="of:=IF([.C32]&lt;&gt;[.C3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03" calcext:value-type="float">
            <text:p>403</text:p>
          </table:table-cell>
          <table:table-cell table:formula="of:=IF([.A33]&gt;=[.C32]; [.B33]; [.C32])" office:value-type="float" office:value="403" calcext:value-type="float">
            <text:p>403</text:p>
          </table:table-cell>
          <table:table-cell table:formula="of:=IF([.C33]&lt;&gt;[.C3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08" calcext:value-type="float">
            <text:p>408</text:p>
          </table:table-cell>
          <table:table-cell table:formula="of:=IF([.A34]&gt;=[.C33]; [.B34]; [.C33])" office:value-type="float" office:value="403" calcext:value-type="float">
            <text:p>403</text:p>
          </table:table-cell>
          <table:table-cell table:formula="of:=IF([.C34]&lt;&gt;[.C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11" calcext:value-type="float">
            <text:p>411</text:p>
          </table:table-cell>
          <table:table-cell table:formula="of:=IF([.A35]&gt;=[.C34]; [.B35]; [.C34])" office:value-type="float" office:value="403" calcext:value-type="float">
            <text:p>403</text:p>
          </table:table-cell>
          <table:table-cell table:formula="of:=IF([.C35]&lt;&gt;[.C3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16" calcext:value-type="float">
            <text:p>416</text:p>
          </table:table-cell>
          <table:table-cell table:formula="of:=IF([.A36]&gt;=[.C35]; [.B36]; [.C35])" office:value-type="float" office:value="403" calcext:value-type="float">
            <text:p>403</text:p>
          </table:table-cell>
          <table:table-cell table:formula="of:=IF([.C36]&lt;&gt;[.C3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6" calcext:value-type="float">
            <text:p>426</text:p>
          </table:table-cell>
          <table:table-cell table:formula="of:=IF([.A37]&gt;=[.C36]; [.B37]; [.C36])" office:value-type="float" office:value="426" calcext:value-type="float">
            <text:p>426</text:p>
          </table:table-cell>
          <table:table-cell table:formula="of:=IF([.C37]&lt;&gt;[.C3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39" calcext:value-type="float">
            <text:p>439</text:p>
          </table:table-cell>
          <table:table-cell table:formula="of:=IF([.A38]&gt;=[.C37]; [.B38]; [.C37])" office:value-type="float" office:value="426" calcext:value-type="float">
            <text:p>426</text:p>
          </table:table-cell>
          <table:table-cell table:formula="of:=IF([.C38]&lt;&gt;[.C3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41" calcext:value-type="float">
            <text:p>441</text:p>
          </table:table-cell>
          <table:table-cell table:formula="of:=IF([.A39]&gt;=[.C38]; [.B39]; [.C38])" office:value-type="float" office:value="426" calcext:value-type="float">
            <text:p>426</text:p>
          </table:table-cell>
          <table:table-cell table:formula="of:=IF([.C39]&lt;&gt;[.C3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70" calcext:value-type="float">
            <text:p>470</text:p>
          </table:table-cell>
          <table:table-cell table:formula="of:=IF([.A40]&gt;=[.C39]; [.B40]; [.C39])" office:value-type="float" office:value="426" calcext:value-type="float">
            <text:p>426</text:p>
          </table:table-cell>
          <table:table-cell table:formula="of:=IF([.C40]&lt;&gt;[.C3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94" calcext:value-type="float">
            <text:p>494</text:p>
          </table:table-cell>
          <table:table-cell table:formula="of:=IF([.A41]&gt;=[.C40]; [.B41]; [.C40])" office:value-type="float" office:value="494" calcext:value-type="float">
            <text:p>494</text:p>
          </table:table-cell>
          <table:table-cell table:formula="of:=IF([.C41]&lt;&gt;[.C4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96" calcext:value-type="float">
            <text:p>496</text:p>
          </table:table-cell>
          <table:table-cell table:formula="of:=IF([.A42]&gt;=[.C41]; [.B42]; [.C41])" office:value-type="float" office:value="494" calcext:value-type="float">
            <text:p>494</text:p>
          </table:table-cell>
          <table:table-cell table:formula="of:=IF([.C42]&lt;&gt;[.C4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02" calcext:value-type="float">
            <text:p>502</text:p>
          </table:table-cell>
          <table:table-cell table:formula="of:=IF([.A43]&gt;=[.C42]; [.B43]; [.C42])" office:value-type="float" office:value="494" calcext:value-type="float">
            <text:p>494</text:p>
          </table:table-cell>
          <table:table-cell table:formula="of:=IF([.C43]&lt;&gt;[.C4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06" calcext:value-type="float">
            <text:p>506</text:p>
          </table:table-cell>
          <table:table-cell table:formula="of:=IF([.A44]&gt;=[.C43]; [.B44]; [.C43])" office:value-type="float" office:value="494" calcext:value-type="float">
            <text:p>494</text:p>
          </table:table-cell>
          <table:table-cell table:formula="of:=IF([.C44]&lt;&gt;[.C4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6" calcext:value-type="float">
            <text:p>526</text:p>
          </table:table-cell>
          <table:table-cell table:formula="of:=IF([.A45]&gt;=[.C44]; [.B45]; [.C44])" office:value-type="float" office:value="526" calcext:value-type="float">
            <text:p>526</text:p>
          </table:table-cell>
          <table:table-cell table:formula="of:=IF([.C45]&lt;&gt;[.C4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27" calcext:value-type="float">
            <text:p>527</text:p>
          </table:table-cell>
          <table:table-cell table:formula="of:=IF([.A46]&gt;=[.C45]; [.B46]; [.C45])" office:value-type="float" office:value="526" calcext:value-type="float">
            <text:p>526</text:p>
          </table:table-cell>
          <table:table-cell table:formula="of:=IF([.C46]&lt;&gt;[.C4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27" calcext:value-type="float">
            <text:p>527</text:p>
          </table:table-cell>
          <table:table-cell table:formula="of:=IF([.A47]&gt;=[.C46]; [.B47]; [.C46])" office:value-type="float" office:value="526" calcext:value-type="float">
            <text:p>526</text:p>
          </table:table-cell>
          <table:table-cell table:formula="of:=IF([.C47]&lt;&gt;[.C4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37" calcext:value-type="float">
            <text:p>537</text:p>
          </table:table-cell>
          <table:table-cell table:formula="of:=IF([.A48]&gt;=[.C47]; [.B48]; [.C47])" office:value-type="float" office:value="526" calcext:value-type="float">
            <text:p>526</text:p>
          </table:table-cell>
          <table:table-cell table:formula="of:=IF([.C48]&lt;&gt;[.C4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42" calcext:value-type="float">
            <text:p>542</text:p>
          </table:table-cell>
          <table:table-cell table:formula="of:=IF([.A49]&gt;=[.C48]; [.B49]; [.C48])" office:value-type="float" office:value="526" calcext:value-type="float">
            <text:p>526</text:p>
          </table:table-cell>
          <table:table-cell table:formula="of:=IF([.C49]&lt;&gt;[.C4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44" calcext:value-type="float">
            <text:p>544</text:p>
          </table:table-cell>
          <table:table-cell table:formula="of:=IF([.A50]&gt;=[.C49]; [.B50]; [.C49])" office:value-type="float" office:value="526" calcext:value-type="float">
            <text:p>526</text:p>
          </table:table-cell>
          <table:table-cell table:formula="of:=IF([.C50]&lt;&gt;[.C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67" calcext:value-type="float">
            <text:p>567</text:p>
          </table:table-cell>
          <table:table-cell table:formula="of:=IF([.A51]&gt;=[.C50]; [.B51]; [.C50])" office:value-type="float" office:value="567" calcext:value-type="float">
            <text:p>567</text:p>
          </table:table-cell>
          <table:table-cell table:formula="of:=IF([.C51]&lt;&gt;[.C5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95" calcext:value-type="float">
            <text:p>595</text:p>
          </table:table-cell>
          <table:table-cell table:formula="of:=IF([.A52]&gt;=[.C51]; [.B52]; [.C51])" office:value-type="float" office:value="567" calcext:value-type="float">
            <text:p>567</text:p>
          </table:table-cell>
          <table:table-cell table:formula="of:=IF([.C52]&lt;&gt;[.C5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96" calcext:value-type="float">
            <text:p>596</text:p>
          </table:table-cell>
          <table:table-cell table:formula="of:=IF([.A53]&gt;=[.C52]; [.B53]; [.C52])" office:value-type="float" office:value="567" calcext:value-type="float">
            <text:p>567</text:p>
          </table:table-cell>
          <table:table-cell table:formula="of:=IF([.C53]&lt;&gt;[.C5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11" calcext:value-type="float">
            <text:p>611</text:p>
          </table:table-cell>
          <table:table-cell table:formula="of:=IF([.A54]&gt;=[.C53]; [.B54]; [.C53])" office:value-type="float" office:value="611" calcext:value-type="float">
            <text:p>611</text:p>
          </table:table-cell>
          <table:table-cell table:formula="of:=IF([.C54]&lt;&gt;[.C5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15" calcext:value-type="float">
            <text:p>615</text:p>
          </table:table-cell>
          <table:table-cell table:formula="of:=IF([.A55]&gt;=[.C54]; [.B55]; [.C54])" office:value-type="float" office:value="611" calcext:value-type="float">
            <text:p>611</text:p>
          </table:table-cell>
          <table:table-cell table:formula="of:=IF([.C55]&lt;&gt;[.C5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34" calcext:value-type="float">
            <text:p>634</text:p>
          </table:table-cell>
          <table:table-cell table:formula="of:=IF([.A56]&gt;=[.C55]; [.B56]; [.C55])" office:value-type="float" office:value="611" calcext:value-type="float">
            <text:p>611</text:p>
          </table:table-cell>
          <table:table-cell table:formula="of:=IF([.C56]&lt;&gt;[.C5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52" calcext:value-type="float">
            <text:p>652</text:p>
          </table:table-cell>
          <table:table-cell table:formula="of:=IF([.A57]&gt;=[.C56]; [.B57]; [.C56])" office:value-type="float" office:value="611" calcext:value-type="float">
            <text:p>611</text:p>
          </table:table-cell>
          <table:table-cell table:formula="of:=IF([.C57]&lt;&gt;[.C5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58" calcext:value-type="float">
            <text:p>658</text:p>
          </table:table-cell>
          <table:table-cell table:formula="of:=IF([.A58]&gt;=[.C57]; [.B58]; [.C57])" office:value-type="float" office:value="611" calcext:value-type="float">
            <text:p>611</text:p>
          </table:table-cell>
          <table:table-cell table:formula="of:=IF([.C58]&lt;&gt;[.C5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79" calcext:value-type="float">
            <text:p>679</text:p>
          </table:table-cell>
          <table:table-cell table:formula="of:=IF([.A59]&gt;=[.C58]; [.B59]; [.C58])" office:value-type="float" office:value="679" calcext:value-type="float">
            <text:p>679</text:p>
          </table:table-cell>
          <table:table-cell table:formula="of:=IF([.C59]&lt;&gt;[.C5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79" calcext:value-type="float">
            <text:p>679</text:p>
          </table:table-cell>
          <table:table-cell table:formula="of:=IF([.A60]&gt;=[.C59]; [.B60]; [.C59])" office:value-type="float" office:value="679" calcext:value-type="float">
            <text:p>679</text:p>
          </table:table-cell>
          <table:table-cell table:formula="of:=IF([.C60]&lt;&gt;[.C5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98" calcext:value-type="float">
            <text:p>698</text:p>
          </table:table-cell>
          <table:table-cell table:formula="of:=IF([.A61]&gt;=[.C60]; [.B61]; [.C60])" office:value-type="float" office:value="679" calcext:value-type="float">
            <text:p>679</text:p>
          </table:table-cell>
          <table:table-cell table:formula="of:=IF([.C61]&lt;&gt;[.C6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04" calcext:value-type="float">
            <text:p>704</text:p>
          </table:table-cell>
          <table:table-cell table:formula="of:=IF([.A62]&gt;=[.C61]; [.B62]; [.C61])" office:value-type="float" office:value="679" calcext:value-type="float">
            <text:p>679</text:p>
          </table:table-cell>
          <table:table-cell table:formula="of:=IF([.C62]&lt;&gt;[.C6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06" calcext:value-type="float">
            <text:p>706</text:p>
          </table:table-cell>
          <table:table-cell table:formula="of:=IF([.A63]&gt;=[.C62]; [.B63]; [.C62])" office:value-type="float" office:value="679" calcext:value-type="float">
            <text:p>679</text:p>
          </table:table-cell>
          <table:table-cell table:formula="of:=IF([.C63]&lt;&gt;[.C6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10" calcext:value-type="float">
            <text:p>710</text:p>
          </table:table-cell>
          <table:table-cell table:formula="of:=IF([.A64]&gt;=[.C63]; [.B64]; [.C63])" office:value-type="float" office:value="679" calcext:value-type="float">
            <text:p>679</text:p>
          </table:table-cell>
          <table:table-cell table:formula="of:=IF([.C64]&lt;&gt;[.C6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18" calcext:value-type="float">
            <text:p>718</text:p>
          </table:table-cell>
          <table:table-cell table:formula="of:=IF([.A65]&gt;=[.C64]; [.B65]; [.C64])" office:value-type="float" office:value="718" calcext:value-type="float">
            <text:p>718</text:p>
          </table:table-cell>
          <table:table-cell table:formula="of:=IF([.C65]&lt;&gt;[.C6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23" calcext:value-type="float">
            <text:p>723</text:p>
          </table:table-cell>
          <table:table-cell table:formula="of:=IF([.A66]&gt;=[.C65]; [.B66]; [.C65])" office:value-type="float" office:value="718" calcext:value-type="float">
            <text:p>718</text:p>
          </table:table-cell>
          <table:table-cell table:formula="of:=IF([.C66]&lt;&gt;[.C6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75" calcext:value-type="float">
            <text:p>775</text:p>
          </table:table-cell>
          <table:table-cell table:formula="of:=IF([.A67]&gt;=[.C66]; [.B67]; [.C66])" office:value-type="float" office:value="718" calcext:value-type="float">
            <text:p>718</text:p>
          </table:table-cell>
          <table:table-cell table:formula="of:=IF([.C67]&lt;&gt;[.C6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78" calcext:value-type="float">
            <text:p>778</text:p>
          </table:table-cell>
          <table:table-cell table:formula="of:=IF([.A68]&gt;=[.C67]; [.B68]; [.C67])" office:value-type="float" office:value="718" calcext:value-type="float">
            <text:p>718</text:p>
          </table:table-cell>
          <table:table-cell table:formula="of:=IF([.C68]&lt;&gt;[.C6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81" calcext:value-type="float">
            <text:p>781</text:p>
          </table:table-cell>
          <table:table-cell table:formula="of:=IF([.A69]&gt;=[.C68]; [.B69]; [.C68])" office:value-type="float" office:value="781" calcext:value-type="float">
            <text:p>781</text:p>
          </table:table-cell>
          <table:table-cell table:formula="of:=IF([.C69]&lt;&gt;[.C6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88" calcext:value-type="float">
            <text:p>788</text:p>
          </table:table-cell>
          <table:table-cell table:formula="of:=IF([.A70]&gt;=[.C69]; [.B70]; [.C69])" office:value-type="float" office:value="781" calcext:value-type="float">
            <text:p>781</text:p>
          </table:table-cell>
          <table:table-cell table:formula="of:=IF([.C70]&lt;&gt;[.C6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809" calcext:value-type="float">
            <text:p>809</text:p>
          </table:table-cell>
          <table:table-cell table:formula="of:=IF([.A71]&gt;=[.C70]; [.B71]; [.C70])" office:value-type="float" office:value="781" calcext:value-type="float">
            <text:p>781</text:p>
          </table:table-cell>
          <table:table-cell table:formula="of:=IF([.C71]&lt;&gt;[.C7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10" calcext:value-type="float">
            <text:p>810</text:p>
          </table:table-cell>
          <table:table-cell table:formula="of:=IF([.A72]&gt;=[.C71]; [.B72]; [.C71])" office:value-type="float" office:value="781" calcext:value-type="float">
            <text:p>781</text:p>
          </table:table-cell>
          <table:table-cell table:formula="of:=IF([.C72]&lt;&gt;[.C7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814" calcext:value-type="float">
            <text:p>814</text:p>
          </table:table-cell>
          <table:table-cell table:formula="of:=IF([.A73]&gt;=[.C72]; [.B73]; [.C72])" office:value-type="float" office:value="781" calcext:value-type="float">
            <text:p>781</text:p>
          </table:table-cell>
          <table:table-cell table:formula="of:=IF([.C73]&lt;&gt;[.C7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32" calcext:value-type="float">
            <text:p>832</text:p>
          </table:table-cell>
          <table:table-cell table:formula="of:=IF([.A74]&gt;=[.C73]; [.B74]; [.C73])" office:value-type="float" office:value="781" calcext:value-type="float">
            <text:p>781</text:p>
          </table:table-cell>
          <table:table-cell table:formula="of:=IF([.C74]&lt;&gt;[.C7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44" calcext:value-type="float">
            <text:p>844</text:p>
          </table:table-cell>
          <table:table-cell table:formula="of:=IF([.A75]&gt;=[.C74]; [.B75]; [.C74])" office:value-type="float" office:value="844" calcext:value-type="float">
            <text:p>844</text:p>
          </table:table-cell>
          <table:table-cell table:formula="of:=IF([.C75]&lt;&gt;[.C7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846" calcext:value-type="float">
            <text:p>846</text:p>
          </table:table-cell>
          <table:table-cell table:formula="of:=IF([.A76]&gt;=[.C75]; [.B76]; [.C75])" office:value-type="float" office:value="844" calcext:value-type="float">
            <text:p>844</text:p>
          </table:table-cell>
          <table:table-cell table:formula="of:=IF([.C76]&lt;&gt;[.C7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47" calcext:value-type="float">
            <text:p>847</text:p>
          </table:table-cell>
          <table:table-cell table:formula="of:=IF([.A77]&gt;=[.C76]; [.B77]; [.C76])" office:value-type="float" office:value="844" calcext:value-type="float">
            <text:p>844</text:p>
          </table:table-cell>
          <table:table-cell table:formula="of:=IF([.C77]&lt;&gt;[.C7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48" calcext:value-type="float">
            <text:p>848</text:p>
          </table:table-cell>
          <table:table-cell table:formula="of:=IF([.A78]&gt;=[.C77]; [.B78]; [.C77])" office:value-type="float" office:value="844" calcext:value-type="float">
            <text:p>844</text:p>
          </table:table-cell>
          <table:table-cell table:formula="of:=IF([.C78]&lt;&gt;[.C7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52" calcext:value-type="float">
            <text:p>852</text:p>
          </table:table-cell>
          <table:table-cell table:formula="of:=IF([.A79]&gt;=[.C78]; [.B79]; [.C78])" office:value-type="float" office:value="844" calcext:value-type="float">
            <text:p>844</text:p>
          </table:table-cell>
          <table:table-cell table:formula="of:=IF([.C79]&lt;&gt;[.C7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56" calcext:value-type="float">
            <text:p>856</text:p>
          </table:table-cell>
          <table:table-cell table:formula="of:=IF([.A80]&gt;=[.C79]; [.B80]; [.C79])" office:value-type="float" office:value="844" calcext:value-type="float">
            <text:p>844</text:p>
          </table:table-cell>
          <table:table-cell table:formula="of:=IF([.C80]&lt;&gt;[.C7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61" calcext:value-type="float">
            <text:p>861</text:p>
          </table:table-cell>
          <table:table-cell table:formula="of:=IF([.A81]&gt;=[.C80]; [.B81]; [.C80])" office:value-type="float" office:value="844" calcext:value-type="float">
            <text:p>844</text:p>
          </table:table-cell>
          <table:table-cell table:formula="of:=IF([.C81]&lt;&gt;[.C8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67" calcext:value-type="float">
            <text:p>867</text:p>
          </table:table-cell>
          <table:table-cell table:formula="of:=IF([.A82]&gt;=[.C81]; [.B82]; [.C81])" office:value-type="float" office:value="844" calcext:value-type="float">
            <text:p>844</text:p>
          </table:table-cell>
          <table:table-cell table:formula="of:=IF([.C82]&lt;&gt;[.C8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68" calcext:value-type="float">
            <text:p>868</text:p>
          </table:table-cell>
          <table:table-cell table:formula="of:=IF([.A83]&gt;=[.C82]; [.B83]; [.C82])" office:value-type="float" office:value="844" calcext:value-type="float">
            <text:p>844</text:p>
          </table:table-cell>
          <table:table-cell table:formula="of:=IF([.C83]&lt;&gt;[.C8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77" calcext:value-type="float">
            <text:p>877</text:p>
          </table:table-cell>
          <table:table-cell table:formula="of:=IF([.A84]&gt;=[.C83]; [.B84]; [.C83])" office:value-type="float" office:value="844" calcext:value-type="float">
            <text:p>844</text:p>
          </table:table-cell>
          <table:table-cell table:formula="of:=IF([.C84]&lt;&gt;[.C8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901" calcext:value-type="float">
            <text:p>901</text:p>
          </table:table-cell>
          <table:table-cell table:formula="of:=IF([.A85]&gt;=[.C84]; [.B85]; [.C84])" office:value-type="float" office:value="901" calcext:value-type="float">
            <text:p>901</text:p>
          </table:table-cell>
          <table:table-cell table:formula="of:=IF([.C85]&lt;&gt;[.C8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901" calcext:value-type="float">
            <text:p>901</text:p>
          </table:table-cell>
          <table:table-cell table:formula="of:=IF([.A86]&gt;=[.C85]; [.B86]; [.C85])" office:value-type="float" office:value="901" calcext:value-type="float">
            <text:p>901</text:p>
          </table:table-cell>
          <table:table-cell table:formula="of:=IF([.C86]&lt;&gt;[.C8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910" calcext:value-type="float">
            <text:p>910</text:p>
          </table:table-cell>
          <table:table-cell table:formula="of:=IF([.A87]&gt;=[.C86]; [.B87]; [.C86])" office:value-type="float" office:value="901" calcext:value-type="float">
            <text:p>901</text:p>
          </table:table-cell>
          <table:table-cell table:formula="of:=IF([.C87]&lt;&gt;[.C8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915" calcext:value-type="float">
            <text:p>915</text:p>
          </table:table-cell>
          <table:table-cell table:formula="of:=IF([.A88]&gt;=[.C87]; [.B88]; [.C87])" office:value-type="float" office:value="901" calcext:value-type="float">
            <text:p>901</text:p>
          </table:table-cell>
          <table:table-cell table:formula="of:=IF([.C88]&lt;&gt;[.C8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929" calcext:value-type="float">
            <text:p>929</text:p>
          </table:table-cell>
          <table:table-cell table:formula="of:=IF([.A89]&gt;=[.C88]; [.B89]; [.C88])" office:value-type="float" office:value="901" calcext:value-type="float">
            <text:p>901</text:p>
          </table:table-cell>
          <table:table-cell table:formula="of:=IF([.C89]&lt;&gt;[.C8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930" calcext:value-type="float">
            <text:p>930</text:p>
          </table:table-cell>
          <table:table-cell table:formula="of:=IF([.A90]&gt;=[.C89]; [.B90]; [.C89])" office:value-type="float" office:value="901" calcext:value-type="float">
            <text:p>901</text:p>
          </table:table-cell>
          <table:table-cell table:formula="of:=IF([.C90]&lt;&gt;[.C8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930" calcext:value-type="float">
            <text:p>930</text:p>
          </table:table-cell>
          <table:table-cell table:formula="of:=IF([.A91]&gt;=[.C90]; [.B91]; [.C90])" office:value-type="float" office:value="901" calcext:value-type="float">
            <text:p>901</text:p>
          </table:table-cell>
          <table:table-cell table:formula="of:=IF([.C91]&lt;&gt;[.C9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31" calcext:value-type="float">
            <text:p>931</text:p>
          </table:table-cell>
          <table:table-cell table:formula="of:=IF([.A92]&gt;=[.C91]; [.B92]; [.C91])" office:value-type="float" office:value="931" calcext:value-type="float">
            <text:p>931</text:p>
          </table:table-cell>
          <table:table-cell table:formula="of:=IF([.C92]&lt;&gt;[.C9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947" calcext:value-type="float">
            <text:p>947</text:p>
          </table:table-cell>
          <table:table-cell table:formula="of:=IF([.A93]&gt;=[.C92]; [.B93]; [.C92])" office:value-type="float" office:value="931" calcext:value-type="float">
            <text:p>931</text:p>
          </table:table-cell>
          <table:table-cell table:formula="of:=IF([.C93]&lt;&gt;[.C9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952" calcext:value-type="float">
            <text:p>952</text:p>
          </table:table-cell>
          <table:table-cell table:formula="of:=IF([.A94]&gt;=[.C93]; [.B94]; [.C93])" office:value-type="float" office:value="931" calcext:value-type="float">
            <text:p>931</text:p>
          </table:table-cell>
          <table:table-cell table:formula="of:=IF([.C94]&lt;&gt;[.C9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66" calcext:value-type="float">
            <text:p>966</text:p>
          </table:table-cell>
          <table:table-cell table:formula="of:=IF([.A95]&gt;=[.C94]; [.B95]; [.C94])" office:value-type="float" office:value="931" calcext:value-type="float">
            <text:p>931</text:p>
          </table:table-cell>
          <table:table-cell table:formula="of:=IF([.C95]&lt;&gt;[.C9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68" calcext:value-type="float">
            <text:p>968</text:p>
          </table:table-cell>
          <table:table-cell table:formula="of:=IF([.A96]&gt;=[.C95]; [.B96]; [.C95])" office:value-type="float" office:value="931" calcext:value-type="float">
            <text:p>931</text:p>
          </table:table-cell>
          <table:table-cell table:formula="of:=IF([.C96]&lt;&gt;[.C9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976" calcext:value-type="float">
            <text:p>976</text:p>
          </table:table-cell>
          <table:table-cell table:formula="of:=IF([.A97]&gt;=[.C96]; [.B97]; [.C96])" office:value-type="float" office:value="931" calcext:value-type="float">
            <text:p>931</text:p>
          </table:table-cell>
          <table:table-cell table:formula="of:=IF([.C97]&lt;&gt;[.C9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80" calcext:value-type="float">
            <text:p>980</text:p>
          </table:table-cell>
          <table:table-cell table:formula="of:=IF([.A98]&gt;=[.C97]; [.B98]; [.C97])" office:value-type="float" office:value="980" calcext:value-type="float">
            <text:p>980</text:p>
          </table:table-cell>
          <table:table-cell table:formula="of:=IF([.C98]&lt;&gt;[.C9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93" calcext:value-type="float">
            <text:p>993</text:p>
          </table:table-cell>
          <table:table-cell table:formula="of:=IF([.A99]&gt;=[.C98]; [.B99]; [.C98])" office:value-type="float" office:value="980" calcext:value-type="float">
            <text:p>980</text:p>
          </table:table-cell>
          <table:table-cell table:formula="of:=IF([.C99]&lt;&gt;[.C9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008" calcext:value-type="float">
            <text:p>1008</text:p>
          </table:table-cell>
          <table:table-cell table:formula="of:=IF([.A100]&gt;=[.C99]; [.B100]; [.C99])" office:value-type="float" office:value="980" calcext:value-type="float">
            <text:p>980</text:p>
          </table:table-cell>
          <table:table-cell table:formula="of:=IF([.C100]&lt;&gt;[.C9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015" calcext:value-type="float">
            <text:p>1015</text:p>
          </table:table-cell>
          <table:table-cell table:formula="of:=IF([.A101]&gt;=[.C100]; [.B101]; [.C100])" office:value-type="float" office:value="980" calcext:value-type="float">
            <text:p>980</text:p>
          </table:table-cell>
          <table:table-cell table:formula="of:=IF([.C101]&lt;&gt;[.C10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017" calcext:value-type="float">
            <text:p>1017</text:p>
          </table:table-cell>
          <table:table-cell table:formula="of:=IF([.A102]&gt;=[.C101]; [.B102]; [.C101])" office:value-type="float" office:value="1017" calcext:value-type="float">
            <text:p>1017</text:p>
          </table:table-cell>
          <table:table-cell table:formula="of:=IF([.C102]&lt;&gt;[.C10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022" calcext:value-type="float">
            <text:p>1022</text:p>
          </table:table-cell>
          <table:table-cell table:formula="of:=IF([.A103]&gt;=[.C102]; [.B103]; [.C102])" office:value-type="float" office:value="1017" calcext:value-type="float">
            <text:p>1017</text:p>
          </table:table-cell>
          <table:table-cell table:formula="of:=IF([.C103]&lt;&gt;[.C10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035" calcext:value-type="float">
            <text:p>1035</text:p>
          </table:table-cell>
          <table:table-cell table:formula="of:=IF([.A104]&gt;=[.C103]; [.B104]; [.C103])" office:value-type="float" office:value="1017" calcext:value-type="float">
            <text:p>1017</text:p>
          </table:table-cell>
          <table:table-cell table:formula="of:=IF([.C104]&lt;&gt;[.C10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059" calcext:value-type="float">
            <text:p>1059</text:p>
          </table:table-cell>
          <table:table-cell table:formula="of:=IF([.A105]&gt;=[.C104]; [.B105]; [.C104])" office:value-type="float" office:value="1059" calcext:value-type="float">
            <text:p>1059</text:p>
          </table:table-cell>
          <table:table-cell table:formula="of:=IF([.C105]&lt;&gt;[.C10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071" calcext:value-type="float">
            <text:p>1071</text:p>
          </table:table-cell>
          <table:table-cell table:formula="of:=IF([.A106]&gt;=[.C105]; [.B106]; [.C105])" office:value-type="float" office:value="1059" calcext:value-type="float">
            <text:p>1059</text:p>
          </table:table-cell>
          <table:table-cell table:formula="of:=IF([.C106]&lt;&gt;[.C10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114" calcext:value-type="float">
            <text:p>1114</text:p>
          </table:table-cell>
          <table:table-cell table:formula="of:=IF([.A107]&gt;=[.C106]; [.B107]; [.C106])" office:value-type="float" office:value="1114" calcext:value-type="float">
            <text:p>1114</text:p>
          </table:table-cell>
          <table:table-cell table:formula="of:=IF([.C107]&lt;&gt;[.C10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127" calcext:value-type="float">
            <text:p>1127</text:p>
          </table:table-cell>
          <table:table-cell table:formula="of:=IF([.A108]&gt;=[.C107]; [.B108]; [.C107])" office:value-type="float" office:value="1114" calcext:value-type="float">
            <text:p>1114</text:p>
          </table:table-cell>
          <table:table-cell table:formula="of:=IF([.C108]&lt;&gt;[.C10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137" calcext:value-type="float">
            <text:p>1137</text:p>
          </table:table-cell>
          <table:table-cell table:formula="of:=IF([.A109]&gt;=[.C108]; [.B109]; [.C108])" office:value-type="float" office:value="1114" calcext:value-type="float">
            <text:p>1114</text:p>
          </table:table-cell>
          <table:table-cell table:formula="of:=IF([.C109]&lt;&gt;[.C10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141" calcext:value-type="float">
            <text:p>1141</text:p>
          </table:table-cell>
          <table:table-cell table:formula="of:=IF([.A110]&gt;=[.C109]; [.B110]; [.C109])" office:value-type="float" office:value="1114" calcext:value-type="float">
            <text:p>1114</text:p>
          </table:table-cell>
          <table:table-cell table:formula="of:=IF([.C110]&lt;&gt;[.C10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164" calcext:value-type="float">
            <text:p>1164</text:p>
          </table:table-cell>
          <table:table-cell table:formula="of:=IF([.A111]&gt;=[.C110]; [.B111]; [.C110])" office:value-type="float" office:value="1114" calcext:value-type="float">
            <text:p>1114</text:p>
          </table:table-cell>
          <table:table-cell table:formula="of:=IF([.C111]&lt;&gt;[.C1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166" calcext:value-type="float">
            <text:p>1166</text:p>
          </table:table-cell>
          <table:table-cell table:formula="of:=IF([.A112]&gt;=[.C111]; [.B112]; [.C111])" office:value-type="float" office:value="1166" calcext:value-type="float">
            <text:p>1166</text:p>
          </table:table-cell>
          <table:table-cell table:formula="of:=IF([.C112]&lt;&gt;[.C11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169" calcext:value-type="float">
            <text:p>1169</text:p>
          </table:table-cell>
          <table:table-cell table:formula="of:=IF([.A113]&gt;=[.C112]; [.B113]; [.C112])" office:value-type="float" office:value="1166" calcext:value-type="float">
            <text:p>1166</text:p>
          </table:table-cell>
          <table:table-cell table:formula="of:=IF([.C113]&lt;&gt;[.C1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174" calcext:value-type="float">
            <text:p>1174</text:p>
          </table:table-cell>
          <table:table-cell table:formula="of:=IF([.A114]&gt;=[.C113]; [.B114]; [.C113])" office:value-type="float" office:value="1166" calcext:value-type="float">
            <text:p>1166</text:p>
          </table:table-cell>
          <table:table-cell table:formula="of:=IF([.C114]&lt;&gt;[.C11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186" calcext:value-type="float">
            <text:p>1186</text:p>
          </table:table-cell>
          <table:table-cell table:formula="of:=IF([.A115]&gt;=[.C114]; [.B115]; [.C114])" office:value-type="float" office:value="1166" calcext:value-type="float">
            <text:p>1166</text:p>
          </table:table-cell>
          <table:table-cell table:formula="of:=IF([.C115]&lt;&gt;[.C11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190" calcext:value-type="float">
            <text:p>1190</text:p>
          </table:table-cell>
          <table:table-cell table:formula="of:=IF([.A116]&gt;=[.C115]; [.B116]; [.C115])" office:value-type="float" office:value="1166" calcext:value-type="float">
            <text:p>1166</text:p>
          </table:table-cell>
          <table:table-cell table:formula="of:=IF([.C116]&lt;&gt;[.C11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201" calcext:value-type="float">
            <text:p>1201</text:p>
          </table:table-cell>
          <table:table-cell table:formula="of:=IF([.A117]&gt;=[.C116]; [.B117]; [.C116])" office:value-type="float" office:value="1201" calcext:value-type="float">
            <text:p>1201</text:p>
          </table:table-cell>
          <table:table-cell table:formula="of:=IF([.C117]&lt;&gt;[.C11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209" calcext:value-type="float">
            <text:p>1209</text:p>
          </table:table-cell>
          <table:table-cell table:formula="of:=IF([.A118]&gt;=[.C117]; [.B118]; [.C117])" office:value-type="float" office:value="1201" calcext:value-type="float">
            <text:p>1201</text:p>
          </table:table-cell>
          <table:table-cell table:formula="of:=IF([.C118]&lt;&gt;[.C11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216" calcext:value-type="float">
            <text:p>1216</text:p>
          </table:table-cell>
          <table:table-cell table:formula="of:=IF([.A119]&gt;=[.C118]; [.B119]; [.C118])" office:value-type="float" office:value="1201" calcext:value-type="float">
            <text:p>1201</text:p>
          </table:table-cell>
          <table:table-cell table:formula="of:=IF([.C119]&lt;&gt;[.C11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219" calcext:value-type="float">
            <text:p>1219</text:p>
          </table:table-cell>
          <table:table-cell table:formula="of:=IF([.A120]&gt;=[.C119]; [.B120]; [.C119])" office:value-type="float" office:value="1201" calcext:value-type="float">
            <text:p>1201</text:p>
          </table:table-cell>
          <table:table-cell table:formula="of:=IF([.C120]&lt;&gt;[.C11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224" calcext:value-type="float">
            <text:p>1224</text:p>
          </table:table-cell>
          <table:table-cell table:formula="of:=IF([.A121]&gt;=[.C120]; [.B121]; [.C120])" office:value-type="float" office:value="1201" calcext:value-type="float">
            <text:p>1201</text:p>
          </table:table-cell>
          <table:table-cell table:formula="of:=IF([.C121]&lt;&gt;[.C12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232" calcext:value-type="float">
            <text:p>1232</text:p>
          </table:table-cell>
          <table:table-cell table:formula="of:=IF([.A122]&gt;=[.C121]; [.B122]; [.C121])" office:value-type="float" office:value="1201" calcext:value-type="float">
            <text:p>1201</text:p>
          </table:table-cell>
          <table:table-cell table:formula="of:=IF([.C122]&lt;&gt;[.C12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233" calcext:value-type="float">
            <text:p>1233</text:p>
          </table:table-cell>
          <table:table-cell table:formula="of:=IF([.A123]&gt;=[.C122]; [.B123]; [.C122])" office:value-type="float" office:value="1233" calcext:value-type="float">
            <text:p>1233</text:p>
          </table:table-cell>
          <table:table-cell table:formula="of:=IF([.C123]&lt;&gt;[.C12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242" calcext:value-type="float">
            <text:p>1242</text:p>
          </table:table-cell>
          <table:table-cell table:formula="of:=IF([.A124]&gt;=[.C123]; [.B124]; [.C123])" office:value-type="float" office:value="1233" calcext:value-type="float">
            <text:p>1233</text:p>
          </table:table-cell>
          <table:table-cell table:formula="of:=IF([.C124]&lt;&gt;[.C12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274" calcext:value-type="float">
            <text:p>1274</text:p>
          </table:table-cell>
          <table:table-cell table:formula="of:=IF([.A125]&gt;=[.C124]; [.B125]; [.C124])" office:value-type="float" office:value="1233" calcext:value-type="float">
            <text:p>1233</text:p>
          </table:table-cell>
          <table:table-cell table:formula="of:=IF([.C125]&lt;&gt;[.C12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285" calcext:value-type="float">
            <text:p>1285</text:p>
          </table:table-cell>
          <table:table-cell table:formula="of:=IF([.A126]&gt;=[.C125]; [.B126]; [.C125])" office:value-type="float" office:value="1233" calcext:value-type="float">
            <text:p>1233</text:p>
          </table:table-cell>
          <table:table-cell table:formula="of:=IF([.C126]&lt;&gt;[.C1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288" calcext:value-type="float">
            <text:p>1288</text:p>
          </table:table-cell>
          <table:table-cell table:formula="of:=IF([.A127]&gt;=[.C126]; [.B127]; [.C126])" office:value-type="float" office:value="1233" calcext:value-type="float">
            <text:p>1233</text:p>
          </table:table-cell>
          <table:table-cell table:formula="of:=IF([.C127]&lt;&gt;[.C12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304" calcext:value-type="float">
            <text:p>1304</text:p>
          </table:table-cell>
          <table:table-cell table:formula="of:=IF([.A128]&gt;=[.C127]; [.B128]; [.C127])" office:value-type="float" office:value="1233" calcext:value-type="float">
            <text:p>1233</text:p>
          </table:table-cell>
          <table:table-cell table:formula="of:=IF([.C128]&lt;&gt;[.C1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309" calcext:value-type="float">
            <text:p>1309</text:p>
          </table:table-cell>
          <table:table-cell table:formula="of:=IF([.A129]&gt;=[.C128]; [.B129]; [.C128])" office:value-type="float" office:value="1309" calcext:value-type="float">
            <text:p>1309</text:p>
          </table:table-cell>
          <table:table-cell table:formula="of:=IF([.C129]&lt;&gt;[.C12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313" calcext:value-type="float">
            <text:p>1313</text:p>
          </table:table-cell>
          <table:table-cell table:formula="of:=IF([.A130]&gt;=[.C129]; [.B130]; [.C129])" office:value-type="float" office:value="1309" calcext:value-type="float">
            <text:p>1309</text:p>
          </table:table-cell>
          <table:table-cell table:formula="of:=IF([.C130]&lt;&gt;[.C12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323" calcext:value-type="float">
            <text:p>1323</text:p>
          </table:table-cell>
          <table:table-cell table:formula="of:=IF([.A131]&gt;=[.C130]; [.B131]; [.C130])" office:value-type="float" office:value="1309" calcext:value-type="float">
            <text:p>1309</text:p>
          </table:table-cell>
          <table:table-cell table:formula="of:=IF([.C131]&lt;&gt;[.C13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329" calcext:value-type="float">
            <text:p>1329</text:p>
          </table:table-cell>
          <table:table-cell table:formula="of:=IF([.A132]&gt;=[.C131]; [.B132]; [.C131])" office:value-type="float" office:value="1309" calcext:value-type="float">
            <text:p>1309</text:p>
          </table:table-cell>
          <table:table-cell table:formula="of:=IF([.C132]&lt;&gt;[.C13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363" calcext:value-type="float">
            <text:p>1363</text:p>
          </table:table-cell>
          <table:table-cell table:formula="of:=IF([.A133]&gt;=[.C132]; [.B133]; [.C132])" office:value-type="float" office:value="1309" calcext:value-type="float">
            <text:p>1309</text:p>
          </table:table-cell>
          <table:table-cell table:formula="of:=IF([.C133]&lt;&gt;[.C13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386" calcext:value-type="float">
            <text:p>1386</text:p>
          </table:table-cell>
          <table:table-cell table:formula="of:=IF([.A134]&gt;=[.C133]; [.B134]; [.C133])" office:value-type="float" office:value="1386" calcext:value-type="float">
            <text:p>1386</text:p>
          </table:table-cell>
          <table:table-cell table:formula="of:=IF([.C134]&lt;&gt;[.C13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396" calcext:value-type="float">
            <text:p>1396</text:p>
          </table:table-cell>
          <table:table-cell table:formula="of:=IF([.A135]&gt;=[.C134]; [.B135]; [.C134])" office:value-type="float" office:value="1386" calcext:value-type="float">
            <text:p>1386</text:p>
          </table:table-cell>
          <table:table-cell table:formula="of:=IF([.C135]&lt;&gt;[.C13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396" calcext:value-type="float">
            <text:p>1396</text:p>
          </table:table-cell>
          <table:table-cell table:formula="of:=IF([.A136]&gt;=[.C135]; [.B136]; [.C135])" office:value-type="float" office:value="1386" calcext:value-type="float">
            <text:p>1386</text:p>
          </table:table-cell>
          <table:table-cell table:formula="of:=IF([.C136]&lt;&gt;[.C13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404" calcext:value-type="float">
            <text:p>1404</text:p>
          </table:table-cell>
          <table:table-cell table:formula="of:=IF([.A137]&gt;=[.C136]; [.B137]; [.C136])" office:value-type="float" office:value="1386" calcext:value-type="float">
            <text:p>1386</text:p>
          </table:table-cell>
          <table:table-cell table:formula="of:=IF([.C137]&lt;&gt;[.C13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422" calcext:value-type="float">
            <text:p>1422</text:p>
          </table:table-cell>
          <table:table-cell table:formula="of:=IF([.A138]&gt;=[.C137]; [.B138]; [.C137])" office:value-type="float" office:value="1386" calcext:value-type="float">
            <text:p>1386</text:p>
          </table:table-cell>
          <table:table-cell table:formula="of:=IF([.C138]&lt;&gt;[.C13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423" calcext:value-type="float">
            <text:p>1423</text:p>
          </table:table-cell>
          <table:table-cell table:formula="of:=IF([.A139]&gt;=[.C138]; [.B139]; [.C138])" office:value-type="float" office:value="1386" calcext:value-type="float">
            <text:p>1386</text:p>
          </table:table-cell>
          <table:table-cell table:formula="of:=IF([.C139]&lt;&gt;[.C13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436" calcext:value-type="float">
            <text:p>1436</text:p>
          </table:table-cell>
          <table:table-cell table:formula="of:=IF([.A140]&gt;=[.C139]; [.B140]; [.C139])" office:value-type="float" office:value="1386" calcext:value-type="float">
            <text:p>1386</text:p>
          </table:table-cell>
          <table:table-cell table:formula="of:=IF([.C140]&lt;&gt;[.C13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436" calcext:value-type="float">
            <text:p>1436</text:p>
          </table:table-cell>
          <table:table-cell table:formula="of:=IF([.A141]&gt;=[.C140]; [.B141]; [.C140])" office:value-type="float" office:value="1386" calcext:value-type="float">
            <text:p>1386</text:p>
          </table:table-cell>
          <table:table-cell table:formula="of:=IF([.C141]&lt;&gt;[.C14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443" calcext:value-type="float">
            <text:p>1443</text:p>
          </table:table-cell>
          <table:table-cell table:formula="of:=IF([.A142]&gt;=[.C141]; [.B142]; [.C141])" office:value-type="float" office:value="1443" calcext:value-type="float">
            <text:p>1443</text:p>
          </table:table-cell>
          <table:table-cell table:formula="of:=IF([.C142]&lt;&gt;[.C14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454" calcext:value-type="float">
            <text:p>1454</text:p>
          </table:table-cell>
          <table:table-cell table:formula="of:=IF([.A143]&gt;=[.C142]; [.B143]; [.C142])" office:value-type="float" office:value="1443" calcext:value-type="float">
            <text:p>1443</text:p>
          </table:table-cell>
          <table:table-cell table:formula="of:=IF([.C143]&lt;&gt;[.C14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473" calcext:value-type="float">
            <text:p>1473</text:p>
          </table:table-cell>
          <table:table-cell table:formula="of:=IF([.A144]&gt;=[.C143]; [.B144]; [.C143])" office:value-type="float" office:value="1443" calcext:value-type="float">
            <text:p>1443</text:p>
          </table:table-cell>
          <table:table-cell table:formula="of:=IF([.C144]&lt;&gt;[.C14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483" calcext:value-type="float">
            <text:p>1483</text:p>
          </table:table-cell>
          <table:table-cell table:formula="of:=IF([.A145]&gt;=[.C144]; [.B145]; [.C144])" office:value-type="float" office:value="1443" calcext:value-type="float">
            <text:p>1443</text:p>
          </table:table-cell>
          <table:table-cell table:formula="of:=IF([.C145]&lt;&gt;[.C14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496" calcext:value-type="float">
            <text:p>1496</text:p>
          </table:table-cell>
          <table:table-cell table:formula="of:=IF([.A146]&gt;=[.C145]; [.B146]; [.C145])" office:value-type="float" office:value="1443" calcext:value-type="float">
            <text:p>1443</text:p>
          </table:table-cell>
          <table:table-cell table:formula="of:=IF([.C146]&lt;&gt;[.C14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501" calcext:value-type="float">
            <text:p>1501</text:p>
          </table:table-cell>
          <table:table-cell table:formula="of:=IF([.A147]&gt;=[.C146]; [.B147]; [.C146])" office:value-type="float" office:value="1501" calcext:value-type="float">
            <text:p>1501</text:p>
          </table:table-cell>
          <table:table-cell table:formula="of:=IF([.C147]&lt;&gt;[.C14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518" calcext:value-type="float">
            <text:p>1518</text:p>
          </table:table-cell>
          <table:table-cell table:formula="of:=IF([.A148]&gt;=[.C147]; [.B148]; [.C147])" office:value-type="float" office:value="1501" calcext:value-type="float">
            <text:p>1501</text:p>
          </table:table-cell>
          <table:table-cell table:formula="of:=IF([.C148]&lt;&gt;[.C14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33" calcext:value-type="float">
            <text:p>1533</text:p>
          </table:table-cell>
          <table:table-cell table:formula="of:=IF([.A149]&gt;=[.C148]; [.B149]; [.C148])" office:value-type="float" office:value="1533" calcext:value-type="float">
            <text:p>1533</text:p>
          </table:table-cell>
          <table:table-cell table:formula="of:=IF([.C149]&lt;&gt;[.C14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541" calcext:value-type="float">
            <text:p>1541</text:p>
          </table:table-cell>
          <table:table-cell table:formula="of:=IF([.A150]&gt;=[.C149]; [.B150]; [.C149])" office:value-type="float" office:value="1533" calcext:value-type="float">
            <text:p>1533</text:p>
          </table:table-cell>
          <table:table-cell table:formula="of:=IF([.C150]&lt;&gt;[.C1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78" calcext:value-type="float">
            <text:p>1578</text:p>
          </table:table-cell>
          <table:table-cell table:formula="of:=IF([.A151]&gt;=[.C150]; [.B151]; [.C150])" office:value-type="float" office:value="1533" calcext:value-type="float">
            <text:p>1533</text:p>
          </table:table-cell>
          <table:table-cell table:formula="of:=IF([.C151]&lt;&gt;[.C15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581" calcext:value-type="float">
            <text:p>1581</text:p>
          </table:table-cell>
          <table:table-cell table:formula="of:=IF([.A152]&gt;=[.C151]; [.B152]; [.C151])" office:value-type="float" office:value="1533" calcext:value-type="float">
            <text:p>1533</text:p>
          </table:table-cell>
          <table:table-cell table:formula="of:=IF([.C152]&lt;&gt;[.C15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588" calcext:value-type="float">
            <text:p>1588</text:p>
          </table:table-cell>
          <table:table-cell table:formula="of:=IF([.A153]&gt;=[.C152]; [.B153]; [.C152])" office:value-type="float" office:value="1533" calcext:value-type="float">
            <text:p>1533</text:p>
          </table:table-cell>
          <table:table-cell table:formula="of:=IF([.C153]&lt;&gt;[.C15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602" calcext:value-type="float">
            <text:p>1602</text:p>
          </table:table-cell>
          <table:table-cell table:formula="of:=IF([.A154]&gt;=[.C153]; [.B154]; [.C153])" office:value-type="float" office:value="1602" calcext:value-type="float">
            <text:p>1602</text:p>
          </table:table-cell>
          <table:table-cell table:formula="of:=IF([.C154]&lt;&gt;[.C15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603" calcext:value-type="float">
            <text:p>1603</text:p>
          </table:table-cell>
          <table:table-cell table:formula="of:=IF([.A155]&gt;=[.C154]; [.B155]; [.C154])" office:value-type="float" office:value="1602" calcext:value-type="float">
            <text:p>1602</text:p>
          </table:table-cell>
          <table:table-cell table:formula="of:=IF([.C155]&lt;&gt;[.C15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603" calcext:value-type="float">
            <text:p>1603</text:p>
          </table:table-cell>
          <table:table-cell table:formula="of:=IF([.A156]&gt;=[.C155]; [.B156]; [.C155])" office:value-type="float" office:value="1602" calcext:value-type="float">
            <text:p>1602</text:p>
          </table:table-cell>
          <table:table-cell table:formula="of:=IF([.C156]&lt;&gt;[.C15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609" calcext:value-type="float">
            <text:p>1609</text:p>
          </table:table-cell>
          <table:table-cell table:formula="of:=IF([.A157]&gt;=[.C156]; [.B157]; [.C156])" office:value-type="float" office:value="1602" calcext:value-type="float">
            <text:p>1602</text:p>
          </table:table-cell>
          <table:table-cell table:formula="of:=IF([.C157]&lt;&gt;[.C15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610" calcext:value-type="float">
            <text:p>1610</text:p>
          </table:table-cell>
          <table:table-cell table:formula="of:=IF([.A158]&gt;=[.C157]; [.B158]; [.C157])" office:value-type="float" office:value="1602" calcext:value-type="float">
            <text:p>1602</text:p>
          </table:table-cell>
          <table:table-cell table:formula="of:=IF([.C158]&lt;&gt;[.C15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633" calcext:value-type="float">
            <text:p>1633</text:p>
          </table:table-cell>
          <table:table-cell table:formula="of:=IF([.A159]&gt;=[.C158]; [.B159]; [.C158])" office:value-type="float" office:value="1633" calcext:value-type="float">
            <text:p>1633</text:p>
          </table:table-cell>
          <table:table-cell table:formula="of:=IF([.C159]&lt;&gt;[.C15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636" calcext:value-type="float">
            <text:p>1636</text:p>
          </table:table-cell>
          <table:table-cell table:formula="of:=IF([.A160]&gt;=[.C159]; [.B160]; [.C159])" office:value-type="float" office:value="1633" calcext:value-type="float">
            <text:p>1633</text:p>
          </table:table-cell>
          <table:table-cell table:formula="of:=IF([.C160]&lt;&gt;[.C15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642" calcext:value-type="float">
            <text:p>1642</text:p>
          </table:table-cell>
          <table:table-cell table:formula="of:=IF([.A161]&gt;=[.C160]; [.B161]; [.C160])" office:value-type="float" office:value="1633" calcext:value-type="float">
            <text:p>1633</text:p>
          </table:table-cell>
          <table:table-cell table:formula="of:=IF([.C161]&lt;&gt;[.C16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647" calcext:value-type="float">
            <text:p>1647</text:p>
          </table:table-cell>
          <table:table-cell table:formula="of:=IF([.A162]&gt;=[.C161]; [.B162]; [.C161])" office:value-type="float" office:value="1633" calcext:value-type="float">
            <text:p>1633</text:p>
          </table:table-cell>
          <table:table-cell table:formula="of:=IF([.C162]&lt;&gt;[.C16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663" calcext:value-type="float">
            <text:p>1663</text:p>
          </table:table-cell>
          <table:table-cell table:formula="of:=IF([.A163]&gt;=[.C162]; [.B163]; [.C162])" office:value-type="float" office:value="1633" calcext:value-type="float">
            <text:p>1633</text:p>
          </table:table-cell>
          <table:table-cell table:formula="of:=IF([.C163]&lt;&gt;[.C16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676" calcext:value-type="float">
            <text:p>1676</text:p>
          </table:table-cell>
          <table:table-cell table:formula="of:=IF([.A164]&gt;=[.C163]; [.B164]; [.C163])" office:value-type="float" office:value="1676" calcext:value-type="float">
            <text:p>1676</text:p>
          </table:table-cell>
          <table:table-cell table:formula="of:=IF([.C164]&lt;&gt;[.C16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678" calcext:value-type="float">
            <text:p>1678</text:p>
          </table:table-cell>
          <table:table-cell table:formula="of:=IF([.A165]&gt;=[.C164]; [.B165]; [.C164])" office:value-type="float" office:value="1676" calcext:value-type="float">
            <text:p>1676</text:p>
          </table:table-cell>
          <table:table-cell table:formula="of:=IF([.C165]&lt;&gt;[.C16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679" calcext:value-type="float">
            <text:p>1679</text:p>
          </table:table-cell>
          <table:table-cell table:formula="of:=IF([.A166]&gt;=[.C165]; [.B166]; [.C165])" office:value-type="float" office:value="1676" calcext:value-type="float">
            <text:p>1676</text:p>
          </table:table-cell>
          <table:table-cell table:formula="of:=IF([.C166]&lt;&gt;[.C16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682" calcext:value-type="float">
            <text:p>1682</text:p>
          </table:table-cell>
          <table:table-cell table:formula="of:=IF([.A167]&gt;=[.C166]; [.B167]; [.C166])" office:value-type="float" office:value="1676" calcext:value-type="float">
            <text:p>1676</text:p>
          </table:table-cell>
          <table:table-cell table:formula="of:=IF([.C167]&lt;&gt;[.C16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692" calcext:value-type="float">
            <text:p>1692</text:p>
          </table:table-cell>
          <table:table-cell table:formula="of:=IF([.A168]&gt;=[.C167]; [.B168]; [.C167])" office:value-type="float" office:value="1676" calcext:value-type="float">
            <text:p>1676</text:p>
          </table:table-cell>
          <table:table-cell table:formula="of:=IF([.C168]&lt;&gt;[.C16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702" calcext:value-type="float">
            <text:p>1702</text:p>
          </table:table-cell>
          <table:table-cell table:formula="of:=IF([.A169]&gt;=[.C168]; [.B169]; [.C168])" office:value-type="float" office:value="1676" calcext:value-type="float">
            <text:p>1676</text:p>
          </table:table-cell>
          <table:table-cell table:formula="of:=IF([.C169]&lt;&gt;[.C16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709" calcext:value-type="float">
            <text:p>1709</text:p>
          </table:table-cell>
          <table:table-cell table:formula="of:=IF([.A170]&gt;=[.C169]; [.B170]; [.C169])" office:value-type="float" office:value="1676" calcext:value-type="float">
            <text:p>1676</text:p>
          </table:table-cell>
          <table:table-cell table:formula="of:=IF([.C170]&lt;&gt;[.C16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747" calcext:value-type="float">
            <text:p>1747</text:p>
          </table:table-cell>
          <table:table-cell table:formula="of:=IF([.A171]&gt;=[.C170]; [.B171]; [.C170])" office:value-type="float" office:value="1676" calcext:value-type="float">
            <text:p>1676</text:p>
          </table:table-cell>
          <table:table-cell table:formula="of:=IF([.C171]&lt;&gt;[.C17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755" calcext:value-type="float">
            <text:p>1755</text:p>
          </table:table-cell>
          <table:table-cell table:formula="of:=IF([.A172]&gt;=[.C171]; [.B172]; [.C171])" office:value-type="float" office:value="1676" calcext:value-type="float">
            <text:p>1676</text:p>
          </table:table-cell>
          <table:table-cell table:formula="of:=IF([.C172]&lt;&gt;[.C17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765" calcext:value-type="float">
            <text:p>1765</text:p>
          </table:table-cell>
          <table:table-cell table:formula="of:=IF([.A173]&gt;=[.C172]; [.B173]; [.C172])" office:value-type="float" office:value="1676" calcext:value-type="float">
            <text:p>1676</text:p>
          </table:table-cell>
          <table:table-cell table:formula="of:=IF([.C173]&lt;&gt;[.C17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767" calcext:value-type="float">
            <text:p>1767</text:p>
          </table:table-cell>
          <table:table-cell table:formula="of:=IF([.A174]&gt;=[.C173]; [.B174]; [.C173])" office:value-type="float" office:value="1767" calcext:value-type="float">
            <text:p>1767</text:p>
          </table:table-cell>
          <table:table-cell table:formula="of:=IF([.C174]&lt;&gt;[.C17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811" calcext:value-type="float">
            <text:p>1811</text:p>
          </table:table-cell>
          <table:table-cell table:formula="of:=IF([.A175]&gt;=[.C174]; [.B175]; [.C174])" office:value-type="float" office:value="1767" calcext:value-type="float">
            <text:p>1767</text:p>
          </table:table-cell>
          <table:table-cell table:formula="of:=IF([.C175]&lt;&gt;[.C17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821" calcext:value-type="float">
            <text:p>1821</text:p>
          </table:table-cell>
          <table:table-cell table:formula="of:=IF([.A176]&gt;=[.C175]; [.B176]; [.C175])" office:value-type="float" office:value="1767" calcext:value-type="float">
            <text:p>1767</text:p>
          </table:table-cell>
          <table:table-cell table:formula="of:=IF([.C176]&lt;&gt;[.C17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822" calcext:value-type="float">
            <text:p>1822</text:p>
          </table:table-cell>
          <table:table-cell table:formula="of:=IF([.A177]&gt;=[.C176]; [.B177]; [.C176])" office:value-type="float" office:value="1822" calcext:value-type="float">
            <text:p>1822</text:p>
          </table:table-cell>
          <table:table-cell table:formula="of:=IF([.C177]&lt;&gt;[.C17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823" calcext:value-type="float">
            <text:p>1823</text:p>
          </table:table-cell>
          <table:table-cell table:formula="of:=IF([.A178]&gt;=[.C177]; [.B178]; [.C177])" office:value-type="float" office:value="1822" calcext:value-type="float">
            <text:p>1822</text:p>
          </table:table-cell>
          <table:table-cell table:formula="of:=IF([.C178]&lt;&gt;[.C17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830" calcext:value-type="float">
            <text:p>1830</text:p>
          </table:table-cell>
          <table:table-cell table:formula="of:=IF([.A179]&gt;=[.C178]; [.B179]; [.C178])" office:value-type="float" office:value="1822" calcext:value-type="float">
            <text:p>1822</text:p>
          </table:table-cell>
          <table:table-cell table:formula="of:=IF([.C179]&lt;&gt;[.C17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837" calcext:value-type="float">
            <text:p>1837</text:p>
          </table:table-cell>
          <table:table-cell table:formula="of:=IF([.A180]&gt;=[.C179]; [.B180]; [.C179])" office:value-type="float" office:value="1822" calcext:value-type="float">
            <text:p>1822</text:p>
          </table:table-cell>
          <table:table-cell table:formula="of:=IF([.C180]&lt;&gt;[.C17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844" calcext:value-type="float">
            <text:p>1844</text:p>
          </table:table-cell>
          <table:table-cell table:formula="of:=IF([.A181]&gt;=[.C180]; [.B181]; [.C180])" office:value-type="float" office:value="1822" calcext:value-type="float">
            <text:p>1822</text:p>
          </table:table-cell>
          <table:table-cell table:formula="of:=IF([.C181]&lt;&gt;[.C18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851" calcext:value-type="float">
            <text:p>1851</text:p>
          </table:table-cell>
          <table:table-cell table:formula="of:=IF([.A182]&gt;=[.C181]; [.B182]; [.C181])" office:value-type="float" office:value="1851" calcext:value-type="float">
            <text:p>1851</text:p>
          </table:table-cell>
          <table:table-cell table:formula="of:=IF([.C182]&lt;&gt;[.C18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853" calcext:value-type="float">
            <text:p>1853</text:p>
          </table:table-cell>
          <table:table-cell table:formula="of:=IF([.A183]&gt;=[.C182]; [.B183]; [.C182])" office:value-type="float" office:value="1851" calcext:value-type="float">
            <text:p>1851</text:p>
          </table:table-cell>
          <table:table-cell table:formula="of:=IF([.C183]&lt;&gt;[.C18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854" calcext:value-type="float">
            <text:p>1854</text:p>
          </table:table-cell>
          <table:table-cell table:formula="of:=IF([.A184]&gt;=[.C183]; [.B184]; [.C183])" office:value-type="float" office:value="1851" calcext:value-type="float">
            <text:p>1851</text:p>
          </table:table-cell>
          <table:table-cell table:formula="of:=IF([.C184]&lt;&gt;[.C18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858" calcext:value-type="float">
            <text:p>1858</text:p>
          </table:table-cell>
          <table:table-cell table:formula="of:=IF([.A185]&gt;=[.C184]; [.B185]; [.C184])" office:value-type="float" office:value="1851" calcext:value-type="float">
            <text:p>1851</text:p>
          </table:table-cell>
          <table:table-cell table:formula="of:=IF([.C185]&lt;&gt;[.C18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869" calcext:value-type="float">
            <text:p>1869</text:p>
          </table:table-cell>
          <table:table-cell table:formula="of:=IF([.A186]&gt;=[.C185]; [.B186]; [.C185])" office:value-type="float" office:value="1851" calcext:value-type="float">
            <text:p>1851</text:p>
          </table:table-cell>
          <table:table-cell table:formula="of:=IF([.C186]&lt;&gt;[.C18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871" calcext:value-type="float">
            <text:p>1871</text:p>
          </table:table-cell>
          <table:table-cell table:formula="of:=IF([.A187]&gt;=[.C186]; [.B187]; [.C186])" office:value-type="float" office:value="1851" calcext:value-type="float">
            <text:p>1851</text:p>
          </table:table-cell>
          <table:table-cell table:formula="of:=IF([.C187]&lt;&gt;[.C18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878" calcext:value-type="float">
            <text:p>1878</text:p>
          </table:table-cell>
          <table:table-cell table:formula="of:=IF([.A188]&gt;=[.C187]; [.B188]; [.C187])" office:value-type="float" office:value="1851" calcext:value-type="float">
            <text:p>1851</text:p>
          </table:table-cell>
          <table:table-cell table:formula="of:=IF([.C188]&lt;&gt;[.C18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879" calcext:value-type="float">
            <text:p>1879</text:p>
          </table:table-cell>
          <table:table-cell table:formula="of:=IF([.A189]&gt;=[.C188]; [.B189]; [.C188])" office:value-type="float" office:value="1851" calcext:value-type="float">
            <text:p>1851</text:p>
          </table:table-cell>
          <table:table-cell table:formula="of:=IF([.C189]&lt;&gt;[.C18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916" calcext:value-type="float">
            <text:p>1916</text:p>
          </table:table-cell>
          <table:table-cell table:formula="of:=IF([.A190]&gt;=[.C189]; [.B190]; [.C189])" office:value-type="float" office:value="1916" calcext:value-type="float">
            <text:p>1916</text:p>
          </table:table-cell>
          <table:table-cell table:formula="of:=IF([.C190]&lt;&gt;[.C18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917" calcext:value-type="float">
            <text:p>1917</text:p>
          </table:table-cell>
          <table:table-cell table:formula="of:=IF([.A191]&gt;=[.C190]; [.B191]; [.C190])" office:value-type="float" office:value="1916" calcext:value-type="float">
            <text:p>1916</text:p>
          </table:table-cell>
          <table:table-cell table:formula="of:=IF([.C191]&lt;&gt;[.C19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923" calcext:value-type="float">
            <text:p>1923</text:p>
          </table:table-cell>
          <table:table-cell table:formula="of:=IF([.A192]&gt;=[.C191]; [.B192]; [.C191])" office:value-type="float" office:value="1916" calcext:value-type="float">
            <text:p>1916</text:p>
          </table:table-cell>
          <table:table-cell table:formula="of:=IF([.C192]&lt;&gt;[.C19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933" calcext:value-type="float">
            <text:p>1933</text:p>
          </table:table-cell>
          <table:table-cell table:formula="of:=IF([.A193]&gt;=[.C192]; [.B193]; [.C192])" office:value-type="float" office:value="1916" calcext:value-type="float">
            <text:p>1916</text:p>
          </table:table-cell>
          <table:table-cell table:formula="of:=IF([.C193]&lt;&gt;[.C19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944" calcext:value-type="float">
            <text:p>1944</text:p>
          </table:table-cell>
          <table:table-cell table:formula="of:=IF([.A194]&gt;=[.C193]; [.B194]; [.C193])" office:value-type="float" office:value="1916" calcext:value-type="float">
            <text:p>1916</text:p>
          </table:table-cell>
          <table:table-cell table:formula="of:=IF([.C194]&lt;&gt;[.C19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948" calcext:value-type="float">
            <text:p>1948</text:p>
          </table:table-cell>
          <table:table-cell table:formula="of:=IF([.A195]&gt;=[.C194]; [.B195]; [.C194])" office:value-type="float" office:value="1948" calcext:value-type="float">
            <text:p>1948</text:p>
          </table:table-cell>
          <table:table-cell table:formula="of:=IF([.C195]&lt;&gt;[.C19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965" calcext:value-type="float">
            <text:p>1965</text:p>
          </table:table-cell>
          <table:table-cell table:formula="of:=IF([.A196]&gt;=[.C195]; [.B196]; [.C195])" office:value-type="float" office:value="1948" calcext:value-type="float">
            <text:p>1948</text:p>
          </table:table-cell>
          <table:table-cell table:formula="of:=IF([.C196]&lt;&gt;[.C19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970" calcext:value-type="float">
            <text:p>1970</text:p>
          </table:table-cell>
          <table:table-cell table:formula="of:=IF([.A197]&gt;=[.C196]; [.B197]; [.C196])" office:value-type="float" office:value="1948" calcext:value-type="float">
            <text:p>1948</text:p>
          </table:table-cell>
          <table:table-cell table:formula="of:=IF([.C197]&lt;&gt;[.C19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018" calcext:value-type="float">
            <text:p>2018</text:p>
          </table:table-cell>
          <table:table-cell table:formula="of:=IF([.A198]&gt;=[.C197]; [.B198]; [.C197])" office:value-type="float" office:value="2018" calcext:value-type="float">
            <text:p>2018</text:p>
          </table:table-cell>
          <table:table-cell table:formula="of:=IF([.C198]&lt;&gt;[.C19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38" calcext:value-type="float">
            <text:p>2038</text:p>
          </table:table-cell>
          <table:table-cell table:formula="of:=IF([.A199]&gt;=[.C198]; [.B199]; [.C198])" office:value-type="float" office:value="2018" calcext:value-type="float">
            <text:p>2018</text:p>
          </table:table-cell>
          <table:table-cell table:formula="of:=IF([.C199]&lt;&gt;[.C19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2041" calcext:value-type="float">
            <text:p>2041</text:p>
          </table:table-cell>
          <table:table-cell table:formula="of:=IF([.A200]&gt;=[.C199]; [.B200]; [.C199])" office:value-type="float" office:value="2018" calcext:value-type="float">
            <text:p>2018</text:p>
          </table:table-cell>
          <table:table-cell table:formula="of:=IF([.C200]&lt;&gt;[.C19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069" calcext:value-type="float">
            <text:p>2069</text:p>
          </table:table-cell>
          <table:table-cell table:formula="of:=IF([.A201]&gt;=[.C200]; [.B201]; [.C200])" office:value-type="float" office:value="2018" calcext:value-type="float">
            <text:p>2018</text:p>
          </table:table-cell>
          <table:table-cell table:formula="of:=IF([.C201]&lt;&gt;[.C20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2079" calcext:value-type="float">
            <text:p>2079</text:p>
          </table:table-cell>
          <table:table-cell table:formula="of:=IF([.A202]&gt;=[.C201]; [.B202]; [.C201])" office:value-type="float" office:value="2079" calcext:value-type="float">
            <text:p>2079</text:p>
          </table:table-cell>
          <table:table-cell table:formula="of:=IF([.C202]&lt;&gt;[.C20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2096" calcext:value-type="float">
            <text:p>2096</text:p>
          </table:table-cell>
          <table:table-cell table:formula="of:=IF([.A203]&gt;=[.C202]; [.B203]; [.C202])" office:value-type="float" office:value="2079" calcext:value-type="float">
            <text:p>2079</text:p>
          </table:table-cell>
          <table:table-cell table:formula="of:=IF([.C203]&lt;&gt;[.C20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2111" calcext:value-type="float">
            <text:p>2111</text:p>
          </table:table-cell>
          <table:table-cell table:formula="of:=IF([.A204]&gt;=[.C203]; [.B204]; [.C203])" office:value-type="float" office:value="2079" calcext:value-type="float">
            <text:p>2079</text:p>
          </table:table-cell>
          <table:table-cell table:formula="of:=IF([.C204]&lt;&gt;[.C20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2139" calcext:value-type="float">
            <text:p>2139</text:p>
          </table:table-cell>
          <table:table-cell table:formula="of:=IF([.A205]&gt;=[.C204]; [.B205]; [.C204])" office:value-type="float" office:value="2139" calcext:value-type="float">
            <text:p>2139</text:p>
          </table:table-cell>
          <table:table-cell table:formula="of:=IF([.C205]&lt;&gt;[.C20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2196" calcext:value-type="float">
            <text:p>2196</text:p>
          </table:table-cell>
          <table:table-cell table:formula="of:=IF([.A206]&gt;=[.C205]; [.B206]; [.C205])" office:value-type="float" office:value="2196" calcext:value-type="float">
            <text:p>2196</text:p>
          </table:table-cell>
          <table:table-cell table:formula="of:=IF([.C206]&lt;&gt;[.C20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2201" calcext:value-type="float">
            <text:p>2201</text:p>
          </table:table-cell>
          <table:table-cell table:formula="of:=IF([.A207]&gt;=[.C206]; [.B207]; [.C206])" office:value-type="float" office:value="2196" calcext:value-type="float">
            <text:p>2196</text:p>
          </table:table-cell>
          <table:table-cell table:formula="of:=IF([.C207]&lt;&gt;[.C20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210" calcext:value-type="float">
            <text:p>2210</text:p>
          </table:table-cell>
          <table:table-cell table:formula="of:=IF([.A208]&gt;=[.C207]; [.B208]; [.C207])" office:value-type="float" office:value="2210" calcext:value-type="float">
            <text:p>2210</text:p>
          </table:table-cell>
          <table:table-cell table:formula="of:=IF([.C208]&lt;&gt;[.C20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2214" calcext:value-type="float">
            <text:p>2214</text:p>
          </table:table-cell>
          <table:table-cell table:formula="of:=IF([.A209]&gt;=[.C208]; [.B209]; [.C208])" office:value-type="float" office:value="2210" calcext:value-type="float">
            <text:p>2210</text:p>
          </table:table-cell>
          <table:table-cell table:formula="of:=IF([.C209]&lt;&gt;[.C20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2215" calcext:value-type="float">
            <text:p>2215</text:p>
          </table:table-cell>
          <table:table-cell table:formula="of:=IF([.A210]&gt;=[.C209]; [.B210]; [.C209])" office:value-type="float" office:value="2210" calcext:value-type="float">
            <text:p>2210</text:p>
          </table:table-cell>
          <table:table-cell table:formula="of:=IF([.C210]&lt;&gt;[.C20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228" calcext:value-type="float">
            <text:p>2228</text:p>
          </table:table-cell>
          <table:table-cell table:formula="of:=IF([.A211]&gt;=[.C210]; [.B211]; [.C210])" office:value-type="float" office:value="2210" calcext:value-type="float">
            <text:p>2210</text:p>
          </table:table-cell>
          <table:table-cell table:formula="of:=IF([.C211]&lt;&gt;[.C2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2229" calcext:value-type="float">
            <text:p>2229</text:p>
          </table:table-cell>
          <table:table-cell table:formula="of:=IF([.A212]&gt;=[.C211]; [.B212]; [.C211])" office:value-type="float" office:value="2210" calcext:value-type="float">
            <text:p>2210</text:p>
          </table:table-cell>
          <table:table-cell table:formula="of:=IF([.C212]&lt;&gt;[.C21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2229" calcext:value-type="float">
            <text:p>2229</text:p>
          </table:table-cell>
          <table:table-cell table:formula="of:=IF([.A213]&gt;=[.C212]; [.B213]; [.C212])" office:value-type="float" office:value="2210" calcext:value-type="float">
            <text:p>2210</text:p>
          </table:table-cell>
          <table:table-cell table:formula="of:=IF([.C213]&lt;&gt;[.C2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2234" calcext:value-type="float">
            <text:p>2234</text:p>
          </table:table-cell>
          <table:table-cell table:formula="of:=IF([.A214]&gt;=[.C213]; [.B214]; [.C213])" office:value-type="float" office:value="2234" calcext:value-type="float">
            <text:p>2234</text:p>
          </table:table-cell>
          <table:table-cell table:formula="of:=IF([.C214]&lt;&gt;[.C21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2243" calcext:value-type="float">
            <text:p>2243</text:p>
          </table:table-cell>
          <table:table-cell table:formula="of:=IF([.A215]&gt;=[.C214]; [.B215]; [.C214])" office:value-type="float" office:value="2234" calcext:value-type="float">
            <text:p>2234</text:p>
          </table:table-cell>
          <table:table-cell table:formula="of:=IF([.C215]&lt;&gt;[.C21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2245" calcext:value-type="float">
            <text:p>2245</text:p>
          </table:table-cell>
          <table:table-cell table:formula="of:=IF([.A216]&gt;=[.C215]; [.B216]; [.C215])" office:value-type="float" office:value="2234" calcext:value-type="float">
            <text:p>2234</text:p>
          </table:table-cell>
          <table:table-cell table:formula="of:=IF([.C216]&lt;&gt;[.C21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2266" calcext:value-type="float">
            <text:p>2266</text:p>
          </table:table-cell>
          <table:table-cell table:formula="of:=IF([.A217]&gt;=[.C216]; [.B217]; [.C216])" office:value-type="float" office:value="2234" calcext:value-type="float">
            <text:p>2234</text:p>
          </table:table-cell>
          <table:table-cell table:formula="of:=IF([.C217]&lt;&gt;[.C2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2268" calcext:value-type="float">
            <text:p>2268</text:p>
          </table:table-cell>
          <table:table-cell table:formula="of:=IF([.A218]&gt;=[.C217]; [.B218]; [.C217])" office:value-type="float" office:value="2268" calcext:value-type="float">
            <text:p>2268</text:p>
          </table:table-cell>
          <table:table-cell table:formula="of:=IF([.C218]&lt;&gt;[.C21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2275" calcext:value-type="float">
            <text:p>2275</text:p>
          </table:table-cell>
          <table:table-cell table:formula="of:=IF([.A219]&gt;=[.C218]; [.B219]; [.C218])" office:value-type="float" office:value="2268" calcext:value-type="float">
            <text:p>2268</text:p>
          </table:table-cell>
          <table:table-cell table:formula="of:=IF([.C219]&lt;&gt;[.C21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2285" calcext:value-type="float">
            <text:p>2285</text:p>
          </table:table-cell>
          <table:table-cell table:formula="of:=IF([.A220]&gt;=[.C219]; [.B220]; [.C219])" office:value-type="float" office:value="2268" calcext:value-type="float">
            <text:p>2268</text:p>
          </table:table-cell>
          <table:table-cell table:formula="of:=IF([.C220]&lt;&gt;[.C21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2294" calcext:value-type="float">
            <text:p>2294</text:p>
          </table:table-cell>
          <table:table-cell table:formula="of:=IF([.A221]&gt;=[.C220]; [.B221]; [.C220])" office:value-type="float" office:value="2268" calcext:value-type="float">
            <text:p>2268</text:p>
          </table:table-cell>
          <table:table-cell table:formula="of:=IF([.C221]&lt;&gt;[.C22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2297" calcext:value-type="float">
            <text:p>2297</text:p>
          </table:table-cell>
          <table:table-cell table:formula="of:=IF([.A222]&gt;=[.C221]; [.B222]; [.C221])" office:value-type="float" office:value="2268" calcext:value-type="float">
            <text:p>2268</text:p>
          </table:table-cell>
          <table:table-cell table:formula="of:=IF([.C222]&lt;&gt;[.C22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2321" calcext:value-type="float">
            <text:p>2321</text:p>
          </table:table-cell>
          <table:table-cell table:formula="of:=IF([.A223]&gt;=[.C222]; [.B223]; [.C222])" office:value-type="float" office:value="2268" calcext:value-type="float">
            <text:p>2268</text:p>
          </table:table-cell>
          <table:table-cell table:formula="of:=IF([.C223]&lt;&gt;[.C22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2331" calcext:value-type="float">
            <text:p>2331</text:p>
          </table:table-cell>
          <table:table-cell table:formula="of:=IF([.A224]&gt;=[.C223]; [.B224]; [.C223])" office:value-type="float" office:value="2268" calcext:value-type="float">
            <text:p>2268</text:p>
          </table:table-cell>
          <table:table-cell table:formula="of:=IF([.C224]&lt;&gt;[.C22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2348" calcext:value-type="float">
            <text:p>2348</text:p>
          </table:table-cell>
          <table:table-cell table:formula="of:=IF([.A225]&gt;=[.C224]; [.B225]; [.C224])" office:value-type="float" office:value="2348" calcext:value-type="float">
            <text:p>2348</text:p>
          </table:table-cell>
          <table:table-cell table:formula="of:=IF([.C225]&lt;&gt;[.C22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2376" calcext:value-type="float">
            <text:p>2376</text:p>
          </table:table-cell>
          <table:table-cell table:formula="of:=IF([.A226]&gt;=[.C225]; [.B226]; [.C225])" office:value-type="float" office:value="2348" calcext:value-type="float">
            <text:p>2348</text:p>
          </table:table-cell>
          <table:table-cell table:formula="of:=IF([.C226]&lt;&gt;[.C2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2385" calcext:value-type="float">
            <text:p>2385</text:p>
          </table:table-cell>
          <table:table-cell table:formula="of:=IF([.A227]&gt;=[.C226]; [.B227]; [.C226])" office:value-type="float" office:value="2385" calcext:value-type="float">
            <text:p>2385</text:p>
          </table:table-cell>
          <table:table-cell table:formula="of:=IF([.C227]&lt;&gt;[.C22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2385" calcext:value-type="float">
            <text:p>2385</text:p>
          </table:table-cell>
          <table:table-cell table:formula="of:=IF([.A228]&gt;=[.C227]; [.B228]; [.C227])" office:value-type="float" office:value="2385" calcext:value-type="float">
            <text:p>2385</text:p>
          </table:table-cell>
          <table:table-cell table:formula="of:=IF([.C228]&lt;&gt;[.C2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2422" calcext:value-type="float">
            <text:p>2422</text:p>
          </table:table-cell>
          <table:table-cell table:formula="of:=IF([.A229]&gt;=[.C228]; [.B229]; [.C228])" office:value-type="float" office:value="2422" calcext:value-type="float">
            <text:p>2422</text:p>
          </table:table-cell>
          <table:table-cell table:formula="of:=IF([.C229]&lt;&gt;[.C22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2425" calcext:value-type="float">
            <text:p>2425</text:p>
          </table:table-cell>
          <table:table-cell table:formula="of:=IF([.A230]&gt;=[.C229]; [.B230]; [.C229])" office:value-type="float" office:value="2422" calcext:value-type="float">
            <text:p>2422</text:p>
          </table:table-cell>
          <table:table-cell table:formula="of:=IF([.C230]&lt;&gt;[.C22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2442" calcext:value-type="float">
            <text:p>2442</text:p>
          </table:table-cell>
          <table:table-cell table:formula="of:=IF([.A231]&gt;=[.C230]; [.B231]; [.C230])" office:value-type="float" office:value="2442" calcext:value-type="float">
            <text:p>2442</text:p>
          </table:table-cell>
          <table:table-cell table:formula="of:=IF([.C231]&lt;&gt;[.C23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2462" calcext:value-type="float">
            <text:p>2462</text:p>
          </table:table-cell>
          <table:table-cell table:formula="of:=IF([.A232]&gt;=[.C231]; [.B232]; [.C231])" office:value-type="float" office:value="2442" calcext:value-type="float">
            <text:p>2442</text:p>
          </table:table-cell>
          <table:table-cell table:formula="of:=IF([.C232]&lt;&gt;[.C23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2469" calcext:value-type="float">
            <text:p>2469</text:p>
          </table:table-cell>
          <table:table-cell table:formula="of:=IF([.A233]&gt;=[.C232]; [.B233]; [.C232])" office:value-type="float" office:value="2442" calcext:value-type="float">
            <text:p>2442</text:p>
          </table:table-cell>
          <table:table-cell table:formula="of:=IF([.C233]&lt;&gt;[.C23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2486" calcext:value-type="float">
            <text:p>2486</text:p>
          </table:table-cell>
          <table:table-cell table:formula="of:=IF([.A234]&gt;=[.C233]; [.B234]; [.C233])" office:value-type="float" office:value="2442" calcext:value-type="float">
            <text:p>2442</text:p>
          </table:table-cell>
          <table:table-cell table:formula="of:=IF([.C234]&lt;&gt;[.C2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2498" calcext:value-type="float">
            <text:p>2498</text:p>
          </table:table-cell>
          <table:table-cell table:formula="of:=IF([.A235]&gt;=[.C234]; [.B235]; [.C234])" office:value-type="float" office:value="2442" calcext:value-type="float">
            <text:p>2442</text:p>
          </table:table-cell>
          <table:table-cell table:formula="of:=IF([.C235]&lt;&gt;[.C23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2506" calcext:value-type="float">
            <text:p>2506</text:p>
          </table:table-cell>
          <table:table-cell table:formula="of:=IF([.A236]&gt;=[.C235]; [.B236]; [.C235])" office:value-type="float" office:value="2506" calcext:value-type="float">
            <text:p>2506</text:p>
          </table:table-cell>
          <table:table-cell table:formula="of:=IF([.C236]&lt;&gt;[.C23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2510" calcext:value-type="float">
            <text:p>2510</text:p>
          </table:table-cell>
          <table:table-cell table:formula="of:=IF([.A237]&gt;=[.C236]; [.B237]; [.C236])" office:value-type="float" office:value="2506" calcext:value-type="float">
            <text:p>2506</text:p>
          </table:table-cell>
          <table:table-cell table:formula="of:=IF([.C237]&lt;&gt;[.C23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2514" calcext:value-type="float">
            <text:p>2514</text:p>
          </table:table-cell>
          <table:table-cell table:formula="of:=IF([.A238]&gt;=[.C237]; [.B238]; [.C237])" office:value-type="float" office:value="2506" calcext:value-type="float">
            <text:p>2506</text:p>
          </table:table-cell>
          <table:table-cell table:formula="of:=IF([.C238]&lt;&gt;[.C23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2524" calcext:value-type="float">
            <text:p>2524</text:p>
          </table:table-cell>
          <table:table-cell table:formula="of:=IF([.A239]&gt;=[.C238]; [.B239]; [.C238])" office:value-type="float" office:value="2506" calcext:value-type="float">
            <text:p>2506</text:p>
          </table:table-cell>
          <table:table-cell table:formula="of:=IF([.C239]&lt;&gt;[.C23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2545" calcext:value-type="float">
            <text:p>2545</text:p>
          </table:table-cell>
          <table:table-cell table:formula="of:=IF([.A240]&gt;=[.C239]; [.B240]; [.C239])" office:value-type="float" office:value="2506" calcext:value-type="float">
            <text:p>2506</text:p>
          </table:table-cell>
          <table:table-cell table:formula="of:=IF([.C240]&lt;&gt;[.C23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2564" calcext:value-type="float">
            <text:p>2564</text:p>
          </table:table-cell>
          <table:table-cell table:formula="of:=IF([.A241]&gt;=[.C240]; [.B241]; [.C240])" office:value-type="float" office:value="2564" calcext:value-type="float">
            <text:p>2564</text:p>
          </table:table-cell>
          <table:table-cell table:formula="of:=IF([.C241]&lt;&gt;[.C24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2574" calcext:value-type="float">
            <text:p>2574</text:p>
          </table:table-cell>
          <table:table-cell table:formula="of:=IF([.A242]&gt;=[.C241]; [.B242]; [.C241])" office:value-type="float" office:value="2564" calcext:value-type="float">
            <text:p>2564</text:p>
          </table:table-cell>
          <table:table-cell table:formula="of:=IF([.C242]&lt;&gt;[.C24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2598" calcext:value-type="float">
            <text:p>2598</text:p>
          </table:table-cell>
          <table:table-cell table:formula="of:=IF([.A243]&gt;=[.C242]; [.B243]; [.C242])" office:value-type="float" office:value="2564" calcext:value-type="float">
            <text:p>2564</text:p>
          </table:table-cell>
          <table:table-cell table:formula="of:=IF([.C243]&lt;&gt;[.C24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2608" calcext:value-type="float">
            <text:p>2608</text:p>
          </table:table-cell>
          <table:table-cell table:formula="of:=IF([.A244]&gt;=[.C243]; [.B244]; [.C243])" office:value-type="float" office:value="2564" calcext:value-type="float">
            <text:p>2564</text:p>
          </table:table-cell>
          <table:table-cell table:formula="of:=IF([.C244]&lt;&gt;[.C24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608" calcext:value-type="float">
            <text:p>2608</text:p>
          </table:table-cell>
          <table:table-cell table:formula="of:=IF([.A245]&gt;=[.C244]; [.B245]; [.C244])" office:value-type="float" office:value="2608" calcext:value-type="float">
            <text:p>2608</text:p>
          </table:table-cell>
          <table:table-cell table:formula="of:=IF([.C245]&lt;&gt;[.C24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2616" calcext:value-type="float">
            <text:p>2616</text:p>
          </table:table-cell>
          <table:table-cell table:formula="of:=IF([.A246]&gt;=[.C245]; [.B246]; [.C245])" office:value-type="float" office:value="2608" calcext:value-type="float">
            <text:p>2608</text:p>
          </table:table-cell>
          <table:table-cell table:formula="of:=IF([.C246]&lt;&gt;[.C24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2631" calcext:value-type="float">
            <text:p>2631</text:p>
          </table:table-cell>
          <table:table-cell table:formula="of:=IF([.A247]&gt;=[.C246]; [.B247]; [.C246])" office:value-type="float" office:value="2608" calcext:value-type="float">
            <text:p>2608</text:p>
          </table:table-cell>
          <table:table-cell table:formula="of:=IF([.C247]&lt;&gt;[.C24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2635" calcext:value-type="float">
            <text:p>2635</text:p>
          </table:table-cell>
          <table:table-cell table:formula="of:=IF([.A248]&gt;=[.C247]; [.B248]; [.C247])" office:value-type="float" office:value="2608" calcext:value-type="float">
            <text:p>2608</text:p>
          </table:table-cell>
          <table:table-cell table:formula="of:=IF([.C248]&lt;&gt;[.C24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2639" calcext:value-type="float">
            <text:p>2639</text:p>
          </table:table-cell>
          <table:table-cell table:formula="of:=IF([.A249]&gt;=[.C248]; [.B249]; [.C248])" office:value-type="float" office:value="2639" calcext:value-type="float">
            <text:p>2639</text:p>
          </table:table-cell>
          <table:table-cell table:formula="of:=IF([.C249]&lt;&gt;[.C24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639" calcext:value-type="float">
            <text:p>2639</text:p>
          </table:table-cell>
          <table:table-cell table:formula="of:=IF([.A250]&gt;=[.C249]; [.B250]; [.C249])" office:value-type="float" office:value="2639" calcext:value-type="float">
            <text:p>2639</text:p>
          </table:table-cell>
          <table:table-cell table:formula="of:=IF([.C250]&lt;&gt;[.C2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2648" calcext:value-type="float">
            <text:p>2648</text:p>
          </table:table-cell>
          <table:table-cell table:formula="of:=IF([.A251]&gt;=[.C250]; [.B251]; [.C250])" office:value-type="float" office:value="2639" calcext:value-type="float">
            <text:p>2639</text:p>
          </table:table-cell>
          <table:table-cell table:formula="of:=IF([.C251]&lt;&gt;[.C25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2667" calcext:value-type="float">
            <text:p>2667</text:p>
          </table:table-cell>
          <table:table-cell table:formula="of:=IF([.A252]&gt;=[.C251]; [.B252]; [.C251])" office:value-type="float" office:value="2639" calcext:value-type="float">
            <text:p>2639</text:p>
          </table:table-cell>
          <table:table-cell table:formula="of:=IF([.C252]&lt;&gt;[.C25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2675" calcext:value-type="float">
            <text:p>2675</text:p>
          </table:table-cell>
          <table:table-cell table:formula="of:=IF([.A253]&gt;=[.C252]; [.B253]; [.C252])" office:value-type="float" office:value="2675" calcext:value-type="float">
            <text:p>2675</text:p>
          </table:table-cell>
          <table:table-cell table:formula="of:=IF([.C253]&lt;&gt;[.C25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2677" calcext:value-type="float">
            <text:p>2677</text:p>
          </table:table-cell>
          <table:table-cell table:formula="of:=IF([.A254]&gt;=[.C253]; [.B254]; [.C253])" office:value-type="float" office:value="2675" calcext:value-type="float">
            <text:p>2675</text:p>
          </table:table-cell>
          <table:table-cell table:formula="of:=IF([.C254]&lt;&gt;[.C25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2684" calcext:value-type="float">
            <text:p>2684</text:p>
          </table:table-cell>
          <table:table-cell table:formula="of:=IF([.A255]&gt;=[.C254]; [.B255]; [.C254])" office:value-type="float" office:value="2675" calcext:value-type="float">
            <text:p>2675</text:p>
          </table:table-cell>
          <table:table-cell table:formula="of:=IF([.C255]&lt;&gt;[.C25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2699" calcext:value-type="float">
            <text:p>2699</text:p>
          </table:table-cell>
          <table:table-cell table:formula="of:=IF([.A256]&gt;=[.C255]; [.B256]; [.C255])" office:value-type="float" office:value="2675" calcext:value-type="float">
            <text:p>2675</text:p>
          </table:table-cell>
          <table:table-cell table:formula="of:=IF([.C256]&lt;&gt;[.C25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2715" calcext:value-type="float">
            <text:p>2715</text:p>
          </table:table-cell>
          <table:table-cell table:formula="of:=IF([.A257]&gt;=[.C256]; [.B257]; [.C256])" office:value-type="float" office:value="2675" calcext:value-type="float">
            <text:p>2675</text:p>
          </table:table-cell>
          <table:table-cell table:formula="of:=IF([.C257]&lt;&gt;[.C25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2725" calcext:value-type="float">
            <text:p>2725</text:p>
          </table:table-cell>
          <table:table-cell table:formula="of:=IF([.A258]&gt;=[.C257]; [.B258]; [.C257])" office:value-type="float" office:value="2675" calcext:value-type="float">
            <text:p>2675</text:p>
          </table:table-cell>
          <table:table-cell table:formula="of:=IF([.C258]&lt;&gt;[.C25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2799" calcext:value-type="float">
            <text:p>2799</text:p>
          </table:table-cell>
          <table:table-cell table:formula="of:=IF([.A259]&gt;=[.C258]; [.B259]; [.C258])" office:value-type="float" office:value="2799" calcext:value-type="float">
            <text:p>2799</text:p>
          </table:table-cell>
          <table:table-cell table:formula="of:=IF([.C259]&lt;&gt;[.C25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2800" calcext:value-type="float">
            <text:p>2800</text:p>
          </table:table-cell>
          <table:table-cell table:formula="of:=IF([.A260]&gt;=[.C259]; [.B260]; [.C259])" office:value-type="float" office:value="2799" calcext:value-type="float">
            <text:p>2799</text:p>
          </table:table-cell>
          <table:table-cell table:formula="of:=IF([.C260]&lt;&gt;[.C25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2832" calcext:value-type="float">
            <text:p>2832</text:p>
          </table:table-cell>
          <table:table-cell table:formula="of:=IF([.A261]&gt;=[.C260]; [.B261]; [.C260])" office:value-type="float" office:value="2799" calcext:value-type="float">
            <text:p>2799</text:p>
          </table:table-cell>
          <table:table-cell table:formula="of:=IF([.C261]&lt;&gt;[.C26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2872" calcext:value-type="float">
            <text:p>2872</text:p>
          </table:table-cell>
          <table:table-cell table:formula="of:=IF([.A262]&gt;=[.C261]; [.B262]; [.C261])" office:value-type="float" office:value="2872" calcext:value-type="float">
            <text:p>2872</text:p>
          </table:table-cell>
          <table:table-cell table:formula="of:=IF([.C262]&lt;&gt;[.C26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2885" calcext:value-type="float">
            <text:p>2885</text:p>
          </table:table-cell>
          <table:table-cell table:formula="of:=IF([.A263]&gt;=[.C262]; [.B263]; [.C262])" office:value-type="float" office:value="2872" calcext:value-type="float">
            <text:p>2872</text:p>
          </table:table-cell>
          <table:table-cell table:formula="of:=IF([.C263]&lt;&gt;[.C26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2893" calcext:value-type="float">
            <text:p>2893</text:p>
          </table:table-cell>
          <table:table-cell table:formula="of:=IF([.A264]&gt;=[.C263]; [.B264]; [.C263])" office:value-type="float" office:value="2893" calcext:value-type="float">
            <text:p>2893</text:p>
          </table:table-cell>
          <table:table-cell table:formula="of:=IF([.C264]&lt;&gt;[.C26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2895" calcext:value-type="float">
            <text:p>2895</text:p>
          </table:table-cell>
          <table:table-cell table:formula="of:=IF([.A265]&gt;=[.C264]; [.B265]; [.C264])" office:value-type="float" office:value="2893" calcext:value-type="float">
            <text:p>2893</text:p>
          </table:table-cell>
          <table:table-cell table:formula="of:=IF([.C265]&lt;&gt;[.C26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2905" calcext:value-type="float">
            <text:p>2905</text:p>
          </table:table-cell>
          <table:table-cell table:formula="of:=IF([.A266]&gt;=[.C265]; [.B266]; [.C265])" office:value-type="float" office:value="2893" calcext:value-type="float">
            <text:p>2893</text:p>
          </table:table-cell>
          <table:table-cell table:formula="of:=IF([.C266]&lt;&gt;[.C26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2906" calcext:value-type="float">
            <text:p>2906</text:p>
          </table:table-cell>
          <table:table-cell table:formula="of:=IF([.A267]&gt;=[.C266]; [.B267]; [.C266])" office:value-type="float" office:value="2893" calcext:value-type="float">
            <text:p>2893</text:p>
          </table:table-cell>
          <table:table-cell table:formula="of:=IF([.C267]&lt;&gt;[.C26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2925" calcext:value-type="float">
            <text:p>2925</text:p>
          </table:table-cell>
          <table:table-cell table:formula="of:=IF([.A268]&gt;=[.C267]; [.B268]; [.C267])" office:value-type="float" office:value="2925" calcext:value-type="float">
            <text:p>2925</text:p>
          </table:table-cell>
          <table:table-cell table:formula="of:=IF([.C268]&lt;&gt;[.C26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2929" calcext:value-type="float">
            <text:p>2929</text:p>
          </table:table-cell>
          <table:table-cell table:formula="of:=IF([.A269]&gt;=[.C268]; [.B269]; [.C268])" office:value-type="float" office:value="2925" calcext:value-type="float">
            <text:p>2925</text:p>
          </table:table-cell>
          <table:table-cell table:formula="of:=IF([.C269]&lt;&gt;[.C26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2933" calcext:value-type="float">
            <text:p>2933</text:p>
          </table:table-cell>
          <table:table-cell table:formula="of:=IF([.A270]&gt;=[.C269]; [.B270]; [.C269])" office:value-type="float" office:value="2925" calcext:value-type="float">
            <text:p>2925</text:p>
          </table:table-cell>
          <table:table-cell table:formula="of:=IF([.C270]&lt;&gt;[.C26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2936" calcext:value-type="float">
            <text:p>2936</text:p>
          </table:table-cell>
          <table:table-cell table:formula="of:=IF([.A271]&gt;=[.C270]; [.B271]; [.C270])" office:value-type="float" office:value="2925" calcext:value-type="float">
            <text:p>2925</text:p>
          </table:table-cell>
          <table:table-cell table:formula="of:=IF([.C271]&lt;&gt;[.C27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3001" calcext:value-type="float">
            <text:p>3001</text:p>
          </table:table-cell>
          <table:table-cell table:formula="of:=IF([.A272]&gt;=[.C271]; [.B272]; [.C271])" office:value-type="float" office:value="2925" calcext:value-type="float">
            <text:p>2925</text:p>
          </table:table-cell>
          <table:table-cell table:formula="of:=IF([.C272]&lt;&gt;[.C27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3006" calcext:value-type="float">
            <text:p>3006</text:p>
          </table:table-cell>
          <table:table-cell table:formula="of:=IF([.A273]&gt;=[.C272]; [.B273]; [.C272])" office:value-type="float" office:value="3006" calcext:value-type="float">
            <text:p>3006</text:p>
          </table:table-cell>
          <table:table-cell table:formula="of:=IF([.C273]&lt;&gt;[.C27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3015" calcext:value-type="float">
            <text:p>3015</text:p>
          </table:table-cell>
          <table:table-cell table:formula="of:=IF([.A274]&gt;=[.C273]; [.B274]; [.C273])" office:value-type="float" office:value="3015" calcext:value-type="float">
            <text:p>3015</text:p>
          </table:table-cell>
          <table:table-cell table:formula="of:=IF([.C274]&lt;&gt;[.C27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3026" calcext:value-type="float">
            <text:p>3026</text:p>
          </table:table-cell>
          <table:table-cell table:formula="of:=IF([.A275]&gt;=[.C274]; [.B275]; [.C274])" office:value-type="float" office:value="3015" calcext:value-type="float">
            <text:p>3015</text:p>
          </table:table-cell>
          <table:table-cell table:formula="of:=IF([.C275]&lt;&gt;[.C27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3030" calcext:value-type="float">
            <text:p>3030</text:p>
          </table:table-cell>
          <table:table-cell table:formula="of:=IF([.A276]&gt;=[.C275]; [.B276]; [.C275])" office:value-type="float" office:value="3015" calcext:value-type="float">
            <text:p>3015</text:p>
          </table:table-cell>
          <table:table-cell table:formula="of:=IF([.C276]&lt;&gt;[.C27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3058" calcext:value-type="float">
            <text:p>3058</text:p>
          </table:table-cell>
          <table:table-cell table:formula="of:=IF([.A277]&gt;=[.C276]; [.B277]; [.C276])" office:value-type="float" office:value="3015" calcext:value-type="float">
            <text:p>3015</text:p>
          </table:table-cell>
          <table:table-cell table:formula="of:=IF([.C277]&lt;&gt;[.C27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3063" calcext:value-type="float">
            <text:p>3063</text:p>
          </table:table-cell>
          <table:table-cell table:formula="of:=IF([.A278]&gt;=[.C277]; [.B278]; [.C277])" office:value-type="float" office:value="3015" calcext:value-type="float">
            <text:p>3015</text:p>
          </table:table-cell>
          <table:table-cell table:formula="of:=IF([.C278]&lt;&gt;[.C27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3089" calcext:value-type="float">
            <text:p>3089</text:p>
          </table:table-cell>
          <table:table-cell table:formula="of:=IF([.A279]&gt;=[.C278]; [.B279]; [.C278])" office:value-type="float" office:value="3089" calcext:value-type="float">
            <text:p>3089</text:p>
          </table:table-cell>
          <table:table-cell table:formula="of:=IF([.C279]&lt;&gt;[.C27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3104" calcext:value-type="float">
            <text:p>3104</text:p>
          </table:table-cell>
          <table:table-cell table:formula="of:=IF([.A280]&gt;=[.C279]; [.B280]; [.C279])" office:value-type="float" office:value="3089" calcext:value-type="float">
            <text:p>3089</text:p>
          </table:table-cell>
          <table:table-cell table:formula="of:=IF([.C280]&lt;&gt;[.C27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3111" calcext:value-type="float">
            <text:p>3111</text:p>
          </table:table-cell>
          <table:table-cell table:formula="of:=IF([.A281]&gt;=[.C280]; [.B281]; [.C280])" office:value-type="float" office:value="3089" calcext:value-type="float">
            <text:p>3089</text:p>
          </table:table-cell>
          <table:table-cell table:formula="of:=IF([.C281]&lt;&gt;[.C28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3130" calcext:value-type="float">
            <text:p>3130</text:p>
          </table:table-cell>
          <table:table-cell table:formula="of:=IF([.A282]&gt;=[.C281]; [.B282]; [.C281])" office:value-type="float" office:value="3089" calcext:value-type="float">
            <text:p>3089</text:p>
          </table:table-cell>
          <table:table-cell table:formula="of:=IF([.C282]&lt;&gt;[.C28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3145" calcext:value-type="float">
            <text:p>3145</text:p>
          </table:table-cell>
          <table:table-cell table:formula="of:=IF([.A283]&gt;=[.C282]; [.B283]; [.C282])" office:value-type="float" office:value="3145" calcext:value-type="float">
            <text:p>3145</text:p>
          </table:table-cell>
          <table:table-cell table:formula="of:=IF([.C283]&lt;&gt;[.C28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3146" calcext:value-type="float">
            <text:p>3146</text:p>
          </table:table-cell>
          <table:table-cell table:formula="of:=IF([.A284]&gt;=[.C283]; [.B284]; [.C283])" office:value-type="float" office:value="3145" calcext:value-type="float">
            <text:p>3145</text:p>
          </table:table-cell>
          <table:table-cell table:formula="of:=IF([.C284]&lt;&gt;[.C28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3154" calcext:value-type="float">
            <text:p>3154</text:p>
          </table:table-cell>
          <table:table-cell table:formula="of:=IF([.A285]&gt;=[.C284]; [.B285]; [.C284])" office:value-type="float" office:value="3145" calcext:value-type="float">
            <text:p>3145</text:p>
          </table:table-cell>
          <table:table-cell table:formula="of:=IF([.C285]&lt;&gt;[.C28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3156" calcext:value-type="float">
            <text:p>3156</text:p>
          </table:table-cell>
          <table:table-cell table:formula="of:=IF([.A286]&gt;=[.C285]; [.B286]; [.C285])" office:value-type="float" office:value="3145" calcext:value-type="float">
            <text:p>3145</text:p>
          </table:table-cell>
          <table:table-cell table:formula="of:=IF([.C286]&lt;&gt;[.C28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3162" calcext:value-type="float">
            <text:p>3162</text:p>
          </table:table-cell>
          <table:table-cell table:formula="of:=IF([.A287]&gt;=[.C286]; [.B287]; [.C286])" office:value-type="float" office:value="3162" calcext:value-type="float">
            <text:p>3162</text:p>
          </table:table-cell>
          <table:table-cell table:formula="of:=IF([.C287]&lt;&gt;[.C28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3171" calcext:value-type="float">
            <text:p>3171</text:p>
          </table:table-cell>
          <table:table-cell table:formula="of:=IF([.A288]&gt;=[.C287]; [.B288]; [.C287])" office:value-type="float" office:value="3162" calcext:value-type="float">
            <text:p>3162</text:p>
          </table:table-cell>
          <table:table-cell table:formula="of:=IF([.C288]&lt;&gt;[.C28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3176" calcext:value-type="float">
            <text:p>3176</text:p>
          </table:table-cell>
          <table:table-cell table:formula="of:=IF([.A289]&gt;=[.C288]; [.B289]; [.C288])" office:value-type="float" office:value="3162" calcext:value-type="float">
            <text:p>3162</text:p>
          </table:table-cell>
          <table:table-cell table:formula="of:=IF([.C289]&lt;&gt;[.C28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3177" calcext:value-type="float">
            <text:p>3177</text:p>
          </table:table-cell>
          <table:table-cell table:formula="of:=IF([.A290]&gt;=[.C289]; [.B290]; [.C289])" office:value-type="float" office:value="3162" calcext:value-type="float">
            <text:p>3162</text:p>
          </table:table-cell>
          <table:table-cell table:formula="of:=IF([.C290]&lt;&gt;[.C28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3182" calcext:value-type="float">
            <text:p>3182</text:p>
          </table:table-cell>
          <table:table-cell table:formula="of:=IF([.A291]&gt;=[.C290]; [.B291]; [.C290])" office:value-type="float" office:value="3182" calcext:value-type="float">
            <text:p>3182</text:p>
          </table:table-cell>
          <table:table-cell table:formula="of:=IF([.C291]&lt;&gt;[.C29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3183" calcext:value-type="float">
            <text:p>3183</text:p>
          </table:table-cell>
          <table:table-cell table:formula="of:=IF([.A292]&gt;=[.C291]; [.B292]; [.C291])" office:value-type="float" office:value="3182" calcext:value-type="float">
            <text:p>3182</text:p>
          </table:table-cell>
          <table:table-cell table:formula="of:=IF([.C292]&lt;&gt;[.C29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3184" calcext:value-type="float">
            <text:p>3184</text:p>
          </table:table-cell>
          <table:table-cell table:formula="of:=IF([.A293]&gt;=[.C292]; [.B293]; [.C292])" office:value-type="float" office:value="3182" calcext:value-type="float">
            <text:p>3182</text:p>
          </table:table-cell>
          <table:table-cell table:formula="of:=IF([.C293]&lt;&gt;[.C29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185" calcext:value-type="float">
            <text:p>3185</text:p>
          </table:table-cell>
          <table:table-cell table:formula="of:=IF([.A294]&gt;=[.C293]; [.B294]; [.C293])" office:value-type="float" office:value="3182" calcext:value-type="float">
            <text:p>3182</text:p>
          </table:table-cell>
          <table:table-cell table:formula="of:=IF([.C294]&lt;&gt;[.C29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3192" calcext:value-type="float">
            <text:p>3192</text:p>
          </table:table-cell>
          <table:table-cell table:formula="of:=IF([.A295]&gt;=[.C294]; [.B295]; [.C294])" office:value-type="float" office:value="3182" calcext:value-type="float">
            <text:p>3182</text:p>
          </table:table-cell>
          <table:table-cell table:formula="of:=IF([.C295]&lt;&gt;[.C29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3201" calcext:value-type="float">
            <text:p>3201</text:p>
          </table:table-cell>
          <table:table-cell table:formula="of:=IF([.A296]&gt;=[.C295]; [.B296]; [.C295])" office:value-type="float" office:value="3182" calcext:value-type="float">
            <text:p>3182</text:p>
          </table:table-cell>
          <table:table-cell table:formula="of:=IF([.C296]&lt;&gt;[.C29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3213" calcext:value-type="float">
            <text:p>3213</text:p>
          </table:table-cell>
          <table:table-cell table:formula="of:=IF([.A297]&gt;=[.C296]; [.B297]; [.C296])" office:value-type="float" office:value="3213" calcext:value-type="float">
            <text:p>3213</text:p>
          </table:table-cell>
          <table:table-cell table:formula="of:=IF([.C297]&lt;&gt;[.C29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3216" calcext:value-type="float">
            <text:p>3216</text:p>
          </table:table-cell>
          <table:table-cell table:formula="of:=IF([.A298]&gt;=[.C297]; [.B298]; [.C297])" office:value-type="float" office:value="3213" calcext:value-type="float">
            <text:p>3213</text:p>
          </table:table-cell>
          <table:table-cell table:formula="of:=IF([.C298]&lt;&gt;[.C29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3242" calcext:value-type="float">
            <text:p>3242</text:p>
          </table:table-cell>
          <table:table-cell table:formula="of:=IF([.A299]&gt;=[.C298]; [.B299]; [.C298])" office:value-type="float" office:value="3213" calcext:value-type="float">
            <text:p>3213</text:p>
          </table:table-cell>
          <table:table-cell table:formula="of:=IF([.C299]&lt;&gt;[.C29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3256" calcext:value-type="float">
            <text:p>3256</text:p>
          </table:table-cell>
          <table:table-cell table:formula="of:=IF([.A300]&gt;=[.C299]; [.B300]; [.C299])" office:value-type="float" office:value="3213" calcext:value-type="float">
            <text:p>3213</text:p>
          </table:table-cell>
          <table:table-cell table:formula="of:=IF([.C300]&lt;&gt;[.C29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3264" calcext:value-type="float">
            <text:p>3264</text:p>
          </table:table-cell>
          <table:table-cell table:formula="of:=IF([.A301]&gt;=[.C300]; [.B301]; [.C300])" office:value-type="float" office:value="3264" calcext:value-type="float">
            <text:p>3264</text:p>
          </table:table-cell>
          <table:table-cell table:formula="of:=IF([.C301]&lt;&gt;[.C30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3279" calcext:value-type="float">
            <text:p>3279</text:p>
          </table:table-cell>
          <table:table-cell table:formula="of:=IF([.A302]&gt;=[.C301]; [.B302]; [.C301])" office:value-type="float" office:value="3264" calcext:value-type="float">
            <text:p>3264</text:p>
          </table:table-cell>
          <table:table-cell table:formula="of:=IF([.C302]&lt;&gt;[.C30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3283" calcext:value-type="float">
            <text:p>3283</text:p>
          </table:table-cell>
          <table:table-cell table:formula="of:=IF([.A303]&gt;=[.C302]; [.B303]; [.C302])" office:value-type="float" office:value="3264" calcext:value-type="float">
            <text:p>3264</text:p>
          </table:table-cell>
          <table:table-cell table:formula="of:=IF([.C303]&lt;&gt;[.C30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3292" calcext:value-type="float">
            <text:p>3292</text:p>
          </table:table-cell>
          <table:table-cell table:formula="of:=IF([.A304]&gt;=[.C303]; [.B304]; [.C303])" office:value-type="float" office:value="3292" calcext:value-type="float">
            <text:p>3292</text:p>
          </table:table-cell>
          <table:table-cell table:formula="of:=IF([.C304]&lt;&gt;[.C30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3321" calcext:value-type="float">
            <text:p>3321</text:p>
          </table:table-cell>
          <table:table-cell table:formula="of:=IF([.A305]&gt;=[.C304]; [.B305]; [.C304])" office:value-type="float" office:value="3292" calcext:value-type="float">
            <text:p>3292</text:p>
          </table:table-cell>
          <table:table-cell table:formula="of:=IF([.C305]&lt;&gt;[.C30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3323" calcext:value-type="float">
            <text:p>3323</text:p>
          </table:table-cell>
          <table:table-cell table:formula="of:=IF([.A306]&gt;=[.C305]; [.B306]; [.C305])" office:value-type="float" office:value="3292" calcext:value-type="float">
            <text:p>3292</text:p>
          </table:table-cell>
          <table:table-cell table:formula="of:=IF([.C306]&lt;&gt;[.C30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3341" calcext:value-type="float">
            <text:p>3341</text:p>
          </table:table-cell>
          <table:table-cell table:formula="of:=IF([.A307]&gt;=[.C306]; [.B307]; [.C306])" office:value-type="float" office:value="3341" calcext:value-type="float">
            <text:p>3341</text:p>
          </table:table-cell>
          <table:table-cell table:formula="of:=IF([.C307]&lt;&gt;[.C30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3383" calcext:value-type="float">
            <text:p>3383</text:p>
          </table:table-cell>
          <table:table-cell table:formula="of:=IF([.A308]&gt;=[.C307]; [.B308]; [.C307])" office:value-type="float" office:value="3341" calcext:value-type="float">
            <text:p>3341</text:p>
          </table:table-cell>
          <table:table-cell table:formula="of:=IF([.C308]&lt;&gt;[.C30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3390" calcext:value-type="float">
            <text:p>3390</text:p>
          </table:table-cell>
          <table:table-cell table:formula="of:=IF([.A309]&gt;=[.C308]; [.B309]; [.C308])" office:value-type="float" office:value="3341" calcext:value-type="float">
            <text:p>3341</text:p>
          </table:table-cell>
          <table:table-cell table:formula="of:=IF([.C309]&lt;&gt;[.C30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3407" calcext:value-type="float">
            <text:p>3407</text:p>
          </table:table-cell>
          <table:table-cell table:formula="of:=IF([.A310]&gt;=[.C309]; [.B310]; [.C309])" office:value-type="float" office:value="3407" calcext:value-type="float">
            <text:p>3407</text:p>
          </table:table-cell>
          <table:table-cell table:formula="of:=IF([.C310]&lt;&gt;[.C30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3409" calcext:value-type="float">
            <text:p>3409</text:p>
          </table:table-cell>
          <table:table-cell table:formula="of:=IF([.A311]&gt;=[.C310]; [.B311]; [.C310])" office:value-type="float" office:value="3407" calcext:value-type="float">
            <text:p>3407</text:p>
          </table:table-cell>
          <table:table-cell table:formula="of:=IF([.C311]&lt;&gt;[.C3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3418" calcext:value-type="float">
            <text:p>3418</text:p>
          </table:table-cell>
          <table:table-cell table:formula="of:=IF([.A312]&gt;=[.C311]; [.B312]; [.C311])" office:value-type="float" office:value="3407" calcext:value-type="float">
            <text:p>3407</text:p>
          </table:table-cell>
          <table:table-cell table:formula="of:=IF([.C312]&lt;&gt;[.C31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3429" calcext:value-type="float">
            <text:p>3429</text:p>
          </table:table-cell>
          <table:table-cell table:formula="of:=IF([.A313]&gt;=[.C312]; [.B313]; [.C312])" office:value-type="float" office:value="3407" calcext:value-type="float">
            <text:p>3407</text:p>
          </table:table-cell>
          <table:table-cell table:formula="of:=IF([.C313]&lt;&gt;[.C3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3439" calcext:value-type="float">
            <text:p>3439</text:p>
          </table:table-cell>
          <table:table-cell table:formula="of:=IF([.A314]&gt;=[.C313]; [.B314]; [.C313])" office:value-type="float" office:value="3407" calcext:value-type="float">
            <text:p>3407</text:p>
          </table:table-cell>
          <table:table-cell table:formula="of:=IF([.C314]&lt;&gt;[.C31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3446" calcext:value-type="float">
            <text:p>3446</text:p>
          </table:table-cell>
          <table:table-cell table:formula="of:=IF([.A315]&gt;=[.C314]; [.B315]; [.C314])" office:value-type="float" office:value="3446" calcext:value-type="float">
            <text:p>3446</text:p>
          </table:table-cell>
          <table:table-cell table:formula="of:=IF([.C315]&lt;&gt;[.C31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float" office:value="3498" calcext:value-type="float">
            <text:p>3498</text:p>
          </table:table-cell>
          <table:table-cell table:formula="of:=IF([.A316]&gt;=[.C315]; [.B316]; [.C315])" office:value-type="float" office:value="3498" calcext:value-type="float">
            <text:p>3498</text:p>
          </table:table-cell>
          <table:table-cell table:formula="of:=IF([.C316]&lt;&gt;[.C31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3500" calcext:value-type="float">
            <text:p>3500</text:p>
          </table:table-cell>
          <table:table-cell table:formula="of:=IF([.A317]&gt;=[.C316]; [.B317]; [.C316])" office:value-type="float" office:value="3498" calcext:value-type="float">
            <text:p>3498</text:p>
          </table:table-cell>
          <table:table-cell table:formula="of:=IF([.C317]&lt;&gt;[.C3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3504" calcext:value-type="float">
            <text:p>3504</text:p>
          </table:table-cell>
          <table:table-cell table:formula="of:=IF([.A318]&gt;=[.C317]; [.B318]; [.C317])" office:value-type="float" office:value="3498" calcext:value-type="float">
            <text:p>3498</text:p>
          </table:table-cell>
          <table:table-cell table:formula="of:=IF([.C318]&lt;&gt;[.C31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3506" calcext:value-type="float">
            <text:p>3506</text:p>
          </table:table-cell>
          <table:table-cell table:formula="of:=IF([.A319]&gt;=[.C318]; [.B319]; [.C318])" office:value-type="float" office:value="3498" calcext:value-type="float">
            <text:p>3498</text:p>
          </table:table-cell>
          <table:table-cell table:formula="of:=IF([.C319]&lt;&gt;[.C31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3526" calcext:value-type="float">
            <text:p>3526</text:p>
          </table:table-cell>
          <table:table-cell table:formula="of:=IF([.A320]&gt;=[.C319]; [.B320]; [.C319])" office:value-type="float" office:value="3526" calcext:value-type="float">
            <text:p>3526</text:p>
          </table:table-cell>
          <table:table-cell table:formula="of:=IF([.C320]&lt;&gt;[.C31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float" office:value="3531" calcext:value-type="float">
            <text:p>3531</text:p>
          </table:table-cell>
          <table:table-cell table:formula="of:=IF([.A321]&gt;=[.C320]; [.B321]; [.C320])" office:value-type="float" office:value="3526" calcext:value-type="float">
            <text:p>3526</text:p>
          </table:table-cell>
          <table:table-cell table:formula="of:=IF([.C321]&lt;&gt;[.C32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3535" calcext:value-type="float">
            <text:p>3535</text:p>
          </table:table-cell>
          <table:table-cell table:formula="of:=IF([.A322]&gt;=[.C321]; [.B322]; [.C321])" office:value-type="float" office:value="3526" calcext:value-type="float">
            <text:p>3526</text:p>
          </table:table-cell>
          <table:table-cell table:formula="of:=IF([.C322]&lt;&gt;[.C32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3544" calcext:value-type="float">
            <text:p>3544</text:p>
          </table:table-cell>
          <table:table-cell table:formula="of:=IF([.A323]&gt;=[.C322]; [.B323]; [.C322])" office:value-type="float" office:value="3526" calcext:value-type="float">
            <text:p>3526</text:p>
          </table:table-cell>
          <table:table-cell table:formula="of:=IF([.C323]&lt;&gt;[.C32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3560" calcext:value-type="float">
            <text:p>3560</text:p>
          </table:table-cell>
          <table:table-cell table:formula="of:=IF([.A324]&gt;=[.C323]; [.B324]; [.C323])" office:value-type="float" office:value="3526" calcext:value-type="float">
            <text:p>3526</text:p>
          </table:table-cell>
          <table:table-cell table:formula="of:=IF([.C324]&lt;&gt;[.C32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3563" calcext:value-type="float">
            <text:p>3563</text:p>
          </table:table-cell>
          <table:table-cell table:formula="of:=IF([.A325]&gt;=[.C324]; [.B325]; [.C324])" office:value-type="float" office:value="3526" calcext:value-type="float">
            <text:p>3526</text:p>
          </table:table-cell>
          <table:table-cell table:formula="of:=IF([.C325]&lt;&gt;[.C32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3598" calcext:value-type="float">
            <text:p>3598</text:p>
          </table:table-cell>
          <table:table-cell table:formula="of:=IF([.A326]&gt;=[.C325]; [.B326]; [.C325])" office:value-type="float" office:value="3526" calcext:value-type="float">
            <text:p>3526</text:p>
          </table:table-cell>
          <table:table-cell table:formula="of:=IF([.C326]&lt;&gt;[.C3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3602" calcext:value-type="float">
            <text:p>3602</text:p>
          </table:table-cell>
          <table:table-cell table:formula="of:=IF([.A327]&gt;=[.C326]; [.B327]; [.C326])" office:value-type="float" office:value="3602" calcext:value-type="float">
            <text:p>3602</text:p>
          </table:table-cell>
          <table:table-cell table:formula="of:=IF([.C327]&lt;&gt;[.C32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3608" calcext:value-type="float">
            <text:p>3608</text:p>
          </table:table-cell>
          <table:table-cell table:formula="of:=IF([.A328]&gt;=[.C327]; [.B328]; [.C327])" office:value-type="float" office:value="3602" calcext:value-type="float">
            <text:p>3602</text:p>
          </table:table-cell>
          <table:table-cell table:formula="of:=IF([.C328]&lt;&gt;[.C3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3614" calcext:value-type="float">
            <text:p>3614</text:p>
          </table:table-cell>
          <table:table-cell table:formula="of:=IF([.A329]&gt;=[.C328]; [.B329]; [.C328])" office:value-type="float" office:value="3602" calcext:value-type="float">
            <text:p>3602</text:p>
          </table:table-cell>
          <table:table-cell table:formula="of:=IF([.C329]&lt;&gt;[.C32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float" office:value="3618" calcext:value-type="float">
            <text:p>3618</text:p>
          </table:table-cell>
          <table:table-cell table:formula="of:=IF([.A330]&gt;=[.C329]; [.B330]; [.C329])" office:value-type="float" office:value="3602" calcext:value-type="float">
            <text:p>3602</text:p>
          </table:table-cell>
          <table:table-cell table:formula="of:=IF([.C330]&lt;&gt;[.C32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3656" calcext:value-type="float">
            <text:p>3656</text:p>
          </table:table-cell>
          <table:table-cell table:formula="of:=IF([.A331]&gt;=[.C330]; [.B331]; [.C330])" office:value-type="float" office:value="3602" calcext:value-type="float">
            <text:p>3602</text:p>
          </table:table-cell>
          <table:table-cell table:formula="of:=IF([.C331]&lt;&gt;[.C33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3673" calcext:value-type="float">
            <text:p>3673</text:p>
          </table:table-cell>
          <table:table-cell table:formula="of:=IF([.A332]&gt;=[.C331]; [.B332]; [.C331])" office:value-type="float" office:value="3673" calcext:value-type="float">
            <text:p>3673</text:p>
          </table:table-cell>
          <table:table-cell table:formula="of:=IF([.C332]&lt;&gt;[.C33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3674" calcext:value-type="float">
            <text:p>3674</text:p>
          </table:table-cell>
          <table:table-cell table:formula="of:=IF([.A333]&gt;=[.C332]; [.B333]; [.C332])" office:value-type="float" office:value="3673" calcext:value-type="float">
            <text:p>3673</text:p>
          </table:table-cell>
          <table:table-cell table:formula="of:=IF([.C333]&lt;&gt;[.C33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3679" calcext:value-type="float">
            <text:p>3679</text:p>
          </table:table-cell>
          <table:table-cell table:formula="of:=IF([.A334]&gt;=[.C333]; [.B334]; [.C333])" office:value-type="float" office:value="3673" calcext:value-type="float">
            <text:p>3673</text:p>
          </table:table-cell>
          <table:table-cell table:formula="of:=IF([.C334]&lt;&gt;[.C3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3683" calcext:value-type="float">
            <text:p>3683</text:p>
          </table:table-cell>
          <table:table-cell table:formula="of:=IF([.A335]&gt;=[.C334]; [.B335]; [.C334])" office:value-type="float" office:value="3673" calcext:value-type="float">
            <text:p>3673</text:p>
          </table:table-cell>
          <table:table-cell table:formula="of:=IF([.C335]&lt;&gt;[.C33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3707" calcext:value-type="float">
            <text:p>3707</text:p>
          </table:table-cell>
          <table:table-cell table:formula="of:=IF([.A336]&gt;=[.C335]; [.B336]; [.C335])" office:value-type="float" office:value="3673" calcext:value-type="float">
            <text:p>3673</text:p>
          </table:table-cell>
          <table:table-cell table:formula="of:=IF([.C336]&lt;&gt;[.C33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3728" calcext:value-type="float">
            <text:p>3728</text:p>
          </table:table-cell>
          <table:table-cell table:formula="of:=IF([.A337]&gt;=[.C336]; [.B337]; [.C336])" office:value-type="float" office:value="3728" calcext:value-type="float">
            <text:p>3728</text:p>
          </table:table-cell>
          <table:table-cell table:formula="of:=IF([.C337]&lt;&gt;[.C33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3736" calcext:value-type="float">
            <text:p>3736</text:p>
          </table:table-cell>
          <table:table-cell table:formula="of:=IF([.A338]&gt;=[.C337]; [.B338]; [.C337])" office:value-type="float" office:value="3728" calcext:value-type="float">
            <text:p>3728</text:p>
          </table:table-cell>
          <table:table-cell table:formula="of:=IF([.C338]&lt;&gt;[.C33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3746" calcext:value-type="float">
            <text:p>3746</text:p>
          </table:table-cell>
          <table:table-cell table:formula="of:=IF([.A339]&gt;=[.C338]; [.B339]; [.C338])" office:value-type="float" office:value="3728" calcext:value-type="float">
            <text:p>3728</text:p>
          </table:table-cell>
          <table:table-cell table:formula="of:=IF([.C339]&lt;&gt;[.C33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3749" calcext:value-type="float">
            <text:p>3749</text:p>
          </table:table-cell>
          <table:table-cell table:formula="of:=IF([.A340]&gt;=[.C339]; [.B340]; [.C339])" office:value-type="float" office:value="3728" calcext:value-type="float">
            <text:p>3728</text:p>
          </table:table-cell>
          <table:table-cell table:formula="of:=IF([.C340]&lt;&gt;[.C33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3794" calcext:value-type="float">
            <text:p>3794</text:p>
          </table:table-cell>
          <table:table-cell table:formula="of:=IF([.A341]&gt;=[.C340]; [.B341]; [.C340])" office:value-type="float" office:value="3728" calcext:value-type="float">
            <text:p>3728</text:p>
          </table:table-cell>
          <table:table-cell table:formula="of:=IF([.C341]&lt;&gt;[.C34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3794" calcext:value-type="float">
            <text:p>3794</text:p>
          </table:table-cell>
          <table:table-cell table:formula="of:=IF([.A342]&gt;=[.C341]; [.B342]; [.C341])" office:value-type="float" office:value="3728" calcext:value-type="float">
            <text:p>3728</text:p>
          </table:table-cell>
          <table:table-cell table:formula="of:=IF([.C342]&lt;&gt;[.C34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3804" calcext:value-type="float">
            <text:p>3804</text:p>
          </table:table-cell>
          <table:table-cell table:formula="of:=IF([.A343]&gt;=[.C342]; [.B343]; [.C342])" office:value-type="float" office:value="3804" calcext:value-type="float">
            <text:p>3804</text:p>
          </table:table-cell>
          <table:table-cell table:formula="of:=IF([.C343]&lt;&gt;[.C34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3841" calcext:value-type="float">
            <text:p>3841</text:p>
          </table:table-cell>
          <table:table-cell table:formula="of:=IF([.A344]&gt;=[.C343]; [.B344]; [.C343])" office:value-type="float" office:value="3841" calcext:value-type="float">
            <text:p>3841</text:p>
          </table:table-cell>
          <table:table-cell table:formula="of:=IF([.C344]&lt;&gt;[.C34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3862" calcext:value-type="float">
            <text:p>3862</text:p>
          </table:table-cell>
          <table:table-cell table:formula="of:=IF([.A345]&gt;=[.C344]; [.B345]; [.C344])" office:value-type="float" office:value="3841" calcext:value-type="float">
            <text:p>3841</text:p>
          </table:table-cell>
          <table:table-cell table:formula="of:=IF([.C345]&lt;&gt;[.C34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3876" calcext:value-type="float">
            <text:p>3876</text:p>
          </table:table-cell>
          <table:table-cell table:formula="of:=IF([.A346]&gt;=[.C345]; [.B346]; [.C345])" office:value-type="float" office:value="3841" calcext:value-type="float">
            <text:p>3841</text:p>
          </table:table-cell>
          <table:table-cell table:formula="of:=IF([.C346]&lt;&gt;[.C34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float" office:value="3883" calcext:value-type="float">
            <text:p>3883</text:p>
          </table:table-cell>
          <table:table-cell table:formula="of:=IF([.A347]&gt;=[.C346]; [.B347]; [.C346])" office:value-type="float" office:value="3841" calcext:value-type="float">
            <text:p>3841</text:p>
          </table:table-cell>
          <table:table-cell table:formula="of:=IF([.C347]&lt;&gt;[.C34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3902" calcext:value-type="float">
            <text:p>3902</text:p>
          </table:table-cell>
          <table:table-cell table:formula="of:=IF([.A348]&gt;=[.C347]; [.B348]; [.C347])" office:value-type="float" office:value="3902" calcext:value-type="float">
            <text:p>3902</text:p>
          </table:table-cell>
          <table:table-cell table:formula="of:=IF([.C348]&lt;&gt;[.C34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float" office:value="3912" calcext:value-type="float">
            <text:p>3912</text:p>
          </table:table-cell>
          <table:table-cell table:formula="of:=IF([.A349]&gt;=[.C348]; [.B349]; [.C348])" office:value-type="float" office:value="3902" calcext:value-type="float">
            <text:p>3902</text:p>
          </table:table-cell>
          <table:table-cell table:formula="of:=IF([.C349]&lt;&gt;[.C34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3923" calcext:value-type="float">
            <text:p>3923</text:p>
          </table:table-cell>
          <table:table-cell table:formula="of:=IF([.A350]&gt;=[.C349]; [.B350]; [.C349])" office:value-type="float" office:value="3902" calcext:value-type="float">
            <text:p>3902</text:p>
          </table:table-cell>
          <table:table-cell table:formula="of:=IF([.C350]&lt;&gt;[.C3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948" calcext:value-type="float">
            <text:p>3948</text:p>
          </table:table-cell>
          <table:table-cell table:formula="of:=IF([.A351]&gt;=[.C350]; [.B351]; [.C350])" office:value-type="float" office:value="3902" calcext:value-type="float">
            <text:p>3902</text:p>
          </table:table-cell>
          <table:table-cell table:formula="of:=IF([.C351]&lt;&gt;[.C35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3949" calcext:value-type="float">
            <text:p>3949</text:p>
          </table:table-cell>
          <table:table-cell table:formula="of:=IF([.A352]&gt;=[.C351]; [.B352]; [.C351])" office:value-type="float" office:value="3949" calcext:value-type="float">
            <text:p>3949</text:p>
          </table:table-cell>
          <table:table-cell table:formula="of:=IF([.C352]&lt;&gt;[.C35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float" office:value="3952" calcext:value-type="float">
            <text:p>3952</text:p>
          </table:table-cell>
          <table:table-cell table:formula="of:=IF([.A353]&gt;=[.C352]; [.B353]; [.C352])" office:value-type="float" office:value="3949" calcext:value-type="float">
            <text:p>3949</text:p>
          </table:table-cell>
          <table:table-cell table:formula="of:=IF([.C353]&lt;&gt;[.C35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3964" calcext:value-type="float">
            <text:p>3964</text:p>
          </table:table-cell>
          <table:table-cell table:formula="of:=IF([.A354]&gt;=[.C353]; [.B354]; [.C353])" office:value-type="float" office:value="3964" calcext:value-type="float">
            <text:p>3964</text:p>
          </table:table-cell>
          <table:table-cell table:formula="of:=IF([.C354]&lt;&gt;[.C35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float" office:value="3995" calcext:value-type="float">
            <text:p>3995</text:p>
          </table:table-cell>
          <table:table-cell table:formula="of:=IF([.A355]&gt;=[.C354]; [.B355]; [.C354])" office:value-type="float" office:value="3964" calcext:value-type="float">
            <text:p>3964</text:p>
          </table:table-cell>
          <table:table-cell table:formula="of:=IF([.C355]&lt;&gt;[.C35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4013" calcext:value-type="float">
            <text:p>4013</text:p>
          </table:table-cell>
          <table:table-cell table:formula="of:=IF([.A356]&gt;=[.C355]; [.B356]; [.C355])" office:value-type="float" office:value="4013" calcext:value-type="float">
            <text:p>4013</text:p>
          </table:table-cell>
          <table:table-cell table:formula="of:=IF([.C356]&lt;&gt;[.C35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4020" calcext:value-type="float">
            <text:p>4020</text:p>
          </table:table-cell>
          <table:table-cell table:formula="of:=IF([.A357]&gt;=[.C356]; [.B357]; [.C356])" office:value-type="float" office:value="4013" calcext:value-type="float">
            <text:p>4013</text:p>
          </table:table-cell>
          <table:table-cell table:formula="of:=IF([.C357]&lt;&gt;[.C35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4035" calcext:value-type="float">
            <text:p>4035</text:p>
          </table:table-cell>
          <table:table-cell table:formula="of:=IF([.A358]&gt;=[.C357]; [.B358]; [.C357])" office:value-type="float" office:value="4013" calcext:value-type="float">
            <text:p>4013</text:p>
          </table:table-cell>
          <table:table-cell table:formula="of:=IF([.C358]&lt;&gt;[.C35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4056" calcext:value-type="float">
            <text:p>4056</text:p>
          </table:table-cell>
          <table:table-cell table:formula="of:=IF([.A359]&gt;=[.C358]; [.B359]; [.C358])" office:value-type="float" office:value="4056" calcext:value-type="float">
            <text:p>4056</text:p>
          </table:table-cell>
          <table:table-cell table:formula="of:=IF([.C359]&lt;&gt;[.C35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float" office:value="4059" calcext:value-type="float">
            <text:p>4059</text:p>
          </table:table-cell>
          <table:table-cell table:formula="of:=IF([.A360]&gt;=[.C359]; [.B360]; [.C359])" office:value-type="float" office:value="4056" calcext:value-type="float">
            <text:p>4056</text:p>
          </table:table-cell>
          <table:table-cell table:formula="of:=IF([.C360]&lt;&gt;[.C35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4072" calcext:value-type="float">
            <text:p>4072</text:p>
          </table:table-cell>
          <table:table-cell table:formula="of:=IF([.A361]&gt;=[.C360]; [.B361]; [.C360])" office:value-type="float" office:value="4056" calcext:value-type="float">
            <text:p>4056</text:p>
          </table:table-cell>
          <table:table-cell table:formula="of:=IF([.C361]&lt;&gt;[.C36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4073" calcext:value-type="float">
            <text:p>4073</text:p>
          </table:table-cell>
          <table:table-cell table:formula="of:=IF([.A362]&gt;=[.C361]; [.B362]; [.C361])" office:value-type="float" office:value="4056" calcext:value-type="float">
            <text:p>4056</text:p>
          </table:table-cell>
          <table:table-cell table:formula="of:=IF([.C362]&lt;&gt;[.C36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4086" calcext:value-type="float">
            <text:p>4086</text:p>
          </table:table-cell>
          <table:table-cell table:formula="of:=IF([.A363]&gt;=[.C362]; [.B363]; [.C362])" office:value-type="float" office:value="4056" calcext:value-type="float">
            <text:p>4056</text:p>
          </table:table-cell>
          <table:table-cell table:formula="of:=IF([.C363]&lt;&gt;[.C36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4090" calcext:value-type="float">
            <text:p>4090</text:p>
          </table:table-cell>
          <table:table-cell table:formula="of:=IF([.A364]&gt;=[.C363]; [.B364]; [.C363])" office:value-type="float" office:value="4056" calcext:value-type="float">
            <text:p>4056</text:p>
          </table:table-cell>
          <table:table-cell table:formula="of:=IF([.C364]&lt;&gt;[.C36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4091" calcext:value-type="float">
            <text:p>4091</text:p>
          </table:table-cell>
          <table:table-cell table:formula="of:=IF([.A365]&gt;=[.C364]; [.B365]; [.C364])" office:value-type="float" office:value="4091" calcext:value-type="float">
            <text:p>4091</text:p>
          </table:table-cell>
          <table:table-cell table:formula="of:=IF([.C365]&lt;&gt;[.C36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4095" calcext:value-type="float">
            <text:p>4095</text:p>
          </table:table-cell>
          <table:table-cell table:formula="of:=IF([.A366]&gt;=[.C365]; [.B366]; [.C365])" office:value-type="float" office:value="4091" calcext:value-type="float">
            <text:p>4091</text:p>
          </table:table-cell>
          <table:table-cell table:formula="of:=IF([.C366]&lt;&gt;[.C36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4098" calcext:value-type="float">
            <text:p>4098</text:p>
          </table:table-cell>
          <table:table-cell table:formula="of:=IF([.A367]&gt;=[.C366]; [.B367]; [.C366])" office:value-type="float" office:value="4091" calcext:value-type="float">
            <text:p>4091</text:p>
          </table:table-cell>
          <table:table-cell table:formula="of:=IF([.C367]&lt;&gt;[.C36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4101" calcext:value-type="float">
            <text:p>4101</text:p>
          </table:table-cell>
          <table:table-cell table:formula="of:=IF([.A368]&gt;=[.C367]; [.B368]; [.C367])" office:value-type="float" office:value="4091" calcext:value-type="float">
            <text:p>4091</text:p>
          </table:table-cell>
          <table:table-cell table:formula="of:=IF([.C368]&lt;&gt;[.C36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4102" calcext:value-type="float">
            <text:p>4102</text:p>
          </table:table-cell>
          <table:table-cell table:formula="of:=IF([.A369]&gt;=[.C368]; [.B369]; [.C368])" office:value-type="float" office:value="4102" calcext:value-type="float">
            <text:p>4102</text:p>
          </table:table-cell>
          <table:table-cell table:formula="of:=IF([.C369]&lt;&gt;[.C36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4110" calcext:value-type="float">
            <text:p>4110</text:p>
          </table:table-cell>
          <table:table-cell table:formula="of:=IF([.A370]&gt;=[.C369]; [.B370]; [.C369])" office:value-type="float" office:value="4102" calcext:value-type="float">
            <text:p>4102</text:p>
          </table:table-cell>
          <table:table-cell table:formula="of:=IF([.C370]&lt;&gt;[.C36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4119" calcext:value-type="float">
            <text:p>4119</text:p>
          </table:table-cell>
          <table:table-cell table:formula="of:=IF([.A371]&gt;=[.C370]; [.B371]; [.C370])" office:value-type="float" office:value="4119" calcext:value-type="float">
            <text:p>4119</text:p>
          </table:table-cell>
          <table:table-cell table:formula="of:=IF([.C371]&lt;&gt;[.C37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4146" calcext:value-type="float">
            <text:p>4146</text:p>
          </table:table-cell>
          <table:table-cell table:formula="of:=IF([.A372]&gt;=[.C371]; [.B372]; [.C371])" office:value-type="float" office:value="4146" calcext:value-type="float">
            <text:p>4146</text:p>
          </table:table-cell>
          <table:table-cell table:formula="of:=IF([.C372]&lt;&gt;[.C37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float" office:value="4150" calcext:value-type="float">
            <text:p>4150</text:p>
          </table:table-cell>
          <table:table-cell table:formula="of:=IF([.A373]&gt;=[.C372]; [.B373]; [.C372])" office:value-type="float" office:value="4146" calcext:value-type="float">
            <text:p>4146</text:p>
          </table:table-cell>
          <table:table-cell table:formula="of:=IF([.C373]&lt;&gt;[.C37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4151" calcext:value-type="float">
            <text:p>4151</text:p>
          </table:table-cell>
          <table:table-cell table:formula="of:=IF([.A374]&gt;=[.C373]; [.B374]; [.C373])" office:value-type="float" office:value="4146" calcext:value-type="float">
            <text:p>4146</text:p>
          </table:table-cell>
          <table:table-cell table:formula="of:=IF([.C374]&lt;&gt;[.C37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float" office:value="4152" calcext:value-type="float">
            <text:p>4152</text:p>
          </table:table-cell>
          <table:table-cell table:formula="of:=IF([.A375]&gt;=[.C374]; [.B375]; [.C374])" office:value-type="float" office:value="4146" calcext:value-type="float">
            <text:p>4146</text:p>
          </table:table-cell>
          <table:table-cell table:formula="of:=IF([.C375]&lt;&gt;[.C37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float" office:value="4159" calcext:value-type="float">
            <text:p>4159</text:p>
          </table:table-cell>
          <table:table-cell table:formula="of:=IF([.A376]&gt;=[.C375]; [.B376]; [.C375])" office:value-type="float" office:value="4146" calcext:value-type="float">
            <text:p>4146</text:p>
          </table:table-cell>
          <table:table-cell table:formula="of:=IF([.C376]&lt;&gt;[.C37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float" office:value="4162" calcext:value-type="float">
            <text:p>4162</text:p>
          </table:table-cell>
          <table:table-cell table:formula="of:=IF([.A377]&gt;=[.C376]; [.B377]; [.C376])" office:value-type="float" office:value="4146" calcext:value-type="float">
            <text:p>4146</text:p>
          </table:table-cell>
          <table:table-cell table:formula="of:=IF([.C377]&lt;&gt;[.C37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float" office:value="4168" calcext:value-type="float">
            <text:p>4168</text:p>
          </table:table-cell>
          <table:table-cell table:formula="of:=IF([.A378]&gt;=[.C377]; [.B378]; [.C377])" office:value-type="float" office:value="4146" calcext:value-type="float">
            <text:p>4146</text:p>
          </table:table-cell>
          <table:table-cell table:formula="of:=IF([.C378]&lt;&gt;[.C37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float" office:value="4170" calcext:value-type="float">
            <text:p>4170</text:p>
          </table:table-cell>
          <table:table-cell table:formula="of:=IF([.A379]&gt;=[.C378]; [.B379]; [.C378])" office:value-type="float" office:value="4146" calcext:value-type="float">
            <text:p>4146</text:p>
          </table:table-cell>
          <table:table-cell table:formula="of:=IF([.C379]&lt;&gt;[.C37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4177" calcext:value-type="float">
            <text:p>4177</text:p>
          </table:table-cell>
          <table:table-cell table:formula="of:=IF([.A380]&gt;=[.C379]; [.B380]; [.C379])" office:value-type="float" office:value="4146" calcext:value-type="float">
            <text:p>4146</text:p>
          </table:table-cell>
          <table:table-cell table:formula="of:=IF([.C380]&lt;&gt;[.C37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4179" calcext:value-type="float">
            <text:p>4179</text:p>
          </table:table-cell>
          <table:table-cell table:formula="of:=IF([.A381]&gt;=[.C380]; [.B381]; [.C380])" office:value-type="float" office:value="4146" calcext:value-type="float">
            <text:p>4146</text:p>
          </table:table-cell>
          <table:table-cell table:formula="of:=IF([.C381]&lt;&gt;[.C38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float" office:value="4189" calcext:value-type="float">
            <text:p>4189</text:p>
          </table:table-cell>
          <table:table-cell table:formula="of:=IF([.A382]&gt;=[.C381]; [.B382]; [.C381])" office:value-type="float" office:value="4189" calcext:value-type="float">
            <text:p>4189</text:p>
          </table:table-cell>
          <table:table-cell table:formula="of:=IF([.C382]&lt;&gt;[.C38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4192" calcext:value-type="float">
            <text:p>4192</text:p>
          </table:table-cell>
          <table:table-cell table:formula="of:=IF([.A383]&gt;=[.C382]; [.B383]; [.C382])" office:value-type="float" office:value="4189" calcext:value-type="float">
            <text:p>4189</text:p>
          </table:table-cell>
          <table:table-cell table:formula="of:=IF([.C383]&lt;&gt;[.C38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float" office:value="4201" calcext:value-type="float">
            <text:p>4201</text:p>
          </table:table-cell>
          <table:table-cell table:formula="of:=IF([.A384]&gt;=[.C383]; [.B384]; [.C383])" office:value-type="float" office:value="4189" calcext:value-type="float">
            <text:p>4189</text:p>
          </table:table-cell>
          <table:table-cell table:formula="of:=IF([.C384]&lt;&gt;[.C38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float" office:value="4232" calcext:value-type="float">
            <text:p>4232</text:p>
          </table:table-cell>
          <table:table-cell table:formula="of:=IF([.A385]&gt;=[.C384]; [.B385]; [.C384])" office:value-type="float" office:value="4232" calcext:value-type="float">
            <text:p>4232</text:p>
          </table:table-cell>
          <table:table-cell table:formula="of:=IF([.C385]&lt;&gt;[.C38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float" office:value="4249" calcext:value-type="float">
            <text:p>4249</text:p>
          </table:table-cell>
          <table:table-cell table:formula="of:=IF([.A386]&gt;=[.C385]; [.B386]; [.C385])" office:value-type="float" office:value="4232" calcext:value-type="float">
            <text:p>4232</text:p>
          </table:table-cell>
          <table:table-cell table:formula="of:=IF([.C386]&lt;&gt;[.C38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float" office:value="4294" calcext:value-type="float">
            <text:p>4294</text:p>
          </table:table-cell>
          <table:table-cell table:formula="of:=IF([.A387]&gt;=[.C386]; [.B387]; [.C386])" office:value-type="float" office:value="4294" calcext:value-type="float">
            <text:p>4294</text:p>
          </table:table-cell>
          <table:table-cell table:formula="of:=IF([.C387]&lt;&gt;[.C38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4305" calcext:value-type="float">
            <text:p>4305</text:p>
          </table:table-cell>
          <table:table-cell table:formula="of:=IF([.A388]&gt;=[.C387]; [.B388]; [.C387])" office:value-type="float" office:value="4294" calcext:value-type="float">
            <text:p>4294</text:p>
          </table:table-cell>
          <table:table-cell table:formula="of:=IF([.C388]&lt;&gt;[.C38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float" office:value="4309" calcext:value-type="float">
            <text:p>4309</text:p>
          </table:table-cell>
          <table:table-cell table:formula="of:=IF([.A389]&gt;=[.C388]; [.B389]; [.C388])" office:value-type="float" office:value="4294" calcext:value-type="float">
            <text:p>4294</text:p>
          </table:table-cell>
          <table:table-cell table:formula="of:=IF([.C389]&lt;&gt;[.C38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float" office:value="4313" calcext:value-type="float">
            <text:p>4313</text:p>
          </table:table-cell>
          <table:table-cell table:formula="of:=IF([.A390]&gt;=[.C389]; [.B390]; [.C389])" office:value-type="float" office:value="4294" calcext:value-type="float">
            <text:p>4294</text:p>
          </table:table-cell>
          <table:table-cell table:formula="of:=IF([.C390]&lt;&gt;[.C38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4314" calcext:value-type="float">
            <text:p>4314</text:p>
          </table:table-cell>
          <table:table-cell table:formula="of:=IF([.A391]&gt;=[.C390]; [.B391]; [.C390])" office:value-type="float" office:value="4294" calcext:value-type="float">
            <text:p>4294</text:p>
          </table:table-cell>
          <table:table-cell table:formula="of:=IF([.C391]&lt;&gt;[.C39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4321" calcext:value-type="float">
            <text:p>4321</text:p>
          </table:table-cell>
          <table:table-cell table:formula="of:=IF([.A392]&gt;=[.C391]; [.B392]; [.C391])" office:value-type="float" office:value="4294" calcext:value-type="float">
            <text:p>4294</text:p>
          </table:table-cell>
          <table:table-cell table:formula="of:=IF([.C392]&lt;&gt;[.C39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4324" calcext:value-type="float">
            <text:p>4324</text:p>
          </table:table-cell>
          <table:table-cell table:formula="of:=IF([.A393]&gt;=[.C392]; [.B393]; [.C392])" office:value-type="float" office:value="4294" calcext:value-type="float">
            <text:p>4294</text:p>
          </table:table-cell>
          <table:table-cell table:formula="of:=IF([.C393]&lt;&gt;[.C39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4330" calcext:value-type="float">
            <text:p>4330</text:p>
          </table:table-cell>
          <table:table-cell table:formula="of:=IF([.A394]&gt;=[.C393]; [.B394]; [.C393])" office:value-type="float" office:value="4294" calcext:value-type="float">
            <text:p>4294</text:p>
          </table:table-cell>
          <table:table-cell table:formula="of:=IF([.C394]&lt;&gt;[.C39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4344" calcext:value-type="float">
            <text:p>4344</text:p>
          </table:table-cell>
          <table:table-cell table:formula="of:=IF([.A395]&gt;=[.C394]; [.B395]; [.C394])" office:value-type="float" office:value="4344" calcext:value-type="float">
            <text:p>4344</text:p>
          </table:table-cell>
          <table:table-cell table:formula="of:=IF([.C395]&lt;&gt;[.C39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4357" calcext:value-type="float">
            <text:p>4357</text:p>
          </table:table-cell>
          <table:table-cell table:formula="of:=IF([.A396]&gt;=[.C395]; [.B396]; [.C395])" office:value-type="float" office:value="4344" calcext:value-type="float">
            <text:p>4344</text:p>
          </table:table-cell>
          <table:table-cell table:formula="of:=IF([.C396]&lt;&gt;[.C39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float" office:value="4375" calcext:value-type="float">
            <text:p>4375</text:p>
          </table:table-cell>
          <table:table-cell table:formula="of:=IF([.A397]&gt;=[.C396]; [.B397]; [.C396])" office:value-type="float" office:value="4344" calcext:value-type="float">
            <text:p>4344</text:p>
          </table:table-cell>
          <table:table-cell table:formula="of:=IF([.C397]&lt;&gt;[.C39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4378" calcext:value-type="float">
            <text:p>4378</text:p>
          </table:table-cell>
          <table:table-cell table:formula="of:=IF([.A398]&gt;=[.C397]; [.B398]; [.C397])" office:value-type="float" office:value="4344" calcext:value-type="float">
            <text:p>4344</text:p>
          </table:table-cell>
          <table:table-cell table:formula="of:=IF([.C398]&lt;&gt;[.C39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float" office:value="4382" calcext:value-type="float">
            <text:p>4382</text:p>
          </table:table-cell>
          <table:table-cell table:formula="of:=IF([.A399]&gt;=[.C398]; [.B399]; [.C398])" office:value-type="float" office:value="4344" calcext:value-type="float">
            <text:p>4344</text:p>
          </table:table-cell>
          <table:table-cell table:formula="of:=IF([.C399]&lt;&gt;[.C39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float" office:value="4389" calcext:value-type="float">
            <text:p>4389</text:p>
          </table:table-cell>
          <table:table-cell table:formula="of:=IF([.A400]&gt;=[.C399]; [.B400]; [.C399])" office:value-type="float" office:value="4344" calcext:value-type="float">
            <text:p>4344</text:p>
          </table:table-cell>
          <table:table-cell table:formula="of:=IF([.C400]&lt;&gt;[.C39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4397" calcext:value-type="float">
            <text:p>4397</text:p>
          </table:table-cell>
          <table:table-cell table:formula="of:=IF([.A401]&gt;=[.C400]; [.B401]; [.C400])" office:value-type="float" office:value="4397" calcext:value-type="float">
            <text:p>4397</text:p>
          </table:table-cell>
          <table:table-cell table:formula="of:=IF([.C401]&lt;&gt;[.C40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float" office:value="4399" calcext:value-type="float">
            <text:p>4399</text:p>
          </table:table-cell>
          <table:table-cell table:formula="of:=IF([.A402]&gt;=[.C401]; [.B402]; [.C401])" office:value-type="float" office:value="4397" calcext:value-type="float">
            <text:p>4397</text:p>
          </table:table-cell>
          <table:table-cell table:formula="of:=IF([.C402]&lt;&gt;[.C40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float" office:value="4407" calcext:value-type="float">
            <text:p>4407</text:p>
          </table:table-cell>
          <table:table-cell table:formula="of:=IF([.A403]&gt;=[.C402]; [.B403]; [.C402])" office:value-type="float" office:value="4397" calcext:value-type="float">
            <text:p>4397</text:p>
          </table:table-cell>
          <table:table-cell table:formula="of:=IF([.C403]&lt;&gt;[.C40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4425" calcext:value-type="float">
            <text:p>4425</text:p>
          </table:table-cell>
          <table:table-cell table:formula="of:=IF([.A404]&gt;=[.C403]; [.B404]; [.C403])" office:value-type="float" office:value="4397" calcext:value-type="float">
            <text:p>4397</text:p>
          </table:table-cell>
          <table:table-cell table:formula="of:=IF([.C404]&lt;&gt;[.C40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float" office:value="4432" calcext:value-type="float">
            <text:p>4432</text:p>
          </table:table-cell>
          <table:table-cell table:formula="of:=IF([.A405]&gt;=[.C404]; [.B405]; [.C404])" office:value-type="float" office:value="4397" calcext:value-type="float">
            <text:p>4397</text:p>
          </table:table-cell>
          <table:table-cell table:formula="of:=IF([.C405]&lt;&gt;[.C40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float" office:value="4434" calcext:value-type="float">
            <text:p>4434</text:p>
          </table:table-cell>
          <table:table-cell table:formula="of:=IF([.A406]&gt;=[.C405]; [.B406]; [.C405])" office:value-type="float" office:value="4397" calcext:value-type="float">
            <text:p>4397</text:p>
          </table:table-cell>
          <table:table-cell table:formula="of:=IF([.C406]&lt;&gt;[.C40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float" office:value="4443" calcext:value-type="float">
            <text:p>4443</text:p>
          </table:table-cell>
          <table:table-cell table:formula="of:=IF([.A407]&gt;=[.C406]; [.B407]; [.C406])" office:value-type="float" office:value="4443" calcext:value-type="float">
            <text:p>4443</text:p>
          </table:table-cell>
          <table:table-cell table:formula="of:=IF([.C407]&lt;&gt;[.C40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4446" calcext:value-type="float">
            <text:p>4446</text:p>
          </table:table-cell>
          <table:table-cell table:formula="of:=IF([.A408]&gt;=[.C407]; [.B408]; [.C407])" office:value-type="float" office:value="4443" calcext:value-type="float">
            <text:p>4443</text:p>
          </table:table-cell>
          <table:table-cell table:formula="of:=IF([.C408]&lt;&gt;[.C40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4448" calcext:value-type="float">
            <text:p>4448</text:p>
          </table:table-cell>
          <table:table-cell table:formula="of:=IF([.A409]&gt;=[.C408]; [.B409]; [.C408])" office:value-type="float" office:value="4443" calcext:value-type="float">
            <text:p>4443</text:p>
          </table:table-cell>
          <table:table-cell table:formula="of:=IF([.C409]&lt;&gt;[.C40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float" office:value="4452" calcext:value-type="float">
            <text:p>4452</text:p>
          </table:table-cell>
          <table:table-cell table:formula="of:=IF([.A410]&gt;=[.C409]; [.B410]; [.C409])" office:value-type="float" office:value="4452" calcext:value-type="float">
            <text:p>4452</text:p>
          </table:table-cell>
          <table:table-cell table:formula="of:=IF([.C410]&lt;&gt;[.C40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4458" calcext:value-type="float">
            <text:p>4458</text:p>
          </table:table-cell>
          <table:table-cell table:formula="of:=IF([.A411]&gt;=[.C410]; [.B411]; [.C410])" office:value-type="float" office:value="4452" calcext:value-type="float">
            <text:p>4452</text:p>
          </table:table-cell>
          <table:table-cell table:formula="of:=IF([.C411]&lt;&gt;[.C4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4461" calcext:value-type="float">
            <text:p>4461</text:p>
          </table:table-cell>
          <table:table-cell table:formula="of:=IF([.A412]&gt;=[.C411]; [.B412]; [.C411])" office:value-type="float" office:value="4461" calcext:value-type="float">
            <text:p>4461</text:p>
          </table:table-cell>
          <table:table-cell table:formula="of:=IF([.C412]&lt;&gt;[.C41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float" office:value="4485" calcext:value-type="float">
            <text:p>4485</text:p>
          </table:table-cell>
          <table:table-cell table:formula="of:=IF([.A413]&gt;=[.C412]; [.B413]; [.C412])" office:value-type="float" office:value="4461" calcext:value-type="float">
            <text:p>4461</text:p>
          </table:table-cell>
          <table:table-cell table:formula="of:=IF([.C413]&lt;&gt;[.C4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float" office:value="4505" calcext:value-type="float">
            <text:p>4505</text:p>
          </table:table-cell>
          <table:table-cell table:formula="of:=IF([.A414]&gt;=[.C413]; [.B414]; [.C413])" office:value-type="float" office:value="4505" calcext:value-type="float">
            <text:p>4505</text:p>
          </table:table-cell>
          <table:table-cell table:formula="of:=IF([.C414]&lt;&gt;[.C41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4518" calcext:value-type="float">
            <text:p>4518</text:p>
          </table:table-cell>
          <table:table-cell table:formula="of:=IF([.A415]&gt;=[.C414]; [.B415]; [.C414])" office:value-type="float" office:value="4505" calcext:value-type="float">
            <text:p>4505</text:p>
          </table:table-cell>
          <table:table-cell table:formula="of:=IF([.C415]&lt;&gt;[.C41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float" office:value="4537" calcext:value-type="float">
            <text:p>4537</text:p>
          </table:table-cell>
          <table:table-cell table:formula="of:=IF([.A416]&gt;=[.C415]; [.B416]; [.C415])" office:value-type="float" office:value="4537" calcext:value-type="float">
            <text:p>4537</text:p>
          </table:table-cell>
          <table:table-cell table:formula="of:=IF([.C416]&lt;&gt;[.C41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4548" calcext:value-type="float">
            <text:p>4548</text:p>
          </table:table-cell>
          <table:table-cell table:formula="of:=IF([.A417]&gt;=[.C416]; [.B417]; [.C416])" office:value-type="float" office:value="4537" calcext:value-type="float">
            <text:p>4537</text:p>
          </table:table-cell>
          <table:table-cell table:formula="of:=IF([.C417]&lt;&gt;[.C4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4571" calcext:value-type="float">
            <text:p>4571</text:p>
          </table:table-cell>
          <table:table-cell table:formula="of:=IF([.A418]&gt;=[.C417]; [.B418]; [.C417])" office:value-type="float" office:value="4537" calcext:value-type="float">
            <text:p>4537</text:p>
          </table:table-cell>
          <table:table-cell table:formula="of:=IF([.C418]&lt;&gt;[.C41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float" office:value="4600" calcext:value-type="float">
            <text:p>4600</text:p>
          </table:table-cell>
          <table:table-cell table:formula="of:=IF([.A419]&gt;=[.C418]; [.B419]; [.C418])" office:value-type="float" office:value="4600" calcext:value-type="float">
            <text:p>4600</text:p>
          </table:table-cell>
          <table:table-cell table:formula="of:=IF([.C419]&lt;&gt;[.C41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float" office:value="4615" calcext:value-type="float">
            <text:p>4615</text:p>
          </table:table-cell>
          <table:table-cell table:formula="of:=IF([.A420]&gt;=[.C419]; [.B420]; [.C419])" office:value-type="float" office:value="4600" calcext:value-type="float">
            <text:p>4600</text:p>
          </table:table-cell>
          <table:table-cell table:formula="of:=IF([.C420]&lt;&gt;[.C41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float" office:value="4618" calcext:value-type="float">
            <text:p>4618</text:p>
          </table:table-cell>
          <table:table-cell table:formula="of:=IF([.A421]&gt;=[.C420]; [.B421]; [.C420])" office:value-type="float" office:value="4600" calcext:value-type="float">
            <text:p>4600</text:p>
          </table:table-cell>
          <table:table-cell table:formula="of:=IF([.C421]&lt;&gt;[.C42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644" calcext:value-type="float">
            <text:p>4644</text:p>
          </table:table-cell>
          <table:table-cell table:formula="of:=IF([.A422]&gt;=[.C421]; [.B422]; [.C421])" office:value-type="float" office:value="4600" calcext:value-type="float">
            <text:p>4600</text:p>
          </table:table-cell>
          <table:table-cell table:formula="of:=IF([.C422]&lt;&gt;[.C42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float" office:value="4648" calcext:value-type="float">
            <text:p>4648</text:p>
          </table:table-cell>
          <table:table-cell table:formula="of:=IF([.A423]&gt;=[.C422]; [.B423]; [.C422])" office:value-type="float" office:value="4600" calcext:value-type="float">
            <text:p>4600</text:p>
          </table:table-cell>
          <table:table-cell table:formula="of:=IF([.C423]&lt;&gt;[.C42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float" office:value="4653" calcext:value-type="float">
            <text:p>4653</text:p>
          </table:table-cell>
          <table:table-cell table:formula="of:=IF([.A424]&gt;=[.C423]; [.B424]; [.C423])" office:value-type="float" office:value="4653" calcext:value-type="float">
            <text:p>4653</text:p>
          </table:table-cell>
          <table:table-cell table:formula="of:=IF([.C424]&lt;&gt;[.C42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float" office:value="4661" calcext:value-type="float">
            <text:p>4661</text:p>
          </table:table-cell>
          <table:table-cell table:formula="of:=IF([.A425]&gt;=[.C424]; [.B425]; [.C424])" office:value-type="float" office:value="4653" calcext:value-type="float">
            <text:p>4653</text:p>
          </table:table-cell>
          <table:table-cell table:formula="of:=IF([.C425]&lt;&gt;[.C42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float" office:value="4664" calcext:value-type="float">
            <text:p>4664</text:p>
          </table:table-cell>
          <table:table-cell table:formula="of:=IF([.A426]&gt;=[.C425]; [.B426]; [.C425])" office:value-type="float" office:value="4653" calcext:value-type="float">
            <text:p>4653</text:p>
          </table:table-cell>
          <table:table-cell table:formula="of:=IF([.C426]&lt;&gt;[.C4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float" office:value="4681" calcext:value-type="float">
            <text:p>4681</text:p>
          </table:table-cell>
          <table:table-cell table:formula="of:=IF([.A427]&gt;=[.C426]; [.B427]; [.C426])" office:value-type="float" office:value="4681" calcext:value-type="float">
            <text:p>4681</text:p>
          </table:table-cell>
          <table:table-cell table:formula="of:=IF([.C427]&lt;&gt;[.C42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4689" calcext:value-type="float">
            <text:p>4689</text:p>
          </table:table-cell>
          <table:table-cell table:formula="of:=IF([.A428]&gt;=[.C427]; [.B428]; [.C427])" office:value-type="float" office:value="4681" calcext:value-type="float">
            <text:p>4681</text:p>
          </table:table-cell>
          <table:table-cell table:formula="of:=IF([.C428]&lt;&gt;[.C4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float" office:value="4718" calcext:value-type="float">
            <text:p>4718</text:p>
          </table:table-cell>
          <table:table-cell table:formula="of:=IF([.A429]&gt;=[.C428]; [.B429]; [.C428])" office:value-type="float" office:value="4681" calcext:value-type="float">
            <text:p>4681</text:p>
          </table:table-cell>
          <table:table-cell table:formula="of:=IF([.C429]&lt;&gt;[.C42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float" office:value="4736" calcext:value-type="float">
            <text:p>4736</text:p>
          </table:table-cell>
          <table:table-cell table:formula="of:=IF([.A430]&gt;=[.C429]; [.B430]; [.C429])" office:value-type="float" office:value="4736" calcext:value-type="float">
            <text:p>4736</text:p>
          </table:table-cell>
          <table:table-cell table:formula="of:=IF([.C430]&lt;&gt;[.C42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float" office:value="4743" calcext:value-type="float">
            <text:p>4743</text:p>
          </table:table-cell>
          <table:table-cell table:formula="of:=IF([.A431]&gt;=[.C430]; [.B431]; [.C430])" office:value-type="float" office:value="4736" calcext:value-type="float">
            <text:p>4736</text:p>
          </table:table-cell>
          <table:table-cell table:formula="of:=IF([.C431]&lt;&gt;[.C43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float" office:value="4750" calcext:value-type="float">
            <text:p>4750</text:p>
          </table:table-cell>
          <table:table-cell table:formula="of:=IF([.A432]&gt;=[.C431]; [.B432]; [.C431])" office:value-type="float" office:value="4736" calcext:value-type="float">
            <text:p>4736</text:p>
          </table:table-cell>
          <table:table-cell table:formula="of:=IF([.C432]&lt;&gt;[.C43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float" office:value="4762" calcext:value-type="float">
            <text:p>4762</text:p>
          </table:table-cell>
          <table:table-cell table:formula="of:=IF([.A433]&gt;=[.C432]; [.B433]; [.C432])" office:value-type="float" office:value="4762" calcext:value-type="float">
            <text:p>4762</text:p>
          </table:table-cell>
          <table:table-cell table:formula="of:=IF([.C433]&lt;&gt;[.C43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float" office:value="4780" calcext:value-type="float">
            <text:p>4780</text:p>
          </table:table-cell>
          <table:table-cell table:formula="of:=IF([.A434]&gt;=[.C433]; [.B434]; [.C433])" office:value-type="float" office:value="4780" calcext:value-type="float">
            <text:p>4780</text:p>
          </table:table-cell>
          <table:table-cell table:formula="of:=IF([.C434]&lt;&gt;[.C43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4785" calcext:value-type="float">
            <text:p>4785</text:p>
          </table:table-cell>
          <table:table-cell table:formula="of:=IF([.A435]&gt;=[.C434]; [.B435]; [.C434])" office:value-type="float" office:value="4780" calcext:value-type="float">
            <text:p>4780</text:p>
          </table:table-cell>
          <table:table-cell table:formula="of:=IF([.C435]&lt;&gt;[.C43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4802" calcext:value-type="float">
            <text:p>4802</text:p>
          </table:table-cell>
          <table:table-cell table:formula="of:=IF([.A436]&gt;=[.C435]; [.B436]; [.C435])" office:value-type="float" office:value="4780" calcext:value-type="float">
            <text:p>4780</text:p>
          </table:table-cell>
          <table:table-cell table:formula="of:=IF([.C436]&lt;&gt;[.C43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float" office:value="4831" calcext:value-type="float">
            <text:p>4831</text:p>
          </table:table-cell>
          <table:table-cell table:formula="of:=IF([.A437]&gt;=[.C436]; [.B437]; [.C436])" office:value-type="float" office:value="4780" calcext:value-type="float">
            <text:p>4780</text:p>
          </table:table-cell>
          <table:table-cell table:formula="of:=IF([.C437]&lt;&gt;[.C43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float" office:value="4849" calcext:value-type="float">
            <text:p>4849</text:p>
          </table:table-cell>
          <table:table-cell table:formula="of:=IF([.A438]&gt;=[.C437]; [.B438]; [.C437])" office:value-type="float" office:value="4780" calcext:value-type="float">
            <text:p>4780</text:p>
          </table:table-cell>
          <table:table-cell table:formula="of:=IF([.C438]&lt;&gt;[.C43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4858" calcext:value-type="float">
            <text:p>4858</text:p>
          </table:table-cell>
          <table:table-cell table:formula="of:=IF([.A439]&gt;=[.C438]; [.B439]; [.C438])" office:value-type="float" office:value="4858" calcext:value-type="float">
            <text:p>4858</text:p>
          </table:table-cell>
          <table:table-cell table:formula="of:=IF([.C439]&lt;&gt;[.C43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4866" calcext:value-type="float">
            <text:p>4866</text:p>
          </table:table-cell>
          <table:table-cell table:formula="of:=IF([.A440]&gt;=[.C439]; [.B440]; [.C439])" office:value-type="float" office:value="4858" calcext:value-type="float">
            <text:p>4858</text:p>
          </table:table-cell>
          <table:table-cell table:formula="of:=IF([.C440]&lt;&gt;[.C43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float" office:value="4886" calcext:value-type="float">
            <text:p>4886</text:p>
          </table:table-cell>
          <table:table-cell table:formula="of:=IF([.A441]&gt;=[.C440]; [.B441]; [.C440])" office:value-type="float" office:value="4858" calcext:value-type="float">
            <text:p>4858</text:p>
          </table:table-cell>
          <table:table-cell table:formula="of:=IF([.C441]&lt;&gt;[.C44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4890" calcext:value-type="float">
            <text:p>4890</text:p>
          </table:table-cell>
          <table:table-cell table:formula="of:=IF([.A442]&gt;=[.C441]; [.B442]; [.C441])" office:value-type="float" office:value="4858" calcext:value-type="float">
            <text:p>4858</text:p>
          </table:table-cell>
          <table:table-cell table:formula="of:=IF([.C442]&lt;&gt;[.C44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float" office:value="4905" calcext:value-type="float">
            <text:p>4905</text:p>
          </table:table-cell>
          <table:table-cell table:formula="of:=IF([.A443]&gt;=[.C442]; [.B443]; [.C442])" office:value-type="float" office:value="4858" calcext:value-type="float">
            <text:p>4858</text:p>
          </table:table-cell>
          <table:table-cell table:formula="of:=IF([.C443]&lt;&gt;[.C44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4910" calcext:value-type="float">
            <text:p>4910</text:p>
          </table:table-cell>
          <table:table-cell table:formula="of:=IF([.A444]&gt;=[.C443]; [.B444]; [.C443])" office:value-type="float" office:value="4858" calcext:value-type="float">
            <text:p>4858</text:p>
          </table:table-cell>
          <table:table-cell table:formula="of:=IF([.C444]&lt;&gt;[.C44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4925" calcext:value-type="float">
            <text:p>4925</text:p>
          </table:table-cell>
          <table:table-cell table:formula="of:=IF([.A445]&gt;=[.C444]; [.B445]; [.C444])" office:value-type="float" office:value="4925" calcext:value-type="float">
            <text:p>4925</text:p>
          </table:table-cell>
          <table:table-cell table:formula="of:=IF([.C445]&lt;&gt;[.C44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float" office:value="4935" calcext:value-type="float">
            <text:p>4935</text:p>
          </table:table-cell>
          <table:table-cell table:formula="of:=IF([.A446]&gt;=[.C445]; [.B446]; [.C445])" office:value-type="float" office:value="4935" calcext:value-type="float">
            <text:p>4935</text:p>
          </table:table-cell>
          <table:table-cell table:formula="of:=IF([.C446]&lt;&gt;[.C44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float" office:value="4939" calcext:value-type="float">
            <text:p>4939</text:p>
          </table:table-cell>
          <table:table-cell table:formula="of:=IF([.A447]&gt;=[.C446]; [.B447]; [.C446])" office:value-type="float" office:value="4935" calcext:value-type="float">
            <text:p>4935</text:p>
          </table:table-cell>
          <table:table-cell table:formula="of:=IF([.C447]&lt;&gt;[.C44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07" calcext:value-type="float">
            <text:p>4907</text:p>
          </table:table-cell>
          <table:table-cell office:value-type="float" office:value="4939" calcext:value-type="float">
            <text:p>4939</text:p>
          </table:table-cell>
          <table:table-cell table:formula="of:=IF([.A448]&gt;=[.C447]; [.B448]; [.C447])" office:value-type="float" office:value="4935" calcext:value-type="float">
            <text:p>4935</text:p>
          </table:table-cell>
          <table:table-cell table:formula="of:=IF([.C448]&lt;&gt;[.C44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float" office:value="4940" calcext:value-type="float">
            <text:p>4940</text:p>
          </table:table-cell>
          <table:table-cell table:formula="of:=IF([.A449]&gt;=[.C448]; [.B449]; [.C448])" office:value-type="float" office:value="4935" calcext:value-type="float">
            <text:p>4935</text:p>
          </table:table-cell>
          <table:table-cell table:formula="of:=IF([.C449]&lt;&gt;[.C44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float" office:value="4953" calcext:value-type="float">
            <text:p>4953</text:p>
          </table:table-cell>
          <table:table-cell table:formula="of:=IF([.A450]&gt;=[.C449]; [.B450]; [.C449])" office:value-type="float" office:value="4935" calcext:value-type="float">
            <text:p>4935</text:p>
          </table:table-cell>
          <table:table-cell table:formula="of:=IF([.C450]&lt;&gt;[.C4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float" office:value="4961" calcext:value-type="float">
            <text:p>4961</text:p>
          </table:table-cell>
          <table:table-cell table:formula="of:=IF([.A451]&gt;=[.C450]; [.B451]; [.C450])" office:value-type="float" office:value="4935" calcext:value-type="float">
            <text:p>4935</text:p>
          </table:table-cell>
          <table:table-cell table:formula="of:=IF([.C451]&lt;&gt;[.C45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float" office:value="5011" calcext:value-type="float">
            <text:p>5011</text:p>
          </table:table-cell>
          <table:table-cell table:formula="of:=IF([.A452]&gt;=[.C451]; [.B452]; [.C451])" office:value-type="float" office:value="5011" calcext:value-type="float">
            <text:p>5011</text:p>
          </table:table-cell>
          <table:table-cell table:formula="of:=IF([.C452]&lt;&gt;[.C45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float" office:value="5023" calcext:value-type="float">
            <text:p>5023</text:p>
          </table:table-cell>
          <table:table-cell table:formula="of:=IF([.A453]&gt;=[.C452]; [.B453]; [.C452])" office:value-type="float" office:value="5011" calcext:value-type="float">
            <text:p>5011</text:p>
          </table:table-cell>
          <table:table-cell table:formula="of:=IF([.C453]&lt;&gt;[.C45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float" office:value="5037" calcext:value-type="float">
            <text:p>5037</text:p>
          </table:table-cell>
          <table:table-cell table:formula="of:=IF([.A454]&gt;=[.C453]; [.B454]; [.C453])" office:value-type="float" office:value="5037" calcext:value-type="float">
            <text:p>5037</text:p>
          </table:table-cell>
          <table:table-cell table:formula="of:=IF([.C454]&lt;&gt;[.C45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5067" calcext:value-type="float">
            <text:p>5067</text:p>
          </table:table-cell>
          <table:table-cell table:formula="of:=IF([.A455]&gt;=[.C454]; [.B455]; [.C454])" office:value-type="float" office:value="5067" calcext:value-type="float">
            <text:p>5067</text:p>
          </table:table-cell>
          <table:table-cell table:formula="of:=IF([.C455]&lt;&gt;[.C45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95" calcext:value-type="float">
            <text:p>4995</text:p>
          </table:table-cell>
          <table:table-cell office:value-type="float" office:value="5069" calcext:value-type="float">
            <text:p>5069</text:p>
          </table:table-cell>
          <table:table-cell table:formula="of:=IF([.A456]&gt;=[.C455]; [.B456]; [.C455])" office:value-type="float" office:value="5067" calcext:value-type="float">
            <text:p>5067</text:p>
          </table:table-cell>
          <table:table-cell table:formula="of:=IF([.C456]&lt;&gt;[.C45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5074" calcext:value-type="float">
            <text:p>5074</text:p>
          </table:table-cell>
          <table:table-cell table:formula="of:=IF([.A457]&gt;=[.C456]; [.B457]; [.C456])" office:value-type="float" office:value="5067" calcext:value-type="float">
            <text:p>5067</text:p>
          </table:table-cell>
          <table:table-cell table:formula="of:=IF([.C457]&lt;&gt;[.C45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float" office:value="5086" calcext:value-type="float">
            <text:p>5086</text:p>
          </table:table-cell>
          <table:table-cell table:formula="of:=IF([.A458]&gt;=[.C457]; [.B458]; [.C457])" office:value-type="float" office:value="5086" calcext:value-type="float">
            <text:p>5086</text:p>
          </table:table-cell>
          <table:table-cell table:formula="of:=IF([.C458]&lt;&gt;[.C45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float" office:value="5089" calcext:value-type="float">
            <text:p>5089</text:p>
          </table:table-cell>
          <table:table-cell table:formula="of:=IF([.A459]&gt;=[.C458]; [.B459]; [.C458])" office:value-type="float" office:value="5086" calcext:value-type="float">
            <text:p>5086</text:p>
          </table:table-cell>
          <table:table-cell table:formula="of:=IF([.C459]&lt;&gt;[.C45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float" office:value="5098" calcext:value-type="float">
            <text:p>5098</text:p>
          </table:table-cell>
          <table:table-cell table:formula="of:=IF([.A460]&gt;=[.C459]; [.B460]; [.C459])" office:value-type="float" office:value="5086" calcext:value-type="float">
            <text:p>5086</text:p>
          </table:table-cell>
          <table:table-cell table:formula="of:=IF([.C460]&lt;&gt;[.C45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float" office:value="5109" calcext:value-type="float">
            <text:p>5109</text:p>
          </table:table-cell>
          <table:table-cell table:formula="of:=IF([.A461]&gt;=[.C460]; [.B461]; [.C460])" office:value-type="float" office:value="5086" calcext:value-type="float">
            <text:p>5086</text:p>
          </table:table-cell>
          <table:table-cell table:formula="of:=IF([.C461]&lt;&gt;[.C46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float" office:value="5112" calcext:value-type="float">
            <text:p>5112</text:p>
          </table:table-cell>
          <table:table-cell table:formula="of:=IF([.A462]&gt;=[.C461]; [.B462]; [.C461])" office:value-type="float" office:value="5086" calcext:value-type="float">
            <text:p>5086</text:p>
          </table:table-cell>
          <table:table-cell table:formula="of:=IF([.C462]&lt;&gt;[.C46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float" office:value="5113" calcext:value-type="float">
            <text:p>5113</text:p>
          </table:table-cell>
          <table:table-cell table:formula="of:=IF([.A463]&gt;=[.C462]; [.B463]; [.C462])" office:value-type="float" office:value="5086" calcext:value-type="float">
            <text:p>5086</text:p>
          </table:table-cell>
          <table:table-cell table:formula="of:=IF([.C463]&lt;&gt;[.C46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float" office:value="5122" calcext:value-type="float">
            <text:p>5122</text:p>
          </table:table-cell>
          <table:table-cell table:formula="of:=IF([.A464]&gt;=[.C463]; [.B464]; [.C463])" office:value-type="float" office:value="5086" calcext:value-type="float">
            <text:p>5086</text:p>
          </table:table-cell>
          <table:table-cell table:formula="of:=IF([.C464]&lt;&gt;[.C46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float" office:value="5131" calcext:value-type="float">
            <text:p>5131</text:p>
          </table:table-cell>
          <table:table-cell table:formula="of:=IF([.A465]&gt;=[.C464]; [.B465]; [.C464])" office:value-type="float" office:value="5086" calcext:value-type="float">
            <text:p>5086</text:p>
          </table:table-cell>
          <table:table-cell table:formula="of:=IF([.C465]&lt;&gt;[.C46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float" office:value="5152" calcext:value-type="float">
            <text:p>5152</text:p>
          </table:table-cell>
          <table:table-cell table:formula="of:=IF([.A466]&gt;=[.C465]; [.B466]; [.C465])" office:value-type="float" office:value="5152" calcext:value-type="float">
            <text:p>5152</text:p>
          </table:table-cell>
          <table:table-cell table:formula="of:=IF([.C466]&lt;&gt;[.C46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26" calcext:value-type="float">
            <text:p>5126</text:p>
          </table:table-cell>
          <table:table-cell office:value-type="float" office:value="5158" calcext:value-type="float">
            <text:p>5158</text:p>
          </table:table-cell>
          <table:table-cell table:formula="of:=IF([.A467]&gt;=[.C466]; [.B467]; [.C466])" office:value-type="float" office:value="5152" calcext:value-type="float">
            <text:p>5152</text:p>
          </table:table-cell>
          <table:table-cell table:formula="of:=IF([.C467]&lt;&gt;[.C46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float" office:value="5175" calcext:value-type="float">
            <text:p>5175</text:p>
          </table:table-cell>
          <table:table-cell table:formula="of:=IF([.A468]&gt;=[.C467]; [.B468]; [.C467])" office:value-type="float" office:value="5152" calcext:value-type="float">
            <text:p>5152</text:p>
          </table:table-cell>
          <table:table-cell table:formula="of:=IF([.C468]&lt;&gt;[.C46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95" calcext:value-type="float">
            <text:p>5195</text:p>
          </table:table-cell>
          <table:table-cell office:value-type="float" office:value="5205" calcext:value-type="float">
            <text:p>5205</text:p>
          </table:table-cell>
          <table:table-cell table:formula="of:=IF([.A469]&gt;=[.C468]; [.B469]; [.C468])" office:value-type="float" office:value="5205" calcext:value-type="float">
            <text:p>5205</text:p>
          </table:table-cell>
          <table:table-cell table:formula="of:=IF([.C469]&lt;&gt;[.C46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03" calcext:value-type="float">
            <text:p>5203</text:p>
          </table:table-cell>
          <table:table-cell office:value-type="float" office:value="5211" calcext:value-type="float">
            <text:p>5211</text:p>
          </table:table-cell>
          <table:table-cell table:formula="of:=IF([.A470]&gt;=[.C469]; [.B470]; [.C469])" office:value-type="float" office:value="5205" calcext:value-type="float">
            <text:p>5205</text:p>
          </table:table-cell>
          <table:table-cell table:formula="of:=IF([.C470]&lt;&gt;[.C46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float" office:value="5214" calcext:value-type="float">
            <text:p>5214</text:p>
          </table:table-cell>
          <table:table-cell table:formula="of:=IF([.A471]&gt;=[.C470]; [.B471]; [.C470])" office:value-type="float" office:value="5205" calcext:value-type="float">
            <text:p>5205</text:p>
          </table:table-cell>
          <table:table-cell table:formula="of:=IF([.C471]&lt;&gt;[.C47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28" calcext:value-type="float">
            <text:p>5128</text:p>
          </table:table-cell>
          <table:table-cell office:value-type="float" office:value="5221" calcext:value-type="float">
            <text:p>5221</text:p>
          </table:table-cell>
          <table:table-cell table:formula="of:=IF([.A472]&gt;=[.C471]; [.B472]; [.C471])" office:value-type="float" office:value="5205" calcext:value-type="float">
            <text:p>5205</text:p>
          </table:table-cell>
          <table:table-cell table:formula="of:=IF([.C472]&lt;&gt;[.C47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5229" calcext:value-type="float">
            <text:p>5229</text:p>
          </table:table-cell>
          <table:table-cell table:formula="of:=IF([.A473]&gt;=[.C472]; [.B473]; [.C472])" office:value-type="float" office:value="5205" calcext:value-type="float">
            <text:p>5205</text:p>
          </table:table-cell>
          <table:table-cell table:formula="of:=IF([.C473]&lt;&gt;[.C47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5239" calcext:value-type="float">
            <text:p>5239</text:p>
          </table:table-cell>
          <table:table-cell table:formula="of:=IF([.A474]&gt;=[.C473]; [.B474]; [.C473])" office:value-type="float" office:value="5205" calcext:value-type="float">
            <text:p>5205</text:p>
          </table:table-cell>
          <table:table-cell table:formula="of:=IF([.C474]&lt;&gt;[.C47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float" office:value="5242" calcext:value-type="float">
            <text:p>5242</text:p>
          </table:table-cell>
          <table:table-cell table:formula="of:=IF([.A475]&gt;=[.C474]; [.B475]; [.C474])" office:value-type="float" office:value="5242" calcext:value-type="float">
            <text:p>5242</text:p>
          </table:table-cell>
          <table:table-cell table:formula="of:=IF([.C475]&lt;&gt;[.C47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5247" calcext:value-type="float">
            <text:p>5247</text:p>
          </table:table-cell>
          <table:table-cell table:formula="of:=IF([.A476]&gt;=[.C475]; [.B476]; [.C475])" office:value-type="float" office:value="5242" calcext:value-type="float">
            <text:p>5242</text:p>
          </table:table-cell>
          <table:table-cell table:formula="of:=IF([.C476]&lt;&gt;[.C47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5249" calcext:value-type="float">
            <text:p>5249</text:p>
          </table:table-cell>
          <table:table-cell table:formula="of:=IF([.A477]&gt;=[.C476]; [.B477]; [.C476])" office:value-type="float" office:value="5242" calcext:value-type="float">
            <text:p>5242</text:p>
          </table:table-cell>
          <table:table-cell table:formula="of:=IF([.C477]&lt;&gt;[.C47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float" office:value="5254" calcext:value-type="float">
            <text:p>5254</text:p>
          </table:table-cell>
          <table:table-cell table:formula="of:=IF([.A478]&gt;=[.C477]; [.B478]; [.C477])" office:value-type="float" office:value="5242" calcext:value-type="float">
            <text:p>5242</text:p>
          </table:table-cell>
          <table:table-cell table:formula="of:=IF([.C478]&lt;&gt;[.C47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float" office:value="5290" calcext:value-type="float">
            <text:p>5290</text:p>
          </table:table-cell>
          <table:table-cell table:formula="of:=IF([.A479]&gt;=[.C478]; [.B479]; [.C478])" office:value-type="float" office:value="5290" calcext:value-type="float">
            <text:p>5290</text:p>
          </table:table-cell>
          <table:table-cell table:formula="of:=IF([.C479]&lt;&gt;[.C47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float" office:value="5291" calcext:value-type="float">
            <text:p>5291</text:p>
          </table:table-cell>
          <table:table-cell table:formula="of:=IF([.A480]&gt;=[.C479]; [.B480]; [.C479])" office:value-type="float" office:value="5290" calcext:value-type="float">
            <text:p>5290</text:p>
          </table:table-cell>
          <table:table-cell table:formula="of:=IF([.C480]&lt;&gt;[.C47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float" office:value="5296" calcext:value-type="float">
            <text:p>5296</text:p>
          </table:table-cell>
          <table:table-cell table:formula="of:=IF([.A481]&gt;=[.C480]; [.B481]; [.C480])" office:value-type="float" office:value="5290" calcext:value-type="float">
            <text:p>5290</text:p>
          </table:table-cell>
          <table:table-cell table:formula="of:=IF([.C481]&lt;&gt;[.C48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float" office:value="5297" calcext:value-type="float">
            <text:p>5297</text:p>
          </table:table-cell>
          <table:table-cell table:formula="of:=IF([.A482]&gt;=[.C481]; [.B482]; [.C481])" office:value-type="float" office:value="5290" calcext:value-type="float">
            <text:p>5290</text:p>
          </table:table-cell>
          <table:table-cell table:formula="of:=IF([.C482]&lt;&gt;[.C48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5309" calcext:value-type="float">
            <text:p>5309</text:p>
          </table:table-cell>
          <table:table-cell table:formula="of:=IF([.A483]&gt;=[.C482]; [.B483]; [.C482])" office:value-type="float" office:value="5290" calcext:value-type="float">
            <text:p>5290</text:p>
          </table:table-cell>
          <table:table-cell table:formula="of:=IF([.C483]&lt;&gt;[.C48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5319" calcext:value-type="float">
            <text:p>5319</text:p>
          </table:table-cell>
          <table:table-cell table:formula="of:=IF([.A484]&gt;=[.C483]; [.B484]; [.C483])" office:value-type="float" office:value="5290" calcext:value-type="float">
            <text:p>5290</text:p>
          </table:table-cell>
          <table:table-cell table:formula="of:=IF([.C484]&lt;&gt;[.C48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float" office:value="5327" calcext:value-type="float">
            <text:p>5327</text:p>
          </table:table-cell>
          <table:table-cell table:formula="of:=IF([.A485]&gt;=[.C484]; [.B485]; [.C484])" office:value-type="float" office:value="5290" calcext:value-type="float">
            <text:p>5290</text:p>
          </table:table-cell>
          <table:table-cell table:formula="of:=IF([.C485]&lt;&gt;[.C48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5330" calcext:value-type="float">
            <text:p>5330</text:p>
          </table:table-cell>
          <table:table-cell table:formula="of:=IF([.A486]&gt;=[.C485]; [.B486]; [.C485])" office:value-type="float" office:value="5290" calcext:value-type="float">
            <text:p>5290</text:p>
          </table:table-cell>
          <table:table-cell table:formula="of:=IF([.C486]&lt;&gt;[.C48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float" office:value="5333" calcext:value-type="float">
            <text:p>5333</text:p>
          </table:table-cell>
          <table:table-cell table:formula="of:=IF([.A487]&gt;=[.C486]; [.B487]; [.C486])" office:value-type="float" office:value="5290" calcext:value-type="float">
            <text:p>5290</text:p>
          </table:table-cell>
          <table:table-cell table:formula="of:=IF([.C487]&lt;&gt;[.C48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float" office:value="5338" calcext:value-type="float">
            <text:p>5338</text:p>
          </table:table-cell>
          <table:table-cell table:formula="of:=IF([.A488]&gt;=[.C487]; [.B488]; [.C487])" office:value-type="float" office:value="5290" calcext:value-type="float">
            <text:p>5290</text:p>
          </table:table-cell>
          <table:table-cell table:formula="of:=IF([.C488]&lt;&gt;[.C48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float" office:value="5354" calcext:value-type="float">
            <text:p>5354</text:p>
          </table:table-cell>
          <table:table-cell table:formula="of:=IF([.A489]&gt;=[.C488]; [.B489]; [.C488])" office:value-type="float" office:value="5354" calcext:value-type="float">
            <text:p>5354</text:p>
          </table:table-cell>
          <table:table-cell table:formula="of:=IF([.C489]&lt;&gt;[.C48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float" office:value="5364" calcext:value-type="float">
            <text:p>5364</text:p>
          </table:table-cell>
          <table:table-cell table:formula="of:=IF([.A490]&gt;=[.C489]; [.B490]; [.C489])" office:value-type="float" office:value="5354" calcext:value-type="float">
            <text:p>5354</text:p>
          </table:table-cell>
          <table:table-cell table:formula="of:=IF([.C490]&lt;&gt;[.C48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48" calcext:value-type="float">
            <text:p>5348</text:p>
          </table:table-cell>
          <table:table-cell office:value-type="float" office:value="5379" calcext:value-type="float">
            <text:p>5379</text:p>
          </table:table-cell>
          <table:table-cell table:formula="of:=IF([.A491]&gt;=[.C490]; [.B491]; [.C490])" office:value-type="float" office:value="5354" calcext:value-type="float">
            <text:p>5354</text:p>
          </table:table-cell>
          <table:table-cell table:formula="of:=IF([.C491]&lt;&gt;[.C49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float" office:value="5380" calcext:value-type="float">
            <text:p>5380</text:p>
          </table:table-cell>
          <table:table-cell table:formula="of:=IF([.A492]&gt;=[.C491]; [.B492]; [.C491])" office:value-type="float" office:value="5380" calcext:value-type="float">
            <text:p>5380</text:p>
          </table:table-cell>
          <table:table-cell table:formula="of:=IF([.C492]&lt;&gt;[.C49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float" office:value="5382" calcext:value-type="float">
            <text:p>5382</text:p>
          </table:table-cell>
          <table:table-cell table:formula="of:=IF([.A493]&gt;=[.C492]; [.B493]; [.C492])" office:value-type="float" office:value="5380" calcext:value-type="float">
            <text:p>5380</text:p>
          </table:table-cell>
          <table:table-cell table:formula="of:=IF([.C493]&lt;&gt;[.C49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float" office:value="5387" calcext:value-type="float">
            <text:p>5387</text:p>
          </table:table-cell>
          <table:table-cell table:formula="of:=IF([.A494]&gt;=[.C493]; [.B494]; [.C493])" office:value-type="float" office:value="5380" calcext:value-type="float">
            <text:p>5380</text:p>
          </table:table-cell>
          <table:table-cell table:formula="of:=IF([.C494]&lt;&gt;[.C49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58" calcext:value-type="float">
            <text:p>5358</text:p>
          </table:table-cell>
          <table:table-cell office:value-type="float" office:value="5390" calcext:value-type="float">
            <text:p>5390</text:p>
          </table:table-cell>
          <table:table-cell table:formula="of:=IF([.A495]&gt;=[.C494]; [.B495]; [.C494])" office:value-type="float" office:value="5380" calcext:value-type="float">
            <text:p>5380</text:p>
          </table:table-cell>
          <table:table-cell table:formula="of:=IF([.C495]&lt;&gt;[.C49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float" office:value="5427" calcext:value-type="float">
            <text:p>5427</text:p>
          </table:table-cell>
          <table:table-cell table:formula="of:=IF([.A496]&gt;=[.C495]; [.B496]; [.C495])" office:value-type="float" office:value="5380" calcext:value-type="float">
            <text:p>5380</text:p>
          </table:table-cell>
          <table:table-cell table:formula="of:=IF([.C496]&lt;&gt;[.C49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07" calcext:value-type="float">
            <text:p>5407</text:p>
          </table:table-cell>
          <table:table-cell office:value-type="float" office:value="5429" calcext:value-type="float">
            <text:p>5429</text:p>
          </table:table-cell>
          <table:table-cell table:formula="of:=IF([.A497]&gt;=[.C496]; [.B497]; [.C496])" office:value-type="float" office:value="5429" calcext:value-type="float">
            <text:p>5429</text:p>
          </table:table-cell>
          <table:table-cell table:formula="of:=IF([.C497]&lt;&gt;[.C49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float" office:value="5438" calcext:value-type="float">
            <text:p>5438</text:p>
          </table:table-cell>
          <table:table-cell table:formula="of:=IF([.A498]&gt;=[.C497]; [.B498]; [.C497])" office:value-type="float" office:value="5429" calcext:value-type="float">
            <text:p>5429</text:p>
          </table:table-cell>
          <table:table-cell table:formula="of:=IF([.C498]&lt;&gt;[.C49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27" calcext:value-type="float">
            <text:p>5427</text:p>
          </table:table-cell>
          <table:table-cell office:value-type="float" office:value="5442" calcext:value-type="float">
            <text:p>5442</text:p>
          </table:table-cell>
          <table:table-cell table:formula="of:=IF([.A499]&gt;=[.C498]; [.B499]; [.C498])" office:value-type="float" office:value="5429" calcext:value-type="float">
            <text:p>5429</text:p>
          </table:table-cell>
          <table:table-cell table:formula="of:=IF([.C499]&lt;&gt;[.C49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float" office:value="5453" calcext:value-type="float">
            <text:p>5453</text:p>
          </table:table-cell>
          <table:table-cell table:formula="of:=IF([.A500]&gt;=[.C499]; [.B500]; [.C499])" office:value-type="float" office:value="5429" calcext:value-type="float">
            <text:p>5429</text:p>
          </table:table-cell>
          <table:table-cell table:formula="of:=IF([.C500]&lt;&gt;[.C49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float" office:value="5461" calcext:value-type="float">
            <text:p>5461</text:p>
          </table:table-cell>
          <table:table-cell table:formula="of:=IF([.A501]&gt;=[.C500]; [.B501]; [.C500])" office:value-type="float" office:value="5461" calcext:value-type="float">
            <text:p>5461</text:p>
          </table:table-cell>
          <table:table-cell table:formula="of:=IF([.C501]&lt;&gt;[.C50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07" calcext:value-type="float">
            <text:p>5407</text:p>
          </table:table-cell>
          <table:table-cell office:value-type="float" office:value="5475" calcext:value-type="float">
            <text:p>5475</text:p>
          </table:table-cell>
          <table:table-cell table:formula="of:=IF([.A502]&gt;=[.C501]; [.B502]; [.C501])" office:value-type="float" office:value="5461" calcext:value-type="float">
            <text:p>5461</text:p>
          </table:table-cell>
          <table:table-cell table:formula="of:=IF([.C502]&lt;&gt;[.C50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float" office:value="5476" calcext:value-type="float">
            <text:p>5476</text:p>
          </table:table-cell>
          <table:table-cell table:formula="of:=IF([.A503]&gt;=[.C502]; [.B503]; [.C502])" office:value-type="float" office:value="5461" calcext:value-type="float">
            <text:p>5461</text:p>
          </table:table-cell>
          <table:table-cell table:formula="of:=IF([.C503]&lt;&gt;[.C50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float" office:value="5497" calcext:value-type="float">
            <text:p>5497</text:p>
          </table:table-cell>
          <table:table-cell table:formula="of:=IF([.A504]&gt;=[.C503]; [.B504]; [.C503])" office:value-type="float" office:value="5461" calcext:value-type="float">
            <text:p>5461</text:p>
          </table:table-cell>
          <table:table-cell table:formula="of:=IF([.C504]&lt;&gt;[.C50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float" office:value="5502" calcext:value-type="float">
            <text:p>5502</text:p>
          </table:table-cell>
          <table:table-cell table:formula="of:=IF([.A505]&gt;=[.C504]; [.B505]; [.C504])" office:value-type="float" office:value="5502" calcext:value-type="float">
            <text:p>5502</text:p>
          </table:table-cell>
          <table:table-cell table:formula="of:=IF([.C505]&lt;&gt;[.C50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float" office:value="5505" calcext:value-type="float">
            <text:p>5505</text:p>
          </table:table-cell>
          <table:table-cell table:formula="of:=IF([.A506]&gt;=[.C505]; [.B506]; [.C505])" office:value-type="float" office:value="5502" calcext:value-type="float">
            <text:p>5502</text:p>
          </table:table-cell>
          <table:table-cell table:formula="of:=IF([.C506]&lt;&gt;[.C50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88" calcext:value-type="float">
            <text:p>5488</text:p>
          </table:table-cell>
          <table:table-cell office:value-type="float" office:value="5512" calcext:value-type="float">
            <text:p>5512</text:p>
          </table:table-cell>
          <table:table-cell table:formula="of:=IF([.A507]&gt;=[.C506]; [.B507]; [.C506])" office:value-type="float" office:value="5502" calcext:value-type="float">
            <text:p>5502</text:p>
          </table:table-cell>
          <table:table-cell table:formula="of:=IF([.C507]&lt;&gt;[.C50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5516" calcext:value-type="float">
            <text:p>5516</text:p>
          </table:table-cell>
          <table:table-cell table:formula="of:=IF([.A508]&gt;=[.C507]; [.B508]; [.C507])" office:value-type="float" office:value="5516" calcext:value-type="float">
            <text:p>5516</text:p>
          </table:table-cell>
          <table:table-cell table:formula="of:=IF([.C508]&lt;&gt;[.C50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float" office:value="5518" calcext:value-type="float">
            <text:p>5518</text:p>
          </table:table-cell>
          <table:table-cell table:formula="of:=IF([.A509]&gt;=[.C508]; [.B509]; [.C508])" office:value-type="float" office:value="5516" calcext:value-type="float">
            <text:p>5516</text:p>
          </table:table-cell>
          <table:table-cell table:formula="of:=IF([.C509]&lt;&gt;[.C50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47" calcext:value-type="float">
            <text:p>5447</text:p>
          </table:table-cell>
          <table:table-cell office:value-type="float" office:value="5521" calcext:value-type="float">
            <text:p>5521</text:p>
          </table:table-cell>
          <table:table-cell table:formula="of:=IF([.A510]&gt;=[.C509]; [.B510]; [.C509])" office:value-type="float" office:value="5516" calcext:value-type="float">
            <text:p>5516</text:p>
          </table:table-cell>
          <table:table-cell table:formula="of:=IF([.C510]&lt;&gt;[.C50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float" office:value="5545" calcext:value-type="float">
            <text:p>5545</text:p>
          </table:table-cell>
          <table:table-cell table:formula="of:=IF([.A511]&gt;=[.C510]; [.B511]; [.C510])" office:value-type="float" office:value="5516" calcext:value-type="float">
            <text:p>5516</text:p>
          </table:table-cell>
          <table:table-cell table:formula="of:=IF([.C511]&lt;&gt;[.C5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float" office:value="5546" calcext:value-type="float">
            <text:p>5546</text:p>
          </table:table-cell>
          <table:table-cell table:formula="of:=IF([.A512]&gt;=[.C511]; [.B512]; [.C511])" office:value-type="float" office:value="5516" calcext:value-type="float">
            <text:p>5516</text:p>
          </table:table-cell>
          <table:table-cell table:formula="of:=IF([.C512]&lt;&gt;[.C51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float" office:value="5548" calcext:value-type="float">
            <text:p>5548</text:p>
          </table:table-cell>
          <table:table-cell table:formula="of:=IF([.A513]&gt;=[.C512]; [.B513]; [.C512])" office:value-type="float" office:value="5516" calcext:value-type="float">
            <text:p>5516</text:p>
          </table:table-cell>
          <table:table-cell table:formula="of:=IF([.C513]&lt;&gt;[.C5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float" office:value="5581" calcext:value-type="float">
            <text:p>5581</text:p>
          </table:table-cell>
          <table:table-cell table:formula="of:=IF([.A514]&gt;=[.C513]; [.B514]; [.C513])" office:value-type="float" office:value="5581" calcext:value-type="float">
            <text:p>5581</text:p>
          </table:table-cell>
          <table:table-cell table:formula="of:=IF([.C514]&lt;&gt;[.C51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float" office:value="5593" calcext:value-type="float">
            <text:p>5593</text:p>
          </table:table-cell>
          <table:table-cell table:formula="of:=IF([.A515]&gt;=[.C514]; [.B515]; [.C514])" office:value-type="float" office:value="5593" calcext:value-type="float">
            <text:p>5593</text:p>
          </table:table-cell>
          <table:table-cell table:formula="of:=IF([.C515]&lt;&gt;[.C51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float" office:value="5598" calcext:value-type="float">
            <text:p>5598</text:p>
          </table:table-cell>
          <table:table-cell table:formula="of:=IF([.A516]&gt;=[.C515]; [.B516]; [.C515])" office:value-type="float" office:value="5593" calcext:value-type="float">
            <text:p>5593</text:p>
          </table:table-cell>
          <table:table-cell table:formula="of:=IF([.C516]&lt;&gt;[.C51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float" office:value="5603" calcext:value-type="float">
            <text:p>5603</text:p>
          </table:table-cell>
          <table:table-cell table:formula="of:=IF([.A517]&gt;=[.C516]; [.B517]; [.C516])" office:value-type="float" office:value="5593" calcext:value-type="float">
            <text:p>5593</text:p>
          </table:table-cell>
          <table:table-cell table:formula="of:=IF([.C517]&lt;&gt;[.C5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37" calcext:value-type="float">
            <text:p>5537</text:p>
          </table:table-cell>
          <table:table-cell office:value-type="float" office:value="5610" calcext:value-type="float">
            <text:p>5610</text:p>
          </table:table-cell>
          <table:table-cell table:formula="of:=IF([.A518]&gt;=[.C517]; [.B518]; [.C517])" office:value-type="float" office:value="5593" calcext:value-type="float">
            <text:p>5593</text:p>
          </table:table-cell>
          <table:table-cell table:formula="of:=IF([.C518]&lt;&gt;[.C51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float" office:value="5615" calcext:value-type="float">
            <text:p>5615</text:p>
          </table:table-cell>
          <table:table-cell table:formula="of:=IF([.A519]&gt;=[.C518]; [.B519]; [.C518])" office:value-type="float" office:value="5593" calcext:value-type="float">
            <text:p>5593</text:p>
          </table:table-cell>
          <table:table-cell table:formula="of:=IF([.C519]&lt;&gt;[.C51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28" calcext:value-type="float">
            <text:p>5528</text:p>
          </table:table-cell>
          <table:table-cell office:value-type="float" office:value="5622" calcext:value-type="float">
            <text:p>5622</text:p>
          </table:table-cell>
          <table:table-cell table:formula="of:=IF([.A520]&gt;=[.C519]; [.B520]; [.C519])" office:value-type="float" office:value="5593" calcext:value-type="float">
            <text:p>5593</text:p>
          </table:table-cell>
          <table:table-cell table:formula="of:=IF([.C520]&lt;&gt;[.C51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float" office:value="5622" calcext:value-type="float">
            <text:p>5622</text:p>
          </table:table-cell>
          <table:table-cell table:formula="of:=IF([.A521]&gt;=[.C520]; [.B521]; [.C520])" office:value-type="float" office:value="5593" calcext:value-type="float">
            <text:p>5593</text:p>
          </table:table-cell>
          <table:table-cell table:formula="of:=IF([.C521]&lt;&gt;[.C52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float" office:value="5627" calcext:value-type="float">
            <text:p>5627</text:p>
          </table:table-cell>
          <table:table-cell table:formula="of:=IF([.A522]&gt;=[.C521]; [.B522]; [.C521])" office:value-type="float" office:value="5627" calcext:value-type="float">
            <text:p>5627</text:p>
          </table:table-cell>
          <table:table-cell table:formula="of:=IF([.C522]&lt;&gt;[.C52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float" office:value="5628" calcext:value-type="float">
            <text:p>5628</text:p>
          </table:table-cell>
          <table:table-cell table:formula="of:=IF([.A523]&gt;=[.C522]; [.B523]; [.C522])" office:value-type="float" office:value="5627" calcext:value-type="float">
            <text:p>5627</text:p>
          </table:table-cell>
          <table:table-cell table:formula="of:=IF([.C523]&lt;&gt;[.C52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float" office:value="5635" calcext:value-type="float">
            <text:p>5635</text:p>
          </table:table-cell>
          <table:table-cell table:formula="of:=IF([.A524]&gt;=[.C523]; [.B524]; [.C523])" office:value-type="float" office:value="5627" calcext:value-type="float">
            <text:p>5627</text:p>
          </table:table-cell>
          <table:table-cell table:formula="of:=IF([.C524]&lt;&gt;[.C52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5653" calcext:value-type="float">
            <text:p>5653</text:p>
          </table:table-cell>
          <table:table-cell table:formula="of:=IF([.A525]&gt;=[.C524]; [.B525]; [.C524])" office:value-type="float" office:value="5653" calcext:value-type="float">
            <text:p>5653</text:p>
          </table:table-cell>
          <table:table-cell table:formula="of:=IF([.C525]&lt;&gt;[.C52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float" office:value="5661" calcext:value-type="float">
            <text:p>5661</text:p>
          </table:table-cell>
          <table:table-cell table:formula="of:=IF([.A526]&gt;=[.C525]; [.B526]; [.C525])" office:value-type="float" office:value="5653" calcext:value-type="float">
            <text:p>5653</text:p>
          </table:table-cell>
          <table:table-cell table:formula="of:=IF([.C526]&lt;&gt;[.C5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98" calcext:value-type="float">
            <text:p>5598</text:p>
          </table:table-cell>
          <table:table-cell office:value-type="float" office:value="5669" calcext:value-type="float">
            <text:p>5669</text:p>
          </table:table-cell>
          <table:table-cell table:formula="of:=IF([.A527]&gt;=[.C526]; [.B527]; [.C526])" office:value-type="float" office:value="5653" calcext:value-type="float">
            <text:p>5653</text:p>
          </table:table-cell>
          <table:table-cell table:formula="of:=IF([.C527]&lt;&gt;[.C52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29" calcext:value-type="float">
            <text:p>5629</text:p>
          </table:table-cell>
          <table:table-cell office:value-type="float" office:value="5677" calcext:value-type="float">
            <text:p>5677</text:p>
          </table:table-cell>
          <table:table-cell table:formula="of:=IF([.A528]&gt;=[.C527]; [.B528]; [.C527])" office:value-type="float" office:value="5653" calcext:value-type="float">
            <text:p>5653</text:p>
          </table:table-cell>
          <table:table-cell table:formula="of:=IF([.C528]&lt;&gt;[.C5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float" office:value="5681" calcext:value-type="float">
            <text:p>5681</text:p>
          </table:table-cell>
          <table:table-cell table:formula="of:=IF([.A529]&gt;=[.C528]; [.B529]; [.C528])" office:value-type="float" office:value="5653" calcext:value-type="float">
            <text:p>5653</text:p>
          </table:table-cell>
          <table:table-cell table:formula="of:=IF([.C529]&lt;&gt;[.C52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float" office:value="5689" calcext:value-type="float">
            <text:p>5689</text:p>
          </table:table-cell>
          <table:table-cell table:formula="of:=IF([.A530]&gt;=[.C529]; [.B530]; [.C529])" office:value-type="float" office:value="5689" calcext:value-type="float">
            <text:p>5689</text:p>
          </table:table-cell>
          <table:table-cell table:formula="of:=IF([.C530]&lt;&gt;[.C52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68" calcext:value-type="float">
            <text:p>5668</text:p>
          </table:table-cell>
          <table:table-cell office:value-type="float" office:value="5708" calcext:value-type="float">
            <text:p>5708</text:p>
          </table:table-cell>
          <table:table-cell table:formula="of:=IF([.A531]&gt;=[.C530]; [.B531]; [.C530])" office:value-type="float" office:value="5689" calcext:value-type="float">
            <text:p>5689</text:p>
          </table:table-cell>
          <table:table-cell table:formula="of:=IF([.C531]&lt;&gt;[.C53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5735" calcext:value-type="float">
            <text:p>5735</text:p>
          </table:table-cell>
          <table:table-cell table:formula="of:=IF([.A532]&gt;=[.C531]; [.B532]; [.C531])" office:value-type="float" office:value="5689" calcext:value-type="float">
            <text:p>5689</text:p>
          </table:table-cell>
          <table:table-cell table:formula="of:=IF([.C532]&lt;&gt;[.C53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09" calcext:value-type="float">
            <text:p>5709</text:p>
          </table:table-cell>
          <table:table-cell office:value-type="float" office:value="5743" calcext:value-type="float">
            <text:p>5743</text:p>
          </table:table-cell>
          <table:table-cell table:formula="of:=IF([.A533]&gt;=[.C532]; [.B533]; [.C532])" office:value-type="float" office:value="5743" calcext:value-type="float">
            <text:p>5743</text:p>
          </table:table-cell>
          <table:table-cell table:formula="of:=IF([.C533]&lt;&gt;[.C53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41" calcext:value-type="float">
            <text:p>5741</text:p>
          </table:table-cell>
          <table:table-cell office:value-type="float" office:value="5751" calcext:value-type="float">
            <text:p>5751</text:p>
          </table:table-cell>
          <table:table-cell table:formula="of:=IF([.A534]&gt;=[.C533]; [.B534]; [.C533])" office:value-type="float" office:value="5743" calcext:value-type="float">
            <text:p>5743</text:p>
          </table:table-cell>
          <table:table-cell table:formula="of:=IF([.C534]&lt;&gt;[.C5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29" calcext:value-type="float">
            <text:p>5729</text:p>
          </table:table-cell>
          <table:table-cell office:value-type="float" office:value="5780" calcext:value-type="float">
            <text:p>5780</text:p>
          </table:table-cell>
          <table:table-cell table:formula="of:=IF([.A535]&gt;=[.C534]; [.B535]; [.C534])" office:value-type="float" office:value="5743" calcext:value-type="float">
            <text:p>5743</text:p>
          </table:table-cell>
          <table:table-cell table:formula="of:=IF([.C535]&lt;&gt;[.C53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float" office:value="5785" calcext:value-type="float">
            <text:p>5785</text:p>
          </table:table-cell>
          <table:table-cell table:formula="of:=IF([.A536]&gt;=[.C535]; [.B536]; [.C535])" office:value-type="float" office:value="5743" calcext:value-type="float">
            <text:p>5743</text:p>
          </table:table-cell>
          <table:table-cell table:formula="of:=IF([.C536]&lt;&gt;[.C53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float" office:value="5785" calcext:value-type="float">
            <text:p>5785</text:p>
          </table:table-cell>
          <table:table-cell table:formula="of:=IF([.A537]&gt;=[.C536]; [.B537]; [.C536])" office:value-type="float" office:value="5785" calcext:value-type="float">
            <text:p>5785</text:p>
          </table:table-cell>
          <table:table-cell table:formula="of:=IF([.C537]&lt;&gt;[.C53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38" calcext:value-type="float">
            <text:p>5738</text:p>
          </table:table-cell>
          <table:table-cell office:value-type="float" office:value="5785" calcext:value-type="float">
            <text:p>5785</text:p>
          </table:table-cell>
          <table:table-cell table:formula="of:=IF([.A538]&gt;=[.C537]; [.B538]; [.C537])" office:value-type="float" office:value="5785" calcext:value-type="float">
            <text:p>5785</text:p>
          </table:table-cell>
          <table:table-cell table:formula="of:=IF([.C538]&lt;&gt;[.C53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float" office:value="5797" calcext:value-type="float">
            <text:p>5797</text:p>
          </table:table-cell>
          <table:table-cell table:formula="of:=IF([.A539]&gt;=[.C538]; [.B539]; [.C538])" office:value-type="float" office:value="5797" calcext:value-type="float">
            <text:p>5797</text:p>
          </table:table-cell>
          <table:table-cell table:formula="of:=IF([.C539]&lt;&gt;[.C53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float" office:value="5804" calcext:value-type="float">
            <text:p>5804</text:p>
          </table:table-cell>
          <table:table-cell table:formula="of:=IF([.A540]&gt;=[.C539]; [.B540]; [.C539])" office:value-type="float" office:value="5797" calcext:value-type="float">
            <text:p>5797</text:p>
          </table:table-cell>
          <table:table-cell table:formula="of:=IF([.C540]&lt;&gt;[.C53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float" office:value="5807" calcext:value-type="float">
            <text:p>5807</text:p>
          </table:table-cell>
          <table:table-cell table:formula="of:=IF([.A541]&gt;=[.C540]; [.B541]; [.C540])" office:value-type="float" office:value="5807" calcext:value-type="float">
            <text:p>5807</text:p>
          </table:table-cell>
          <table:table-cell table:formula="of:=IF([.C541]&lt;&gt;[.C54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float" office:value="5808" calcext:value-type="float">
            <text:p>5808</text:p>
          </table:table-cell>
          <table:table-cell table:formula="of:=IF([.A542]&gt;=[.C541]; [.B542]; [.C541])" office:value-type="float" office:value="5807" calcext:value-type="float">
            <text:p>5807</text:p>
          </table:table-cell>
          <table:table-cell table:formula="of:=IF([.C542]&lt;&gt;[.C54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5832" calcext:value-type="float">
            <text:p>5832</text:p>
          </table:table-cell>
          <table:table-cell table:formula="of:=IF([.A543]&gt;=[.C542]; [.B543]; [.C542])" office:value-type="float" office:value="5832" calcext:value-type="float">
            <text:p>5832</text:p>
          </table:table-cell>
          <table:table-cell table:formula="of:=IF([.C543]&lt;&gt;[.C54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5837" calcext:value-type="float">
            <text:p>5837</text:p>
          </table:table-cell>
          <table:table-cell table:formula="of:=IF([.A544]&gt;=[.C543]; [.B544]; [.C543])" office:value-type="float" office:value="5832" calcext:value-type="float">
            <text:p>5832</text:p>
          </table:table-cell>
          <table:table-cell table:formula="of:=IF([.C544]&lt;&gt;[.C54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float" office:value="5844" calcext:value-type="float">
            <text:p>5844</text:p>
          </table:table-cell>
          <table:table-cell table:formula="of:=IF([.A545]&gt;=[.C544]; [.B545]; [.C544])" office:value-type="float" office:value="5832" calcext:value-type="float">
            <text:p>5832</text:p>
          </table:table-cell>
          <table:table-cell table:formula="of:=IF([.C545]&lt;&gt;[.C54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float" office:value="5848" calcext:value-type="float">
            <text:p>5848</text:p>
          </table:table-cell>
          <table:table-cell table:formula="of:=IF([.A546]&gt;=[.C545]; [.B546]; [.C545])" office:value-type="float" office:value="5832" calcext:value-type="float">
            <text:p>5832</text:p>
          </table:table-cell>
          <table:table-cell table:formula="of:=IF([.C546]&lt;&gt;[.C54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float" office:value="5866" calcext:value-type="float">
            <text:p>5866</text:p>
          </table:table-cell>
          <table:table-cell table:formula="of:=IF([.A547]&gt;=[.C546]; [.B547]; [.C546])" office:value-type="float" office:value="5832" calcext:value-type="float">
            <text:p>5832</text:p>
          </table:table-cell>
          <table:table-cell table:formula="of:=IF([.C547]&lt;&gt;[.C54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09" calcext:value-type="float">
            <text:p>5809</text:p>
          </table:table-cell>
          <table:table-cell office:value-type="float" office:value="5876" calcext:value-type="float">
            <text:p>5876</text:p>
          </table:table-cell>
          <table:table-cell table:formula="of:=IF([.A548]&gt;=[.C547]; [.B548]; [.C547])" office:value-type="float" office:value="5832" calcext:value-type="float">
            <text:p>5832</text:p>
          </table:table-cell>
          <table:table-cell table:formula="of:=IF([.C548]&lt;&gt;[.C54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float" office:value="5886" calcext:value-type="float">
            <text:p>5886</text:p>
          </table:table-cell>
          <table:table-cell table:formula="of:=IF([.A549]&gt;=[.C548]; [.B549]; [.C548])" office:value-type="float" office:value="5886" calcext:value-type="float">
            <text:p>5886</text:p>
          </table:table-cell>
          <table:table-cell table:formula="of:=IF([.C549]&lt;&gt;[.C54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66" calcext:value-type="float">
            <text:p>5866</text:p>
          </table:table-cell>
          <table:table-cell office:value-type="float" office:value="5891" calcext:value-type="float">
            <text:p>5891</text:p>
          </table:table-cell>
          <table:table-cell table:formula="of:=IF([.A550]&gt;=[.C549]; [.B550]; [.C549])" office:value-type="float" office:value="5886" calcext:value-type="float">
            <text:p>5886</text:p>
          </table:table-cell>
          <table:table-cell table:formula="of:=IF([.C550]&lt;&gt;[.C5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float" office:value="5918" calcext:value-type="float">
            <text:p>5918</text:p>
          </table:table-cell>
          <table:table-cell table:formula="of:=IF([.A551]&gt;=[.C550]; [.B551]; [.C550])" office:value-type="float" office:value="5918" calcext:value-type="float">
            <text:p>5918</text:p>
          </table:table-cell>
          <table:table-cell table:formula="of:=IF([.C551]&lt;&gt;[.C55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float" office:value="5922" calcext:value-type="float">
            <text:p>5922</text:p>
          </table:table-cell>
          <table:table-cell table:formula="of:=IF([.A552]&gt;=[.C551]; [.B552]; [.C551])" office:value-type="float" office:value="5918" calcext:value-type="float">
            <text:p>5918</text:p>
          </table:table-cell>
          <table:table-cell table:formula="of:=IF([.C552]&lt;&gt;[.C55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float" office:value="5927" calcext:value-type="float">
            <text:p>5927</text:p>
          </table:table-cell>
          <table:table-cell table:formula="of:=IF([.A553]&gt;=[.C552]; [.B553]; [.C552])" office:value-type="float" office:value="5918" calcext:value-type="float">
            <text:p>5918</text:p>
          </table:table-cell>
          <table:table-cell table:formula="of:=IF([.C553]&lt;&gt;[.C55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float" office:value="5948" calcext:value-type="float">
            <text:p>5948</text:p>
          </table:table-cell>
          <table:table-cell table:formula="of:=IF([.A554]&gt;=[.C553]; [.B554]; [.C553])" office:value-type="float" office:value="5918" calcext:value-type="float">
            <text:p>5918</text:p>
          </table:table-cell>
          <table:table-cell table:formula="of:=IF([.C554]&lt;&gt;[.C55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float" office:value="5965" calcext:value-type="float">
            <text:p>5965</text:p>
          </table:table-cell>
          <table:table-cell table:formula="of:=IF([.A555]&gt;=[.C554]; [.B555]; [.C554])" office:value-type="float" office:value="5918" calcext:value-type="float">
            <text:p>5918</text:p>
          </table:table-cell>
          <table:table-cell table:formula="of:=IF([.C555]&lt;&gt;[.C55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float" office:value="5965" calcext:value-type="float">
            <text:p>5965</text:p>
          </table:table-cell>
          <table:table-cell table:formula="of:=IF([.A556]&gt;=[.C555]; [.B556]; [.C555])" office:value-type="float" office:value="5918" calcext:value-type="float">
            <text:p>5918</text:p>
          </table:table-cell>
          <table:table-cell table:formula="of:=IF([.C556]&lt;&gt;[.C55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49" calcext:value-type="float">
            <text:p>5949</text:p>
          </table:table-cell>
          <table:table-cell office:value-type="float" office:value="5974" calcext:value-type="float">
            <text:p>5974</text:p>
          </table:table-cell>
          <table:table-cell table:formula="of:=IF([.A557]&gt;=[.C556]; [.B557]; [.C556])" office:value-type="float" office:value="5974" calcext:value-type="float">
            <text:p>5974</text:p>
          </table:table-cell>
          <table:table-cell table:formula="of:=IF([.C557]&lt;&gt;[.C55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65" calcext:value-type="float">
            <text:p>5965</text:p>
          </table:table-cell>
          <table:table-cell office:value-type="float" office:value="5978" calcext:value-type="float">
            <text:p>5978</text:p>
          </table:table-cell>
          <table:table-cell table:formula="of:=IF([.A558]&gt;=[.C557]; [.B558]; [.C557])" office:value-type="float" office:value="5974" calcext:value-type="float">
            <text:p>5974</text:p>
          </table:table-cell>
          <table:table-cell table:formula="of:=IF([.C558]&lt;&gt;[.C55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5978" calcext:value-type="float">
            <text:p>5978</text:p>
          </table:table-cell>
          <table:table-cell table:formula="of:=IF([.A559]&gt;=[.C558]; [.B559]; [.C558])" office:value-type="float" office:value="5974" calcext:value-type="float">
            <text:p>5974</text:p>
          </table:table-cell>
          <table:table-cell table:formula="of:=IF([.C559]&lt;&gt;[.C55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float" office:value="6000" calcext:value-type="float">
            <text:p>6000</text:p>
          </table:table-cell>
          <table:table-cell table:formula="of:=IF([.A560]&gt;=[.C559]; [.B560]; [.C559])" office:value-type="float" office:value="5974" calcext:value-type="float">
            <text:p>5974</text:p>
          </table:table-cell>
          <table:table-cell table:formula="of:=IF([.C560]&lt;&gt;[.C55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6006" calcext:value-type="float">
            <text:p>6006</text:p>
          </table:table-cell>
          <table:table-cell table:formula="of:=IF([.A561]&gt;=[.C560]; [.B561]; [.C560])" office:value-type="float" office:value="5974" calcext:value-type="float">
            <text:p>5974</text:p>
          </table:table-cell>
          <table:table-cell table:formula="of:=IF([.C561]&lt;&gt;[.C56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float" office:value="6019" calcext:value-type="float">
            <text:p>6019</text:p>
          </table:table-cell>
          <table:table-cell table:formula="of:=IF([.A562]&gt;=[.C561]; [.B562]; [.C561])" office:value-type="float" office:value="6019" calcext:value-type="float">
            <text:p>6019</text:p>
          </table:table-cell>
          <table:table-cell table:formula="of:=IF([.C562]&lt;&gt;[.C56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float" office:value="6027" calcext:value-type="float">
            <text:p>6027</text:p>
          </table:table-cell>
          <table:table-cell table:formula="of:=IF([.A563]&gt;=[.C562]; [.B563]; [.C562])" office:value-type="float" office:value="6019" calcext:value-type="float">
            <text:p>6019</text:p>
          </table:table-cell>
          <table:table-cell table:formula="of:=IF([.C563]&lt;&gt;[.C56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float" office:value="6030" calcext:value-type="float">
            <text:p>6030</text:p>
          </table:table-cell>
          <table:table-cell table:formula="of:=IF([.A564]&gt;=[.C563]; [.B564]; [.C563])" office:value-type="float" office:value="6019" calcext:value-type="float">
            <text:p>6019</text:p>
          </table:table-cell>
          <table:table-cell table:formula="of:=IF([.C564]&lt;&gt;[.C56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float" office:value="6045" calcext:value-type="float">
            <text:p>6045</text:p>
          </table:table-cell>
          <table:table-cell table:formula="of:=IF([.A565]&gt;=[.C564]; [.B565]; [.C564])" office:value-type="float" office:value="6045" calcext:value-type="float">
            <text:p>6045</text:p>
          </table:table-cell>
          <table:table-cell table:formula="of:=IF([.C565]&lt;&gt;[.C56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float" office:value="6046" calcext:value-type="float">
            <text:p>6046</text:p>
          </table:table-cell>
          <table:table-cell table:formula="of:=IF([.A566]&gt;=[.C565]; [.B566]; [.C565])" office:value-type="float" office:value="6045" calcext:value-type="float">
            <text:p>6045</text:p>
          </table:table-cell>
          <table:table-cell table:formula="of:=IF([.C566]&lt;&gt;[.C56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6052" calcext:value-type="float">
            <text:p>6052</text:p>
          </table:table-cell>
          <table:table-cell table:formula="of:=IF([.A567]&gt;=[.C566]; [.B567]; [.C566])" office:value-type="float" office:value="6045" calcext:value-type="float">
            <text:p>6045</text:p>
          </table:table-cell>
          <table:table-cell table:formula="of:=IF([.C567]&lt;&gt;[.C56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float" office:value="6055" calcext:value-type="float">
            <text:p>6055</text:p>
          </table:table-cell>
          <table:table-cell table:formula="of:=IF([.A568]&gt;=[.C567]; [.B568]; [.C567])" office:value-type="float" office:value="6055" calcext:value-type="float">
            <text:p>6055</text:p>
          </table:table-cell>
          <table:table-cell table:formula="of:=IF([.C568]&lt;&gt;[.C56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float" office:value="6056" calcext:value-type="float">
            <text:p>6056</text:p>
          </table:table-cell>
          <table:table-cell table:formula="of:=IF([.A569]&gt;=[.C568]; [.B569]; [.C568])" office:value-type="float" office:value="6055" calcext:value-type="float">
            <text:p>6055</text:p>
          </table:table-cell>
          <table:table-cell table:formula="of:=IF([.C569]&lt;&gt;[.C56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82" calcext:value-type="float">
            <text:p>5982</text:p>
          </table:table-cell>
          <table:table-cell office:value-type="float" office:value="6080" calcext:value-type="float">
            <text:p>6080</text:p>
          </table:table-cell>
          <table:table-cell table:formula="of:=IF([.A570]&gt;=[.C569]; [.B570]; [.C569])" office:value-type="float" office:value="6055" calcext:value-type="float">
            <text:p>6055</text:p>
          </table:table-cell>
          <table:table-cell table:formula="of:=IF([.C570]&lt;&gt;[.C56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float" office:value="6083" calcext:value-type="float">
            <text:p>6083</text:p>
          </table:table-cell>
          <table:table-cell table:formula="of:=IF([.A571]&gt;=[.C570]; [.B571]; [.C570])" office:value-type="float" office:value="6055" calcext:value-type="float">
            <text:p>6055</text:p>
          </table:table-cell>
          <table:table-cell table:formula="of:=IF([.C571]&lt;&gt;[.C57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98" calcext:value-type="float">
            <text:p>5998</text:p>
          </table:table-cell>
          <table:table-cell office:value-type="float" office:value="6094" calcext:value-type="float">
            <text:p>6094</text:p>
          </table:table-cell>
          <table:table-cell table:formula="of:=IF([.A572]&gt;=[.C571]; [.B572]; [.C571])" office:value-type="float" office:value="6055" calcext:value-type="float">
            <text:p>6055</text:p>
          </table:table-cell>
          <table:table-cell table:formula="of:=IF([.C572]&lt;&gt;[.C57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float" office:value="6121" calcext:value-type="float">
            <text:p>6121</text:p>
          </table:table-cell>
          <table:table-cell table:formula="of:=IF([.A573]&gt;=[.C572]; [.B573]; [.C572])" office:value-type="float" office:value="6055" calcext:value-type="float">
            <text:p>6055</text:p>
          </table:table-cell>
          <table:table-cell table:formula="of:=IF([.C573]&lt;&gt;[.C57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6123" calcext:value-type="float">
            <text:p>6123</text:p>
          </table:table-cell>
          <table:table-cell table:formula="of:=IF([.A574]&gt;=[.C573]; [.B574]; [.C573])" office:value-type="float" office:value="6123" calcext:value-type="float">
            <text:p>6123</text:p>
          </table:table-cell>
          <table:table-cell table:formula="of:=IF([.C574]&lt;&gt;[.C57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73" calcext:value-type="float">
            <text:p>6073</text:p>
          </table:table-cell>
          <table:table-cell office:value-type="float" office:value="6127" calcext:value-type="float">
            <text:p>6127</text:p>
          </table:table-cell>
          <table:table-cell table:formula="of:=IF([.A575]&gt;=[.C574]; [.B575]; [.C574])" office:value-type="float" office:value="6123" calcext:value-type="float">
            <text:p>6123</text:p>
          </table:table-cell>
          <table:table-cell table:formula="of:=IF([.C575]&lt;&gt;[.C57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float" office:value="6140" calcext:value-type="float">
            <text:p>6140</text:p>
          </table:table-cell>
          <table:table-cell table:formula="of:=IF([.A576]&gt;=[.C575]; [.B576]; [.C575])" office:value-type="float" office:value="6123" calcext:value-type="float">
            <text:p>6123</text:p>
          </table:table-cell>
          <table:table-cell table:formula="of:=IF([.C576]&lt;&gt;[.C57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float" office:value="6148" calcext:value-type="float">
            <text:p>6148</text:p>
          </table:table-cell>
          <table:table-cell table:formula="of:=IF([.A577]&gt;=[.C576]; [.B577]; [.C576])" office:value-type="float" office:value="6123" calcext:value-type="float">
            <text:p>6123</text:p>
          </table:table-cell>
          <table:table-cell table:formula="of:=IF([.C577]&lt;&gt;[.C57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59" calcext:value-type="float">
            <text:p>6059</text:p>
          </table:table-cell>
          <table:table-cell office:value-type="float" office:value="6156" calcext:value-type="float">
            <text:p>6156</text:p>
          </table:table-cell>
          <table:table-cell table:formula="of:=IF([.A578]&gt;=[.C577]; [.B578]; [.C577])" office:value-type="float" office:value="6123" calcext:value-type="float">
            <text:p>6123</text:p>
          </table:table-cell>
          <table:table-cell table:formula="of:=IF([.C578]&lt;&gt;[.C57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float" office:value="6166" calcext:value-type="float">
            <text:p>6166</text:p>
          </table:table-cell>
          <table:table-cell table:formula="of:=IF([.A579]&gt;=[.C578]; [.B579]; [.C578])" office:value-type="float" office:value="6123" calcext:value-type="float">
            <text:p>6123</text:p>
          </table:table-cell>
          <table:table-cell table:formula="of:=IF([.C579]&lt;&gt;[.C57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float" office:value="6168" calcext:value-type="float">
            <text:p>6168</text:p>
          </table:table-cell>
          <table:table-cell table:formula="of:=IF([.A580]&gt;=[.C579]; [.B580]; [.C579])" office:value-type="float" office:value="6123" calcext:value-type="float">
            <text:p>6123</text:p>
          </table:table-cell>
          <table:table-cell table:formula="of:=IF([.C580]&lt;&gt;[.C57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6171" calcext:value-type="float">
            <text:p>6171</text:p>
          </table:table-cell>
          <table:table-cell table:formula="of:=IF([.A581]&gt;=[.C580]; [.B581]; [.C580])" office:value-type="float" office:value="6123" calcext:value-type="float">
            <text:p>6123</text:p>
          </table:table-cell>
          <table:table-cell table:formula="of:=IF([.C581]&lt;&gt;[.C58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6205" calcext:value-type="float">
            <text:p>6205</text:p>
          </table:table-cell>
          <table:table-cell table:formula="of:=IF([.A582]&gt;=[.C581]; [.B582]; [.C581])" office:value-type="float" office:value="6205" calcext:value-type="float">
            <text:p>6205</text:p>
          </table:table-cell>
          <table:table-cell table:formula="of:=IF([.C582]&lt;&gt;[.C58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6222" calcext:value-type="float">
            <text:p>6222</text:p>
          </table:table-cell>
          <table:table-cell table:formula="of:=IF([.A583]&gt;=[.C582]; [.B583]; [.C582])" office:value-type="float" office:value="6205" calcext:value-type="float">
            <text:p>6205</text:p>
          </table:table-cell>
          <table:table-cell table:formula="of:=IF([.C583]&lt;&gt;[.C58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float" office:value="6222" calcext:value-type="float">
            <text:p>6222</text:p>
          </table:table-cell>
          <table:table-cell table:formula="of:=IF([.A584]&gt;=[.C583]; [.B584]; [.C583])" office:value-type="float" office:value="6205" calcext:value-type="float">
            <text:p>6205</text:p>
          </table:table-cell>
          <table:table-cell table:formula="of:=IF([.C584]&lt;&gt;[.C58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float" office:value="6267" calcext:value-type="float">
            <text:p>6267</text:p>
          </table:table-cell>
          <table:table-cell table:formula="of:=IF([.A585]&gt;=[.C584]; [.B585]; [.C584])" office:value-type="float" office:value="6205" calcext:value-type="float">
            <text:p>6205</text:p>
          </table:table-cell>
          <table:table-cell table:formula="of:=IF([.C585]&lt;&gt;[.C58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6294" calcext:value-type="float">
            <text:p>6294</text:p>
          </table:table-cell>
          <table:table-cell table:formula="of:=IF([.A586]&gt;=[.C585]; [.B586]; [.C585])" office:value-type="float" office:value="6205" calcext:value-type="float">
            <text:p>6205</text:p>
          </table:table-cell>
          <table:table-cell table:formula="of:=IF([.C586]&lt;&gt;[.C58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float" office:value="6313" calcext:value-type="float">
            <text:p>6313</text:p>
          </table:table-cell>
          <table:table-cell table:formula="of:=IF([.A587]&gt;=[.C586]; [.B587]; [.C586])" office:value-type="float" office:value="6313" calcext:value-type="float">
            <text:p>6313</text:p>
          </table:table-cell>
          <table:table-cell table:formula="of:=IF([.C587]&lt;&gt;[.C58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float" office:value="6314" calcext:value-type="float">
            <text:p>6314</text:p>
          </table:table-cell>
          <table:table-cell table:formula="of:=IF([.A588]&gt;=[.C587]; [.B588]; [.C587])" office:value-type="float" office:value="6313" calcext:value-type="float">
            <text:p>6313</text:p>
          </table:table-cell>
          <table:table-cell table:formula="of:=IF([.C588]&lt;&gt;[.C58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float" office:value="6341" calcext:value-type="float">
            <text:p>6341</text:p>
          </table:table-cell>
          <table:table-cell table:formula="of:=IF([.A589]&gt;=[.C588]; [.B589]; [.C588])" office:value-type="float" office:value="6313" calcext:value-type="float">
            <text:p>6313</text:p>
          </table:table-cell>
          <table:table-cell table:formula="of:=IF([.C589]&lt;&gt;[.C58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float" office:value="6344" calcext:value-type="float">
            <text:p>6344</text:p>
          </table:table-cell>
          <table:table-cell table:formula="of:=IF([.A590]&gt;=[.C589]; [.B590]; [.C589])" office:value-type="float" office:value="6344" calcext:value-type="float">
            <text:p>6344</text:p>
          </table:table-cell>
          <table:table-cell table:formula="of:=IF([.C590]&lt;&gt;[.C58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6345" calcext:value-type="float">
            <text:p>6345</text:p>
          </table:table-cell>
          <table:table-cell table:formula="of:=IF([.A591]&gt;=[.C590]; [.B591]; [.C590])" office:value-type="float" office:value="6344" calcext:value-type="float">
            <text:p>6344</text:p>
          </table:table-cell>
          <table:table-cell table:formula="of:=IF([.C591]&lt;&gt;[.C59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6351" calcext:value-type="float">
            <text:p>6351</text:p>
          </table:table-cell>
          <table:table-cell table:formula="of:=IF([.A592]&gt;=[.C591]; [.B592]; [.C591])" office:value-type="float" office:value="6344" calcext:value-type="float">
            <text:p>6344</text:p>
          </table:table-cell>
          <table:table-cell table:formula="of:=IF([.C592]&lt;&gt;[.C59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6391" calcext:value-type="float">
            <text:p>6391</text:p>
          </table:table-cell>
          <table:table-cell table:formula="of:=IF([.A593]&gt;=[.C592]; [.B593]; [.C592])" office:value-type="float" office:value="6391" calcext:value-type="float">
            <text:p>6391</text:p>
          </table:table-cell>
          <table:table-cell table:formula="of:=IF([.C593]&lt;&gt;[.C59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float" office:value="6394" calcext:value-type="float">
            <text:p>6394</text:p>
          </table:table-cell>
          <table:table-cell table:formula="of:=IF([.A594]&gt;=[.C593]; [.B594]; [.C593])" office:value-type="float" office:value="6391" calcext:value-type="float">
            <text:p>6391</text:p>
          </table:table-cell>
          <table:table-cell table:formula="of:=IF([.C594]&lt;&gt;[.C59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float" office:value="6408" calcext:value-type="float">
            <text:p>6408</text:p>
          </table:table-cell>
          <table:table-cell table:formula="of:=IF([.A595]&gt;=[.C594]; [.B595]; [.C594])" office:value-type="float" office:value="6391" calcext:value-type="float">
            <text:p>6391</text:p>
          </table:table-cell>
          <table:table-cell table:formula="of:=IF([.C595]&lt;&gt;[.C59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float" office:value="6421" calcext:value-type="float">
            <text:p>6421</text:p>
          </table:table-cell>
          <table:table-cell table:formula="of:=IF([.A596]&gt;=[.C595]; [.B596]; [.C595])" office:value-type="float" office:value="6391" calcext:value-type="float">
            <text:p>6391</text:p>
          </table:table-cell>
          <table:table-cell table:formula="of:=IF([.C596]&lt;&gt;[.C59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float" office:value="6423" calcext:value-type="float">
            <text:p>6423</text:p>
          </table:table-cell>
          <table:table-cell table:formula="of:=IF([.A597]&gt;=[.C596]; [.B597]; [.C596])" office:value-type="float" office:value="6423" calcext:value-type="float">
            <text:p>6423</text:p>
          </table:table-cell>
          <table:table-cell table:formula="of:=IF([.C597]&lt;&gt;[.C59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float" office:value="6430" calcext:value-type="float">
            <text:p>6430</text:p>
          </table:table-cell>
          <table:table-cell table:formula="of:=IF([.A598]&gt;=[.C597]; [.B598]; [.C597])" office:value-type="float" office:value="6423" calcext:value-type="float">
            <text:p>6423</text:p>
          </table:table-cell>
          <table:table-cell table:formula="of:=IF([.C598]&lt;&gt;[.C59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6446" calcext:value-type="float">
            <text:p>6446</text:p>
          </table:table-cell>
          <table:table-cell table:formula="of:=IF([.A599]&gt;=[.C598]; [.B599]; [.C598])" office:value-type="float" office:value="6423" calcext:value-type="float">
            <text:p>6423</text:p>
          </table:table-cell>
          <table:table-cell table:formula="of:=IF([.C599]&lt;&gt;[.C59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float" office:value="6446" calcext:value-type="float">
            <text:p>6446</text:p>
          </table:table-cell>
          <table:table-cell table:formula="of:=IF([.A600]&gt;=[.C599]; [.B600]; [.C599])" office:value-type="float" office:value="6423" calcext:value-type="float">
            <text:p>6423</text:p>
          </table:table-cell>
          <table:table-cell table:formula="of:=IF([.C600]&lt;&gt;[.C59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float" office:value="6469" calcext:value-type="float">
            <text:p>6469</text:p>
          </table:table-cell>
          <table:table-cell table:formula="of:=IF([.A601]&gt;=[.C600]; [.B601]; [.C600])" office:value-type="float" office:value="6423" calcext:value-type="float">
            <text:p>6423</text:p>
          </table:table-cell>
          <table:table-cell table:formula="of:=IF([.C601]&lt;&gt;[.C60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float" office:value="6471" calcext:value-type="float">
            <text:p>6471</text:p>
          </table:table-cell>
          <table:table-cell table:formula="of:=IF([.A602]&gt;=[.C601]; [.B602]; [.C601])" office:value-type="float" office:value="6471" calcext:value-type="float">
            <text:p>6471</text:p>
          </table:table-cell>
          <table:table-cell table:formula="of:=IF([.C602]&lt;&gt;[.C60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6477" calcext:value-type="float">
            <text:p>6477</text:p>
          </table:table-cell>
          <table:table-cell table:formula="of:=IF([.A603]&gt;=[.C602]; [.B603]; [.C602])" office:value-type="float" office:value="6471" calcext:value-type="float">
            <text:p>6471</text:p>
          </table:table-cell>
          <table:table-cell table:formula="of:=IF([.C603]&lt;&gt;[.C60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float" office:value="6480" calcext:value-type="float">
            <text:p>6480</text:p>
          </table:table-cell>
          <table:table-cell table:formula="of:=IF([.A604]&gt;=[.C603]; [.B604]; [.C603])" office:value-type="float" office:value="6471" calcext:value-type="float">
            <text:p>6471</text:p>
          </table:table-cell>
          <table:table-cell table:formula="of:=IF([.C604]&lt;&gt;[.C60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float" office:value="6483" calcext:value-type="float">
            <text:p>6483</text:p>
          </table:table-cell>
          <table:table-cell table:formula="of:=IF([.A605]&gt;=[.C604]; [.B605]; [.C604])" office:value-type="float" office:value="6471" calcext:value-type="float">
            <text:p>6471</text:p>
          </table:table-cell>
          <table:table-cell table:formula="of:=IF([.C605]&lt;&gt;[.C60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float" office:value="6491" calcext:value-type="float">
            <text:p>6491</text:p>
          </table:table-cell>
          <table:table-cell table:formula="of:=IF([.A606]&gt;=[.C605]; [.B606]; [.C605])" office:value-type="float" office:value="6471" calcext:value-type="float">
            <text:p>6471</text:p>
          </table:table-cell>
          <table:table-cell table:formula="of:=IF([.C606]&lt;&gt;[.C60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float" office:value="6499" calcext:value-type="float">
            <text:p>6499</text:p>
          </table:table-cell>
          <table:table-cell table:formula="of:=IF([.A607]&gt;=[.C606]; [.B607]; [.C606])" office:value-type="float" office:value="6471" calcext:value-type="float">
            <text:p>6471</text:p>
          </table:table-cell>
          <table:table-cell table:formula="of:=IF([.C607]&lt;&gt;[.C60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float" office:value="6501" calcext:value-type="float">
            <text:p>6501</text:p>
          </table:table-cell>
          <table:table-cell table:formula="of:=IF([.A608]&gt;=[.C607]; [.B608]; [.C607])" office:value-type="float" office:value="6501" calcext:value-type="float">
            <text:p>6501</text:p>
          </table:table-cell>
          <table:table-cell table:formula="of:=IF([.C608]&lt;&gt;[.C60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39" calcext:value-type="float">
            <text:p>6439</text:p>
          </table:table-cell>
          <table:table-cell office:value-type="float" office:value="6518" calcext:value-type="float">
            <text:p>6518</text:p>
          </table:table-cell>
          <table:table-cell table:formula="of:=IF([.A609]&gt;=[.C608]; [.B609]; [.C608])" office:value-type="float" office:value="6501" calcext:value-type="float">
            <text:p>6501</text:p>
          </table:table-cell>
          <table:table-cell table:formula="of:=IF([.C609]&lt;&gt;[.C60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float" office:value="6529" calcext:value-type="float">
            <text:p>6529</text:p>
          </table:table-cell>
          <table:table-cell table:formula="of:=IF([.A610]&gt;=[.C609]; [.B610]; [.C609])" office:value-type="float" office:value="6529" calcext:value-type="float">
            <text:p>6529</text:p>
          </table:table-cell>
          <table:table-cell table:formula="of:=IF([.C610]&lt;&gt;[.C60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float" office:value="6548" calcext:value-type="float">
            <text:p>6548</text:p>
          </table:table-cell>
          <table:table-cell table:formula="of:=IF([.A611]&gt;=[.C610]; [.B611]; [.C610])" office:value-type="float" office:value="6529" calcext:value-type="float">
            <text:p>6529</text:p>
          </table:table-cell>
          <table:table-cell table:formula="of:=IF([.C611]&lt;&gt;[.C6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float" office:value="6561" calcext:value-type="float">
            <text:p>6561</text:p>
          </table:table-cell>
          <table:table-cell table:formula="of:=IF([.A612]&gt;=[.C611]; [.B612]; [.C611])" office:value-type="float" office:value="6529" calcext:value-type="float">
            <text:p>6529</text:p>
          </table:table-cell>
          <table:table-cell table:formula="of:=IF([.C612]&lt;&gt;[.C61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81" calcext:value-type="float">
            <text:p>6481</text:p>
          </table:table-cell>
          <table:table-cell office:value-type="float" office:value="6563" calcext:value-type="float">
            <text:p>6563</text:p>
          </table:table-cell>
          <table:table-cell table:formula="of:=IF([.A613]&gt;=[.C612]; [.B613]; [.C612])" office:value-type="float" office:value="6529" calcext:value-type="float">
            <text:p>6529</text:p>
          </table:table-cell>
          <table:table-cell table:formula="of:=IF([.C613]&lt;&gt;[.C6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float" office:value="6567" calcext:value-type="float">
            <text:p>6567</text:p>
          </table:table-cell>
          <table:table-cell table:formula="of:=IF([.A614]&gt;=[.C613]; [.B614]; [.C613])" office:value-type="float" office:value="6567" calcext:value-type="float">
            <text:p>6567</text:p>
          </table:table-cell>
          <table:table-cell table:formula="of:=IF([.C614]&lt;&gt;[.C61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27" calcext:value-type="float">
            <text:p>6527</text:p>
          </table:table-cell>
          <table:table-cell office:value-type="float" office:value="6575" calcext:value-type="float">
            <text:p>6575</text:p>
          </table:table-cell>
          <table:table-cell table:formula="of:=IF([.A615]&gt;=[.C614]; [.B615]; [.C614])" office:value-type="float" office:value="6567" calcext:value-type="float">
            <text:p>6567</text:p>
          </table:table-cell>
          <table:table-cell table:formula="of:=IF([.C615]&lt;&gt;[.C61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6576" calcext:value-type="float">
            <text:p>6576</text:p>
          </table:table-cell>
          <table:table-cell table:formula="of:=IF([.A616]&gt;=[.C615]; [.B616]; [.C615])" office:value-type="float" office:value="6567" calcext:value-type="float">
            <text:p>6567</text:p>
          </table:table-cell>
          <table:table-cell table:formula="of:=IF([.C616]&lt;&gt;[.C61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65" calcext:value-type="float">
            <text:p>6565</text:p>
          </table:table-cell>
          <table:table-cell office:value-type="float" office:value="6580" calcext:value-type="float">
            <text:p>6580</text:p>
          </table:table-cell>
          <table:table-cell table:formula="of:=IF([.A617]&gt;=[.C616]; [.B617]; [.C616])" office:value-type="float" office:value="6567" calcext:value-type="float">
            <text:p>6567</text:p>
          </table:table-cell>
          <table:table-cell table:formula="of:=IF([.C617]&lt;&gt;[.C6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float" office:value="6581" calcext:value-type="float">
            <text:p>6581</text:p>
          </table:table-cell>
          <table:table-cell table:formula="of:=IF([.A618]&gt;=[.C617]; [.B618]; [.C617])" office:value-type="float" office:value="6581" calcext:value-type="float">
            <text:p>6581</text:p>
          </table:table-cell>
          <table:table-cell table:formula="of:=IF([.C618]&lt;&gt;[.C61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72" calcext:value-type="float">
            <text:p>6572</text:p>
          </table:table-cell>
          <table:table-cell office:value-type="float" office:value="6603" calcext:value-type="float">
            <text:p>6603</text:p>
          </table:table-cell>
          <table:table-cell table:formula="of:=IF([.A619]&gt;=[.C618]; [.B619]; [.C618])" office:value-type="float" office:value="6581" calcext:value-type="float">
            <text:p>6581</text:p>
          </table:table-cell>
          <table:table-cell table:formula="of:=IF([.C619]&lt;&gt;[.C61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6613" calcext:value-type="float">
            <text:p>6613</text:p>
          </table:table-cell>
          <table:table-cell table:formula="of:=IF([.A620]&gt;=[.C619]; [.B620]; [.C619])" office:value-type="float" office:value="6581" calcext:value-type="float">
            <text:p>6581</text:p>
          </table:table-cell>
          <table:table-cell table:formula="of:=IF([.C620]&lt;&gt;[.C61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6615" calcext:value-type="float">
            <text:p>6615</text:p>
          </table:table-cell>
          <table:table-cell table:formula="of:=IF([.A621]&gt;=[.C620]; [.B621]; [.C620])" office:value-type="float" office:value="6581" calcext:value-type="float">
            <text:p>6581</text:p>
          </table:table-cell>
          <table:table-cell table:formula="of:=IF([.C621]&lt;&gt;[.C62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float" office:value="6617" calcext:value-type="float">
            <text:p>6617</text:p>
          </table:table-cell>
          <table:table-cell table:formula="of:=IF([.A622]&gt;=[.C621]; [.B622]; [.C621])" office:value-type="float" office:value="6581" calcext:value-type="float">
            <text:p>6581</text:p>
          </table:table-cell>
          <table:table-cell table:formula="of:=IF([.C622]&lt;&gt;[.C62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float" office:value="6624" calcext:value-type="float">
            <text:p>6624</text:p>
          </table:table-cell>
          <table:table-cell table:formula="of:=IF([.A623]&gt;=[.C622]; [.B623]; [.C622])" office:value-type="float" office:value="6624" calcext:value-type="float">
            <text:p>6624</text:p>
          </table:table-cell>
          <table:table-cell table:formula="of:=IF([.C623]&lt;&gt;[.C62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float" office:value="6632" calcext:value-type="float">
            <text:p>6632</text:p>
          </table:table-cell>
          <table:table-cell table:formula="of:=IF([.A624]&gt;=[.C623]; [.B624]; [.C623])" office:value-type="float" office:value="6632" calcext:value-type="float">
            <text:p>6632</text:p>
          </table:table-cell>
          <table:table-cell table:formula="of:=IF([.C624]&lt;&gt;[.C62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float" office:value="6635" calcext:value-type="float">
            <text:p>6635</text:p>
          </table:table-cell>
          <table:table-cell table:formula="of:=IF([.A625]&gt;=[.C624]; [.B625]; [.C624])" office:value-type="float" office:value="6632" calcext:value-type="float">
            <text:p>6632</text:p>
          </table:table-cell>
          <table:table-cell table:formula="of:=IF([.C625]&lt;&gt;[.C62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float" office:value="6639" calcext:value-type="float">
            <text:p>6639</text:p>
          </table:table-cell>
          <table:table-cell table:formula="of:=IF([.A626]&gt;=[.C625]; [.B626]; [.C625])" office:value-type="float" office:value="6632" calcext:value-type="float">
            <text:p>6632</text:p>
          </table:table-cell>
          <table:table-cell table:formula="of:=IF([.C626]&lt;&gt;[.C6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6640" calcext:value-type="float">
            <text:p>6640</text:p>
          </table:table-cell>
          <table:table-cell table:formula="of:=IF([.A627]&gt;=[.C626]; [.B627]; [.C626])" office:value-type="float" office:value="6632" calcext:value-type="float">
            <text:p>6632</text:p>
          </table:table-cell>
          <table:table-cell table:formula="of:=IF([.C627]&lt;&gt;[.C62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float" office:value="6649" calcext:value-type="float">
            <text:p>6649</text:p>
          </table:table-cell>
          <table:table-cell table:formula="of:=IF([.A628]&gt;=[.C627]; [.B628]; [.C627])" office:value-type="float" office:value="6632" calcext:value-type="float">
            <text:p>6632</text:p>
          </table:table-cell>
          <table:table-cell table:formula="of:=IF([.C628]&lt;&gt;[.C6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06" calcext:value-type="float">
            <text:p>6606</text:p>
          </table:table-cell>
          <table:table-cell office:value-type="float" office:value="6650" calcext:value-type="float">
            <text:p>6650</text:p>
          </table:table-cell>
          <table:table-cell table:formula="of:=IF([.A629]&gt;=[.C628]; [.B629]; [.C628])" office:value-type="float" office:value="6632" calcext:value-type="float">
            <text:p>6632</text:p>
          </table:table-cell>
          <table:table-cell table:formula="of:=IF([.C629]&lt;&gt;[.C62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float" office:value="6652" calcext:value-type="float">
            <text:p>6652</text:p>
          </table:table-cell>
          <table:table-cell table:formula="of:=IF([.A630]&gt;=[.C629]; [.B630]; [.C629])" office:value-type="float" office:value="6632" calcext:value-type="float">
            <text:p>6632</text:p>
          </table:table-cell>
          <table:table-cell table:formula="of:=IF([.C630]&lt;&gt;[.C62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float" office:value="6659" calcext:value-type="float">
            <text:p>6659</text:p>
          </table:table-cell>
          <table:table-cell table:formula="of:=IF([.A631]&gt;=[.C630]; [.B631]; [.C630])" office:value-type="float" office:value="6659" calcext:value-type="float">
            <text:p>6659</text:p>
          </table:table-cell>
          <table:table-cell table:formula="of:=IF([.C631]&lt;&gt;[.C63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float" office:value="6663" calcext:value-type="float">
            <text:p>6663</text:p>
          </table:table-cell>
          <table:table-cell table:formula="of:=IF([.A632]&gt;=[.C631]; [.B632]; [.C631])" office:value-type="float" office:value="6659" calcext:value-type="float">
            <text:p>6659</text:p>
          </table:table-cell>
          <table:table-cell table:formula="of:=IF([.C632]&lt;&gt;[.C63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float" office:value="6692" calcext:value-type="float">
            <text:p>6692</text:p>
          </table:table-cell>
          <table:table-cell table:formula="of:=IF([.A633]&gt;=[.C632]; [.B633]; [.C632])" office:value-type="float" office:value="6659" calcext:value-type="float">
            <text:p>6659</text:p>
          </table:table-cell>
          <table:table-cell table:formula="of:=IF([.C633]&lt;&gt;[.C63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float" office:value="6698" calcext:value-type="float">
            <text:p>6698</text:p>
          </table:table-cell>
          <table:table-cell table:formula="of:=IF([.A634]&gt;=[.C633]; [.B634]; [.C633])" office:value-type="float" office:value="6659" calcext:value-type="float">
            <text:p>6659</text:p>
          </table:table-cell>
          <table:table-cell table:formula="of:=IF([.C634]&lt;&gt;[.C6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6699" calcext:value-type="float">
            <text:p>6699</text:p>
          </table:table-cell>
          <table:table-cell table:formula="of:=IF([.A635]&gt;=[.C634]; [.B635]; [.C634])" office:value-type="float" office:value="6699" calcext:value-type="float">
            <text:p>6699</text:p>
          </table:table-cell>
          <table:table-cell table:formula="of:=IF([.C635]&lt;&gt;[.C63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float" office:value="6707" calcext:value-type="float">
            <text:p>6707</text:p>
          </table:table-cell>
          <table:table-cell table:formula="of:=IF([.A636]&gt;=[.C635]; [.B636]; [.C635])" office:value-type="float" office:value="6699" calcext:value-type="float">
            <text:p>6699</text:p>
          </table:table-cell>
          <table:table-cell table:formula="of:=IF([.C636]&lt;&gt;[.C63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float" office:value="6708" calcext:value-type="float">
            <text:p>6708</text:p>
          </table:table-cell>
          <table:table-cell table:formula="of:=IF([.A637]&gt;=[.C636]; [.B637]; [.C636])" office:value-type="float" office:value="6699" calcext:value-type="float">
            <text:p>6699</text:p>
          </table:table-cell>
          <table:table-cell table:formula="of:=IF([.C637]&lt;&gt;[.C63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float" office:value="6709" calcext:value-type="float">
            <text:p>6709</text:p>
          </table:table-cell>
          <table:table-cell table:formula="of:=IF([.A638]&gt;=[.C637]; [.B638]; [.C637])" office:value-type="float" office:value="6709" calcext:value-type="float">
            <text:p>6709</text:p>
          </table:table-cell>
          <table:table-cell table:formula="of:=IF([.C638]&lt;&gt;[.C63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91" calcext:value-type="float">
            <text:p>6691</text:p>
          </table:table-cell>
          <table:table-cell office:value-type="float" office:value="6733" calcext:value-type="float">
            <text:p>6733</text:p>
          </table:table-cell>
          <table:table-cell table:formula="of:=IF([.A639]&gt;=[.C638]; [.B639]; [.C638])" office:value-type="float" office:value="6709" calcext:value-type="float">
            <text:p>6709</text:p>
          </table:table-cell>
          <table:table-cell table:formula="of:=IF([.C639]&lt;&gt;[.C63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float" office:value="6768" calcext:value-type="float">
            <text:p>6768</text:p>
          </table:table-cell>
          <table:table-cell table:formula="of:=IF([.A640]&gt;=[.C639]; [.B640]; [.C639])" office:value-type="float" office:value="6768" calcext:value-type="float">
            <text:p>6768</text:p>
          </table:table-cell>
          <table:table-cell table:formula="of:=IF([.C640]&lt;&gt;[.C63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34" calcext:value-type="float">
            <text:p>6734</text:p>
          </table:table-cell>
          <table:table-cell office:value-type="float" office:value="6770" calcext:value-type="float">
            <text:p>6770</text:p>
          </table:table-cell>
          <table:table-cell table:formula="of:=IF([.A641]&gt;=[.C640]; [.B641]; [.C640])" office:value-type="float" office:value="6768" calcext:value-type="float">
            <text:p>6768</text:p>
          </table:table-cell>
          <table:table-cell table:formula="of:=IF([.C641]&lt;&gt;[.C64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89" calcext:value-type="float">
            <text:p>6689</text:p>
          </table:table-cell>
          <table:table-cell office:value-type="float" office:value="6771" calcext:value-type="float">
            <text:p>6771</text:p>
          </table:table-cell>
          <table:table-cell table:formula="of:=IF([.A642]&gt;=[.C641]; [.B642]; [.C641])" office:value-type="float" office:value="6768" calcext:value-type="float">
            <text:p>6768</text:p>
          </table:table-cell>
          <table:table-cell table:formula="of:=IF([.C642]&lt;&gt;[.C64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41" calcext:value-type="float">
            <text:p>6741</text:p>
          </table:table-cell>
          <table:table-cell office:value-type="float" office:value="6775" calcext:value-type="float">
            <text:p>6775</text:p>
          </table:table-cell>
          <table:table-cell table:formula="of:=IF([.A643]&gt;=[.C642]; [.B643]; [.C642])" office:value-type="float" office:value="6768" calcext:value-type="float">
            <text:p>6768</text:p>
          </table:table-cell>
          <table:table-cell table:formula="of:=IF([.C643]&lt;&gt;[.C64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57" calcext:value-type="float">
            <text:p>6757</text:p>
          </table:table-cell>
          <table:table-cell office:value-type="float" office:value="6779" calcext:value-type="float">
            <text:p>6779</text:p>
          </table:table-cell>
          <table:table-cell table:formula="of:=IF([.A644]&gt;=[.C643]; [.B644]; [.C643])" office:value-type="float" office:value="6768" calcext:value-type="float">
            <text:p>6768</text:p>
          </table:table-cell>
          <table:table-cell table:formula="of:=IF([.C644]&lt;&gt;[.C64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25" calcext:value-type="float">
            <text:p>6725</text:p>
          </table:table-cell>
          <table:table-cell office:value-type="float" office:value="6782" calcext:value-type="float">
            <text:p>6782</text:p>
          </table:table-cell>
          <table:table-cell table:formula="of:=IF([.A645]&gt;=[.C644]; [.B645]; [.C644])" office:value-type="float" office:value="6768" calcext:value-type="float">
            <text:p>6768</text:p>
          </table:table-cell>
          <table:table-cell table:formula="of:=IF([.C645]&lt;&gt;[.C64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75" calcext:value-type="float">
            <text:p>6775</text:p>
          </table:table-cell>
          <table:table-cell office:value-type="float" office:value="6809" calcext:value-type="float">
            <text:p>6809</text:p>
          </table:table-cell>
          <table:table-cell table:formula="of:=IF([.A646]&gt;=[.C645]; [.B646]; [.C645])" office:value-type="float" office:value="6809" calcext:value-type="float">
            <text:p>6809</text:p>
          </table:table-cell>
          <table:table-cell table:formula="of:=IF([.C646]&lt;&gt;[.C64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11" calcext:value-type="float">
            <text:p>6811</text:p>
          </table:table-cell>
          <table:table-cell office:value-type="float" office:value="6813" calcext:value-type="float">
            <text:p>6813</text:p>
          </table:table-cell>
          <table:table-cell table:formula="of:=IF([.A647]&gt;=[.C646]; [.B647]; [.C646])" office:value-type="float" office:value="6813" calcext:value-type="float">
            <text:p>6813</text:p>
          </table:table-cell>
          <table:table-cell table:formula="of:=IF([.C647]&lt;&gt;[.C64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61" calcext:value-type="float">
            <text:p>6761</text:p>
          </table:table-cell>
          <table:table-cell office:value-type="float" office:value="6816" calcext:value-type="float">
            <text:p>6816</text:p>
          </table:table-cell>
          <table:table-cell table:formula="of:=IF([.A648]&gt;=[.C647]; [.B648]; [.C647])" office:value-type="float" office:value="6813" calcext:value-type="float">
            <text:p>6813</text:p>
          </table:table-cell>
          <table:table-cell table:formula="of:=IF([.C648]&lt;&gt;[.C64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73" calcext:value-type="float">
            <text:p>6773</text:p>
          </table:table-cell>
          <table:table-cell office:value-type="float" office:value="6821" calcext:value-type="float">
            <text:p>6821</text:p>
          </table:table-cell>
          <table:table-cell table:formula="of:=IF([.A649]&gt;=[.C648]; [.B649]; [.C648])" office:value-type="float" office:value="6813" calcext:value-type="float">
            <text:p>6813</text:p>
          </table:table-cell>
          <table:table-cell table:formula="of:=IF([.C649]&lt;&gt;[.C64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float" office:value="6831" calcext:value-type="float">
            <text:p>6831</text:p>
          </table:table-cell>
          <table:table-cell table:formula="of:=IF([.A650]&gt;=[.C649]; [.B650]; [.C649])" office:value-type="float" office:value="6831" calcext:value-type="float">
            <text:p>6831</text:p>
          </table:table-cell>
          <table:table-cell table:formula="of:=IF([.C650]&lt;&gt;[.C64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13" calcext:value-type="float">
            <text:p>6813</text:p>
          </table:table-cell>
          <table:table-cell office:value-type="float" office:value="6858" calcext:value-type="float">
            <text:p>6858</text:p>
          </table:table-cell>
          <table:table-cell table:formula="of:=IF([.A651]&gt;=[.C650]; [.B651]; [.C650])" office:value-type="float" office:value="6831" calcext:value-type="float">
            <text:p>6831</text:p>
          </table:table-cell>
          <table:table-cell table:formula="of:=IF([.C651]&lt;&gt;[.C65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6892" calcext:value-type="float">
            <text:p>6892</text:p>
          </table:table-cell>
          <table:table-cell table:formula="of:=IF([.A652]&gt;=[.C651]; [.B652]; [.C651])" office:value-type="float" office:value="6831" calcext:value-type="float">
            <text:p>6831</text:p>
          </table:table-cell>
          <table:table-cell table:formula="of:=IF([.C652]&lt;&gt;[.C65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51" calcext:value-type="float">
            <text:p>6851</text:p>
          </table:table-cell>
          <table:table-cell office:value-type="float" office:value="6893" calcext:value-type="float">
            <text:p>6893</text:p>
          </table:table-cell>
          <table:table-cell table:formula="of:=IF([.A653]&gt;=[.C652]; [.B653]; [.C652])" office:value-type="float" office:value="6893" calcext:value-type="float">
            <text:p>6893</text:p>
          </table:table-cell>
          <table:table-cell table:formula="of:=IF([.C653]&lt;&gt;[.C65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86" calcext:value-type="float">
            <text:p>6886</text:p>
          </table:table-cell>
          <table:table-cell office:value-type="float" office:value="6900" calcext:value-type="float">
            <text:p>6900</text:p>
          </table:table-cell>
          <table:table-cell table:formula="of:=IF([.A654]&gt;=[.C653]; [.B654]; [.C653])" office:value-type="float" office:value="6893" calcext:value-type="float">
            <text:p>6893</text:p>
          </table:table-cell>
          <table:table-cell table:formula="of:=IF([.C654]&lt;&gt;[.C65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6904" calcext:value-type="float">
            <text:p>6904</text:p>
          </table:table-cell>
          <table:table-cell table:formula="of:=IF([.A655]&gt;=[.C654]; [.B655]; [.C654])" office:value-type="float" office:value="6893" calcext:value-type="float">
            <text:p>6893</text:p>
          </table:table-cell>
          <table:table-cell table:formula="of:=IF([.C655]&lt;&gt;[.C65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03" calcext:value-type="float">
            <text:p>6903</text:p>
          </table:table-cell>
          <table:table-cell office:value-type="float" office:value="6909" calcext:value-type="float">
            <text:p>6909</text:p>
          </table:table-cell>
          <table:table-cell table:formula="of:=IF([.A656]&gt;=[.C655]; [.B656]; [.C655])" office:value-type="float" office:value="6909" calcext:value-type="float">
            <text:p>6909</text:p>
          </table:table-cell>
          <table:table-cell table:formula="of:=IF([.C656]&lt;&gt;[.C65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94" calcext:value-type="float">
            <text:p>6894</text:p>
          </table:table-cell>
          <table:table-cell office:value-type="float" office:value="6909" calcext:value-type="float">
            <text:p>6909</text:p>
          </table:table-cell>
          <table:table-cell table:formula="of:=IF([.A657]&gt;=[.C656]; [.B657]; [.C656])" office:value-type="float" office:value="6909" calcext:value-type="float">
            <text:p>6909</text:p>
          </table:table-cell>
          <table:table-cell table:formula="of:=IF([.C657]&lt;&gt;[.C65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6926" calcext:value-type="float">
            <text:p>6926</text:p>
          </table:table-cell>
          <table:table-cell table:formula="of:=IF([.A658]&gt;=[.C657]; [.B658]; [.C657])" office:value-type="float" office:value="6909" calcext:value-type="float">
            <text:p>6909</text:p>
          </table:table-cell>
          <table:table-cell table:formula="of:=IF([.C658]&lt;&gt;[.C65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07" calcext:value-type="float">
            <text:p>6907</text:p>
          </table:table-cell>
          <table:table-cell office:value-type="float" office:value="6929" calcext:value-type="float">
            <text:p>6929</text:p>
          </table:table-cell>
          <table:table-cell table:formula="of:=IF([.A659]&gt;=[.C658]; [.B659]; [.C658])" office:value-type="float" office:value="6909" calcext:value-type="float">
            <text:p>6909</text:p>
          </table:table-cell>
          <table:table-cell table:formula="of:=IF([.C659]&lt;&gt;[.C65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92" calcext:value-type="float">
            <text:p>6892</text:p>
          </table:table-cell>
          <table:table-cell office:value-type="float" office:value="6932" calcext:value-type="float">
            <text:p>6932</text:p>
          </table:table-cell>
          <table:table-cell table:formula="of:=IF([.A660]&gt;=[.C659]; [.B660]; [.C659])" office:value-type="float" office:value="6909" calcext:value-type="float">
            <text:p>6909</text:p>
          </table:table-cell>
          <table:table-cell table:formula="of:=IF([.C660]&lt;&gt;[.C65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float" office:value="6962" calcext:value-type="float">
            <text:p>6962</text:p>
          </table:table-cell>
          <table:table-cell table:formula="of:=IF([.A661]&gt;=[.C660]; [.B661]; [.C660])" office:value-type="float" office:value="6962" calcext:value-type="float">
            <text:p>6962</text:p>
          </table:table-cell>
          <table:table-cell table:formula="of:=IF([.C661]&lt;&gt;[.C66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53" calcext:value-type="float">
            <text:p>6953</text:p>
          </table:table-cell>
          <table:table-cell office:value-type="float" office:value="6984" calcext:value-type="float">
            <text:p>6984</text:p>
          </table:table-cell>
          <table:table-cell table:formula="of:=IF([.A662]&gt;=[.C661]; [.B662]; [.C661])" office:value-type="float" office:value="6962" calcext:value-type="float">
            <text:p>6962</text:p>
          </table:table-cell>
          <table:table-cell table:formula="of:=IF([.C662]&lt;&gt;[.C66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09" calcext:value-type="float">
            <text:p>6909</text:p>
          </table:table-cell>
          <table:table-cell office:value-type="float" office:value="6999" calcext:value-type="float">
            <text:p>6999</text:p>
          </table:table-cell>
          <table:table-cell table:formula="of:=IF([.A663]&gt;=[.C662]; [.B663]; [.C662])" office:value-type="float" office:value="6962" calcext:value-type="float">
            <text:p>6962</text:p>
          </table:table-cell>
          <table:table-cell table:formula="of:=IF([.C663]&lt;&gt;[.C66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float" office:value="7006" calcext:value-type="float">
            <text:p>7006</text:p>
          </table:table-cell>
          <table:table-cell table:formula="of:=IF([.A664]&gt;=[.C663]; [.B664]; [.C663])" office:value-type="float" office:value="6962" calcext:value-type="float">
            <text:p>6962</text:p>
          </table:table-cell>
          <table:table-cell table:formula="of:=IF([.C664]&lt;&gt;[.C66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98" calcext:value-type="float">
            <text:p>6998</text:p>
          </table:table-cell>
          <table:table-cell office:value-type="float" office:value="7010" calcext:value-type="float">
            <text:p>7010</text:p>
          </table:table-cell>
          <table:table-cell table:formula="of:=IF([.A665]&gt;=[.C664]; [.B665]; [.C664])" office:value-type="float" office:value="7010" calcext:value-type="float">
            <text:p>7010</text:p>
          </table:table-cell>
          <table:table-cell table:formula="of:=IF([.C665]&lt;&gt;[.C66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41" calcext:value-type="float">
            <text:p>6941</text:p>
          </table:table-cell>
          <table:table-cell office:value-type="float" office:value="7013" calcext:value-type="float">
            <text:p>7013</text:p>
          </table:table-cell>
          <table:table-cell table:formula="of:=IF([.A666]&gt;=[.C665]; [.B666]; [.C665])" office:value-type="float" office:value="7010" calcext:value-type="float">
            <text:p>7010</text:p>
          </table:table-cell>
          <table:table-cell table:formula="of:=IF([.C666]&lt;&gt;[.C66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89" calcext:value-type="float">
            <text:p>6989</text:p>
          </table:table-cell>
          <table:table-cell office:value-type="float" office:value="7024" calcext:value-type="float">
            <text:p>7024</text:p>
          </table:table-cell>
          <table:table-cell table:formula="of:=IF([.A667]&gt;=[.C666]; [.B667]; [.C666])" office:value-type="float" office:value="7010" calcext:value-type="float">
            <text:p>7010</text:p>
          </table:table-cell>
          <table:table-cell table:formula="of:=IF([.C667]&lt;&gt;[.C66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float" office:value="7027" calcext:value-type="float">
            <text:p>7027</text:p>
          </table:table-cell>
          <table:table-cell table:formula="of:=IF([.A668]&gt;=[.C667]; [.B668]; [.C667])" office:value-type="float" office:value="7027" calcext:value-type="float">
            <text:p>7027</text:p>
          </table:table-cell>
          <table:table-cell table:formula="of:=IF([.C668]&lt;&gt;[.C66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43" calcext:value-type="float">
            <text:p>6943</text:p>
          </table:table-cell>
          <table:table-cell office:value-type="float" office:value="7027" calcext:value-type="float">
            <text:p>7027</text:p>
          </table:table-cell>
          <table:table-cell table:formula="of:=IF([.A669]&gt;=[.C668]; [.B669]; [.C668])" office:value-type="float" office:value="7027" calcext:value-type="float">
            <text:p>7027</text:p>
          </table:table-cell>
          <table:table-cell table:formula="of:=IF([.C669]&lt;&gt;[.C66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99" calcext:value-type="float">
            <text:p>6999</text:p>
          </table:table-cell>
          <table:table-cell office:value-type="float" office:value="7034" calcext:value-type="float">
            <text:p>7034</text:p>
          </table:table-cell>
          <table:table-cell table:formula="of:=IF([.A670]&gt;=[.C669]; [.B670]; [.C669])" office:value-type="float" office:value="7027" calcext:value-type="float">
            <text:p>7027</text:p>
          </table:table-cell>
          <table:table-cell table:formula="of:=IF([.C670]&lt;&gt;[.C66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float" office:value="7043" calcext:value-type="float">
            <text:p>7043</text:p>
          </table:table-cell>
          <table:table-cell table:formula="of:=IF([.A671]&gt;=[.C670]; [.B671]; [.C670])" office:value-type="float" office:value="7043" calcext:value-type="float">
            <text:p>7043</text:p>
          </table:table-cell>
          <table:table-cell table:formula="of:=IF([.C671]&lt;&gt;[.C67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99" calcext:value-type="float">
            <text:p>6999</text:p>
          </table:table-cell>
          <table:table-cell office:value-type="float" office:value="7050" calcext:value-type="float">
            <text:p>7050</text:p>
          </table:table-cell>
          <table:table-cell table:formula="of:=IF([.A672]&gt;=[.C671]; [.B672]; [.C671])" office:value-type="float" office:value="7043" calcext:value-type="float">
            <text:p>7043</text:p>
          </table:table-cell>
          <table:table-cell table:formula="of:=IF([.C672]&lt;&gt;[.C67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57" calcext:value-type="float">
            <text:p>7057</text:p>
          </table:table-cell>
          <table:table-cell office:value-type="float" office:value="7072" calcext:value-type="float">
            <text:p>7072</text:p>
          </table:table-cell>
          <table:table-cell table:formula="of:=IF([.A673]&gt;=[.C672]; [.B673]; [.C672])" office:value-type="float" office:value="7072" calcext:value-type="float">
            <text:p>7072</text:p>
          </table:table-cell>
          <table:table-cell table:formula="of:=IF([.C673]&lt;&gt;[.C67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43" calcext:value-type="float">
            <text:p>7043</text:p>
          </table:table-cell>
          <table:table-cell office:value-type="float" office:value="7081" calcext:value-type="float">
            <text:p>7081</text:p>
          </table:table-cell>
          <table:table-cell table:formula="of:=IF([.A674]&gt;=[.C673]; [.B674]; [.C673])" office:value-type="float" office:value="7072" calcext:value-type="float">
            <text:p>7072</text:p>
          </table:table-cell>
          <table:table-cell table:formula="of:=IF([.C674]&lt;&gt;[.C67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float" office:value="7092" calcext:value-type="float">
            <text:p>7092</text:p>
          </table:table-cell>
          <table:table-cell table:formula="of:=IF([.A675]&gt;=[.C674]; [.B675]; [.C674])" office:value-type="float" office:value="7072" calcext:value-type="float">
            <text:p>7072</text:p>
          </table:table-cell>
          <table:table-cell table:formula="of:=IF([.C675]&lt;&gt;[.C67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float" office:value="7120" calcext:value-type="float">
            <text:p>7120</text:p>
          </table:table-cell>
          <table:table-cell table:formula="of:=IF([.A676]&gt;=[.C675]; [.B676]; [.C675])" office:value-type="float" office:value="7072" calcext:value-type="float">
            <text:p>7072</text:p>
          </table:table-cell>
          <table:table-cell table:formula="of:=IF([.C676]&lt;&gt;[.C67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52" calcext:value-type="float">
            <text:p>7052</text:p>
          </table:table-cell>
          <table:table-cell office:value-type="float" office:value="7132" calcext:value-type="float">
            <text:p>7132</text:p>
          </table:table-cell>
          <table:table-cell table:formula="of:=IF([.A677]&gt;=[.C676]; [.B677]; [.C676])" office:value-type="float" office:value="7072" calcext:value-type="float">
            <text:p>7072</text:p>
          </table:table-cell>
          <table:table-cell table:formula="of:=IF([.C677]&lt;&gt;[.C67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05" calcext:value-type="float">
            <text:p>7105</text:p>
          </table:table-cell>
          <table:table-cell office:value-type="float" office:value="7139" calcext:value-type="float">
            <text:p>7139</text:p>
          </table:table-cell>
          <table:table-cell table:formula="of:=IF([.A678]&gt;=[.C677]; [.B678]; [.C677])" office:value-type="float" office:value="7139" calcext:value-type="float">
            <text:p>7139</text:p>
          </table:table-cell>
          <table:table-cell table:formula="of:=IF([.C678]&lt;&gt;[.C67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51" calcext:value-type="float">
            <text:p>7051</text:p>
          </table:table-cell>
          <table:table-cell office:value-type="float" office:value="7140" calcext:value-type="float">
            <text:p>7140</text:p>
          </table:table-cell>
          <table:table-cell table:formula="of:=IF([.A679]&gt;=[.C678]; [.B679]; [.C678])" office:value-type="float" office:value="7139" calcext:value-type="float">
            <text:p>7139</text:p>
          </table:table-cell>
          <table:table-cell table:formula="of:=IF([.C679]&lt;&gt;[.C67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39" calcext:value-type="float">
            <text:p>7139</text:p>
          </table:table-cell>
          <table:table-cell office:value-type="float" office:value="7169" calcext:value-type="float">
            <text:p>7169</text:p>
          </table:table-cell>
          <table:table-cell table:formula="of:=IF([.A680]&gt;=[.C679]; [.B680]; [.C679])" office:value-type="float" office:value="7169" calcext:value-type="float">
            <text:p>7169</text:p>
          </table:table-cell>
          <table:table-cell table:formula="of:=IF([.C680]&lt;&gt;[.C67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float" office:value="7174" calcext:value-type="float">
            <text:p>7174</text:p>
          </table:table-cell>
          <table:table-cell table:formula="of:=IF([.A681]&gt;=[.C680]; [.B681]; [.C680])" office:value-type="float" office:value="7169" calcext:value-type="float">
            <text:p>7169</text:p>
          </table:table-cell>
          <table:table-cell table:formula="of:=IF([.C681]&lt;&gt;[.C68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float" office:value="7174" calcext:value-type="float">
            <text:p>7174</text:p>
          </table:table-cell>
          <table:table-cell table:formula="of:=IF([.A682]&gt;=[.C681]; [.B682]; [.C681])" office:value-type="float" office:value="7169" calcext:value-type="float">
            <text:p>7169</text:p>
          </table:table-cell>
          <table:table-cell table:formula="of:=IF([.C682]&lt;&gt;[.C68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7186" calcext:value-type="float">
            <text:p>7186</text:p>
          </table:table-cell>
          <table:table-cell table:formula="of:=IF([.A683]&gt;=[.C682]; [.B683]; [.C682])" office:value-type="float" office:value="7169" calcext:value-type="float">
            <text:p>7169</text:p>
          </table:table-cell>
          <table:table-cell table:formula="of:=IF([.C683]&lt;&gt;[.C68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08" calcext:value-type="float">
            <text:p>7108</text:p>
          </table:table-cell>
          <table:table-cell office:value-type="float" office:value="7188" calcext:value-type="float">
            <text:p>7188</text:p>
          </table:table-cell>
          <table:table-cell table:formula="of:=IF([.A684]&gt;=[.C683]; [.B684]; [.C683])" office:value-type="float" office:value="7169" calcext:value-type="float">
            <text:p>7169</text:p>
          </table:table-cell>
          <table:table-cell table:formula="of:=IF([.C684]&lt;&gt;[.C68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7202" calcext:value-type="float">
            <text:p>7202</text:p>
          </table:table-cell>
          <table:table-cell table:formula="of:=IF([.A685]&gt;=[.C684]; [.B685]; [.C684])" office:value-type="float" office:value="7169" calcext:value-type="float">
            <text:p>7169</text:p>
          </table:table-cell>
          <table:table-cell table:formula="of:=IF([.C685]&lt;&gt;[.C68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float" office:value="7216" calcext:value-type="float">
            <text:p>7216</text:p>
          </table:table-cell>
          <table:table-cell table:formula="of:=IF([.A686]&gt;=[.C685]; [.B686]; [.C685])" office:value-type="float" office:value="7216" calcext:value-type="float">
            <text:p>7216</text:p>
          </table:table-cell>
          <table:table-cell table:formula="of:=IF([.C686]&lt;&gt;[.C68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float" office:value="7222" calcext:value-type="float">
            <text:p>7222</text:p>
          </table:table-cell>
          <table:table-cell table:formula="of:=IF([.A687]&gt;=[.C686]; [.B687]; [.C686])" office:value-type="float" office:value="7216" calcext:value-type="float">
            <text:p>7216</text:p>
          </table:table-cell>
          <table:table-cell table:formula="of:=IF([.C687]&lt;&gt;[.C68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81" calcext:value-type="float">
            <text:p>7181</text:p>
          </table:table-cell>
          <table:table-cell office:value-type="float" office:value="7233" calcext:value-type="float">
            <text:p>7233</text:p>
          </table:table-cell>
          <table:table-cell table:formula="of:=IF([.A688]&gt;=[.C687]; [.B688]; [.C687])" office:value-type="float" office:value="7216" calcext:value-type="float">
            <text:p>7216</text:p>
          </table:table-cell>
          <table:table-cell table:formula="of:=IF([.C688]&lt;&gt;[.C68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87" calcext:value-type="float">
            <text:p>7187</text:p>
          </table:table-cell>
          <table:table-cell office:value-type="float" office:value="7236" calcext:value-type="float">
            <text:p>7236</text:p>
          </table:table-cell>
          <table:table-cell table:formula="of:=IF([.A689]&gt;=[.C688]; [.B689]; [.C688])" office:value-type="float" office:value="7216" calcext:value-type="float">
            <text:p>7216</text:p>
          </table:table-cell>
          <table:table-cell table:formula="of:=IF([.C689]&lt;&gt;[.C68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92" calcext:value-type="float">
            <text:p>7192</text:p>
          </table:table-cell>
          <table:table-cell office:value-type="float" office:value="7274" calcext:value-type="float">
            <text:p>7274</text:p>
          </table:table-cell>
          <table:table-cell table:formula="of:=IF([.A690]&gt;=[.C689]; [.B690]; [.C689])" office:value-type="float" office:value="7216" calcext:value-type="float">
            <text:p>7216</text:p>
          </table:table-cell>
          <table:table-cell table:formula="of:=IF([.C690]&lt;&gt;[.C68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94" calcext:value-type="float">
            <text:p>7194</text:p>
          </table:table-cell>
          <table:table-cell office:value-type="float" office:value="7286" calcext:value-type="float">
            <text:p>7286</text:p>
          </table:table-cell>
          <table:table-cell table:formula="of:=IF([.A691]&gt;=[.C690]; [.B691]; [.C690])" office:value-type="float" office:value="7216" calcext:value-type="float">
            <text:p>7216</text:p>
          </table:table-cell>
          <table:table-cell table:formula="of:=IF([.C691]&lt;&gt;[.C69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7287" calcext:value-type="float">
            <text:p>7287</text:p>
          </table:table-cell>
          <table:table-cell table:formula="of:=IF([.A692]&gt;=[.C691]; [.B692]; [.C691])" office:value-type="float" office:value="7287" calcext:value-type="float">
            <text:p>7287</text:p>
          </table:table-cell>
          <table:table-cell table:formula="of:=IF([.C692]&lt;&gt;[.C69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34" calcext:value-type="float">
            <text:p>7234</text:p>
          </table:table-cell>
          <table:table-cell office:value-type="float" office:value="7287" calcext:value-type="float">
            <text:p>7287</text:p>
          </table:table-cell>
          <table:table-cell table:formula="of:=IF([.A693]&gt;=[.C692]; [.B693]; [.C692])" office:value-type="float" office:value="7287" calcext:value-type="float">
            <text:p>7287</text:p>
          </table:table-cell>
          <table:table-cell table:formula="of:=IF([.C693]&lt;&gt;[.C69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63" calcext:value-type="float">
            <text:p>7263</text:p>
          </table:table-cell>
          <table:table-cell office:value-type="float" office:value="7288" calcext:value-type="float">
            <text:p>7288</text:p>
          </table:table-cell>
          <table:table-cell table:formula="of:=IF([.A694]&gt;=[.C693]; [.B694]; [.C693])" office:value-type="float" office:value="7287" calcext:value-type="float">
            <text:p>7287</text:p>
          </table:table-cell>
          <table:table-cell table:formula="of:=IF([.C694]&lt;&gt;[.C69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15" calcext:value-type="float">
            <text:p>7215</text:p>
          </table:table-cell>
          <table:table-cell office:value-type="float" office:value="7290" calcext:value-type="float">
            <text:p>7290</text:p>
          </table:table-cell>
          <table:table-cell table:formula="of:=IF([.A695]&gt;=[.C694]; [.B695]; [.C694])" office:value-type="float" office:value="7287" calcext:value-type="float">
            <text:p>7287</text:p>
          </table:table-cell>
          <table:table-cell table:formula="of:=IF([.C695]&lt;&gt;[.C69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38" calcext:value-type="float">
            <text:p>7238</text:p>
          </table:table-cell>
          <table:table-cell office:value-type="float" office:value="7315" calcext:value-type="float">
            <text:p>7315</text:p>
          </table:table-cell>
          <table:table-cell table:formula="of:=IF([.A696]&gt;=[.C695]; [.B696]; [.C695])" office:value-type="float" office:value="7287" calcext:value-type="float">
            <text:p>7287</text:p>
          </table:table-cell>
          <table:table-cell table:formula="of:=IF([.C696]&lt;&gt;[.C69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09" calcext:value-type="float">
            <text:p>7309</text:p>
          </table:table-cell>
          <table:table-cell office:value-type="float" office:value="7333" calcext:value-type="float">
            <text:p>7333</text:p>
          </table:table-cell>
          <table:table-cell table:formula="of:=IF([.A697]&gt;=[.C696]; [.B697]; [.C696])" office:value-type="float" office:value="7333" calcext:value-type="float">
            <text:p>7333</text:p>
          </table:table-cell>
          <table:table-cell table:formula="of:=IF([.C697]&lt;&gt;[.C69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7338" calcext:value-type="float">
            <text:p>7338</text:p>
          </table:table-cell>
          <table:table-cell table:formula="of:=IF([.A698]&gt;=[.C697]; [.B698]; [.C697])" office:value-type="float" office:value="7333" calcext:value-type="float">
            <text:p>7333</text:p>
          </table:table-cell>
          <table:table-cell table:formula="of:=IF([.C698]&lt;&gt;[.C69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77" calcext:value-type="float">
            <text:p>7277</text:p>
          </table:table-cell>
          <table:table-cell office:value-type="float" office:value="7341" calcext:value-type="float">
            <text:p>7341</text:p>
          </table:table-cell>
          <table:table-cell table:formula="of:=IF([.A699]&gt;=[.C698]; [.B699]; [.C698])" office:value-type="float" office:value="7333" calcext:value-type="float">
            <text:p>7333</text:p>
          </table:table-cell>
          <table:table-cell table:formula="of:=IF([.C699]&lt;&gt;[.C69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03" calcext:value-type="float">
            <text:p>7303</text:p>
          </table:table-cell>
          <table:table-cell office:value-type="float" office:value="7348" calcext:value-type="float">
            <text:p>7348</text:p>
          </table:table-cell>
          <table:table-cell table:formula="of:=IF([.A700]&gt;=[.C699]; [.B700]; [.C699])" office:value-type="float" office:value="7333" calcext:value-type="float">
            <text:p>7333</text:p>
          </table:table-cell>
          <table:table-cell table:formula="of:=IF([.C700]&lt;&gt;[.C69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float" office:value="7348" calcext:value-type="float">
            <text:p>7348</text:p>
          </table:table-cell>
          <table:table-cell table:formula="of:=IF([.A701]&gt;=[.C700]; [.B701]; [.C700])" office:value-type="float" office:value="7333" calcext:value-type="float">
            <text:p>7333</text:p>
          </table:table-cell>
          <table:table-cell table:formula="of:=IF([.C701]&lt;&gt;[.C70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83" calcext:value-type="float">
            <text:p>7283</text:p>
          </table:table-cell>
          <table:table-cell office:value-type="float" office:value="7362" calcext:value-type="float">
            <text:p>7362</text:p>
          </table:table-cell>
          <table:table-cell table:formula="of:=IF([.A702]&gt;=[.C701]; [.B702]; [.C701])" office:value-type="float" office:value="7333" calcext:value-type="float">
            <text:p>7333</text:p>
          </table:table-cell>
          <table:table-cell table:formula="of:=IF([.C702]&lt;&gt;[.C70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61" calcext:value-type="float">
            <text:p>7361</text:p>
          </table:table-cell>
          <table:table-cell office:value-type="float" office:value="7365" calcext:value-type="float">
            <text:p>7365</text:p>
          </table:table-cell>
          <table:table-cell table:formula="of:=IF([.A703]&gt;=[.C702]; [.B703]; [.C702])" office:value-type="float" office:value="7365" calcext:value-type="float">
            <text:p>7365</text:p>
          </table:table-cell>
          <table:table-cell table:formula="of:=IF([.C703]&lt;&gt;[.C70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33" calcext:value-type="float">
            <text:p>7333</text:p>
          </table:table-cell>
          <table:table-cell office:value-type="float" office:value="7367" calcext:value-type="float">
            <text:p>7367</text:p>
          </table:table-cell>
          <table:table-cell table:formula="of:=IF([.A704]&gt;=[.C703]; [.B704]; [.C703])" office:value-type="float" office:value="7365" calcext:value-type="float">
            <text:p>7365</text:p>
          </table:table-cell>
          <table:table-cell table:formula="of:=IF([.C704]&lt;&gt;[.C70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38" calcext:value-type="float">
            <text:p>7338</text:p>
          </table:table-cell>
          <table:table-cell office:value-type="float" office:value="7368" calcext:value-type="float">
            <text:p>7368</text:p>
          </table:table-cell>
          <table:table-cell table:formula="of:=IF([.A705]&gt;=[.C704]; [.B705]; [.C704])" office:value-type="float" office:value="7365" calcext:value-type="float">
            <text:p>7365</text:p>
          </table:table-cell>
          <table:table-cell table:formula="of:=IF([.C705]&lt;&gt;[.C70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43" calcext:value-type="float">
            <text:p>7343</text:p>
          </table:table-cell>
          <table:table-cell office:value-type="float" office:value="7388" calcext:value-type="float">
            <text:p>7388</text:p>
          </table:table-cell>
          <table:table-cell table:formula="of:=IF([.A706]&gt;=[.C705]; [.B706]; [.C705])" office:value-type="float" office:value="7365" calcext:value-type="float">
            <text:p>7365</text:p>
          </table:table-cell>
          <table:table-cell table:formula="of:=IF([.C706]&lt;&gt;[.C70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78" calcext:value-type="float">
            <text:p>7378</text:p>
          </table:table-cell>
          <table:table-cell office:value-type="float" office:value="7389" calcext:value-type="float">
            <text:p>7389</text:p>
          </table:table-cell>
          <table:table-cell table:formula="of:=IF([.A707]&gt;=[.C706]; [.B707]; [.C706])" office:value-type="float" office:value="7389" calcext:value-type="float">
            <text:p>7389</text:p>
          </table:table-cell>
          <table:table-cell table:formula="of:=IF([.C707]&lt;&gt;[.C70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91" calcext:value-type="float">
            <text:p>7391</text:p>
          </table:table-cell>
          <table:table-cell office:value-type="float" office:value="7396" calcext:value-type="float">
            <text:p>7396</text:p>
          </table:table-cell>
          <table:table-cell table:formula="of:=IF([.A708]&gt;=[.C707]; [.B708]; [.C707])" office:value-type="float" office:value="7396" calcext:value-type="float">
            <text:p>7396</text:p>
          </table:table-cell>
          <table:table-cell table:formula="of:=IF([.C708]&lt;&gt;[.C70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81" calcext:value-type="float">
            <text:p>7381</text:p>
          </table:table-cell>
          <table:table-cell office:value-type="float" office:value="7403" calcext:value-type="float">
            <text:p>7403</text:p>
          </table:table-cell>
          <table:table-cell table:formula="of:=IF([.A709]&gt;=[.C708]; [.B709]; [.C708])" office:value-type="float" office:value="7396" calcext:value-type="float">
            <text:p>7396</text:p>
          </table:table-cell>
          <table:table-cell table:formula="of:=IF([.C709]&lt;&gt;[.C70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39" calcext:value-type="float">
            <text:p>7339</text:p>
          </table:table-cell>
          <table:table-cell office:value-type="float" office:value="7406" calcext:value-type="float">
            <text:p>7406</text:p>
          </table:table-cell>
          <table:table-cell table:formula="of:=IF([.A710]&gt;=[.C709]; [.B710]; [.C709])" office:value-type="float" office:value="7396" calcext:value-type="float">
            <text:p>7396</text:p>
          </table:table-cell>
          <table:table-cell table:formula="of:=IF([.C710]&lt;&gt;[.C70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36" calcext:value-type="float">
            <text:p>7336</text:p>
          </table:table-cell>
          <table:table-cell office:value-type="float" office:value="7409" calcext:value-type="float">
            <text:p>7409</text:p>
          </table:table-cell>
          <table:table-cell table:formula="of:=IF([.A711]&gt;=[.C710]; [.B711]; [.C710])" office:value-type="float" office:value="7396" calcext:value-type="float">
            <text:p>7396</text:p>
          </table:table-cell>
          <table:table-cell table:formula="of:=IF([.C711]&lt;&gt;[.C7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52" calcext:value-type="float">
            <text:p>7352</text:p>
          </table:table-cell>
          <table:table-cell office:value-type="float" office:value="7434" calcext:value-type="float">
            <text:p>7434</text:p>
          </table:table-cell>
          <table:table-cell table:formula="of:=IF([.A712]&gt;=[.C711]; [.B712]; [.C711])" office:value-type="float" office:value="7396" calcext:value-type="float">
            <text:p>7396</text:p>
          </table:table-cell>
          <table:table-cell table:formula="of:=IF([.C712]&lt;&gt;[.C71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55" calcext:value-type="float">
            <text:p>7355</text:p>
          </table:table-cell>
          <table:table-cell office:value-type="float" office:value="7437" calcext:value-type="float">
            <text:p>7437</text:p>
          </table:table-cell>
          <table:table-cell table:formula="of:=IF([.A713]&gt;=[.C712]; [.B713]; [.C712])" office:value-type="float" office:value="7396" calcext:value-type="float">
            <text:p>7396</text:p>
          </table:table-cell>
          <table:table-cell table:formula="of:=IF([.C713]&lt;&gt;[.C7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43" calcext:value-type="float">
            <text:p>7443</text:p>
          </table:table-cell>
          <table:table-cell office:value-type="float" office:value="7447" calcext:value-type="float">
            <text:p>7447</text:p>
          </table:table-cell>
          <table:table-cell table:formula="of:=IF([.A714]&gt;=[.C713]; [.B714]; [.C713])" office:value-type="float" office:value="7447" calcext:value-type="float">
            <text:p>7447</text:p>
          </table:table-cell>
          <table:table-cell table:formula="of:=IF([.C714]&lt;&gt;[.C71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23" calcext:value-type="float">
            <text:p>7423</text:p>
          </table:table-cell>
          <table:table-cell office:value-type="float" office:value="7451" calcext:value-type="float">
            <text:p>7451</text:p>
          </table:table-cell>
          <table:table-cell table:formula="of:=IF([.A715]&gt;=[.C714]; [.B715]; [.C714])" office:value-type="float" office:value="7447" calcext:value-type="float">
            <text:p>7447</text:p>
          </table:table-cell>
          <table:table-cell table:formula="of:=IF([.C715]&lt;&gt;[.C71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float" office:value="7455" calcext:value-type="float">
            <text:p>7455</text:p>
          </table:table-cell>
          <table:table-cell table:formula="of:=IF([.A716]&gt;=[.C715]; [.B716]; [.C715])" office:value-type="float" office:value="7447" calcext:value-type="float">
            <text:p>7447</text:p>
          </table:table-cell>
          <table:table-cell table:formula="of:=IF([.C716]&lt;&gt;[.C71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68" calcext:value-type="float">
            <text:p>7368</text:p>
          </table:table-cell>
          <table:table-cell office:value-type="float" office:value="7459" calcext:value-type="float">
            <text:p>7459</text:p>
          </table:table-cell>
          <table:table-cell table:formula="of:=IF([.A717]&gt;=[.C716]; [.B717]; [.C716])" office:value-type="float" office:value="7447" calcext:value-type="float">
            <text:p>7447</text:p>
          </table:table-cell>
          <table:table-cell table:formula="of:=IF([.C717]&lt;&gt;[.C7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7479" calcext:value-type="float">
            <text:p>7479</text:p>
          </table:table-cell>
          <table:table-cell table:formula="of:=IF([.A718]&gt;=[.C717]; [.B718]; [.C717])" office:value-type="float" office:value="7447" calcext:value-type="float">
            <text:p>7447</text:p>
          </table:table-cell>
          <table:table-cell table:formula="of:=IF([.C718]&lt;&gt;[.C71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73" calcext:value-type="float">
            <text:p>7473</text:p>
          </table:table-cell>
          <table:table-cell office:value-type="float" office:value="7480" calcext:value-type="float">
            <text:p>7480</text:p>
          </table:table-cell>
          <table:table-cell table:formula="of:=IF([.A719]&gt;=[.C718]; [.B719]; [.C718])" office:value-type="float" office:value="7480" calcext:value-type="float">
            <text:p>7480</text:p>
          </table:table-cell>
          <table:table-cell table:formula="of:=IF([.C719]&lt;&gt;[.C71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16" calcext:value-type="float">
            <text:p>7416</text:p>
          </table:table-cell>
          <table:table-cell office:value-type="float" office:value="7499" calcext:value-type="float">
            <text:p>7499</text:p>
          </table:table-cell>
          <table:table-cell table:formula="of:=IF([.A720]&gt;=[.C719]; [.B720]; [.C719])" office:value-type="float" office:value="7480" calcext:value-type="float">
            <text:p>7480</text:p>
          </table:table-cell>
          <table:table-cell table:formula="of:=IF([.C720]&lt;&gt;[.C71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float" office:value="7531" calcext:value-type="float">
            <text:p>7531</text:p>
          </table:table-cell>
          <table:table-cell table:formula="of:=IF([.A721]&gt;=[.C720]; [.B721]; [.C720])" office:value-type="float" office:value="7531" calcext:value-type="float">
            <text:p>7531</text:p>
          </table:table-cell>
          <table:table-cell table:formula="of:=IF([.C721]&lt;&gt;[.C72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89" calcext:value-type="float">
            <text:p>7489</text:p>
          </table:table-cell>
          <table:table-cell office:value-type="float" office:value="7533" calcext:value-type="float">
            <text:p>7533</text:p>
          </table:table-cell>
          <table:table-cell table:formula="of:=IF([.A722]&gt;=[.C721]; [.B722]; [.C721])" office:value-type="float" office:value="7531" calcext:value-type="float">
            <text:p>7531</text:p>
          </table:table-cell>
          <table:table-cell table:formula="of:=IF([.C722]&lt;&gt;[.C72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95" calcext:value-type="float">
            <text:p>7495</text:p>
          </table:table-cell>
          <table:table-cell office:value-type="float" office:value="7542" calcext:value-type="float">
            <text:p>7542</text:p>
          </table:table-cell>
          <table:table-cell table:formula="of:=IF([.A723]&gt;=[.C722]; [.B723]; [.C722])" office:value-type="float" office:value="7531" calcext:value-type="float">
            <text:p>7531</text:p>
          </table:table-cell>
          <table:table-cell table:formula="of:=IF([.C723]&lt;&gt;[.C72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83" calcext:value-type="float">
            <text:p>7483</text:p>
          </table:table-cell>
          <table:table-cell office:value-type="float" office:value="7547" calcext:value-type="float">
            <text:p>7547</text:p>
          </table:table-cell>
          <table:table-cell table:formula="of:=IF([.A724]&gt;=[.C723]; [.B724]; [.C723])" office:value-type="float" office:value="7531" calcext:value-type="float">
            <text:p>7531</text:p>
          </table:table-cell>
          <table:table-cell table:formula="of:=IF([.C724]&lt;&gt;[.C72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08" calcext:value-type="float">
            <text:p>7508</text:p>
          </table:table-cell>
          <table:table-cell office:value-type="float" office:value="7566" calcext:value-type="float">
            <text:p>7566</text:p>
          </table:table-cell>
          <table:table-cell table:formula="of:=IF([.A725]&gt;=[.C724]; [.B725]; [.C724])" office:value-type="float" office:value="7531" calcext:value-type="float">
            <text:p>7531</text:p>
          </table:table-cell>
          <table:table-cell table:formula="of:=IF([.C725]&lt;&gt;[.C72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33" calcext:value-type="float">
            <text:p>7533</text:p>
          </table:table-cell>
          <table:table-cell office:value-type="float" office:value="7578" calcext:value-type="float">
            <text:p>7578</text:p>
          </table:table-cell>
          <table:table-cell table:formula="of:=IF([.A726]&gt;=[.C725]; [.B726]; [.C725])" office:value-type="float" office:value="7578" calcext:value-type="float">
            <text:p>7578</text:p>
          </table:table-cell>
          <table:table-cell table:formula="of:=IF([.C726]&lt;&gt;[.C72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82" calcext:value-type="float">
            <text:p>7582</text:p>
          </table:table-cell>
          <table:table-cell office:value-type="float" office:value="7588" calcext:value-type="float">
            <text:p>7588</text:p>
          </table:table-cell>
          <table:table-cell table:formula="of:=IF([.A727]&gt;=[.C726]; [.B727]; [.C726])" office:value-type="float" office:value="7588" calcext:value-type="float">
            <text:p>7588</text:p>
          </table:table-cell>
          <table:table-cell table:formula="of:=IF([.C727]&lt;&gt;[.C72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38" calcext:value-type="float">
            <text:p>7538</text:p>
          </table:table-cell>
          <table:table-cell office:value-type="float" office:value="7603" calcext:value-type="float">
            <text:p>7603</text:p>
          </table:table-cell>
          <table:table-cell table:formula="of:=IF([.A728]&gt;=[.C727]; [.B728]; [.C727])" office:value-type="float" office:value="7588" calcext:value-type="float">
            <text:p>7588</text:p>
          </table:table-cell>
          <table:table-cell table:formula="of:=IF([.C728]&lt;&gt;[.C7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35" calcext:value-type="float">
            <text:p>7535</text:p>
          </table:table-cell>
          <table:table-cell office:value-type="float" office:value="7605" calcext:value-type="float">
            <text:p>7605</text:p>
          </table:table-cell>
          <table:table-cell table:formula="of:=IF([.A729]&gt;=[.C728]; [.B729]; [.C728])" office:value-type="float" office:value="7588" calcext:value-type="float">
            <text:p>7588</text:p>
          </table:table-cell>
          <table:table-cell table:formula="of:=IF([.C729]&lt;&gt;[.C72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75" calcext:value-type="float">
            <text:p>7575</text:p>
          </table:table-cell>
          <table:table-cell office:value-type="float" office:value="7608" calcext:value-type="float">
            <text:p>7608</text:p>
          </table:table-cell>
          <table:table-cell table:formula="of:=IF([.A730]&gt;=[.C729]; [.B730]; [.C729])" office:value-type="float" office:value="7588" calcext:value-type="float">
            <text:p>7588</text:p>
          </table:table-cell>
          <table:table-cell table:formula="of:=IF([.C730]&lt;&gt;[.C72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float" office:value="7636" calcext:value-type="float">
            <text:p>7636</text:p>
          </table:table-cell>
          <table:table-cell table:formula="of:=IF([.A731]&gt;=[.C730]; [.B731]; [.C730])" office:value-type="float" office:value="7636" calcext:value-type="float">
            <text:p>7636</text:p>
          </table:table-cell>
          <table:table-cell table:formula="of:=IF([.C731]&lt;&gt;[.C73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float" office:value="7679" calcext:value-type="float">
            <text:p>7679</text:p>
          </table:table-cell>
          <table:table-cell table:formula="of:=IF([.A732]&gt;=[.C731]; [.B732]; [.C731])" office:value-type="float" office:value="7636" calcext:value-type="float">
            <text:p>7636</text:p>
          </table:table-cell>
          <table:table-cell table:formula="of:=IF([.C732]&lt;&gt;[.C73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53" calcext:value-type="float">
            <text:p>7653</text:p>
          </table:table-cell>
          <table:table-cell office:value-type="float" office:value="7682" calcext:value-type="float">
            <text:p>7682</text:p>
          </table:table-cell>
          <table:table-cell table:formula="of:=IF([.A733]&gt;=[.C732]; [.B733]; [.C732])" office:value-type="float" office:value="7682" calcext:value-type="float">
            <text:p>7682</text:p>
          </table:table-cell>
          <table:table-cell table:formula="of:=IF([.C733]&lt;&gt;[.C73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672" calcext:value-type="float">
            <text:p>7672</text:p>
          </table:table-cell>
          <table:table-cell office:value-type="float" office:value="7696" calcext:value-type="float">
            <text:p>7696</text:p>
          </table:table-cell>
          <table:table-cell table:formula="of:=IF([.A734]&gt;=[.C733]; [.B734]; [.C733])" office:value-type="float" office:value="7682" calcext:value-type="float">
            <text:p>7682</text:p>
          </table:table-cell>
          <table:table-cell table:formula="of:=IF([.C734]&lt;&gt;[.C7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53" calcext:value-type="float">
            <text:p>7653</text:p>
          </table:table-cell>
          <table:table-cell office:value-type="float" office:value="7726" calcext:value-type="float">
            <text:p>7726</text:p>
          </table:table-cell>
          <table:table-cell table:formula="of:=IF([.A735]&gt;=[.C734]; [.B735]; [.C734])" office:value-type="float" office:value="7682" calcext:value-type="float">
            <text:p>7682</text:p>
          </table:table-cell>
          <table:table-cell table:formula="of:=IF([.C735]&lt;&gt;[.C73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71" calcext:value-type="float">
            <text:p>7671</text:p>
          </table:table-cell>
          <table:table-cell office:value-type="float" office:value="7731" calcext:value-type="float">
            <text:p>7731</text:p>
          </table:table-cell>
          <table:table-cell table:formula="of:=IF([.A736]&gt;=[.C735]; [.B736]; [.C735])" office:value-type="float" office:value="7682" calcext:value-type="float">
            <text:p>7682</text:p>
          </table:table-cell>
          <table:table-cell table:formula="of:=IF([.C736]&lt;&gt;[.C73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float" office:value="7741" calcext:value-type="float">
            <text:p>7741</text:p>
          </table:table-cell>
          <table:table-cell table:formula="of:=IF([.A737]&gt;=[.C736]; [.B737]; [.C736])" office:value-type="float" office:value="7741" calcext:value-type="float">
            <text:p>7741</text:p>
          </table:table-cell>
          <table:table-cell table:formula="of:=IF([.C737]&lt;&gt;[.C73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13" calcext:value-type="float">
            <text:p>7713</text:p>
          </table:table-cell>
          <table:table-cell office:value-type="float" office:value="7743" calcext:value-type="float">
            <text:p>7743</text:p>
          </table:table-cell>
          <table:table-cell table:formula="of:=IF([.A738]&gt;=[.C737]; [.B738]; [.C737])" office:value-type="float" office:value="7741" calcext:value-type="float">
            <text:p>7741</text:p>
          </table:table-cell>
          <table:table-cell table:formula="of:=IF([.C738]&lt;&gt;[.C73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float" office:value="7746" calcext:value-type="float">
            <text:p>7746</text:p>
          </table:table-cell>
          <table:table-cell table:formula="of:=IF([.A739]&gt;=[.C738]; [.B739]; [.C738])" office:value-type="float" office:value="7741" calcext:value-type="float">
            <text:p>7741</text:p>
          </table:table-cell>
          <table:table-cell table:formula="of:=IF([.C739]&lt;&gt;[.C73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7778" calcext:value-type="float">
            <text:p>7778</text:p>
          </table:table-cell>
          <table:table-cell table:formula="of:=IF([.A740]&gt;=[.C739]; [.B740]; [.C739])" office:value-type="float" office:value="7778" calcext:value-type="float">
            <text:p>7778</text:p>
          </table:table-cell>
          <table:table-cell table:formula="of:=IF([.C740]&lt;&gt;[.C73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62" calcext:value-type="float">
            <text:p>7762</text:p>
          </table:table-cell>
          <table:table-cell office:value-type="float" office:value="7785" calcext:value-type="float">
            <text:p>7785</text:p>
          </table:table-cell>
          <table:table-cell table:formula="of:=IF([.A741]&gt;=[.C740]; [.B741]; [.C740])" office:value-type="float" office:value="7778" calcext:value-type="float">
            <text:p>7778</text:p>
          </table:table-cell>
          <table:table-cell table:formula="of:=IF([.C741]&lt;&gt;[.C74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77" calcext:value-type="float">
            <text:p>7777</text:p>
          </table:table-cell>
          <table:table-cell office:value-type="float" office:value="7799" calcext:value-type="float">
            <text:p>7799</text:p>
          </table:table-cell>
          <table:table-cell table:formula="of:=IF([.A742]&gt;=[.C741]; [.B742]; [.C741])" office:value-type="float" office:value="7778" calcext:value-type="float">
            <text:p>7778</text:p>
          </table:table-cell>
          <table:table-cell table:formula="of:=IF([.C742]&lt;&gt;[.C74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22" calcext:value-type="float">
            <text:p>7722</text:p>
          </table:table-cell>
          <table:table-cell office:value-type="float" office:value="7821" calcext:value-type="float">
            <text:p>7821</text:p>
          </table:table-cell>
          <table:table-cell table:formula="of:=IF([.A743]&gt;=[.C742]; [.B743]; [.C742])" office:value-type="float" office:value="7778" calcext:value-type="float">
            <text:p>7778</text:p>
          </table:table-cell>
          <table:table-cell table:formula="of:=IF([.C743]&lt;&gt;[.C74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26" calcext:value-type="float">
            <text:p>7826</text:p>
          </table:table-cell>
          <table:table-cell office:value-type="float" office:value="7834" calcext:value-type="float">
            <text:p>7834</text:p>
          </table:table-cell>
          <table:table-cell table:formula="of:=IF([.A744]&gt;=[.C743]; [.B744]; [.C743])" office:value-type="float" office:value="7834" calcext:value-type="float">
            <text:p>7834</text:p>
          </table:table-cell>
          <table:table-cell table:formula="of:=IF([.C744]&lt;&gt;[.C74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19" calcext:value-type="float">
            <text:p>7819</text:p>
          </table:table-cell>
          <table:table-cell office:value-type="float" office:value="7852" calcext:value-type="float">
            <text:p>7852</text:p>
          </table:table-cell>
          <table:table-cell table:formula="of:=IF([.A745]&gt;=[.C744]; [.B745]; [.C744])" office:value-type="float" office:value="7834" calcext:value-type="float">
            <text:p>7834</text:p>
          </table:table-cell>
          <table:table-cell table:formula="of:=IF([.C745]&lt;&gt;[.C74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93" calcext:value-type="float">
            <text:p>7793</text:p>
          </table:table-cell>
          <table:table-cell office:value-type="float" office:value="7852" calcext:value-type="float">
            <text:p>7852</text:p>
          </table:table-cell>
          <table:table-cell table:formula="of:=IF([.A746]&gt;=[.C745]; [.B746]; [.C745])" office:value-type="float" office:value="7834" calcext:value-type="float">
            <text:p>7834</text:p>
          </table:table-cell>
          <table:table-cell table:formula="of:=IF([.C746]&lt;&gt;[.C74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11" calcext:value-type="float">
            <text:p>7811</text:p>
          </table:table-cell>
          <table:table-cell office:value-type="float" office:value="7854" calcext:value-type="float">
            <text:p>7854</text:p>
          </table:table-cell>
          <table:table-cell table:formula="of:=IF([.A747]&gt;=[.C746]; [.B747]; [.C746])" office:value-type="float" office:value="7834" calcext:value-type="float">
            <text:p>7834</text:p>
          </table:table-cell>
          <table:table-cell table:formula="of:=IF([.C747]&lt;&gt;[.C74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float" office:value="7867" calcext:value-type="float">
            <text:p>7867</text:p>
          </table:table-cell>
          <table:table-cell table:formula="of:=IF([.A748]&gt;=[.C747]; [.B748]; [.C747])" office:value-type="float" office:value="7834" calcext:value-type="float">
            <text:p>7834</text:p>
          </table:table-cell>
          <table:table-cell table:formula="of:=IF([.C748]&lt;&gt;[.C74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88" calcext:value-type="float">
            <text:p>7788</text:p>
          </table:table-cell>
          <table:table-cell office:value-type="float" office:value="7878" calcext:value-type="float">
            <text:p>7878</text:p>
          </table:table-cell>
          <table:table-cell table:formula="of:=IF([.A749]&gt;=[.C748]; [.B749]; [.C748])" office:value-type="float" office:value="7834" calcext:value-type="float">
            <text:p>7834</text:p>
          </table:table-cell>
          <table:table-cell table:formula="of:=IF([.C749]&lt;&gt;[.C74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16" calcext:value-type="float">
            <text:p>7816</text:p>
          </table:table-cell>
          <table:table-cell office:value-type="float" office:value="7879" calcext:value-type="float">
            <text:p>7879</text:p>
          </table:table-cell>
          <table:table-cell table:formula="of:=IF([.A750]&gt;=[.C749]; [.B750]; [.C749])" office:value-type="float" office:value="7834" calcext:value-type="float">
            <text:p>7834</text:p>
          </table:table-cell>
          <table:table-cell table:formula="of:=IF([.C750]&lt;&gt;[.C7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float" office:value="7880" calcext:value-type="float">
            <text:p>7880</text:p>
          </table:table-cell>
          <table:table-cell table:formula="of:=IF([.A751]&gt;=[.C750]; [.B751]; [.C750])" office:value-type="float" office:value="7834" calcext:value-type="float">
            <text:p>7834</text:p>
          </table:table-cell>
          <table:table-cell table:formula="of:=IF([.C751]&lt;&gt;[.C75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98" calcext:value-type="float">
            <text:p>7798</text:p>
          </table:table-cell>
          <table:table-cell office:value-type="float" office:value="7890" calcext:value-type="float">
            <text:p>7890</text:p>
          </table:table-cell>
          <table:table-cell table:formula="of:=IF([.A752]&gt;=[.C751]; [.B752]; [.C751])" office:value-type="float" office:value="7834" calcext:value-type="float">
            <text:p>7834</text:p>
          </table:table-cell>
          <table:table-cell table:formula="of:=IF([.C752]&lt;&gt;[.C75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70" calcext:value-type="float">
            <text:p>7870</text:p>
          </table:table-cell>
          <table:table-cell office:value-type="float" office:value="7903" calcext:value-type="float">
            <text:p>7903</text:p>
          </table:table-cell>
          <table:table-cell table:formula="of:=IF([.A753]&gt;=[.C752]; [.B753]; [.C752])" office:value-type="float" office:value="7903" calcext:value-type="float">
            <text:p>7903</text:p>
          </table:table-cell>
          <table:table-cell table:formula="of:=IF([.C753]&lt;&gt;[.C75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7934" calcext:value-type="float">
            <text:p>7934</text:p>
          </table:table-cell>
          <table:table-cell table:formula="of:=IF([.A754]&gt;=[.C753]; [.B754]; [.C753])" office:value-type="float" office:value="7903" calcext:value-type="float">
            <text:p>7903</text:p>
          </table:table-cell>
          <table:table-cell table:formula="of:=IF([.C754]&lt;&gt;[.C75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08" calcext:value-type="float">
            <text:p>7908</text:p>
          </table:table-cell>
          <table:table-cell office:value-type="float" office:value="7940" calcext:value-type="float">
            <text:p>7940</text:p>
          </table:table-cell>
          <table:table-cell table:formula="of:=IF([.A755]&gt;=[.C754]; [.B755]; [.C754])" office:value-type="float" office:value="7940" calcext:value-type="float">
            <text:p>7940</text:p>
          </table:table-cell>
          <table:table-cell table:formula="of:=IF([.C755]&lt;&gt;[.C75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71" calcext:value-type="float">
            <text:p>7871</text:p>
          </table:table-cell>
          <table:table-cell office:value-type="float" office:value="7940" calcext:value-type="float">
            <text:p>7940</text:p>
          </table:table-cell>
          <table:table-cell table:formula="of:=IF([.A756]&gt;=[.C755]; [.B756]; [.C755])" office:value-type="float" office:value="7940" calcext:value-type="float">
            <text:p>7940</text:p>
          </table:table-cell>
          <table:table-cell table:formula="of:=IF([.C756]&lt;&gt;[.C75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29" calcext:value-type="float">
            <text:p>7929</text:p>
          </table:table-cell>
          <table:table-cell office:value-type="float" office:value="7944" calcext:value-type="float">
            <text:p>7944</text:p>
          </table:table-cell>
          <table:table-cell table:formula="of:=IF([.A757]&gt;=[.C756]; [.B757]; [.C756])" office:value-type="float" office:value="7940" calcext:value-type="float">
            <text:p>7940</text:p>
          </table:table-cell>
          <table:table-cell table:formula="of:=IF([.C757]&lt;&gt;[.C75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41" calcext:value-type="float">
            <text:p>7941</text:p>
          </table:table-cell>
          <table:table-cell office:value-type="float" office:value="7955" calcext:value-type="float">
            <text:p>7955</text:p>
          </table:table-cell>
          <table:table-cell table:formula="of:=IF([.A758]&gt;=[.C757]; [.B758]; [.C757])" office:value-type="float" office:value="7955" calcext:value-type="float">
            <text:p>7955</text:p>
          </table:table-cell>
          <table:table-cell table:formula="of:=IF([.C758]&lt;&gt;[.C75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63" calcext:value-type="float">
            <text:p>7963</text:p>
          </table:table-cell>
          <table:table-cell office:value-type="float" office:value="7986" calcext:value-type="float">
            <text:p>7986</text:p>
          </table:table-cell>
          <table:table-cell table:formula="of:=IF([.A759]&gt;=[.C758]; [.B759]; [.C758])" office:value-type="float" office:value="7986" calcext:value-type="float">
            <text:p>7986</text:p>
          </table:table-cell>
          <table:table-cell table:formula="of:=IF([.C759]&lt;&gt;[.C75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12" calcext:value-type="float">
            <text:p>7912</text:p>
          </table:table-cell>
          <table:table-cell office:value-type="float" office:value="7988" calcext:value-type="float">
            <text:p>7988</text:p>
          </table:table-cell>
          <table:table-cell table:formula="of:=IF([.A760]&gt;=[.C759]; [.B760]; [.C759])" office:value-type="float" office:value="7986" calcext:value-type="float">
            <text:p>7986</text:p>
          </table:table-cell>
          <table:table-cell table:formula="of:=IF([.C760]&lt;&gt;[.C75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27" calcext:value-type="float">
            <text:p>7927</text:p>
          </table:table-cell>
          <table:table-cell office:value-type="float" office:value="7995" calcext:value-type="float">
            <text:p>7995</text:p>
          </table:table-cell>
          <table:table-cell table:formula="of:=IF([.A761]&gt;=[.C760]; [.B761]; [.C760])" office:value-type="float" office:value="7986" calcext:value-type="float">
            <text:p>7986</text:p>
          </table:table-cell>
          <table:table-cell table:formula="of:=IF([.C761]&lt;&gt;[.C76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28" calcext:value-type="float">
            <text:p>7928</text:p>
          </table:table-cell>
          <table:table-cell office:value-type="float" office:value="8017" calcext:value-type="float">
            <text:p>8017</text:p>
          </table:table-cell>
          <table:table-cell table:formula="of:=IF([.A762]&gt;=[.C761]; [.B762]; [.C761])" office:value-type="float" office:value="7986" calcext:value-type="float">
            <text:p>7986</text:p>
          </table:table-cell>
          <table:table-cell table:formula="of:=IF([.C762]&lt;&gt;[.C76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float" office:value="8020" calcext:value-type="float">
            <text:p>8020</text:p>
          </table:table-cell>
          <table:table-cell table:formula="of:=IF([.A763]&gt;=[.C762]; [.B763]; [.C762])" office:value-type="float" office:value="7986" calcext:value-type="float">
            <text:p>7986</text:p>
          </table:table-cell>
          <table:table-cell table:formula="of:=IF([.C763]&lt;&gt;[.C76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59" calcext:value-type="float">
            <text:p>7959</text:p>
          </table:table-cell>
          <table:table-cell office:value-type="float" office:value="8022" calcext:value-type="float">
            <text:p>8022</text:p>
          </table:table-cell>
          <table:table-cell table:formula="of:=IF([.A764]&gt;=[.C763]; [.B764]; [.C763])" office:value-type="float" office:value="7986" calcext:value-type="float">
            <text:p>7986</text:p>
          </table:table-cell>
          <table:table-cell table:formula="of:=IF([.C764]&lt;&gt;[.C76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57" calcext:value-type="float">
            <text:p>7957</text:p>
          </table:table-cell>
          <table:table-cell office:value-type="float" office:value="8027" calcext:value-type="float">
            <text:p>8027</text:p>
          </table:table-cell>
          <table:table-cell table:formula="of:=IF([.A765]&gt;=[.C764]; [.B765]; [.C764])" office:value-type="float" office:value="7986" calcext:value-type="float">
            <text:p>7986</text:p>
          </table:table-cell>
          <table:table-cell table:formula="of:=IF([.C765]&lt;&gt;[.C76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48" calcext:value-type="float">
            <text:p>7948</text:p>
          </table:table-cell>
          <table:table-cell office:value-type="float" office:value="8028" calcext:value-type="float">
            <text:p>8028</text:p>
          </table:table-cell>
          <table:table-cell table:formula="of:=IF([.A766]&gt;=[.C765]; [.B766]; [.C765])" office:value-type="float" office:value="7986" calcext:value-type="float">
            <text:p>7986</text:p>
          </table:table-cell>
          <table:table-cell table:formula="of:=IF([.C766]&lt;&gt;[.C76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12" calcext:value-type="float">
            <text:p>8012</text:p>
          </table:table-cell>
          <table:table-cell office:value-type="float" office:value="8035" calcext:value-type="float">
            <text:p>8035</text:p>
          </table:table-cell>
          <table:table-cell table:formula="of:=IF([.A767]&gt;=[.C766]; [.B767]; [.C766])" office:value-type="float" office:value="8035" calcext:value-type="float">
            <text:p>8035</text:p>
          </table:table-cell>
          <table:table-cell table:formula="of:=IF([.C767]&lt;&gt;[.C76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61" calcext:value-type="float">
            <text:p>7961</text:p>
          </table:table-cell>
          <table:table-cell office:value-type="float" office:value="8036" calcext:value-type="float">
            <text:p>8036</text:p>
          </table:table-cell>
          <table:table-cell table:formula="of:=IF([.A768]&gt;=[.C767]; [.B768]; [.C767])" office:value-type="float" office:value="8035" calcext:value-type="float">
            <text:p>8035</text:p>
          </table:table-cell>
          <table:table-cell table:formula="of:=IF([.C768]&lt;&gt;[.C76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91" calcext:value-type="float">
            <text:p>7991</text:p>
          </table:table-cell>
          <table:table-cell office:value-type="float" office:value="8043" calcext:value-type="float">
            <text:p>8043</text:p>
          </table:table-cell>
          <table:table-cell table:formula="of:=IF([.A769]&gt;=[.C768]; [.B769]; [.C768])" office:value-type="float" office:value="8035" calcext:value-type="float">
            <text:p>8035</text:p>
          </table:table-cell>
          <table:table-cell table:formula="of:=IF([.C769]&lt;&gt;[.C76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32" calcext:value-type="float">
            <text:p>8032</text:p>
          </table:table-cell>
          <table:table-cell office:value-type="float" office:value="8047" calcext:value-type="float">
            <text:p>8047</text:p>
          </table:table-cell>
          <table:table-cell table:formula="of:=IF([.A770]&gt;=[.C769]; [.B770]; [.C769])" office:value-type="float" office:value="8035" calcext:value-type="float">
            <text:p>8035</text:p>
          </table:table-cell>
          <table:table-cell table:formula="of:=IF([.C770]&lt;&gt;[.C76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38" calcext:value-type="float">
            <text:p>8038</text:p>
          </table:table-cell>
          <table:table-cell office:value-type="float" office:value="8054" calcext:value-type="float">
            <text:p>8054</text:p>
          </table:table-cell>
          <table:table-cell table:formula="of:=IF([.A771]&gt;=[.C770]; [.B771]; [.C770])" office:value-type="float" office:value="8054" calcext:value-type="float">
            <text:p>8054</text:p>
          </table:table-cell>
          <table:table-cell table:formula="of:=IF([.C771]&lt;&gt;[.C77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72" calcext:value-type="float">
            <text:p>8072</text:p>
          </table:table-cell>
          <table:table-cell office:value-type="float" office:value="8080" calcext:value-type="float">
            <text:p>8080</text:p>
          </table:table-cell>
          <table:table-cell table:formula="of:=IF([.A772]&gt;=[.C771]; [.B772]; [.C771])" office:value-type="float" office:value="8080" calcext:value-type="float">
            <text:p>8080</text:p>
          </table:table-cell>
          <table:table-cell table:formula="of:=IF([.C772]&lt;&gt;[.C77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85" calcext:value-type="float">
            <text:p>8085</text:p>
          </table:table-cell>
          <table:table-cell office:value-type="float" office:value="8091" calcext:value-type="float">
            <text:p>8091</text:p>
          </table:table-cell>
          <table:table-cell table:formula="of:=IF([.A773]&gt;=[.C772]; [.B773]; [.C772])" office:value-type="float" office:value="8091" calcext:value-type="float">
            <text:p>8091</text:p>
          </table:table-cell>
          <table:table-cell table:formula="of:=IF([.C773]&lt;&gt;[.C77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35" calcext:value-type="float">
            <text:p>8035</text:p>
          </table:table-cell>
          <table:table-cell office:value-type="float" office:value="8092" calcext:value-type="float">
            <text:p>8092</text:p>
          </table:table-cell>
          <table:table-cell table:formula="of:=IF([.A774]&gt;=[.C773]; [.B774]; [.C773])" office:value-type="float" office:value="8091" calcext:value-type="float">
            <text:p>8091</text:p>
          </table:table-cell>
          <table:table-cell table:formula="of:=IF([.C774]&lt;&gt;[.C77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098" calcext:value-type="float">
            <text:p>8098</text:p>
          </table:table-cell>
          <table:table-cell table:formula="of:=IF([.A775]&gt;=[.C774]; [.B775]; [.C774])" office:value-type="float" office:value="8091" calcext:value-type="float">
            <text:p>8091</text:p>
          </table:table-cell>
          <table:table-cell table:formula="of:=IF([.C775]&lt;&gt;[.C77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46" calcext:value-type="float">
            <text:p>8046</text:p>
          </table:table-cell>
          <table:table-cell office:value-type="float" office:value="8124" calcext:value-type="float">
            <text:p>8124</text:p>
          </table:table-cell>
          <table:table-cell table:formula="of:=IF([.A776]&gt;=[.C775]; [.B776]; [.C775])" office:value-type="float" office:value="8091" calcext:value-type="float">
            <text:p>8091</text:p>
          </table:table-cell>
          <table:table-cell table:formula="of:=IF([.C776]&lt;&gt;[.C77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35" calcext:value-type="float">
            <text:p>8135</text:p>
          </table:table-cell>
          <table:table-cell office:value-type="float" office:value="8148" calcext:value-type="float">
            <text:p>8148</text:p>
          </table:table-cell>
          <table:table-cell table:formula="of:=IF([.A777]&gt;=[.C776]; [.B777]; [.C776])" office:value-type="float" office:value="8148" calcext:value-type="float">
            <text:p>8148</text:p>
          </table:table-cell>
          <table:table-cell table:formula="of:=IF([.C777]&lt;&gt;[.C77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float" office:value="8151" calcext:value-type="float">
            <text:p>8151</text:p>
          </table:table-cell>
          <table:table-cell table:formula="of:=IF([.A778]&gt;=[.C777]; [.B778]; [.C777])" office:value-type="float" office:value="8148" calcext:value-type="float">
            <text:p>8148</text:p>
          </table:table-cell>
          <table:table-cell table:formula="of:=IF([.C778]&lt;&gt;[.C77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82" calcext:value-type="float">
            <text:p>8082</text:p>
          </table:table-cell>
          <table:table-cell office:value-type="float" office:value="8155" calcext:value-type="float">
            <text:p>8155</text:p>
          </table:table-cell>
          <table:table-cell table:formula="of:=IF([.A779]&gt;=[.C778]; [.B779]; [.C778])" office:value-type="float" office:value="8148" calcext:value-type="float">
            <text:p>8148</text:p>
          </table:table-cell>
          <table:table-cell table:formula="of:=IF([.C779]&lt;&gt;[.C77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72" calcext:value-type="float">
            <text:p>8072</text:p>
          </table:table-cell>
          <table:table-cell office:value-type="float" office:value="8159" calcext:value-type="float">
            <text:p>8159</text:p>
          </table:table-cell>
          <table:table-cell table:formula="of:=IF([.A780]&gt;=[.C779]; [.B780]; [.C779])" office:value-type="float" office:value="8148" calcext:value-type="float">
            <text:p>8148</text:p>
          </table:table-cell>
          <table:table-cell table:formula="of:=IF([.C780]&lt;&gt;[.C77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09" calcext:value-type="float">
            <text:p>8109</text:p>
          </table:table-cell>
          <table:table-cell office:value-type="float" office:value="8165" calcext:value-type="float">
            <text:p>8165</text:p>
          </table:table-cell>
          <table:table-cell table:formula="of:=IF([.A781]&gt;=[.C780]; [.B781]; [.C780])" office:value-type="float" office:value="8148" calcext:value-type="float">
            <text:p>8148</text:p>
          </table:table-cell>
          <table:table-cell table:formula="of:=IF([.C781]&lt;&gt;[.C78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79" calcext:value-type="float">
            <text:p>8079</text:p>
          </table:table-cell>
          <table:table-cell office:value-type="float" office:value="8166" calcext:value-type="float">
            <text:p>8166</text:p>
          </table:table-cell>
          <table:table-cell table:formula="of:=IF([.A782]&gt;=[.C781]; [.B782]; [.C781])" office:value-type="float" office:value="8148" calcext:value-type="float">
            <text:p>8148</text:p>
          </table:table-cell>
          <table:table-cell table:formula="of:=IF([.C782]&lt;&gt;[.C78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float" office:value="8169" calcext:value-type="float">
            <text:p>8169</text:p>
          </table:table-cell>
          <table:table-cell table:formula="of:=IF([.A783]&gt;=[.C782]; [.B783]; [.C782])" office:value-type="float" office:value="8169" calcext:value-type="float">
            <text:p>8169</text:p>
          </table:table-cell>
          <table:table-cell table:formula="of:=IF([.C783]&lt;&gt;[.C78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float" office:value="8169" calcext:value-type="float">
            <text:p>8169</text:p>
          </table:table-cell>
          <table:table-cell table:formula="of:=IF([.A784]&gt;=[.C783]; [.B784]; [.C783])" office:value-type="float" office:value="8169" calcext:value-type="float">
            <text:p>8169</text:p>
          </table:table-cell>
          <table:table-cell table:formula="of:=IF([.C784]&lt;&gt;[.C78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8172" calcext:value-type="float">
            <text:p>8172</text:p>
          </table:table-cell>
          <table:table-cell table:formula="of:=IF([.A785]&gt;=[.C784]; [.B785]; [.C784])" office:value-type="float" office:value="8169" calcext:value-type="float">
            <text:p>8169</text:p>
          </table:table-cell>
          <table:table-cell table:formula="of:=IF([.C785]&lt;&gt;[.C78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39" calcext:value-type="float">
            <text:p>8139</text:p>
          </table:table-cell>
          <table:table-cell office:value-type="float" office:value="8178" calcext:value-type="float">
            <text:p>8178</text:p>
          </table:table-cell>
          <table:table-cell table:formula="of:=IF([.A786]&gt;=[.C785]; [.B786]; [.C785])" office:value-type="float" office:value="8169" calcext:value-type="float">
            <text:p>8169</text:p>
          </table:table-cell>
          <table:table-cell table:formula="of:=IF([.C786]&lt;&gt;[.C78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float" office:value="8179" calcext:value-type="float">
            <text:p>8179</text:p>
          </table:table-cell>
          <table:table-cell table:formula="of:=IF([.A787]&gt;=[.C786]; [.B787]; [.C786])" office:value-type="float" office:value="8179" calcext:value-type="float">
            <text:p>8179</text:p>
          </table:table-cell>
          <table:table-cell table:formula="of:=IF([.C787]&lt;&gt;[.C78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float" office:value="8182" calcext:value-type="float">
            <text:p>8182</text:p>
          </table:table-cell>
          <table:table-cell table:formula="of:=IF([.A788]&gt;=[.C787]; [.B788]; [.C787])" office:value-type="float" office:value="8179" calcext:value-type="float">
            <text:p>8179</text:p>
          </table:table-cell>
          <table:table-cell table:formula="of:=IF([.C788]&lt;&gt;[.C78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float" office:value="8182" calcext:value-type="float">
            <text:p>8182</text:p>
          </table:table-cell>
          <table:table-cell table:formula="of:=IF([.A789]&gt;=[.C788]; [.B789]; [.C788])" office:value-type="float" office:value="8179" calcext:value-type="float">
            <text:p>8179</text:p>
          </table:table-cell>
          <table:table-cell table:formula="of:=IF([.C789]&lt;&gt;[.C78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62" calcext:value-type="float">
            <text:p>8162</text:p>
          </table:table-cell>
          <table:table-cell office:value-type="float" office:value="8192" calcext:value-type="float">
            <text:p>8192</text:p>
          </table:table-cell>
          <table:table-cell table:formula="of:=IF([.A790]&gt;=[.C789]; [.B790]; [.C789])" office:value-type="float" office:value="8179" calcext:value-type="float">
            <text:p>8179</text:p>
          </table:table-cell>
          <table:table-cell table:formula="of:=IF([.C790]&lt;&gt;[.C78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float" office:value="8195" calcext:value-type="float">
            <text:p>8195</text:p>
          </table:table-cell>
          <table:table-cell table:formula="of:=IF([.A791]&gt;=[.C790]; [.B791]; [.C790])" office:value-type="float" office:value="8179" calcext:value-type="float">
            <text:p>8179</text:p>
          </table:table-cell>
          <table:table-cell table:formula="of:=IF([.C791]&lt;&gt;[.C79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21" calcext:value-type="float">
            <text:p>8121</text:p>
          </table:table-cell>
          <table:table-cell office:value-type="float" office:value="8213" calcext:value-type="float">
            <text:p>8213</text:p>
          </table:table-cell>
          <table:table-cell table:formula="of:=IF([.A792]&gt;=[.C791]; [.B792]; [.C791])" office:value-type="float" office:value="8179" calcext:value-type="float">
            <text:p>8179</text:p>
          </table:table-cell>
          <table:table-cell table:formula="of:=IF([.C792]&lt;&gt;[.C79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98" calcext:value-type="float">
            <text:p>8198</text:p>
          </table:table-cell>
          <table:table-cell office:value-type="float" office:value="8215" calcext:value-type="float">
            <text:p>8215</text:p>
          </table:table-cell>
          <table:table-cell table:formula="of:=IF([.A793]&gt;=[.C792]; [.B793]; [.C792])" office:value-type="float" office:value="8215" calcext:value-type="float">
            <text:p>8215</text:p>
          </table:table-cell>
          <table:table-cell table:formula="of:=IF([.C793]&lt;&gt;[.C79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224" calcext:value-type="float">
            <text:p>8224</text:p>
          </table:table-cell>
          <table:table-cell table:formula="of:=IF([.A794]&gt;=[.C793]; [.B794]; [.C793])" office:value-type="float" office:value="8215" calcext:value-type="float">
            <text:p>8215</text:p>
          </table:table-cell>
          <table:table-cell table:formula="of:=IF([.C794]&lt;&gt;[.C79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18" calcext:value-type="float">
            <text:p>8218</text:p>
          </table:table-cell>
          <table:table-cell office:value-type="float" office:value="8226" calcext:value-type="float">
            <text:p>8226</text:p>
          </table:table-cell>
          <table:table-cell table:formula="of:=IF([.A795]&gt;=[.C794]; [.B795]; [.C794])" office:value-type="float" office:value="8226" calcext:value-type="float">
            <text:p>8226</text:p>
          </table:table-cell>
          <table:table-cell table:formula="of:=IF([.C795]&lt;&gt;[.C79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24" calcext:value-type="float">
            <text:p>8224</text:p>
          </table:table-cell>
          <table:table-cell office:value-type="float" office:value="8243" calcext:value-type="float">
            <text:p>8243</text:p>
          </table:table-cell>
          <table:table-cell table:formula="of:=IF([.A796]&gt;=[.C795]; [.B796]; [.C795])" office:value-type="float" office:value="8226" calcext:value-type="float">
            <text:p>8226</text:p>
          </table:table-cell>
          <table:table-cell table:formula="of:=IF([.C796]&lt;&gt;[.C79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68" calcext:value-type="float">
            <text:p>8268</text:p>
          </table:table-cell>
          <table:table-cell office:value-type="float" office:value="8274" calcext:value-type="float">
            <text:p>8274</text:p>
          </table:table-cell>
          <table:table-cell table:formula="of:=IF([.A797]&gt;=[.C796]; [.B797]; [.C796])" office:value-type="float" office:value="8274" calcext:value-type="float">
            <text:p>8274</text:p>
          </table:table-cell>
          <table:table-cell table:formula="of:=IF([.C797]&lt;&gt;[.C79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8277" calcext:value-type="float">
            <text:p>8277</text:p>
          </table:table-cell>
          <table:table-cell table:formula="of:=IF([.A798]&gt;=[.C797]; [.B798]; [.C797])" office:value-type="float" office:value="8274" calcext:value-type="float">
            <text:p>8274</text:p>
          </table:table-cell>
          <table:table-cell table:formula="of:=IF([.C798]&lt;&gt;[.C79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47" calcext:value-type="float">
            <text:p>8247</text:p>
          </table:table-cell>
          <table:table-cell office:value-type="float" office:value="8308" calcext:value-type="float">
            <text:p>8308</text:p>
          </table:table-cell>
          <table:table-cell table:formula="of:=IF([.A799]&gt;=[.C798]; [.B799]; [.C798])" office:value-type="float" office:value="8274" calcext:value-type="float">
            <text:p>8274</text:p>
          </table:table-cell>
          <table:table-cell table:formula="of:=IF([.C799]&lt;&gt;[.C79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33" calcext:value-type="float">
            <text:p>8233</text:p>
          </table:table-cell>
          <table:table-cell office:value-type="float" office:value="8311" calcext:value-type="float">
            <text:p>8311</text:p>
          </table:table-cell>
          <table:table-cell table:formula="of:=IF([.A800]&gt;=[.C799]; [.B800]; [.C799])" office:value-type="float" office:value="8274" calcext:value-type="float">
            <text:p>8274</text:p>
          </table:table-cell>
          <table:table-cell table:formula="of:=IF([.C800]&lt;&gt;[.C79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62" calcext:value-type="float">
            <text:p>8262</text:p>
          </table:table-cell>
          <table:table-cell office:value-type="float" office:value="8313" calcext:value-type="float">
            <text:p>8313</text:p>
          </table:table-cell>
          <table:table-cell table:formula="of:=IF([.A801]&gt;=[.C800]; [.B801]; [.C800])" office:value-type="float" office:value="8274" calcext:value-type="float">
            <text:p>8274</text:p>
          </table:table-cell>
          <table:table-cell table:formula="of:=IF([.C801]&lt;&gt;[.C80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96" calcext:value-type="float">
            <text:p>8296</text:p>
          </table:table-cell>
          <table:table-cell office:value-type="float" office:value="8323" calcext:value-type="float">
            <text:p>8323</text:p>
          </table:table-cell>
          <table:table-cell table:formula="of:=IF([.A802]&gt;=[.C801]; [.B802]; [.C801])" office:value-type="float" office:value="8323" calcext:value-type="float">
            <text:p>8323</text:p>
          </table:table-cell>
          <table:table-cell table:formula="of:=IF([.C802]&lt;&gt;[.C80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54" calcext:value-type="float">
            <text:p>8254</text:p>
          </table:table-cell>
          <table:table-cell office:value-type="float" office:value="8336" calcext:value-type="float">
            <text:p>8336</text:p>
          </table:table-cell>
          <table:table-cell table:formula="of:=IF([.A803]&gt;=[.C802]; [.B803]; [.C802])" office:value-type="float" office:value="8323" calcext:value-type="float">
            <text:p>8323</text:p>
          </table:table-cell>
          <table:table-cell table:formula="of:=IF([.C803]&lt;&gt;[.C80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12" calcext:value-type="float">
            <text:p>8312</text:p>
          </table:table-cell>
          <table:table-cell office:value-type="float" office:value="8343" calcext:value-type="float">
            <text:p>8343</text:p>
          </table:table-cell>
          <table:table-cell table:formula="of:=IF([.A804]&gt;=[.C803]; [.B804]; [.C803])" office:value-type="float" office:value="8323" calcext:value-type="float">
            <text:p>8323</text:p>
          </table:table-cell>
          <table:table-cell table:formula="of:=IF([.C804]&lt;&gt;[.C80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12" calcext:value-type="float">
            <text:p>8312</text:p>
          </table:table-cell>
          <table:table-cell office:value-type="float" office:value="8354" calcext:value-type="float">
            <text:p>8354</text:p>
          </table:table-cell>
          <table:table-cell table:formula="of:=IF([.A805]&gt;=[.C804]; [.B805]; [.C804])" office:value-type="float" office:value="8323" calcext:value-type="float">
            <text:p>8323</text:p>
          </table:table-cell>
          <table:table-cell table:formula="of:=IF([.C805]&lt;&gt;[.C80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18" calcext:value-type="float">
            <text:p>8318</text:p>
          </table:table-cell>
          <table:table-cell office:value-type="float" office:value="8357" calcext:value-type="float">
            <text:p>8357</text:p>
          </table:table-cell>
          <table:table-cell table:formula="of:=IF([.A806]&gt;=[.C805]; [.B806]; [.C805])" office:value-type="float" office:value="8323" calcext:value-type="float">
            <text:p>8323</text:p>
          </table:table-cell>
          <table:table-cell table:formula="of:=IF([.C806]&lt;&gt;[.C80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42" calcext:value-type="float">
            <text:p>8342</text:p>
          </table:table-cell>
          <table:table-cell office:value-type="float" office:value="8362" calcext:value-type="float">
            <text:p>8362</text:p>
          </table:table-cell>
          <table:table-cell table:formula="of:=IF([.A807]&gt;=[.C806]; [.B807]; [.C806])" office:value-type="float" office:value="8362" calcext:value-type="float">
            <text:p>8362</text:p>
          </table:table-cell>
          <table:table-cell table:formula="of:=IF([.C807]&lt;&gt;[.C80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float" office:value="8369" calcext:value-type="float">
            <text:p>8369</text:p>
          </table:table-cell>
          <table:table-cell table:formula="of:=IF([.A808]&gt;=[.C807]; [.B808]; [.C807])" office:value-type="float" office:value="8362" calcext:value-type="float">
            <text:p>8362</text:p>
          </table:table-cell>
          <table:table-cell table:formula="of:=IF([.C808]&lt;&gt;[.C80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30" calcext:value-type="float">
            <text:p>8330</text:p>
          </table:table-cell>
          <table:table-cell office:value-type="float" office:value="8375" calcext:value-type="float">
            <text:p>8375</text:p>
          </table:table-cell>
          <table:table-cell table:formula="of:=IF([.A809]&gt;=[.C808]; [.B809]; [.C808])" office:value-type="float" office:value="8362" calcext:value-type="float">
            <text:p>8362</text:p>
          </table:table-cell>
          <table:table-cell table:formula="of:=IF([.C809]&lt;&gt;[.C80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48" calcext:value-type="float">
            <text:p>8348</text:p>
          </table:table-cell>
          <table:table-cell office:value-type="float" office:value="8384" calcext:value-type="float">
            <text:p>8384</text:p>
          </table:table-cell>
          <table:table-cell table:formula="of:=IF([.A810]&gt;=[.C809]; [.B810]; [.C809])" office:value-type="float" office:value="8362" calcext:value-type="float">
            <text:p>8362</text:p>
          </table:table-cell>
          <table:table-cell table:formula="of:=IF([.C810]&lt;&gt;[.C80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61" calcext:value-type="float">
            <text:p>8361</text:p>
          </table:table-cell>
          <table:table-cell office:value-type="float" office:value="8398" calcext:value-type="float">
            <text:p>8398</text:p>
          </table:table-cell>
          <table:table-cell table:formula="of:=IF([.A811]&gt;=[.C810]; [.B811]; [.C810])" office:value-type="float" office:value="8362" calcext:value-type="float">
            <text:p>8362</text:p>
          </table:table-cell>
          <table:table-cell table:formula="of:=IF([.C811]&lt;&gt;[.C8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59" calcext:value-type="float">
            <text:p>8459</text:p>
          </table:table-cell>
          <table:table-cell office:value-type="float" office:value="8463" calcext:value-type="float">
            <text:p>8463</text:p>
          </table:table-cell>
          <table:table-cell table:formula="of:=IF([.A812]&gt;=[.C811]; [.B812]; [.C811])" office:value-type="float" office:value="8463" calcext:value-type="float">
            <text:p>8463</text:p>
          </table:table-cell>
          <table:table-cell table:formula="of:=IF([.C812]&lt;&gt;[.C81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52" calcext:value-type="float">
            <text:p>8452</text:p>
          </table:table-cell>
          <table:table-cell office:value-type="float" office:value="8464" calcext:value-type="float">
            <text:p>8464</text:p>
          </table:table-cell>
          <table:table-cell table:formula="of:=IF([.A813]&gt;=[.C812]; [.B813]; [.C812])" office:value-type="float" office:value="8463" calcext:value-type="float">
            <text:p>8463</text:p>
          </table:table-cell>
          <table:table-cell table:formula="of:=IF([.C813]&lt;&gt;[.C8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05" calcext:value-type="float">
            <text:p>8505</text:p>
          </table:table-cell>
          <table:table-cell office:value-type="float" office:value="8509" calcext:value-type="float">
            <text:p>8509</text:p>
          </table:table-cell>
          <table:table-cell table:formula="of:=IF([.A814]&gt;=[.C813]; [.B814]; [.C813])" office:value-type="float" office:value="8509" calcext:value-type="float">
            <text:p>8509</text:p>
          </table:table-cell>
          <table:table-cell table:formula="of:=IF([.C814]&lt;&gt;[.C81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float" office:value="8521" calcext:value-type="float">
            <text:p>8521</text:p>
          </table:table-cell>
          <table:table-cell table:formula="of:=IF([.A815]&gt;=[.C814]; [.B815]; [.C814])" office:value-type="float" office:value="8509" calcext:value-type="float">
            <text:p>8509</text:p>
          </table:table-cell>
          <table:table-cell table:formula="of:=IF([.C815]&lt;&gt;[.C81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72" calcext:value-type="float">
            <text:p>8472</text:p>
          </table:table-cell>
          <table:table-cell office:value-type="float" office:value="8523" calcext:value-type="float">
            <text:p>8523</text:p>
          </table:table-cell>
          <table:table-cell table:formula="of:=IF([.A816]&gt;=[.C815]; [.B816]; [.C815])" office:value-type="float" office:value="8509" calcext:value-type="float">
            <text:p>8509</text:p>
          </table:table-cell>
          <table:table-cell table:formula="of:=IF([.C816]&lt;&gt;[.C81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65" calcext:value-type="float">
            <text:p>8465</text:p>
          </table:table-cell>
          <table:table-cell office:value-type="float" office:value="8526" calcext:value-type="float">
            <text:p>8526</text:p>
          </table:table-cell>
          <table:table-cell table:formula="of:=IF([.A817]&gt;=[.C816]; [.B817]; [.C816])" office:value-type="float" office:value="8509" calcext:value-type="float">
            <text:p>8509</text:p>
          </table:table-cell>
          <table:table-cell table:formula="of:=IF([.C817]&lt;&gt;[.C8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12" calcext:value-type="float">
            <text:p>8512</text:p>
          </table:table-cell>
          <table:table-cell office:value-type="float" office:value="8526" calcext:value-type="float">
            <text:p>8526</text:p>
          </table:table-cell>
          <table:table-cell table:formula="of:=IF([.A818]&gt;=[.C817]; [.B818]; [.C817])" office:value-type="float" office:value="8526" calcext:value-type="float">
            <text:p>8526</text:p>
          </table:table-cell>
          <table:table-cell table:formula="of:=IF([.C818]&lt;&gt;[.C81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23" calcext:value-type="float">
            <text:p>8523</text:p>
          </table:table-cell>
          <table:table-cell office:value-type="float" office:value="8527" calcext:value-type="float">
            <text:p>8527</text:p>
          </table:table-cell>
          <table:table-cell table:formula="of:=IF([.A819]&gt;=[.C818]; [.B819]; [.C818])" office:value-type="float" office:value="8526" calcext:value-type="float">
            <text:p>8526</text:p>
          </table:table-cell>
          <table:table-cell table:formula="of:=IF([.C819]&lt;&gt;[.C81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15" calcext:value-type="float">
            <text:p>8515</text:p>
          </table:table-cell>
          <table:table-cell office:value-type="float" office:value="8538" calcext:value-type="float">
            <text:p>8538</text:p>
          </table:table-cell>
          <table:table-cell table:formula="of:=IF([.A820]&gt;=[.C819]; [.B820]; [.C819])" office:value-type="float" office:value="8526" calcext:value-type="float">
            <text:p>8526</text:p>
          </table:table-cell>
          <table:table-cell table:formula="of:=IF([.C820]&lt;&gt;[.C81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27" calcext:value-type="float">
            <text:p>8527</text:p>
          </table:table-cell>
          <table:table-cell office:value-type="float" office:value="8550" calcext:value-type="float">
            <text:p>8550</text:p>
          </table:table-cell>
          <table:table-cell table:formula="of:=IF([.A821]&gt;=[.C820]; [.B821]; [.C820])" office:value-type="float" office:value="8550" calcext:value-type="float">
            <text:p>8550</text:p>
          </table:table-cell>
          <table:table-cell table:formula="of:=IF([.C821]&lt;&gt;[.C82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float" office:value="8558" calcext:value-type="float">
            <text:p>8558</text:p>
          </table:table-cell>
          <table:table-cell table:formula="of:=IF([.A822]&gt;=[.C821]; [.B822]; [.C821])" office:value-type="float" office:value="8550" calcext:value-type="float">
            <text:p>8550</text:p>
          </table:table-cell>
          <table:table-cell table:formula="of:=IF([.C822]&lt;&gt;[.C82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float" office:value="8560" calcext:value-type="float">
            <text:p>8560</text:p>
          </table:table-cell>
          <table:table-cell table:formula="of:=IF([.A823]&gt;=[.C822]; [.B823]; [.C822])" office:value-type="float" office:value="8550" calcext:value-type="float">
            <text:p>8550</text:p>
          </table:table-cell>
          <table:table-cell table:formula="of:=IF([.C823]&lt;&gt;[.C82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63" calcext:value-type="float">
            <text:p>8563</text:p>
          </table:table-cell>
          <table:table-cell office:value-type="float" office:value="8581" calcext:value-type="float">
            <text:p>8581</text:p>
          </table:table-cell>
          <table:table-cell table:formula="of:=IF([.A824]&gt;=[.C823]; [.B824]; [.C823])" office:value-type="float" office:value="8581" calcext:value-type="float">
            <text:p>8581</text:p>
          </table:table-cell>
          <table:table-cell table:formula="of:=IF([.C824]&lt;&gt;[.C82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62" calcext:value-type="float">
            <text:p>8562</text:p>
          </table:table-cell>
          <table:table-cell office:value-type="float" office:value="8587" calcext:value-type="float">
            <text:p>8587</text:p>
          </table:table-cell>
          <table:table-cell table:formula="of:=IF([.A825]&gt;=[.C824]; [.B825]; [.C824])" office:value-type="float" office:value="8581" calcext:value-type="float">
            <text:p>8581</text:p>
          </table:table-cell>
          <table:table-cell table:formula="of:=IF([.C825]&lt;&gt;[.C82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04" calcext:value-type="float">
            <text:p>8504</text:p>
          </table:table-cell>
          <table:table-cell office:value-type="float" office:value="8593" calcext:value-type="float">
            <text:p>8593</text:p>
          </table:table-cell>
          <table:table-cell table:formula="of:=IF([.A826]&gt;=[.C825]; [.B826]; [.C825])" office:value-type="float" office:value="8581" calcext:value-type="float">
            <text:p>8581</text:p>
          </table:table-cell>
          <table:table-cell table:formula="of:=IF([.C826]&lt;&gt;[.C8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03" calcext:value-type="float">
            <text:p>8503</text:p>
          </table:table-cell>
          <table:table-cell office:value-type="float" office:value="8595" calcext:value-type="float">
            <text:p>8595</text:p>
          </table:table-cell>
          <table:table-cell table:formula="of:=IF([.A827]&gt;=[.C826]; [.B827]; [.C826])" office:value-type="float" office:value="8581" calcext:value-type="float">
            <text:p>8581</text:p>
          </table:table-cell>
          <table:table-cell table:formula="of:=IF([.C827]&lt;&gt;[.C82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04" calcext:value-type="float">
            <text:p>8604</text:p>
          </table:table-cell>
          <table:table-cell office:value-type="float" office:value="8614" calcext:value-type="float">
            <text:p>8614</text:p>
          </table:table-cell>
          <table:table-cell table:formula="of:=IF([.A828]&gt;=[.C827]; [.B828]; [.C827])" office:value-type="float" office:value="8614" calcext:value-type="float">
            <text:p>8614</text:p>
          </table:table-cell>
          <table:table-cell table:formula="of:=IF([.C828]&lt;&gt;[.C82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18" calcext:value-type="float">
            <text:p>8618</text:p>
          </table:table-cell>
          <table:table-cell office:value-type="float" office:value="8634" calcext:value-type="float">
            <text:p>8634</text:p>
          </table:table-cell>
          <table:table-cell table:formula="of:=IF([.A829]&gt;=[.C828]; [.B829]; [.C828])" office:value-type="float" office:value="8634" calcext:value-type="float">
            <text:p>8634</text:p>
          </table:table-cell>
          <table:table-cell table:formula="of:=IF([.C829]&lt;&gt;[.C82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92" calcext:value-type="float">
            <text:p>8592</text:p>
          </table:table-cell>
          <table:table-cell office:value-type="float" office:value="8636" calcext:value-type="float">
            <text:p>8636</text:p>
          </table:table-cell>
          <table:table-cell table:formula="of:=IF([.A830]&gt;=[.C829]; [.B830]; [.C829])" office:value-type="float" office:value="8634" calcext:value-type="float">
            <text:p>8634</text:p>
          </table:table-cell>
          <table:table-cell table:formula="of:=IF([.C830]&lt;&gt;[.C82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float" office:value="8642" calcext:value-type="float">
            <text:p>8642</text:p>
          </table:table-cell>
          <table:table-cell table:formula="of:=IF([.A831]&gt;=[.C830]; [.B831]; [.C830])" office:value-type="float" office:value="8634" calcext:value-type="float">
            <text:p>8634</text:p>
          </table:table-cell>
          <table:table-cell table:formula="of:=IF([.C831]&lt;&gt;[.C83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51" calcext:value-type="float">
            <text:p>8551</text:p>
          </table:table-cell>
          <table:table-cell office:value-type="float" office:value="8646" calcext:value-type="float">
            <text:p>8646</text:p>
          </table:table-cell>
          <table:table-cell table:formula="of:=IF([.A832]&gt;=[.C831]; [.B832]; [.C831])" office:value-type="float" office:value="8634" calcext:value-type="float">
            <text:p>8634</text:p>
          </table:table-cell>
          <table:table-cell table:formula="of:=IF([.C832]&lt;&gt;[.C83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77" calcext:value-type="float">
            <text:p>8577</text:p>
          </table:table-cell>
          <table:table-cell office:value-type="float" office:value="8655" calcext:value-type="float">
            <text:p>8655</text:p>
          </table:table-cell>
          <table:table-cell table:formula="of:=IF([.A833]&gt;=[.C832]; [.B833]; [.C832])" office:value-type="float" office:value="8634" calcext:value-type="float">
            <text:p>8634</text:p>
          </table:table-cell>
          <table:table-cell table:formula="of:=IF([.C833]&lt;&gt;[.C83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11" calcext:value-type="float">
            <text:p>8611</text:p>
          </table:table-cell>
          <table:table-cell office:value-type="float" office:value="8661" calcext:value-type="float">
            <text:p>8661</text:p>
          </table:table-cell>
          <table:table-cell table:formula="of:=IF([.A834]&gt;=[.C833]; [.B834]; [.C833])" office:value-type="float" office:value="8634" calcext:value-type="float">
            <text:p>8634</text:p>
          </table:table-cell>
          <table:table-cell table:formula="of:=IF([.C834]&lt;&gt;[.C8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97" calcext:value-type="float">
            <text:p>8597</text:p>
          </table:table-cell>
          <table:table-cell office:value-type="float" office:value="8680" calcext:value-type="float">
            <text:p>8680</text:p>
          </table:table-cell>
          <table:table-cell table:formula="of:=IF([.A835]&gt;=[.C834]; [.B835]; [.C834])" office:value-type="float" office:value="8634" calcext:value-type="float">
            <text:p>8634</text:p>
          </table:table-cell>
          <table:table-cell table:formula="of:=IF([.C835]&lt;&gt;[.C83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72" calcext:value-type="float">
            <text:p>8672</text:p>
          </table:table-cell>
          <table:table-cell office:value-type="float" office:value="8681" calcext:value-type="float">
            <text:p>8681</text:p>
          </table:table-cell>
          <table:table-cell table:formula="of:=IF([.A836]&gt;=[.C835]; [.B836]; [.C835])" office:value-type="float" office:value="8681" calcext:value-type="float">
            <text:p>8681</text:p>
          </table:table-cell>
          <table:table-cell table:formula="of:=IF([.C836]&lt;&gt;[.C83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57" calcext:value-type="float">
            <text:p>8657</text:p>
          </table:table-cell>
          <table:table-cell office:value-type="float" office:value="8696" calcext:value-type="float">
            <text:p>8696</text:p>
          </table:table-cell>
          <table:table-cell table:formula="of:=IF([.A837]&gt;=[.C836]; [.B837]; [.C836])" office:value-type="float" office:value="8681" calcext:value-type="float">
            <text:p>8681</text:p>
          </table:table-cell>
          <table:table-cell table:formula="of:=IF([.C837]&lt;&gt;[.C83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8701" calcext:value-type="float">
            <text:p>8701</text:p>
          </table:table-cell>
          <table:table-cell table:formula="of:=IF([.A838]&gt;=[.C837]; [.B838]; [.C837])" office:value-type="float" office:value="8681" calcext:value-type="float">
            <text:p>8681</text:p>
          </table:table-cell>
          <table:table-cell table:formula="of:=IF([.C838]&lt;&gt;[.C83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86" calcext:value-type="float">
            <text:p>8686</text:p>
          </table:table-cell>
          <table:table-cell office:value-type="float" office:value="8713" calcext:value-type="float">
            <text:p>8713</text:p>
          </table:table-cell>
          <table:table-cell table:formula="of:=IF([.A839]&gt;=[.C838]; [.B839]; [.C838])" office:value-type="float" office:value="8713" calcext:value-type="float">
            <text:p>8713</text:p>
          </table:table-cell>
          <table:table-cell table:formula="of:=IF([.C839]&lt;&gt;[.C83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17" calcext:value-type="float">
            <text:p>8717</text:p>
          </table:table-cell>
          <table:table-cell office:value-type="float" office:value="8734" calcext:value-type="float">
            <text:p>8734</text:p>
          </table:table-cell>
          <table:table-cell table:formula="of:=IF([.A840]&gt;=[.C839]; [.B840]; [.C839])" office:value-type="float" office:value="8734" calcext:value-type="float">
            <text:p>8734</text:p>
          </table:table-cell>
          <table:table-cell table:formula="of:=IF([.C840]&lt;&gt;[.C83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24" calcext:value-type="float">
            <text:p>8724</text:p>
          </table:table-cell>
          <table:table-cell office:value-type="float" office:value="8752" calcext:value-type="float">
            <text:p>8752</text:p>
          </table:table-cell>
          <table:table-cell table:formula="of:=IF([.A841]&gt;=[.C840]; [.B841]; [.C840])" office:value-type="float" office:value="8734" calcext:value-type="float">
            <text:p>8734</text:p>
          </table:table-cell>
          <table:table-cell table:formula="of:=IF([.C841]&lt;&gt;[.C84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77" calcext:value-type="float">
            <text:p>8677</text:p>
          </table:table-cell>
          <table:table-cell office:value-type="float" office:value="8762" calcext:value-type="float">
            <text:p>8762</text:p>
          </table:table-cell>
          <table:table-cell table:formula="of:=IF([.A842]&gt;=[.C841]; [.B842]; [.C841])" office:value-type="float" office:value="8734" calcext:value-type="float">
            <text:p>8734</text:p>
          </table:table-cell>
          <table:table-cell table:formula="of:=IF([.C842]&lt;&gt;[.C84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71" calcext:value-type="float">
            <text:p>8671</text:p>
          </table:table-cell>
          <table:table-cell office:value-type="float" office:value="8768" calcext:value-type="float">
            <text:p>8768</text:p>
          </table:table-cell>
          <table:table-cell table:formula="of:=IF([.A843]&gt;=[.C842]; [.B843]; [.C842])" office:value-type="float" office:value="8734" calcext:value-type="float">
            <text:p>8734</text:p>
          </table:table-cell>
          <table:table-cell table:formula="of:=IF([.C843]&lt;&gt;[.C84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774" calcext:value-type="float">
            <text:p>8774</text:p>
          </table:table-cell>
          <table:table-cell table:formula="of:=IF([.A844]&gt;=[.C843]; [.B844]; [.C843])" office:value-type="float" office:value="8774" calcext:value-type="float">
            <text:p>8774</text:p>
          </table:table-cell>
          <table:table-cell table:formula="of:=IF([.C844]&lt;&gt;[.C84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789" calcext:value-type="float">
            <text:p>8789</text:p>
          </table:table-cell>
          <table:table-cell table:formula="of:=IF([.A845]&gt;=[.C844]; [.B845]; [.C844])" office:value-type="float" office:value="8774" calcext:value-type="float">
            <text:p>8774</text:p>
          </table:table-cell>
          <table:table-cell table:formula="of:=IF([.C845]&lt;&gt;[.C84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818" calcext:value-type="float">
            <text:p>8818</text:p>
          </table:table-cell>
          <table:table-cell table:formula="of:=IF([.A846]&gt;=[.C845]; [.B846]; [.C845])" office:value-type="float" office:value="8774" calcext:value-type="float">
            <text:p>8774</text:p>
          </table:table-cell>
          <table:table-cell table:formula="of:=IF([.C846]&lt;&gt;[.C84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826" calcext:value-type="float">
            <text:p>8826</text:p>
          </table:table-cell>
          <table:table-cell table:formula="of:=IF([.A847]&gt;=[.C846]; [.B847]; [.C846])" office:value-type="float" office:value="8826" calcext:value-type="float">
            <text:p>8826</text:p>
          </table:table-cell>
          <table:table-cell table:formula="of:=IF([.C847]&lt;&gt;[.C84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858" calcext:value-type="float">
            <text:p>8858</text:p>
          </table:table-cell>
          <table:table-cell table:formula="of:=IF([.A848]&gt;=[.C847]; [.B848]; [.C847])" office:value-type="float" office:value="8826" calcext:value-type="float">
            <text:p>8826</text:p>
          </table:table-cell>
          <table:table-cell table:formula="of:=IF([.C848]&lt;&gt;[.C84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860" calcext:value-type="float">
            <text:p>8860</text:p>
          </table:table-cell>
          <table:table-cell table:formula="of:=IF([.A849]&gt;=[.C848]; [.B849]; [.C848])" office:value-type="float" office:value="8826" calcext:value-type="float">
            <text:p>8826</text:p>
          </table:table-cell>
          <table:table-cell table:formula="of:=IF([.C849]&lt;&gt;[.C84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862" calcext:value-type="float">
            <text:p>8862</text:p>
          </table:table-cell>
          <table:table-cell table:formula="of:=IF([.A850]&gt;=[.C849]; [.B850]; [.C849])" office:value-type="float" office:value="8826" calcext:value-type="float">
            <text:p>8826</text:p>
          </table:table-cell>
          <table:table-cell table:formula="of:=IF([.C850]&lt;&gt;[.C8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863" calcext:value-type="float">
            <text:p>8863</text:p>
          </table:table-cell>
          <table:table-cell table:formula="of:=IF([.A851]&gt;=[.C850]; [.B851]; [.C850])" office:value-type="float" office:value="8826" calcext:value-type="float">
            <text:p>8826</text:p>
          </table:table-cell>
          <table:table-cell table:formula="of:=IF([.C851]&lt;&gt;[.C85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8869" calcext:value-type="float">
            <text:p>8869</text:p>
          </table:table-cell>
          <table:table-cell table:formula="of:=IF([.A852]&gt;=[.C851]; [.B852]; [.C851])" office:value-type="float" office:value="8869" calcext:value-type="float">
            <text:p>8869</text:p>
          </table:table-cell>
          <table:table-cell table:formula="of:=IF([.C852]&lt;&gt;[.C85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870" calcext:value-type="float">
            <text:p>8870</text:p>
          </table:table-cell>
          <table:table-cell table:formula="of:=IF([.A853]&gt;=[.C852]; [.B853]; [.C852])" office:value-type="float" office:value="8869" calcext:value-type="float">
            <text:p>8869</text:p>
          </table:table-cell>
          <table:table-cell table:formula="of:=IF([.C853]&lt;&gt;[.C85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883" calcext:value-type="float">
            <text:p>8883</text:p>
          </table:table-cell>
          <table:table-cell table:formula="of:=IF([.A854]&gt;=[.C853]; [.B854]; [.C853])" office:value-type="float" office:value="8869" calcext:value-type="float">
            <text:p>8869</text:p>
          </table:table-cell>
          <table:table-cell table:formula="of:=IF([.C854]&lt;&gt;[.C85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887" calcext:value-type="float">
            <text:p>8887</text:p>
          </table:table-cell>
          <table:table-cell table:formula="of:=IF([.A855]&gt;=[.C854]; [.B855]; [.C854])" office:value-type="float" office:value="8869" calcext:value-type="float">
            <text:p>8869</text:p>
          </table:table-cell>
          <table:table-cell table:formula="of:=IF([.C855]&lt;&gt;[.C85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900" calcext:value-type="float">
            <text:p>8900</text:p>
          </table:table-cell>
          <table:table-cell table:formula="of:=IF([.A856]&gt;=[.C855]; [.B856]; [.C855])" office:value-type="float" office:value="8869" calcext:value-type="float">
            <text:p>8869</text:p>
          </table:table-cell>
          <table:table-cell table:formula="of:=IF([.C856]&lt;&gt;[.C85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96" calcext:value-type="float">
            <text:p>8896</text:p>
          </table:table-cell>
          <table:table-cell office:value-type="float" office:value="8903" calcext:value-type="float">
            <text:p>8903</text:p>
          </table:table-cell>
          <table:table-cell table:formula="of:=IF([.A857]&gt;=[.C856]; [.B857]; [.C856])" office:value-type="float" office:value="8903" calcext:value-type="float">
            <text:p>8903</text:p>
          </table:table-cell>
          <table:table-cell table:formula="of:=IF([.C857]&lt;&gt;[.C85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8903" calcext:value-type="float">
            <text:p>8903</text:p>
          </table:table-cell>
          <table:table-cell table:formula="of:=IF([.A858]&gt;=[.C857]; [.B858]; [.C857])" office:value-type="float" office:value="8903" calcext:value-type="float">
            <text:p>8903</text:p>
          </table:table-cell>
          <table:table-cell table:formula="of:=IF([.C858]&lt;&gt;[.C85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71" calcext:value-type="float">
            <text:p>8871</text:p>
          </table:table-cell>
          <table:table-cell office:value-type="float" office:value="8913" calcext:value-type="float">
            <text:p>8913</text:p>
          </table:table-cell>
          <table:table-cell table:formula="of:=IF([.A859]&gt;=[.C858]; [.B859]; [.C858])" office:value-type="float" office:value="8903" calcext:value-type="float">
            <text:p>8903</text:p>
          </table:table-cell>
          <table:table-cell table:formula="of:=IF([.C859]&lt;&gt;[.C85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925" calcext:value-type="float">
            <text:p>8925</text:p>
          </table:table-cell>
          <table:table-cell table:formula="of:=IF([.A860]&gt;=[.C859]; [.B860]; [.C859])" office:value-type="float" office:value="8903" calcext:value-type="float">
            <text:p>8903</text:p>
          </table:table-cell>
          <table:table-cell table:formula="of:=IF([.C860]&lt;&gt;[.C85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8927" calcext:value-type="float">
            <text:p>8927</text:p>
          </table:table-cell>
          <table:table-cell table:formula="of:=IF([.A861]&gt;=[.C860]; [.B861]; [.C860])" office:value-type="float" office:value="8903" calcext:value-type="float">
            <text:p>8903</text:p>
          </table:table-cell>
          <table:table-cell table:formula="of:=IF([.C861]&lt;&gt;[.C86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934" calcext:value-type="float">
            <text:p>8934</text:p>
          </table:table-cell>
          <table:table-cell table:formula="of:=IF([.A862]&gt;=[.C861]; [.B862]; [.C861])" office:value-type="float" office:value="8903" calcext:value-type="float">
            <text:p>8903</text:p>
          </table:table-cell>
          <table:table-cell table:formula="of:=IF([.C862]&lt;&gt;[.C86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float" office:value="8938" calcext:value-type="float">
            <text:p>8938</text:p>
          </table:table-cell>
          <table:table-cell table:formula="of:=IF([.A863]&gt;=[.C862]; [.B863]; [.C862])" office:value-type="float" office:value="8903" calcext:value-type="float">
            <text:p>8903</text:p>
          </table:table-cell>
          <table:table-cell table:formula="of:=IF([.C863]&lt;&gt;[.C86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02" calcext:value-type="float">
            <text:p>8902</text:p>
          </table:table-cell>
          <table:table-cell office:value-type="float" office:value="8939" calcext:value-type="float">
            <text:p>8939</text:p>
          </table:table-cell>
          <table:table-cell table:formula="of:=IF([.A864]&gt;=[.C863]; [.B864]; [.C863])" office:value-type="float" office:value="8903" calcext:value-type="float">
            <text:p>8903</text:p>
          </table:table-cell>
          <table:table-cell table:formula="of:=IF([.C864]&lt;&gt;[.C86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37" calcext:value-type="float">
            <text:p>8937</text:p>
          </table:table-cell>
          <table:table-cell office:value-type="float" office:value="8940" calcext:value-type="float">
            <text:p>8940</text:p>
          </table:table-cell>
          <table:table-cell table:formula="of:=IF([.A865]&gt;=[.C864]; [.B865]; [.C864])" office:value-type="float" office:value="8940" calcext:value-type="float">
            <text:p>8940</text:p>
          </table:table-cell>
          <table:table-cell table:formula="of:=IF([.C865]&lt;&gt;[.C86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31" calcext:value-type="float">
            <text:p>8931</text:p>
          </table:table-cell>
          <table:table-cell office:value-type="float" office:value="8945" calcext:value-type="float">
            <text:p>8945</text:p>
          </table:table-cell>
          <table:table-cell table:formula="of:=IF([.A866]&gt;=[.C865]; [.B866]; [.C865])" office:value-type="float" office:value="8940" calcext:value-type="float">
            <text:p>8940</text:p>
          </table:table-cell>
          <table:table-cell table:formula="of:=IF([.C866]&lt;&gt;[.C86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84" calcext:value-type="float">
            <text:p>8884</text:p>
          </table:table-cell>
          <table:table-cell office:value-type="float" office:value="8951" calcext:value-type="float">
            <text:p>8951</text:p>
          </table:table-cell>
          <table:table-cell table:formula="of:=IF([.A867]&gt;=[.C866]; [.B867]; [.C866])" office:value-type="float" office:value="8940" calcext:value-type="float">
            <text:p>8940</text:p>
          </table:table-cell>
          <table:table-cell table:formula="of:=IF([.C867]&lt;&gt;[.C86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89" calcext:value-type="float">
            <text:p>8889</text:p>
          </table:table-cell>
          <table:table-cell office:value-type="float" office:value="8952" calcext:value-type="float">
            <text:p>8952</text:p>
          </table:table-cell>
          <table:table-cell table:formula="of:=IF([.A868]&gt;=[.C867]; [.B868]; [.C867])" office:value-type="float" office:value="8940" calcext:value-type="float">
            <text:p>8940</text:p>
          </table:table-cell>
          <table:table-cell table:formula="of:=IF([.C868]&lt;&gt;[.C86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69" calcext:value-type="float">
            <text:p>8869</text:p>
          </table:table-cell>
          <table:table-cell office:value-type="float" office:value="8956" calcext:value-type="float">
            <text:p>8956</text:p>
          </table:table-cell>
          <table:table-cell table:formula="of:=IF([.A869]&gt;=[.C868]; [.B869]; [.C868])" office:value-type="float" office:value="8940" calcext:value-type="float">
            <text:p>8940</text:p>
          </table:table-cell>
          <table:table-cell table:formula="of:=IF([.C869]&lt;&gt;[.C86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8962" calcext:value-type="float">
            <text:p>8962</text:p>
          </table:table-cell>
          <table:table-cell table:formula="of:=IF([.A870]&gt;=[.C869]; [.B870]; [.C869])" office:value-type="float" office:value="8962" calcext:value-type="float">
            <text:p>8962</text:p>
          </table:table-cell>
          <table:table-cell table:formula="of:=IF([.C870]&lt;&gt;[.C86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24" calcext:value-type="float">
            <text:p>8924</text:p>
          </table:table-cell>
          <table:table-cell office:value-type="float" office:value="8976" calcext:value-type="float">
            <text:p>8976</text:p>
          </table:table-cell>
          <table:table-cell table:formula="of:=IF([.A871]&gt;=[.C870]; [.B871]; [.C870])" office:value-type="float" office:value="8962" calcext:value-type="float">
            <text:p>8962</text:p>
          </table:table-cell>
          <table:table-cell table:formula="of:=IF([.C871]&lt;&gt;[.C87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58" calcext:value-type="float">
            <text:p>8958</text:p>
          </table:table-cell>
          <table:table-cell office:value-type="float" office:value="9028" calcext:value-type="float">
            <text:p>9028</text:p>
          </table:table-cell>
          <table:table-cell table:formula="of:=IF([.A872]&gt;=[.C871]; [.B872]; [.C871])" office:value-type="float" office:value="8962" calcext:value-type="float">
            <text:p>8962</text:p>
          </table:table-cell>
          <table:table-cell table:formula="of:=IF([.C872]&lt;&gt;[.C87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21" calcext:value-type="float">
            <text:p>9021</text:p>
          </table:table-cell>
          <table:table-cell office:value-type="float" office:value="9030" calcext:value-type="float">
            <text:p>9030</text:p>
          </table:table-cell>
          <table:table-cell table:formula="of:=IF([.A873]&gt;=[.C872]; [.B873]; [.C872])" office:value-type="float" office:value="9030" calcext:value-type="float">
            <text:p>9030</text:p>
          </table:table-cell>
          <table:table-cell table:formula="of:=IF([.C873]&lt;&gt;[.C87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9032" calcext:value-type="float">
            <text:p>9032</text:p>
          </table:table-cell>
          <table:table-cell table:formula="of:=IF([.A874]&gt;=[.C873]; [.B874]; [.C873])" office:value-type="float" office:value="9030" calcext:value-type="float">
            <text:p>9030</text:p>
          </table:table-cell>
          <table:table-cell table:formula="of:=IF([.C874]&lt;&gt;[.C87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11" calcext:value-type="float">
            <text:p>9011</text:p>
          </table:table-cell>
          <table:table-cell office:value-type="float" office:value="9050" calcext:value-type="float">
            <text:p>9050</text:p>
          </table:table-cell>
          <table:table-cell table:formula="of:=IF([.A875]&gt;=[.C874]; [.B875]; [.C874])" office:value-type="float" office:value="9030" calcext:value-type="float">
            <text:p>9030</text:p>
          </table:table-cell>
          <table:table-cell table:formula="of:=IF([.C875]&lt;&gt;[.C87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87" calcext:value-type="float">
            <text:p>8987</text:p>
          </table:table-cell>
          <table:table-cell office:value-type="float" office:value="9062" calcext:value-type="float">
            <text:p>9062</text:p>
          </table:table-cell>
          <table:table-cell table:formula="of:=IF([.A876]&gt;=[.C875]; [.B876]; [.C875])" office:value-type="float" office:value="9030" calcext:value-type="float">
            <text:p>9030</text:p>
          </table:table-cell>
          <table:table-cell table:formula="of:=IF([.C876]&lt;&gt;[.C87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90" calcext:value-type="float">
            <text:p>8990</text:p>
          </table:table-cell>
          <table:table-cell office:value-type="float" office:value="9065" calcext:value-type="float">
            <text:p>9065</text:p>
          </table:table-cell>
          <table:table-cell table:formula="of:=IF([.A877]&gt;=[.C876]; [.B877]; [.C876])" office:value-type="float" office:value="9030" calcext:value-type="float">
            <text:p>9030</text:p>
          </table:table-cell>
          <table:table-cell table:formula="of:=IF([.C877]&lt;&gt;[.C87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70" calcext:value-type="float">
            <text:p>8970</text:p>
          </table:table-cell>
          <table:table-cell office:value-type="float" office:value="9068" calcext:value-type="float">
            <text:p>9068</text:p>
          </table:table-cell>
          <table:table-cell table:formula="of:=IF([.A878]&gt;=[.C877]; [.B878]; [.C877])" office:value-type="float" office:value="9030" calcext:value-type="float">
            <text:p>9030</text:p>
          </table:table-cell>
          <table:table-cell table:formula="of:=IF([.C878]&lt;&gt;[.C87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072" calcext:value-type="float">
            <text:p>9072</text:p>
          </table:table-cell>
          <table:table-cell table:formula="of:=IF([.A879]&gt;=[.C878]; [.B879]; [.C878])" office:value-type="float" office:value="9030" calcext:value-type="float">
            <text:p>9030</text:p>
          </table:table-cell>
          <table:table-cell table:formula="of:=IF([.C879]&lt;&gt;[.C87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25" calcext:value-type="float">
            <text:p>9025</text:p>
          </table:table-cell>
          <table:table-cell office:value-type="float" office:value="9087" calcext:value-type="float">
            <text:p>9087</text:p>
          </table:table-cell>
          <table:table-cell table:formula="of:=IF([.A880]&gt;=[.C879]; [.B880]; [.C879])" office:value-type="float" office:value="9030" calcext:value-type="float">
            <text:p>9030</text:p>
          </table:table-cell>
          <table:table-cell table:formula="of:=IF([.C880]&lt;&gt;[.C87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31" calcext:value-type="float">
            <text:p>9031</text:p>
          </table:table-cell>
          <table:table-cell office:value-type="float" office:value="9089" calcext:value-type="float">
            <text:p>9089</text:p>
          </table:table-cell>
          <table:table-cell table:formula="of:=IF([.A881]&gt;=[.C880]; [.B881]; [.C880])" office:value-type="float" office:value="9089" calcext:value-type="float">
            <text:p>9089</text:p>
          </table:table-cell>
          <table:table-cell table:formula="of:=IF([.C881]&lt;&gt;[.C88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66" calcext:value-type="float">
            <text:p>9066</text:p>
          </table:table-cell>
          <table:table-cell office:value-type="float" office:value="9090" calcext:value-type="float">
            <text:p>9090</text:p>
          </table:table-cell>
          <table:table-cell table:formula="of:=IF([.A882]&gt;=[.C881]; [.B882]; [.C881])" office:value-type="float" office:value="9089" calcext:value-type="float">
            <text:p>9089</text:p>
          </table:table-cell>
          <table:table-cell table:formula="of:=IF([.C882]&lt;&gt;[.C88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float" office:value="9097" calcext:value-type="float">
            <text:p>9097</text:p>
          </table:table-cell>
          <table:table-cell table:formula="of:=IF([.A883]&gt;=[.C882]; [.B883]; [.C882])" office:value-type="float" office:value="9089" calcext:value-type="float">
            <text:p>9089</text:p>
          </table:table-cell>
          <table:table-cell table:formula="of:=IF([.C883]&lt;&gt;[.C88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34" calcext:value-type="float">
            <text:p>9034</text:p>
          </table:table-cell>
          <table:table-cell office:value-type="float" office:value="9100" calcext:value-type="float">
            <text:p>9100</text:p>
          </table:table-cell>
          <table:table-cell table:formula="of:=IF([.A884]&gt;=[.C883]; [.B884]; [.C883])" office:value-type="float" office:value="9089" calcext:value-type="float">
            <text:p>9089</text:p>
          </table:table-cell>
          <table:table-cell table:formula="of:=IF([.C884]&lt;&gt;[.C88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24" calcext:value-type="float">
            <text:p>9024</text:p>
          </table:table-cell>
          <table:table-cell office:value-type="float" office:value="9105" calcext:value-type="float">
            <text:p>9105</text:p>
          </table:table-cell>
          <table:table-cell table:formula="of:=IF([.A885]&gt;=[.C884]; [.B885]; [.C884])" office:value-type="float" office:value="9089" calcext:value-type="float">
            <text:p>9089</text:p>
          </table:table-cell>
          <table:table-cell table:formula="of:=IF([.C885]&lt;&gt;[.C88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35" calcext:value-type="float">
            <text:p>9035</text:p>
          </table:table-cell>
          <table:table-cell office:value-type="float" office:value="9122" calcext:value-type="float">
            <text:p>9122</text:p>
          </table:table-cell>
          <table:table-cell table:formula="of:=IF([.A886]&gt;=[.C885]; [.B886]; [.C885])" office:value-type="float" office:value="9089" calcext:value-type="float">
            <text:p>9089</text:p>
          </table:table-cell>
          <table:table-cell table:formula="of:=IF([.C886]&lt;&gt;[.C88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88" calcext:value-type="float">
            <text:p>9088</text:p>
          </table:table-cell>
          <table:table-cell office:value-type="float" office:value="9123" calcext:value-type="float">
            <text:p>9123</text:p>
          </table:table-cell>
          <table:table-cell table:formula="of:=IF([.A887]&gt;=[.C886]; [.B887]; [.C886])" office:value-type="float" office:value="9089" calcext:value-type="float">
            <text:p>9089</text:p>
          </table:table-cell>
          <table:table-cell table:formula="of:=IF([.C887]&lt;&gt;[.C88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float" office:value="9124" calcext:value-type="float">
            <text:p>9124</text:p>
          </table:table-cell>
          <table:table-cell table:formula="of:=IF([.A888]&gt;=[.C887]; [.B888]; [.C887])" office:value-type="float" office:value="9124" calcext:value-type="float">
            <text:p>9124</text:p>
          </table:table-cell>
          <table:table-cell table:formula="of:=IF([.C888]&lt;&gt;[.C88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96" calcext:value-type="float">
            <text:p>9096</text:p>
          </table:table-cell>
          <table:table-cell office:value-type="float" office:value="9126" calcext:value-type="float">
            <text:p>9126</text:p>
          </table:table-cell>
          <table:table-cell table:formula="of:=IF([.A889]&gt;=[.C888]; [.B889]; [.C888])" office:value-type="float" office:value="9124" calcext:value-type="float">
            <text:p>9124</text:p>
          </table:table-cell>
          <table:table-cell table:formula="of:=IF([.C889]&lt;&gt;[.C88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85" calcext:value-type="float">
            <text:p>9085</text:p>
          </table:table-cell>
          <table:table-cell office:value-type="float" office:value="9161" calcext:value-type="float">
            <text:p>9161</text:p>
          </table:table-cell>
          <table:table-cell table:formula="of:=IF([.A890]&gt;=[.C889]; [.B890]; [.C889])" office:value-type="float" office:value="9124" calcext:value-type="float">
            <text:p>9124</text:p>
          </table:table-cell>
          <table:table-cell table:formula="of:=IF([.C890]&lt;&gt;[.C88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12" calcext:value-type="float">
            <text:p>9112</text:p>
          </table:table-cell>
          <table:table-cell office:value-type="float" office:value="9175" calcext:value-type="float">
            <text:p>9175</text:p>
          </table:table-cell>
          <table:table-cell table:formula="of:=IF([.A891]&gt;=[.C890]; [.B891]; [.C890])" office:value-type="float" office:value="9124" calcext:value-type="float">
            <text:p>9124</text:p>
          </table:table-cell>
          <table:table-cell table:formula="of:=IF([.C891]&lt;&gt;[.C89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69" calcext:value-type="float">
            <text:p>9169</text:p>
          </table:table-cell>
          <table:table-cell office:value-type="float" office:value="9180" calcext:value-type="float">
            <text:p>9180</text:p>
          </table:table-cell>
          <table:table-cell table:formula="of:=IF([.A892]&gt;=[.C891]; [.B892]; [.C891])" office:value-type="float" office:value="9180" calcext:value-type="float">
            <text:p>9180</text:p>
          </table:table-cell>
          <table:table-cell table:formula="of:=IF([.C892]&lt;&gt;[.C89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81" calcext:value-type="float">
            <text:p>9181</text:p>
          </table:table-cell>
          <table:table-cell office:value-type="float" office:value="9190" calcext:value-type="float">
            <text:p>9190</text:p>
          </table:table-cell>
          <table:table-cell table:formula="of:=IF([.A893]&gt;=[.C892]; [.B893]; [.C892])" office:value-type="float" office:value="9190" calcext:value-type="float">
            <text:p>9190</text:p>
          </table:table-cell>
          <table:table-cell table:formula="of:=IF([.C893]&lt;&gt;[.C89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19" calcext:value-type="float">
            <text:p>9119</text:p>
          </table:table-cell>
          <table:table-cell office:value-type="float" office:value="9198" calcext:value-type="float">
            <text:p>9198</text:p>
          </table:table-cell>
          <table:table-cell table:formula="of:=IF([.A894]&gt;=[.C893]; [.B894]; [.C893])" office:value-type="float" office:value="9190" calcext:value-type="float">
            <text:p>9190</text:p>
          </table:table-cell>
          <table:table-cell table:formula="of:=IF([.C894]&lt;&gt;[.C89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19" calcext:value-type="float">
            <text:p>9119</text:p>
          </table:table-cell>
          <table:table-cell office:value-type="float" office:value="9209" calcext:value-type="float">
            <text:p>9209</text:p>
          </table:table-cell>
          <table:table-cell table:formula="of:=IF([.A895]&gt;=[.C894]; [.B895]; [.C894])" office:value-type="float" office:value="9190" calcext:value-type="float">
            <text:p>9190</text:p>
          </table:table-cell>
          <table:table-cell table:formula="of:=IF([.C895]&lt;&gt;[.C89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81" calcext:value-type="float">
            <text:p>9181</text:p>
          </table:table-cell>
          <table:table-cell office:value-type="float" office:value="9244" calcext:value-type="float">
            <text:p>9244</text:p>
          </table:table-cell>
          <table:table-cell table:formula="of:=IF([.A896]&gt;=[.C895]; [.B896]; [.C895])" office:value-type="float" office:value="9190" calcext:value-type="float">
            <text:p>9190</text:p>
          </table:table-cell>
          <table:table-cell table:formula="of:=IF([.C896]&lt;&gt;[.C89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float" office:value="9256" calcext:value-type="float">
            <text:p>9256</text:p>
          </table:table-cell>
          <table:table-cell table:formula="of:=IF([.A897]&gt;=[.C896]; [.B897]; [.C896])" office:value-type="float" office:value="9256" calcext:value-type="float">
            <text:p>9256</text:p>
          </table:table-cell>
          <table:table-cell table:formula="of:=IF([.C897]&lt;&gt;[.C89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52" calcext:value-type="float">
            <text:p>9252</text:p>
          </table:table-cell>
          <table:table-cell office:value-type="float" office:value="9263" calcext:value-type="float">
            <text:p>9263</text:p>
          </table:table-cell>
          <table:table-cell table:formula="of:=IF([.A898]&gt;=[.C897]; [.B898]; [.C897])" office:value-type="float" office:value="9256" calcext:value-type="float">
            <text:p>9256</text:p>
          </table:table-cell>
          <table:table-cell table:formula="of:=IF([.C898]&lt;&gt;[.C89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35" calcext:value-type="float">
            <text:p>9235</text:p>
          </table:table-cell>
          <table:table-cell office:value-type="float" office:value="9288" calcext:value-type="float">
            <text:p>9288</text:p>
          </table:table-cell>
          <table:table-cell table:formula="of:=IF([.A899]&gt;=[.C898]; [.B899]; [.C898])" office:value-type="float" office:value="9256" calcext:value-type="float">
            <text:p>9256</text:p>
          </table:table-cell>
          <table:table-cell table:formula="of:=IF([.C899]&lt;&gt;[.C89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13" calcext:value-type="float">
            <text:p>9213</text:p>
          </table:table-cell>
          <table:table-cell office:value-type="float" office:value="9300" calcext:value-type="float">
            <text:p>9300</text:p>
          </table:table-cell>
          <table:table-cell table:formula="of:=IF([.A900]&gt;=[.C899]; [.B900]; [.C899])" office:value-type="float" office:value="9256" calcext:value-type="float">
            <text:p>9256</text:p>
          </table:table-cell>
          <table:table-cell table:formula="of:=IF([.C900]&lt;&gt;[.C89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30" calcext:value-type="float">
            <text:p>9230</text:p>
          </table:table-cell>
          <table:table-cell office:value-type="float" office:value="9302" calcext:value-type="float">
            <text:p>9302</text:p>
          </table:table-cell>
          <table:table-cell table:formula="of:=IF([.A901]&gt;=[.C900]; [.B901]; [.C900])" office:value-type="float" office:value="9256" calcext:value-type="float">
            <text:p>9256</text:p>
          </table:table-cell>
          <table:table-cell table:formula="of:=IF([.C901]&lt;&gt;[.C90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85" calcext:value-type="float">
            <text:p>9285</text:p>
          </table:table-cell>
          <table:table-cell office:value-type="float" office:value="9319" calcext:value-type="float">
            <text:p>9319</text:p>
          </table:table-cell>
          <table:table-cell table:formula="of:=IF([.A902]&gt;=[.C901]; [.B902]; [.C901])" office:value-type="float" office:value="9319" calcext:value-type="float">
            <text:p>9319</text:p>
          </table:table-cell>
          <table:table-cell table:formula="of:=IF([.C902]&lt;&gt;[.C90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float" office:value="9328" calcext:value-type="float">
            <text:p>9328</text:p>
          </table:table-cell>
          <table:table-cell table:formula="of:=IF([.A903]&gt;=[.C902]; [.B903]; [.C902])" office:value-type="float" office:value="9319" calcext:value-type="float">
            <text:p>9319</text:p>
          </table:table-cell>
          <table:table-cell table:formula="of:=IF([.C903]&lt;&gt;[.C90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43" calcext:value-type="float">
            <text:p>9343</text:p>
          </table:table-cell>
          <table:table-cell office:value-type="float" office:value="9363" calcext:value-type="float">
            <text:p>9363</text:p>
          </table:table-cell>
          <table:table-cell table:formula="of:=IF([.A904]&gt;=[.C903]; [.B904]; [.C903])" office:value-type="float" office:value="9363" calcext:value-type="float">
            <text:p>9363</text:p>
          </table:table-cell>
          <table:table-cell table:formula="of:=IF([.C904]&lt;&gt;[.C90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66" calcext:value-type="float">
            <text:p>9266</text:p>
          </table:table-cell>
          <table:table-cell office:value-type="float" office:value="9364" calcext:value-type="float">
            <text:p>9364</text:p>
          </table:table-cell>
          <table:table-cell table:formula="of:=IF([.A905]&gt;=[.C904]; [.B905]; [.C904])" office:value-type="float" office:value="9363" calcext:value-type="float">
            <text:p>9363</text:p>
          </table:table-cell>
          <table:table-cell table:formula="of:=IF([.C905]&lt;&gt;[.C90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35" calcext:value-type="float">
            <text:p>9335</text:p>
          </table:table-cell>
          <table:table-cell office:value-type="float" office:value="9366" calcext:value-type="float">
            <text:p>9366</text:p>
          </table:table-cell>
          <table:table-cell table:formula="of:=IF([.A906]&gt;=[.C905]; [.B906]; [.C905])" office:value-type="float" office:value="9363" calcext:value-type="float">
            <text:p>9363</text:p>
          </table:table-cell>
          <table:table-cell table:formula="of:=IF([.C906]&lt;&gt;[.C90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24" calcext:value-type="float">
            <text:p>9324</text:p>
          </table:table-cell>
          <table:table-cell office:value-type="float" office:value="9374" calcext:value-type="float">
            <text:p>9374</text:p>
          </table:table-cell>
          <table:table-cell table:formula="of:=IF([.A907]&gt;=[.C906]; [.B907]; [.C906])" office:value-type="float" office:value="9363" calcext:value-type="float">
            <text:p>9363</text:p>
          </table:table-cell>
          <table:table-cell table:formula="of:=IF([.C907]&lt;&gt;[.C90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01" calcext:value-type="float">
            <text:p>9301</text:p>
          </table:table-cell>
          <table:table-cell office:value-type="float" office:value="9378" calcext:value-type="float">
            <text:p>9378</text:p>
          </table:table-cell>
          <table:table-cell table:formula="of:=IF([.A908]&gt;=[.C907]; [.B908]; [.C907])" office:value-type="float" office:value="9363" calcext:value-type="float">
            <text:p>9363</text:p>
          </table:table-cell>
          <table:table-cell table:formula="of:=IF([.C908]&lt;&gt;[.C90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59" calcext:value-type="float">
            <text:p>9359</text:p>
          </table:table-cell>
          <table:table-cell office:value-type="float" office:value="9379" calcext:value-type="float">
            <text:p>9379</text:p>
          </table:table-cell>
          <table:table-cell table:formula="of:=IF([.A909]&gt;=[.C908]; [.B909]; [.C908])" office:value-type="float" office:value="9363" calcext:value-type="float">
            <text:p>9363</text:p>
          </table:table-cell>
          <table:table-cell table:formula="of:=IF([.C909]&lt;&gt;[.C90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95" calcext:value-type="float">
            <text:p>9295</text:p>
          </table:table-cell>
          <table:table-cell office:value-type="float" office:value="9389" calcext:value-type="float">
            <text:p>9389</text:p>
          </table:table-cell>
          <table:table-cell table:formula="of:=IF([.A910]&gt;=[.C909]; [.B910]; [.C909])" office:value-type="float" office:value="9363" calcext:value-type="float">
            <text:p>9363</text:p>
          </table:table-cell>
          <table:table-cell table:formula="of:=IF([.C910]&lt;&gt;[.C90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81" calcext:value-type="float">
            <text:p>9381</text:p>
          </table:table-cell>
          <table:table-cell office:value-type="float" office:value="9391" calcext:value-type="float">
            <text:p>9391</text:p>
          </table:table-cell>
          <table:table-cell table:formula="of:=IF([.A911]&gt;=[.C910]; [.B911]; [.C910])" office:value-type="float" office:value="9391" calcext:value-type="float">
            <text:p>9391</text:p>
          </table:table-cell>
          <table:table-cell table:formula="of:=IF([.C911]&lt;&gt;[.C91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8" calcext:value-type="float">
            <text:p>9308</text:p>
          </table:table-cell>
          <table:table-cell office:value-type="float" office:value="9396" calcext:value-type="float">
            <text:p>9396</text:p>
          </table:table-cell>
          <table:table-cell table:formula="of:=IF([.A912]&gt;=[.C911]; [.B912]; [.C911])" office:value-type="float" office:value="9391" calcext:value-type="float">
            <text:p>9391</text:p>
          </table:table-cell>
          <table:table-cell table:formula="of:=IF([.C912]&lt;&gt;[.C91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62" calcext:value-type="float">
            <text:p>9362</text:p>
          </table:table-cell>
          <table:table-cell office:value-type="float" office:value="9413" calcext:value-type="float">
            <text:p>9413</text:p>
          </table:table-cell>
          <table:table-cell table:formula="of:=IF([.A913]&gt;=[.C912]; [.B913]; [.C912])" office:value-type="float" office:value="9391" calcext:value-type="float">
            <text:p>9391</text:p>
          </table:table-cell>
          <table:table-cell table:formula="of:=IF([.C913]&lt;&gt;[.C9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44" calcext:value-type="float">
            <text:p>9344</text:p>
          </table:table-cell>
          <table:table-cell office:value-type="float" office:value="9428" calcext:value-type="float">
            <text:p>9428</text:p>
          </table:table-cell>
          <table:table-cell table:formula="of:=IF([.A914]&gt;=[.C913]; [.B914]; [.C913])" office:value-type="float" office:value="9391" calcext:value-type="float">
            <text:p>9391</text:p>
          </table:table-cell>
          <table:table-cell table:formula="of:=IF([.C914]&lt;&gt;[.C91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76" calcext:value-type="float">
            <text:p>9376</text:p>
          </table:table-cell>
          <table:table-cell office:value-type="float" office:value="9433" calcext:value-type="float">
            <text:p>9433</text:p>
          </table:table-cell>
          <table:table-cell table:formula="of:=IF([.A915]&gt;=[.C914]; [.B915]; [.C914])" office:value-type="float" office:value="9391" calcext:value-type="float">
            <text:p>9391</text:p>
          </table:table-cell>
          <table:table-cell table:formula="of:=IF([.C915]&lt;&gt;[.C91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11" calcext:value-type="float">
            <text:p>9411</text:p>
          </table:table-cell>
          <table:table-cell office:value-type="float" office:value="9439" calcext:value-type="float">
            <text:p>9439</text:p>
          </table:table-cell>
          <table:table-cell table:formula="of:=IF([.A916]&gt;=[.C915]; [.B916]; [.C915])" office:value-type="float" office:value="9439" calcext:value-type="float">
            <text:p>9439</text:p>
          </table:table-cell>
          <table:table-cell table:formula="of:=IF([.C916]&lt;&gt;[.C91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71" calcext:value-type="float">
            <text:p>9371</text:p>
          </table:table-cell>
          <table:table-cell office:value-type="float" office:value="9443" calcext:value-type="float">
            <text:p>9443</text:p>
          </table:table-cell>
          <table:table-cell table:formula="of:=IF([.A917]&gt;=[.C916]; [.B917]; [.C916])" office:value-type="float" office:value="9439" calcext:value-type="float">
            <text:p>9439</text:p>
          </table:table-cell>
          <table:table-cell table:formula="of:=IF([.C917]&lt;&gt;[.C9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68" calcext:value-type="float">
            <text:p>9368</text:p>
          </table:table-cell>
          <table:table-cell office:value-type="float" office:value="9465" calcext:value-type="float">
            <text:p>9465</text:p>
          </table:table-cell>
          <table:table-cell table:formula="of:=IF([.A918]&gt;=[.C917]; [.B918]; [.C917])" office:value-type="float" office:value="9439" calcext:value-type="float">
            <text:p>9439</text:p>
          </table:table-cell>
          <table:table-cell table:formula="of:=IF([.C918]&lt;&gt;[.C91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64" calcext:value-type="float">
            <text:p>9464</text:p>
          </table:table-cell>
          <table:table-cell office:value-type="float" office:value="9470" calcext:value-type="float">
            <text:p>9470</text:p>
          </table:table-cell>
          <table:table-cell table:formula="of:=IF([.A919]&gt;=[.C918]; [.B919]; [.C918])" office:value-type="float" office:value="9470" calcext:value-type="float">
            <text:p>9470</text:p>
          </table:table-cell>
          <table:table-cell table:formula="of:=IF([.C919]&lt;&gt;[.C91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85" calcext:value-type="float">
            <text:p>9485</text:p>
          </table:table-cell>
          <table:table-cell office:value-type="float" office:value="9491" calcext:value-type="float">
            <text:p>9491</text:p>
          </table:table-cell>
          <table:table-cell table:formula="of:=IF([.A920]&gt;=[.C919]; [.B920]; [.C919])" office:value-type="float" office:value="9491" calcext:value-type="float">
            <text:p>9491</text:p>
          </table:table-cell>
          <table:table-cell table:formula="of:=IF([.C920]&lt;&gt;[.C91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70" calcext:value-type="float">
            <text:p>9470</text:p>
          </table:table-cell>
          <table:table-cell office:value-type="float" office:value="9496" calcext:value-type="float">
            <text:p>9496</text:p>
          </table:table-cell>
          <table:table-cell table:formula="of:=IF([.A921]&gt;=[.C920]; [.B921]; [.C920])" office:value-type="float" office:value="9491" calcext:value-type="float">
            <text:p>9491</text:p>
          </table:table-cell>
          <table:table-cell table:formula="of:=IF([.C921]&lt;&gt;[.C92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float" office:value="9514" calcext:value-type="float">
            <text:p>9514</text:p>
          </table:table-cell>
          <table:table-cell table:formula="of:=IF([.A922]&gt;=[.C921]; [.B922]; [.C921])" office:value-type="float" office:value="9491" calcext:value-type="float">
            <text:p>9491</text:p>
          </table:table-cell>
          <table:table-cell table:formula="of:=IF([.C922]&lt;&gt;[.C92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9523" calcext:value-type="float">
            <text:p>9523</text:p>
          </table:table-cell>
          <table:table-cell table:formula="of:=IF([.A923]&gt;=[.C922]; [.B923]; [.C922])" office:value-type="float" office:value="9523" calcext:value-type="float">
            <text:p>9523</text:p>
          </table:table-cell>
          <table:table-cell table:formula="of:=IF([.C923]&lt;&gt;[.C92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58" calcext:value-type="float">
            <text:p>9458</text:p>
          </table:table-cell>
          <table:table-cell office:value-type="float" office:value="9530" calcext:value-type="float">
            <text:p>9530</text:p>
          </table:table-cell>
          <table:table-cell table:formula="of:=IF([.A924]&gt;=[.C923]; [.B924]; [.C923])" office:value-type="float" office:value="9523" calcext:value-type="float">
            <text:p>9523</text:p>
          </table:table-cell>
          <table:table-cell table:formula="of:=IF([.C924]&lt;&gt;[.C92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79" calcext:value-type="float">
            <text:p>9479</text:p>
          </table:table-cell>
          <table:table-cell office:value-type="float" office:value="9532" calcext:value-type="float">
            <text:p>9532</text:p>
          </table:table-cell>
          <table:table-cell table:formula="of:=IF([.A925]&gt;=[.C924]; [.B925]; [.C924])" office:value-type="float" office:value="9523" calcext:value-type="float">
            <text:p>9523</text:p>
          </table:table-cell>
          <table:table-cell table:formula="of:=IF([.C925]&lt;&gt;[.C92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98" calcext:value-type="float">
            <text:p>9498</text:p>
          </table:table-cell>
          <table:table-cell office:value-type="float" office:value="9539" calcext:value-type="float">
            <text:p>9539</text:p>
          </table:table-cell>
          <table:table-cell table:formula="of:=IF([.A926]&gt;=[.C925]; [.B926]; [.C925])" office:value-type="float" office:value="9523" calcext:value-type="float">
            <text:p>9523</text:p>
          </table:table-cell>
          <table:table-cell table:formula="of:=IF([.C926]&lt;&gt;[.C9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39" calcext:value-type="float">
            <text:p>9539</text:p>
          </table:table-cell>
          <table:table-cell office:value-type="float" office:value="9548" calcext:value-type="float">
            <text:p>9548</text:p>
          </table:table-cell>
          <table:table-cell table:formula="of:=IF([.A927]&gt;=[.C926]; [.B927]; [.C926])" office:value-type="float" office:value="9548" calcext:value-type="float">
            <text:p>9548</text:p>
          </table:table-cell>
          <table:table-cell table:formula="of:=IF([.C927]&lt;&gt;[.C92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80" calcext:value-type="float">
            <text:p>9480</text:p>
          </table:table-cell>
          <table:table-cell office:value-type="float" office:value="9548" calcext:value-type="float">
            <text:p>9548</text:p>
          </table:table-cell>
          <table:table-cell table:formula="of:=IF([.A928]&gt;=[.C927]; [.B928]; [.C927])" office:value-type="float" office:value="9548" calcext:value-type="float">
            <text:p>9548</text:p>
          </table:table-cell>
          <table:table-cell table:formula="of:=IF([.C928]&lt;&gt;[.C9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91" calcext:value-type="float">
            <text:p>9491</text:p>
          </table:table-cell>
          <table:table-cell office:value-type="float" office:value="9553" calcext:value-type="float">
            <text:p>9553</text:p>
          </table:table-cell>
          <table:table-cell table:formula="of:=IF([.A929]&gt;=[.C928]; [.B929]; [.C928])" office:value-type="float" office:value="9548" calcext:value-type="float">
            <text:p>9548</text:p>
          </table:table-cell>
          <table:table-cell table:formula="of:=IF([.C929]&lt;&gt;[.C92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9584" calcext:value-type="float">
            <text:p>9584</text:p>
          </table:table-cell>
          <table:table-cell table:formula="of:=IF([.A930]&gt;=[.C929]; [.B930]; [.C929])" office:value-type="float" office:value="9584" calcext:value-type="float">
            <text:p>9584</text:p>
          </table:table-cell>
          <table:table-cell table:formula="of:=IF([.C930]&lt;&gt;[.C92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18" calcext:value-type="float">
            <text:p>9518</text:p>
          </table:table-cell>
          <table:table-cell office:value-type="float" office:value="9603" calcext:value-type="float">
            <text:p>9603</text:p>
          </table:table-cell>
          <table:table-cell table:formula="of:=IF([.A931]&gt;=[.C930]; [.B931]; [.C930])" office:value-type="float" office:value="9584" calcext:value-type="float">
            <text:p>9584</text:p>
          </table:table-cell>
          <table:table-cell table:formula="of:=IF([.C931]&lt;&gt;[.C93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74" calcext:value-type="float">
            <text:p>9574</text:p>
          </table:table-cell>
          <table:table-cell office:value-type="float" office:value="9622" calcext:value-type="float">
            <text:p>9622</text:p>
          </table:table-cell>
          <table:table-cell table:formula="of:=IF([.A932]&gt;=[.C931]; [.B932]; [.C931])" office:value-type="float" office:value="9584" calcext:value-type="float">
            <text:p>9584</text:p>
          </table:table-cell>
          <table:table-cell table:formula="of:=IF([.C932]&lt;&gt;[.C93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22" calcext:value-type="float">
            <text:p>9622</text:p>
          </table:table-cell>
          <table:table-cell office:value-type="float" office:value="9634" calcext:value-type="float">
            <text:p>9634</text:p>
          </table:table-cell>
          <table:table-cell table:formula="of:=IF([.A933]&gt;=[.C932]; [.B933]; [.C932])" office:value-type="float" office:value="9634" calcext:value-type="float">
            <text:p>9634</text:p>
          </table:table-cell>
          <table:table-cell table:formula="of:=IF([.C933]&lt;&gt;[.C93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97" calcext:value-type="float">
            <text:p>9597</text:p>
          </table:table-cell>
          <table:table-cell office:value-type="float" office:value="9645" calcext:value-type="float">
            <text:p>9645</text:p>
          </table:table-cell>
          <table:table-cell table:formula="of:=IF([.A934]&gt;=[.C933]; [.B934]; [.C933])" office:value-type="float" office:value="9634" calcext:value-type="float">
            <text:p>9634</text:p>
          </table:table-cell>
          <table:table-cell table:formula="of:=IF([.C934]&lt;&gt;[.C9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98" calcext:value-type="float">
            <text:p>9598</text:p>
          </table:table-cell>
          <table:table-cell office:value-type="float" office:value="9672" calcext:value-type="float">
            <text:p>9672</text:p>
          </table:table-cell>
          <table:table-cell table:formula="of:=IF([.A935]&gt;=[.C934]; [.B935]; [.C934])" office:value-type="float" office:value="9634" calcext:value-type="float">
            <text:p>9634</text:p>
          </table:table-cell>
          <table:table-cell table:formula="of:=IF([.C935]&lt;&gt;[.C93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42" calcext:value-type="float">
            <text:p>9642</text:p>
          </table:table-cell>
          <table:table-cell office:value-type="float" office:value="9685" calcext:value-type="float">
            <text:p>9685</text:p>
          </table:table-cell>
          <table:table-cell table:formula="of:=IF([.A936]&gt;=[.C935]; [.B936]; [.C935])" office:value-type="float" office:value="9685" calcext:value-type="float">
            <text:p>9685</text:p>
          </table:table-cell>
          <table:table-cell table:formula="of:=IF([.C936]&lt;&gt;[.C93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18" calcext:value-type="float">
            <text:p>9618</text:p>
          </table:table-cell>
          <table:table-cell office:value-type="float" office:value="9699" calcext:value-type="float">
            <text:p>9699</text:p>
          </table:table-cell>
          <table:table-cell table:formula="of:=IF([.A937]&gt;=[.C936]; [.B937]; [.C936])" office:value-type="float" office:value="9685" calcext:value-type="float">
            <text:p>9685</text:p>
          </table:table-cell>
          <table:table-cell table:formula="of:=IF([.C937]&lt;&gt;[.C93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54" calcext:value-type="float">
            <text:p>9654</text:p>
          </table:table-cell>
          <table:table-cell office:value-type="float" office:value="9702" calcext:value-type="float">
            <text:p>9702</text:p>
          </table:table-cell>
          <table:table-cell table:formula="of:=IF([.A938]&gt;=[.C937]; [.B938]; [.C937])" office:value-type="float" office:value="9685" calcext:value-type="float">
            <text:p>9685</text:p>
          </table:table-cell>
          <table:table-cell table:formula="of:=IF([.C938]&lt;&gt;[.C93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97" calcext:value-type="float">
            <text:p>9697</text:p>
          </table:table-cell>
          <table:table-cell office:value-type="float" office:value="9713" calcext:value-type="float">
            <text:p>9713</text:p>
          </table:table-cell>
          <table:table-cell table:formula="of:=IF([.A939]&gt;=[.C938]; [.B939]; [.C938])" office:value-type="float" office:value="9713" calcext:value-type="float">
            <text:p>9713</text:p>
          </table:table-cell>
          <table:table-cell table:formula="of:=IF([.C939]&lt;&gt;[.C93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64" calcext:value-type="float">
            <text:p>9664</text:p>
          </table:table-cell>
          <table:table-cell office:value-type="float" office:value="9717" calcext:value-type="float">
            <text:p>9717</text:p>
          </table:table-cell>
          <table:table-cell table:formula="of:=IF([.A940]&gt;=[.C939]; [.B940]; [.C939])" office:value-type="float" office:value="9713" calcext:value-type="float">
            <text:p>9713</text:p>
          </table:table-cell>
          <table:table-cell table:formula="of:=IF([.C940]&lt;&gt;[.C93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63" calcext:value-type="float">
            <text:p>9663</text:p>
          </table:table-cell>
          <table:table-cell office:value-type="float" office:value="9719" calcext:value-type="float">
            <text:p>9719</text:p>
          </table:table-cell>
          <table:table-cell table:formula="of:=IF([.A941]&gt;=[.C940]; [.B941]; [.C940])" office:value-type="float" office:value="9713" calcext:value-type="float">
            <text:p>9713</text:p>
          </table:table-cell>
          <table:table-cell table:formula="of:=IF([.C941]&lt;&gt;[.C94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98" calcext:value-type="float">
            <text:p>9698</text:p>
          </table:table-cell>
          <table:table-cell office:value-type="float" office:value="9720" calcext:value-type="float">
            <text:p>9720</text:p>
          </table:table-cell>
          <table:table-cell table:formula="of:=IF([.A942]&gt;=[.C941]; [.B942]; [.C941])" office:value-type="float" office:value="9713" calcext:value-type="float">
            <text:p>9713</text:p>
          </table:table-cell>
          <table:table-cell table:formula="of:=IF([.C942]&lt;&gt;[.C94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37" calcext:value-type="float">
            <text:p>9637</text:p>
          </table:table-cell>
          <table:table-cell office:value-type="float" office:value="9729" calcext:value-type="float">
            <text:p>9729</text:p>
          </table:table-cell>
          <table:table-cell table:formula="of:=IF([.A943]&gt;=[.C942]; [.B943]; [.C942])" office:value-type="float" office:value="9713" calcext:value-type="float">
            <text:p>9713</text:p>
          </table:table-cell>
          <table:table-cell table:formula="of:=IF([.C943]&lt;&gt;[.C94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4" calcext:value-type="float">
            <text:p>9704</text:p>
          </table:table-cell>
          <table:table-cell office:value-type="float" office:value="9734" calcext:value-type="float">
            <text:p>9734</text:p>
          </table:table-cell>
          <table:table-cell table:formula="of:=IF([.A944]&gt;=[.C943]; [.B944]; [.C943])" office:value-type="float" office:value="9713" calcext:value-type="float">
            <text:p>9713</text:p>
          </table:table-cell>
          <table:table-cell table:formula="of:=IF([.C944]&lt;&gt;[.C94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30" calcext:value-type="float">
            <text:p>9730</text:p>
          </table:table-cell>
          <table:table-cell office:value-type="float" office:value="9756" calcext:value-type="float">
            <text:p>9756</text:p>
          </table:table-cell>
          <table:table-cell table:formula="of:=IF([.A945]&gt;=[.C944]; [.B945]; [.C944])" office:value-type="float" office:value="9756" calcext:value-type="float">
            <text:p>9756</text:p>
          </table:table-cell>
          <table:table-cell table:formula="of:=IF([.C945]&lt;&gt;[.C94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23" calcext:value-type="float">
            <text:p>9723</text:p>
          </table:table-cell>
          <table:table-cell office:value-type="float" office:value="9762" calcext:value-type="float">
            <text:p>9762</text:p>
          </table:table-cell>
          <table:table-cell table:formula="of:=IF([.A946]&gt;=[.C945]; [.B946]; [.C945])" office:value-type="float" office:value="9756" calcext:value-type="float">
            <text:p>9756</text:p>
          </table:table-cell>
          <table:table-cell table:formula="of:=IF([.C946]&lt;&gt;[.C94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2" calcext:value-type="float">
            <text:p>9702</text:p>
          </table:table-cell>
          <table:table-cell office:value-type="float" office:value="9765" calcext:value-type="float">
            <text:p>9765</text:p>
          </table:table-cell>
          <table:table-cell table:formula="of:=IF([.A947]&gt;=[.C946]; [.B947]; [.C946])" office:value-type="float" office:value="9756" calcext:value-type="float">
            <text:p>9756</text:p>
          </table:table-cell>
          <table:table-cell table:formula="of:=IF([.C947]&lt;&gt;[.C94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88" calcext:value-type="float">
            <text:p>9788</text:p>
          </table:table-cell>
          <table:table-cell office:value-type="float" office:value="9792" calcext:value-type="float">
            <text:p>9792</text:p>
          </table:table-cell>
          <table:table-cell table:formula="of:=IF([.A948]&gt;=[.C947]; [.B948]; [.C947])" office:value-type="float" office:value="9792" calcext:value-type="float">
            <text:p>9792</text:p>
          </table:table-cell>
          <table:table-cell table:formula="of:=IF([.C948]&lt;&gt;[.C94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01" calcext:value-type="float">
            <text:p>9701</text:p>
          </table:table-cell>
          <table:table-cell office:value-type="float" office:value="9797" calcext:value-type="float">
            <text:p>9797</text:p>
          </table:table-cell>
          <table:table-cell table:formula="of:=IF([.A949]&gt;=[.C948]; [.B949]; [.C948])" office:value-type="float" office:value="9792" calcext:value-type="float">
            <text:p>9792</text:p>
          </table:table-cell>
          <table:table-cell table:formula="of:=IF([.C949]&lt;&gt;[.C94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37" calcext:value-type="float">
            <text:p>9737</text:p>
          </table:table-cell>
          <table:table-cell office:value-type="float" office:value="9797" calcext:value-type="float">
            <text:p>9797</text:p>
          </table:table-cell>
          <table:table-cell table:formula="of:=IF([.A950]&gt;=[.C949]; [.B950]; [.C949])" office:value-type="float" office:value="9792" calcext:value-type="float">
            <text:p>9792</text:p>
          </table:table-cell>
          <table:table-cell table:formula="of:=IF([.C950]&lt;&gt;[.C9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float" office:value="9801" calcext:value-type="float">
            <text:p>9801</text:p>
          </table:table-cell>
          <table:table-cell table:formula="of:=IF([.A951]&gt;=[.C950]; [.B951]; [.C950])" office:value-type="float" office:value="9792" calcext:value-type="float">
            <text:p>9792</text:p>
          </table:table-cell>
          <table:table-cell table:formula="of:=IF([.C951]&lt;&gt;[.C95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31" calcext:value-type="float">
            <text:p>9731</text:p>
          </table:table-cell>
          <table:table-cell office:value-type="float" office:value="9813" calcext:value-type="float">
            <text:p>9813</text:p>
          </table:table-cell>
          <table:table-cell table:formula="of:=IF([.A952]&gt;=[.C951]; [.B952]; [.C951])" office:value-type="float" office:value="9792" calcext:value-type="float">
            <text:p>9792</text:p>
          </table:table-cell>
          <table:table-cell table:formula="of:=IF([.C952]&lt;&gt;[.C95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68" calcext:value-type="float">
            <text:p>9768</text:p>
          </table:table-cell>
          <table:table-cell office:value-type="float" office:value="9818" calcext:value-type="float">
            <text:p>9818</text:p>
          </table:table-cell>
          <table:table-cell table:formula="of:=IF([.A953]&gt;=[.C952]; [.B953]; [.C952])" office:value-type="float" office:value="9792" calcext:value-type="float">
            <text:p>9792</text:p>
          </table:table-cell>
          <table:table-cell table:formula="of:=IF([.C953]&lt;&gt;[.C95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47" calcext:value-type="float">
            <text:p>9747</text:p>
          </table:table-cell>
          <table:table-cell office:value-type="float" office:value="9824" calcext:value-type="float">
            <text:p>9824</text:p>
          </table:table-cell>
          <table:table-cell table:formula="of:=IF([.A954]&gt;=[.C953]; [.B954]; [.C953])" office:value-type="float" office:value="9792" calcext:value-type="float">
            <text:p>9792</text:p>
          </table:table-cell>
          <table:table-cell table:formula="of:=IF([.C954]&lt;&gt;[.C95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42" calcext:value-type="float">
            <text:p>9742</text:p>
          </table:table-cell>
          <table:table-cell office:value-type="float" office:value="9825" calcext:value-type="float">
            <text:p>9825</text:p>
          </table:table-cell>
          <table:table-cell table:formula="of:=IF([.A955]&gt;=[.C954]; [.B955]; [.C954])" office:value-type="float" office:value="9792" calcext:value-type="float">
            <text:p>9792</text:p>
          </table:table-cell>
          <table:table-cell table:formula="of:=IF([.C955]&lt;&gt;[.C95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84" calcext:value-type="float">
            <text:p>9784</text:p>
          </table:table-cell>
          <table:table-cell office:value-type="float" office:value="9825" calcext:value-type="float">
            <text:p>9825</text:p>
          </table:table-cell>
          <table:table-cell table:formula="of:=IF([.A956]&gt;=[.C955]; [.B956]; [.C955])" office:value-type="float" office:value="9792" calcext:value-type="float">
            <text:p>9792</text:p>
          </table:table-cell>
          <table:table-cell table:formula="of:=IF([.C956]&lt;&gt;[.C95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15" calcext:value-type="float">
            <text:p>9815</text:p>
          </table:table-cell>
          <table:table-cell office:value-type="float" office:value="9827" calcext:value-type="float">
            <text:p>9827</text:p>
          </table:table-cell>
          <table:table-cell table:formula="of:=IF([.A957]&gt;=[.C956]; [.B957]; [.C956])" office:value-type="float" office:value="9827" calcext:value-type="float">
            <text:p>9827</text:p>
          </table:table-cell>
          <table:table-cell table:formula="of:=IF([.C957]&lt;&gt;[.C95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float" office:value="9838" calcext:value-type="float">
            <text:p>9838</text:p>
          </table:table-cell>
          <table:table-cell table:formula="of:=IF([.A958]&gt;=[.C957]; [.B958]; [.C957])" office:value-type="float" office:value="9827" calcext:value-type="float">
            <text:p>9827</text:p>
          </table:table-cell>
          <table:table-cell table:formula="of:=IF([.C958]&lt;&gt;[.C95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58" calcext:value-type="float">
            <text:p>9758</text:p>
          </table:table-cell>
          <table:table-cell office:value-type="float" office:value="9840" calcext:value-type="float">
            <text:p>9840</text:p>
          </table:table-cell>
          <table:table-cell table:formula="of:=IF([.A959]&gt;=[.C958]; [.B959]; [.C958])" office:value-type="float" office:value="9827" calcext:value-type="float">
            <text:p>9827</text:p>
          </table:table-cell>
          <table:table-cell table:formula="of:=IF([.C959]&lt;&gt;[.C95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17" calcext:value-type="float">
            <text:p>9817</text:p>
          </table:table-cell>
          <table:table-cell office:value-type="float" office:value="9859" calcext:value-type="float">
            <text:p>9859</text:p>
          </table:table-cell>
          <table:table-cell table:formula="of:=IF([.A960]&gt;=[.C959]; [.B960]; [.C959])" office:value-type="float" office:value="9827" calcext:value-type="float">
            <text:p>9827</text:p>
          </table:table-cell>
          <table:table-cell table:formula="of:=IF([.C960]&lt;&gt;[.C95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float" office:value="9863" calcext:value-type="float">
            <text:p>9863</text:p>
          </table:table-cell>
          <table:table-cell table:formula="of:=IF([.A961]&gt;=[.C960]; [.B961]; [.C960])" office:value-type="float" office:value="9827" calcext:value-type="float">
            <text:p>9827</text:p>
          </table:table-cell>
          <table:table-cell table:formula="of:=IF([.C961]&lt;&gt;[.C96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20" calcext:value-type="float">
            <text:p>9820</text:p>
          </table:table-cell>
          <table:table-cell office:value-type="float" office:value="9893" calcext:value-type="float">
            <text:p>9893</text:p>
          </table:table-cell>
          <table:table-cell table:formula="of:=IF([.A962]&gt;=[.C961]; [.B962]; [.C961])" office:value-type="float" office:value="9827" calcext:value-type="float">
            <text:p>9827</text:p>
          </table:table-cell>
          <table:table-cell table:formula="of:=IF([.C962]&lt;&gt;[.C96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style-name="ce1" office:value-type="float" office:value="9896" calcext:value-type="float">
            <text:p>9896</text:p>
          </table:table-cell>
          <table:table-cell table:formula="of:=IF([.A963]&gt;=[.C962]; [.B963]; [.C962])" office:value-type="float" office:value="9896" calcext:value-type="float">
            <text:p>9896</text:p>
          </table:table-cell>
          <table:table-cell table:formula="of:=IF([.C963]&lt;&gt;[.C96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29" calcext:value-type="float">
            <text:p>9829</text:p>
          </table:table-cell>
          <table:table-cell office:value-type="float" office:value="9911" calcext:value-type="float">
            <text:p>9911</text:p>
          </table:table-cell>
          <table:table-cell table:formula="of:=IF([.A964]&gt;=[.C963]; [.B964]; [.C963])" office:value-type="float" office:value="9896" calcext:value-type="float">
            <text:p>9896</text:p>
          </table:table-cell>
          <table:table-cell table:formula="of:=IF([.C964]&lt;&gt;[.C96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83" calcext:value-type="float">
            <text:p>9883</text:p>
          </table:table-cell>
          <table:table-cell office:value-type="float" office:value="9920" calcext:value-type="float">
            <text:p>9920</text:p>
          </table:table-cell>
          <table:table-cell table:formula="of:=IF([.A965]&gt;=[.C964]; [.B965]; [.C964])" office:value-type="float" office:value="9896" calcext:value-type="float">
            <text:p>9896</text:p>
          </table:table-cell>
          <table:table-cell table:formula="of:=IF([.C965]&lt;&gt;[.C96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17" calcext:value-type="float">
            <text:p>9917</text:p>
          </table:table-cell>
          <table:table-cell office:value-type="float" office:value="9923" calcext:value-type="float">
            <text:p>9923</text:p>
          </table:table-cell>
          <table:table-cell table:formula="of:=IF([.A966]&gt;=[.C965]; [.B966]; [.C965])" office:value-type="float" office:value="9923" calcext:value-type="float">
            <text:p>9923</text:p>
          </table:table-cell>
          <table:table-cell table:formula="of:=IF([.C966]&lt;&gt;[.C96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float" office:value="9923" calcext:value-type="float">
            <text:p>9923</text:p>
          </table:table-cell>
          <table:table-cell table:formula="of:=IF([.A967]&gt;=[.C966]; [.B967]; [.C966])" office:value-type="float" office:value="9923" calcext:value-type="float">
            <text:p>9923</text:p>
          </table:table-cell>
          <table:table-cell table:formula="of:=IF([.C967]&lt;&gt;[.C96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18" calcext:value-type="float">
            <text:p>9918</text:p>
          </table:table-cell>
          <table:table-cell office:value-type="float" office:value="9928" calcext:value-type="float">
            <text:p>9928</text:p>
          </table:table-cell>
          <table:table-cell table:formula="of:=IF([.A968]&gt;=[.C967]; [.B968]; [.C967])" office:value-type="float" office:value="9923" calcext:value-type="float">
            <text:p>9923</text:p>
          </table:table-cell>
          <table:table-cell table:formula="of:=IF([.C968]&lt;&gt;[.C967]; 1; 0)" office:value-type="float" office:value="0" calcext:value-type="float">
            <text:p>0</text:p>
          </table:table-cell>
          <table:table-cell/>
          <table:table-cell office:value-type="float" office:value="9928" calcext:value-type="float">
            <text:p>9928</text:p>
          </table:table-cell>
        </table:table-row>
        <table:table-row table:style-name="ro1">
          <table:table-cell office:value-type="float" office:value="9864" calcext:value-type="float">
            <text:p>9864</text:p>
          </table:table-cell>
          <table:table-cell office:value-type="float" office:value="9952" calcext:value-type="float">
            <text:p>9952</text:p>
          </table:table-cell>
          <table:table-cell table:formula="of:=IF([.A969]&gt;=[.C968]; [.B969]; [.C968])" office:value-type="float" office:value="9923" calcext:value-type="float">
            <text:p>9923</text:p>
          </table:table-cell>
          <table:table-cell table:formula="of:=IF([.C969]&lt;&gt;[.C968]; 1; 0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96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0:16:08.032836040</meta:creation-date>
    <dc:date>2024-03-16T10:23:07.749831096</dc:date>
    <meta:editing-duration>PT7M</meta:editing-duration>
    <meta:editing-cycles>2</meta:editing-cycles>
    <meta:generator>LibreOffice/24.2.1.2$Linux_X86_64 LibreOffice_project/420$Build-2</meta:generator>
    <meta:document-statistic meta:table-count="1" meta:cell-count="3878" meta:object-count="0"/>
  </office:meta>
</office:document-meta>
</file>